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da70d6"/>
    </style:style>
    <style:style style:name="gr3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solid" draw:fill-color="#00ffff"/>
    </style:style>
    <style:style style:name="gr5" style:family="graphic" style:parent-style-name="standard">
      <style:graphic-properties draw:stroke="none" draw:fill="solid" draw:fill-color="#ffa500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solid" svg:stroke-width="0.035cm" svg:stroke-color="#c0c0c0" draw:stroke-linejoin="miter" svg:stroke-linecap="butt" draw:fill="none" fo:padding-top="0.017cm" fo:padding-bottom="0.017cm" fo:padding-left="0.017cm" fo:padding-right="0.017cm"/>
    </style:style>
    <style:style style:name="gr8" style:family="graphic" style:parent-style-name="standard">
      <style:graphic-properties draw:stroke="none" draw:fill="solid" draw:fill-color="#c0c0c0"/>
    </style:style>
    <style:style style:name="gr9" style:family="graphic" style:parent-style-name="standard">
      <style:graphic-properties draw:fill-color="#99ff66" draw:opacity="10%" draw:textarea-horizontal-align="justify" draw:textarea-vertical-align="middle" draw:auto-grow-height="false" fo:min-height="134.112cm" fo:min-width="91.284cm"/>
    </style:style>
    <style:style style:name="gr10" style:family="graphic" style:parent-style-name="standard">
      <style:graphic-properties draw:opacity="10%" draw:textarea-horizontal-align="justify" draw:textarea-vertical-align="middle" draw:auto-grow-height="false" fo:min-height="76.892cm" fo:min-width="108.419cm"/>
    </style:style>
    <style:style style:name="gr11" style:family="graphic" style:parent-style-name="standard">
      <style:graphic-properties draw:fill-color="#ffff99" draw:opacity="30%" draw:textarea-horizontal-align="justify" draw:textarea-vertical-align="middle" draw:auto-grow-height="false" fo:min-height="37.465cm" fo:min-width="18.796cm"/>
    </style:style>
    <style:style style:name="gr12" style:family="graphic" style:parent-style-name="standard">
      <style:graphic-properties draw:fill-color="#ff6600" draw:opacity="10%" draw:textarea-horizontal-align="justify" draw:textarea-vertical-align="middle" draw:auto-grow-height="false" fo:min-height="25.273cm" fo:min-width="27.178cm"/>
    </style:style>
    <style:style style:name="gr13" style:family="graphic" style:parent-style-name="standard">
      <style:graphic-properties draw:fill-color="#ff6600" draw:opacity="10%" draw:textarea-horizontal-align="justify" draw:textarea-vertical-align="middle" draw:auto-grow-height="false" fo:min-height="16.51cm" fo:min-width="20.066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da70d6"/>
    </style:style>
    <style:style style:name="P3" style:family="paragraph">
      <loext:graphic-properties draw:fill="none"/>
    </style:style>
    <style:style style:name="P4" style:family="paragraph">
      <loext:graphic-properties draw:fill="solid" draw:fill-color="#00ffff"/>
    </style:style>
    <style:style style:name="P5" style:family="paragraph">
      <loext:graphic-properties draw:fill="solid" draw:fill-color="#ffa500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c0c0c0"/>
    </style:style>
    <style:style style:name="P8" style:family="paragraph">
      <loext:graphic-properties draw:fill-color="#99ff66" draw:opacity="10%"/>
      <style:paragraph-properties fo:text-align="center"/>
    </style:style>
    <style:style style:name="P9" style:family="paragraph">
      <loext:graphic-properties draw:opacity="10%"/>
      <style:paragraph-properties fo:text-align="center"/>
    </style:style>
    <style:style style:name="P10" style:family="paragraph">
      <loext:graphic-properties draw:fill-color="#ffff99" draw:opacity="30%"/>
      <style:paragraph-properties fo:text-align="center"/>
    </style:style>
    <style:style style:name="P11" style:family="paragraph">
      <loext:graphic-properties draw:fill-color="#ff6600" draw:opacity="10%"/>
      <style:paragraph-properties fo:text-align="center"/>
    </style:style>
  </office:automatic-styles>
  <office:body>
    <office:drawing>
      <draw:page draw:name="page1" draw:style-name="dp1" draw:master-page-name="master-page3">
        <draw:polygon draw:style-name="gr1" draw:text-style-name="P1" draw:layer="layout" svg:width="227.683cm" svg:height="157.409cm" svg:x="0cm" svg:y="-0.671cm" svg:viewBox="0 0 227684 157410" draw:points="0,0 227684,0 227684,157410 0,157410">
          <text:p/>
        </draw:polygon>
        <draw:polygon draw:style-name="gr2" draw:text-style-name="P2" draw:layer="layout" svg:width="1.059cm" svg:height="1.058cm" svg:x="64.24cm" svg:y="77.223cm" svg:viewBox="0 0 1060 1059" draw:points="0,0 1060,0 1060,1059 0,1059">
          <text:p/>
        </draw:polygon>
        <draw:polygon draw:style-name="gr3" draw:text-style-name="P3" draw:layer="layout" svg:width="1.059cm" svg:height="1.058cm" svg:x="64.24cm" svg:y="77.223cm" svg:viewBox="0 0 1060 1059" draw:points="0,0 1060,0 1060,1059 0,1059">
          <text:p/>
        </draw:polygon>
        <draw:polygon draw:style-name="gr4" draw:text-style-name="P4" draw:layer="layout" svg:width="1.058cm" svg:height="1.059cm" svg:x="61.175cm" svg:y="78.337cm" svg:viewBox="0 0 1059 1060" draw:points="0,0 1059,0 1059,1060 0,1060">
          <text:p/>
        </draw:polygon>
        <draw:polygon draw:style-name="gr3" draw:text-style-name="P3" draw:layer="layout" svg:width="1.058cm" svg:height="1.059cm" svg:x="61.175cm" svg:y="78.337cm" svg:viewBox="0 0 1059 1060" draw:points="0,0 1059,0 1059,1060 0,1060">
          <text:p/>
        </draw:polygon>
        <draw:polygon draw:style-name="gr5" draw:text-style-name="P5" draw:layer="layout" svg:width="1.058cm" svg:height="1.059cm" svg:x="60.141cm" svg:y="75.243cm" svg:viewBox="0 0 1059 1060" draw:points="0,0 1059,0 1059,1060 0,1060">
          <text:p/>
        </draw:polygon>
        <draw:polygon draw:style-name="gr3" draw:text-style-name="P3" draw:layer="layout" svg:width="1.058cm" svg:height="1.059cm" svg:x="60.141cm" svg:y="75.243cm" svg:viewBox="0 0 1059 1060" draw:points="0,0 1059,0 1059,1060 0,1060">
          <text:p/>
        </draw:polygon>
        <draw:polygon draw:style-name="gr4" draw:text-style-name="P4" draw:layer="layout" svg:width="1.058cm" svg:height="1.059cm" svg:x="33.59cm" svg:y="129.264cm" svg:viewBox="0 0 1059 1060" draw:points="0,0 1059,0 1059,1060 0,1060">
          <text:p/>
        </draw:polygon>
        <draw:polygon draw:style-name="gr3" draw:text-style-name="P3" draw:layer="layout" svg:width="1.058cm" svg:height="1.059cm" svg:x="33.59cm" svg:y="129.264cm" svg:viewBox="0 0 1059 1060" draw:points="0,0 1059,0 1059,1060 0,1060">
          <text:p/>
        </draw:polygon>
        <draw:polygon draw:style-name="gr4" draw:text-style-name="P4" draw:layer="layout" svg:width="1.058cm" svg:height="1.058cm" svg:x="37.874cm" svg:y="112.529cm" svg:viewBox="0 0 1059 1059" draw:points="0,0 1059,0 1059,1059 0,1059">
          <text:p/>
        </draw:polygon>
        <draw:polygon draw:style-name="gr3" draw:text-style-name="P3" draw:layer="layout" svg:width="1.058cm" svg:height="1.058cm" svg:x="37.874cm" svg:y="112.529cm" svg:viewBox="0 0 1059 1059" draw:points="0,0 1059,0 1059,1059 0,1059">
          <text:p/>
        </draw:polygon>
        <draw:polygon draw:style-name="gr5" draw:text-style-name="P5" draw:layer="layout" svg:width="1.058cm" svg:height="1.058cm" svg:x="38.682cm" svg:y="109.368cm" svg:viewBox="0 0 1059 1059" draw:points="0,0 1059,0 1059,1059 0,1059">
          <text:p/>
        </draw:polygon>
        <draw:polygon draw:style-name="gr3" draw:text-style-name="P3" draw:layer="layout" svg:width="1.058cm" svg:height="1.058cm" svg:x="38.682cm" svg:y="109.368cm" svg:viewBox="0 0 1059 1059" draw:points="0,0 1059,0 1059,1059 0,1059">
          <text:p/>
        </draw:polygon>
        <draw:polygon draw:style-name="gr4" draw:text-style-name="P4" draw:layer="layout" svg:width="1.058cm" svg:height="1.058cm" svg:x="18.508cm" svg:y="120.84cm" svg:viewBox="0 0 1059 1059" draw:points="0,0 1059,0 1059,1059 0,1059">
          <text:p/>
        </draw:polygon>
        <draw:polygon draw:style-name="gr3" draw:text-style-name="P3" draw:layer="layout" svg:width="1.058cm" svg:height="1.058cm" svg:x="18.508cm" svg:y="120.84cm" svg:viewBox="0 0 1059 1059" draw:points="0,0 1059,0 1059,1059 0,1059">
          <text:p/>
        </draw:polygon>
        <draw:polygon draw:style-name="gr5" draw:text-style-name="P5" draw:layer="layout" svg:width="1.059cm" svg:height="1.058cm" svg:x="15.661cm" svg:y="119.249cm" svg:viewBox="0 0 1060 1059" draw:points="0,0 1060,0 1060,1059 0,1059">
          <text:p/>
        </draw:polygon>
        <draw:polygon draw:style-name="gr3" draw:text-style-name="P3" draw:layer="layout" svg:width="1.059cm" svg:height="1.058cm" svg:x="15.661cm" svg:y="119.249cm" svg:viewBox="0 0 1060 1059" draw:points="0,0 1060,0 1060,1059 0,1059">
          <text:p/>
        </draw:polygon>
        <draw:polygon draw:style-name="gr4" draw:text-style-name="P4" draw:layer="layout" svg:width="1.058cm" svg:height="1.058cm" svg:x="23.09cm" svg:y="142.984cm" svg:viewBox="0 0 1059 1059" draw:points="0,0 1059,0 1059,1059 0,1059">
          <text:p/>
        </draw:polygon>
        <draw:polygon draw:style-name="gr3" draw:text-style-name="P3" draw:layer="layout" svg:width="1.058cm" svg:height="1.058cm" svg:x="23.09cm" svg:y="142.984cm" svg:viewBox="0 0 1059 1059" draw:points="0,0 1059,0 1059,1059 0,1059">
          <text:p/>
        </draw:polygon>
        <draw:polygon draw:style-name="gr5" draw:text-style-name="P5" draw:layer="layout" svg:width="1.058cm" svg:height="1.059cm" svg:x="21.108cm" svg:y="145.573cm" svg:viewBox="0 0 1059 1060" draw:points="0,0 1059,0 1059,1060 0,1060">
          <text:p/>
        </draw:polygon>
        <draw:polygon draw:style-name="gr3" draw:text-style-name="P3" draw:layer="layout" svg:width="1.058cm" svg:height="1.059cm" svg:x="21.108cm" svg:y="145.573cm" svg:viewBox="0 0 1059 1060" draw:points="0,0 1059,0 1059,1060 0,1060">
          <text:p/>
        </draw:polygon>
        <draw:polygon draw:style-name="gr4" draw:text-style-name="P4" draw:layer="layout" svg:width="1.059cm" svg:height="1.058cm" svg:x="63.337cm" svg:y="80.779cm" svg:viewBox="0 0 1060 1059" draw:points="0,0 1060,0 1060,1059 0,1059">
          <text:p/>
        </draw:polygon>
        <draw:polygon draw:style-name="gr3" draw:text-style-name="P3" draw:layer="layout" svg:width="1.059cm" svg:height="1.058cm" svg:x="63.337cm" svg:y="80.779cm" svg:viewBox="0 0 1060 1059" draw:points="0,0 1060,0 1060,1059 0,1059">
          <text:p/>
        </draw:polygon>
        <draw:polygon draw:style-name="gr5" draw:text-style-name="P5" draw:layer="layout" svg:width="1.058cm" svg:height="1.059cm" svg:x="65.5cm" svg:y="83.216cm" svg:viewBox="0 0 1059 1060" draw:points="0,0 1059,0 1059,1060 0,1060">
          <text:p/>
        </draw:polygon>
        <draw:polygon draw:style-name="gr3" draw:text-style-name="P3" draw:layer="layout" svg:width="1.058cm" svg:height="1.059cm" svg:x="65.5cm" svg:y="83.216cm" svg:viewBox="0 0 1059 1060" draw:points="0,0 1059,0 1059,1060 0,1060">
          <text:p/>
        </draw:polygon>
        <draw:polygon draw:style-name="gr4" draw:text-style-name="P4" draw:layer="layout" svg:width="1.058cm" svg:height="1.058cm" svg:x="72.912cm" svg:y="54.017cm" svg:viewBox="0 0 1059 1059" draw:points="0,0 1059,0 1059,1059 0,1059">
          <text:p/>
        </draw:polygon>
        <draw:polygon draw:style-name="gr3" draw:text-style-name="P3" draw:layer="layout" svg:width="1.058cm" svg:height="1.058cm" svg:x="72.912cm" svg:y="54.017cm" svg:viewBox="0 0 1059 1059" draw:points="0,0 1059,0 1059,1059 0,1059">
          <text:p/>
        </draw:polygon>
        <draw:polygon draw:style-name="gr5" draw:text-style-name="P5" draw:layer="layout" svg:width="1.058cm" svg:height="1.059cm" svg:x="48.697cm" svg:y="55.865cm" svg:viewBox="0 0 1059 1060" draw:points="0,0 1059,0 1059,1060 0,1060">
          <text:p/>
        </draw:polygon>
        <draw:polygon draw:style-name="gr3" draw:text-style-name="P3" draw:layer="layout" svg:width="1.058cm" svg:height="1.059cm" svg:x="48.697cm" svg:y="55.865cm" svg:viewBox="0 0 1059 1060" draw:points="0,0 1059,0 1059,1060 0,1060">
          <text:p/>
        </draw:polygon>
        <draw:polygon draw:style-name="gr4" draw:text-style-name="P4" draw:layer="layout" svg:width="1.058cm" svg:height="1.059cm" svg:x="118.741cm" svg:y="60.663cm" svg:viewBox="0 0 1059 1060" draw:points="0,0 1059,0 1059,1060 0,1060">
          <text:p/>
        </draw:polygon>
        <draw:polygon draw:style-name="gr3" draw:text-style-name="P3" draw:layer="layout" svg:width="1.058cm" svg:height="1.059cm" svg:x="118.741cm" svg:y="60.663cm" svg:viewBox="0 0 1059 1060" draw:points="0,0 1059,0 1059,1060 0,1060">
          <text:p/>
        </draw:polygon>
        <draw:polygon draw:style-name="gr4" draw:text-style-name="P4" draw:layer="layout" svg:width="1.058cm" svg:height="1.058cm" svg:x="106.235cm" svg:y="62.212cm" svg:viewBox="0 0 1059 1059" draw:points="0,0 1059,0 1059,1059 0,1059">
          <text:p/>
        </draw:polygon>
        <draw:polygon draw:style-name="gr3" draw:text-style-name="P3" draw:layer="layout" svg:width="1.058cm" svg:height="1.058cm" svg:x="106.235cm" svg:y="62.212cm" svg:viewBox="0 0 1059 1059" draw:points="0,0 1059,0 1059,1059 0,1059">
          <text:p/>
        </draw:polygon>
        <draw:polygon draw:style-name="gr5" draw:text-style-name="P5" draw:layer="layout" svg:width="1.058cm" svg:height="1.058cm" svg:x="102.997cm" svg:y="62.614cm" svg:viewBox="0 0 1059 1059" draw:points="0,0 1059,0 1059,1059 0,1059">
          <text:p/>
        </draw:polygon>
        <draw:polygon draw:style-name="gr3" draw:text-style-name="P3" draw:layer="layout" svg:width="1.058cm" svg:height="1.058cm" svg:x="102.997cm" svg:y="62.614cm" svg:viewBox="0 0 1059 1059" draw:points="0,0 1059,0 1059,1059 0,1059">
          <text:p/>
        </draw:polygon>
        <draw:polygon draw:style-name="gr4" draw:text-style-name="P4" draw:layer="layout" svg:width="1.059cm" svg:height="1.058cm" svg:x="108.129cm" svg:y="53.862cm" svg:viewBox="0 0 1060 1059" draw:points="0,0 1060,0 1060,1059 0,1059">
          <text:p/>
        </draw:polygon>
        <draw:polygon draw:style-name="gr3" draw:text-style-name="P3" draw:layer="layout" svg:width="1.059cm" svg:height="1.058cm" svg:x="108.129cm" svg:y="53.862cm" svg:viewBox="0 0 1060 1059" draw:points="0,0 1060,0 1060,1059 0,1059">
          <text:p/>
        </draw:polygon>
        <draw:polygon draw:style-name="gr5" draw:text-style-name="P5" draw:layer="layout" svg:width="1.059cm" svg:height="1.058cm" svg:x="107.434cm" svg:y="50.676cm" svg:viewBox="0 0 1060 1059" draw:points="0,0 1060,0 1060,1059 0,1059">
          <text:p/>
        </draw:polygon>
        <draw:polygon draw:style-name="gr3" draw:text-style-name="P3" draw:layer="layout" svg:width="1.059cm" svg:height="1.058cm" svg:x="107.434cm" svg:y="50.676cm" svg:viewBox="0 0 1060 1059" draw:points="0,0 1060,0 1060,1059 0,1059">
          <text:p/>
        </draw:polygon>
        <draw:polygon draw:style-name="gr5" draw:text-style-name="P5" draw:layer="layout" svg:width="1.058cm" svg:height="1.058cm" svg:x="104.944cm" svg:y="54.56cm" svg:viewBox="0 0 1059 1059" draw:points="0,0 1059,0 1059,1059 0,1059">
          <text:p/>
        </draw:polygon>
        <draw:polygon draw:style-name="gr3" draw:text-style-name="P3" draw:layer="layout" svg:width="1.058cm" svg:height="1.058cm" svg:x="104.944cm" svg:y="54.56cm" svg:viewBox="0 0 1059 1059" draw:points="0,0 1059,0 1059,1059 0,1059">
          <text:p/>
        </draw:polygon>
        <draw:polygon draw:style-name="gr4" draw:text-style-name="P4" draw:layer="layout" svg:width="1.058cm" svg:height="1.059cm" svg:x="112.723cm" svg:y="49.589cm" svg:viewBox="0 0 1059 1060" draw:points="0,0 1059,0 1059,1060 0,1060">
          <text:p/>
        </draw:polygon>
        <draw:polygon draw:style-name="gr3" draw:text-style-name="P3" draw:layer="layout" svg:width="1.058cm" svg:height="1.059cm" svg:x="112.723cm" svg:y="49.589cm" svg:viewBox="0 0 1059 1060" draw:points="0,0 1059,0 1059,1060 0,1060">
          <text:p/>
        </draw:polygon>
        <draw:polygon draw:style-name="gr5" draw:text-style-name="P5" draw:layer="layout" svg:width="1.058cm" svg:height="1.058cm" svg:x="113.647cm" svg:y="46.464cm" svg:viewBox="0 0 1059 1059" draw:points="0,0 1059,0 1059,1059 0,1059">
          <text:p/>
        </draw:polygon>
        <draw:polygon draw:style-name="gr3" draw:text-style-name="P3" draw:layer="layout" svg:width="1.058cm" svg:height="1.058cm" svg:x="113.647cm" svg:y="46.464cm" svg:viewBox="0 0 1059 1059" draw:points="0,0 1059,0 1059,1059 0,1059">
          <text:p/>
        </draw:polygon>
        <draw:polygon draw:style-name="gr5" draw:text-style-name="P5" draw:layer="layout" svg:width="1.059cm" svg:height="1.059cm" svg:x="109.593cm" svg:y="48.665cm" svg:viewBox="0 0 1060 1060" draw:points="0,0 1060,0 1060,1060 0,1060">
          <text:p/>
        </draw:polygon>
        <draw:polygon draw:style-name="gr3" draw:text-style-name="P3" draw:layer="layout" svg:width="1.059cm" svg:height="1.059cm" svg:x="109.593cm" svg:y="48.665cm" svg:viewBox="0 0 1060 1060" draw:points="0,0 1060,0 1060,1060 0,1060">
          <text:p/>
        </draw:polygon>
        <draw:polygon draw:style-name="gr4" draw:text-style-name="P4" draw:layer="layout" svg:width="1.058cm" svg:height="1.059cm" svg:x="121.126cm" svg:y="48.284cm" svg:viewBox="0 0 1059 1060" draw:points="0,0 1059,0 1059,1060 0,1060">
          <text:p/>
        </draw:polygon>
        <draw:polygon draw:style-name="gr3" draw:text-style-name="P3" draw:layer="layout" svg:width="1.058cm" svg:height="1.059cm" svg:x="121.126cm" svg:y="48.284cm" svg:viewBox="0 0 1059 1060" draw:points="0,0 1059,0 1059,1060 0,1060">
          <text:p/>
        </draw:polygon>
        <draw:polygon draw:style-name="gr5" draw:text-style-name="P5" draw:layer="layout" svg:width="1.058cm" svg:height="1.058cm" svg:x="123.825cm" svg:y="46.457cm" svg:viewBox="0 0 1059 1059" draw:points="0,0 1059,0 1059,1059 0,1059">
          <text:p/>
        </draw:polygon>
        <draw:polygon draw:style-name="gr3" draw:text-style-name="P3" draw:layer="layout" svg:width="1.058cm" svg:height="1.058cm" svg:x="123.825cm" svg:y="46.457cm" svg:viewBox="0 0 1059 1059" draw:points="0,0 1059,0 1059,1059 0,1059">
          <text:p/>
        </draw:polygon>
        <draw:polygon draw:style-name="gr5" draw:text-style-name="P5" draw:layer="layout" svg:width="1.058cm" svg:height="1.059cm" svg:x="119.295cm" svg:y="45.585cm" svg:viewBox="0 0 1059 1060" draw:points="0,0 1059,0 1059,1060 0,1060">
          <text:p/>
        </draw:polygon>
        <draw:polygon draw:style-name="gr3" draw:text-style-name="P3" draw:layer="layout" svg:width="1.058cm" svg:height="1.059cm" svg:x="119.295cm" svg:y="45.585cm" svg:viewBox="0 0 1059 1060" draw:points="0,0 1059,0 1059,1060 0,1060">
          <text:p/>
        </draw:polygon>
        <draw:polygon draw:style-name="gr4" draw:text-style-name="P4" draw:layer="layout" svg:width="1.059cm" svg:height="1.058cm" svg:x="105.963cm" svg:y="75.706cm" svg:viewBox="0 0 1060 1059" draw:points="0,0 1060,0 1060,1059 0,1059">
          <text:p/>
        </draw:polygon>
        <draw:polygon draw:style-name="gr3" draw:text-style-name="P3" draw:layer="layout" svg:width="1.059cm" svg:height="1.058cm" svg:x="105.963cm" svg:y="75.706cm" svg:viewBox="0 0 1060 1059" draw:points="0,0 1060,0 1060,1059 0,1059">
          <text:p/>
        </draw:polygon>
        <draw:polygon draw:style-name="gr4" draw:text-style-name="P4" draw:layer="layout" svg:width="1.058cm" svg:height="1.058cm" svg:x="106.937cm" svg:y="71.384cm" svg:viewBox="0 0 1059 1059" draw:points="0,0 1059,0 1059,1059 0,1059">
          <text:p/>
        </draw:polygon>
        <draw:polygon draw:style-name="gr3" draw:text-style-name="P3" draw:layer="layout" svg:width="1.058cm" svg:height="1.058cm" svg:x="106.937cm" svg:y="71.384cm" svg:viewBox="0 0 1059 1059" draw:points="0,0 1059,0 1059,1059 0,1059">
          <text:p/>
        </draw:polygon>
        <draw:polygon draw:style-name="gr5" draw:text-style-name="P5" draw:layer="layout" svg:width="1.058cm" svg:height="1.058cm" svg:x="107.65cm" svg:y="68.202cm" svg:viewBox="0 0 1059 1059" draw:points="0,0 1059,0 1059,1059 0,1059">
          <text:p/>
        </draw:polygon>
        <draw:polygon draw:style-name="gr3" draw:text-style-name="P3" draw:layer="layout" svg:width="1.058cm" svg:height="1.058cm" svg:x="107.65cm" svg:y="68.202cm" svg:viewBox="0 0 1059 1059" draw:points="0,0 1059,0 1059,1059 0,1059">
          <text:p/>
        </draw:polygon>
        <draw:polygon draw:style-name="gr4" draw:text-style-name="P4" draw:layer="layout" svg:width="1.058cm" svg:height="1.058cm" svg:x="101.956cm" svg:y="77.586cm" svg:viewBox="0 0 1059 1059" draw:points="0,0 1059,0 1059,1059 0,1059">
          <text:p/>
        </draw:polygon>
        <draw:polygon draw:style-name="gr3" draw:text-style-name="P3" draw:layer="layout" svg:width="1.058cm" svg:height="1.058cm" svg:x="101.956cm" svg:y="77.586cm" svg:viewBox="0 0 1059 1059" draw:points="0,0 1059,0 1059,1059 0,1059">
          <text:p/>
        </draw:polygon>
        <draw:polygon draw:style-name="gr5" draw:text-style-name="P5" draw:layer="layout" svg:width="1.058cm" svg:height="1.058cm" svg:x="99.003cm" svg:y="78.969cm" svg:viewBox="0 0 1059 1059" draw:points="0,0 1059,0 1059,1059 0,1059">
          <text:p/>
        </draw:polygon>
        <draw:polygon draw:style-name="gr3" draw:text-style-name="P3" draw:layer="layout" svg:width="1.058cm" svg:height="1.058cm" svg:x="99.003cm" svg:y="78.969cm" svg:viewBox="0 0 1059 1059" draw:points="0,0 1059,0 1059,1059 0,1059">
          <text:p/>
        </draw:polygon>
        <draw:polygon draw:style-name="gr4" draw:text-style-name="P4" draw:layer="layout" svg:width="1.058cm" svg:height="1.059cm" svg:x="101.102cm" svg:y="71.8cm" svg:viewBox="0 0 1059 1060" draw:points="0,0 1059,0 1059,1060 0,1060">
          <text:p/>
        </draw:polygon>
        <draw:polygon draw:style-name="gr3" draw:text-style-name="P3" draw:layer="layout" svg:width="1.058cm" svg:height="1.059cm" svg:x="101.102cm" svg:y="71.8cm" svg:viewBox="0 0 1059 1060" draw:points="0,0 1059,0 1059,1060 0,1060">
          <text:p/>
        </draw:polygon>
        <draw:polygon draw:style-name="gr5" draw:text-style-name="P5" draw:layer="layout" svg:width="1.058cm" svg:height="1.059cm" svg:x="104.08cm" svg:y="70.47cm" svg:viewBox="0 0 1059 1060" draw:points="0,0 1059,0 1059,1060 0,1060">
          <text:p/>
        </draw:polygon>
        <draw:polygon draw:style-name="gr3" draw:text-style-name="P3" draw:layer="layout" svg:width="1.058cm" svg:height="1.059cm" svg:x="104.08cm" svg:y="70.47cm" svg:viewBox="0 0 1059 1060" draw:points="0,0 1059,0 1059,1060 0,1060">
          <text:p/>
        </draw:polygon>
        <draw:polygon draw:style-name="gr5" draw:text-style-name="P5" draw:layer="layout" svg:width="1.058cm" svg:height="1.058cm" svg:x="100.446cm" svg:y="74.993cm" svg:viewBox="0 0 1059 1059" draw:points="0,0 1059,0 1059,1059 0,1059">
          <text:p/>
        </draw:polygon>
        <draw:polygon draw:style-name="gr3" draw:text-style-name="P3" draw:layer="layout" svg:width="1.058cm" svg:height="1.058cm" svg:x="100.446cm" svg:y="74.993cm" svg:viewBox="0 0 1059 1059" draw:points="0,0 1059,0 1059,1059 0,1059">
          <text:p/>
        </draw:polygon>
        <draw:polygon draw:style-name="gr4" draw:text-style-name="P4" draw:layer="layout" svg:width="1.058cm" svg:height="1.058cm" svg:x="98.562cm" svg:y="69.758cm" svg:viewBox="0 0 1059 1059" draw:points="0,0 1059,0 1059,1059 0,1059">
          <text:p/>
        </draw:polygon>
        <draw:polygon draw:style-name="gr3" draw:text-style-name="P3" draw:layer="layout" svg:width="1.058cm" svg:height="1.058cm" svg:x="98.562cm" svg:y="69.758cm" svg:viewBox="0 0 1059 1059" draw:points="0,0 1059,0 1059,1059 0,1059">
          <text:p/>
        </draw:polygon>
        <draw:polygon draw:style-name="gr5" draw:text-style-name="P5" draw:layer="layout" svg:width="1.058cm" svg:height="1.059cm" svg:x="98.206cm" svg:y="66.519cm" svg:viewBox="0 0 1059 1060" draw:points="0,0 1059,0 1059,1060 0,1060">
          <text:p/>
        </draw:polygon>
        <draw:polygon draw:style-name="gr3" draw:text-style-name="P3" draw:layer="layout" svg:width="1.058cm" svg:height="1.059cm" svg:x="98.206cm" svg:y="66.519cm" svg:viewBox="0 0 1059 1060" draw:points="0,0 1059,0 1059,1060 0,1060">
          <text:p/>
        </draw:polygon>
        <draw:polygon draw:style-name="gr5" draw:text-style-name="P5" draw:layer="layout" svg:width="1.058cm" svg:height="1.058cm" svg:x="95.32cm" svg:y="70.114cm" svg:viewBox="0 0 1059 1059" draw:points="0,0 1059,0 1059,1059 0,1059">
          <text:p/>
        </draw:polygon>
        <draw:polygon draw:style-name="gr3" draw:text-style-name="P3" draw:layer="layout" svg:width="1.058cm" svg:height="1.058cm" svg:x="95.32cm" svg:y="70.114cm" svg:viewBox="0 0 1059 1059" draw:points="0,0 1059,0 1059,1059 0,1059">
          <text:p/>
        </draw:polygon>
        <draw:polygon draw:style-name="gr4" draw:text-style-name="P4" draw:layer="layout" svg:width="1.059cm" svg:height="1.058cm" svg:x="106.418cm" svg:y="80.112cm" svg:viewBox="0 0 1060 1059" draw:points="0,0 1060,0 1060,1059 0,1059">
          <text:p/>
        </draw:polygon>
        <draw:polygon draw:style-name="gr3" draw:text-style-name="P3" draw:layer="layout" svg:width="1.059cm" svg:height="1.058cm" svg:x="106.418cm" svg:y="80.112cm" svg:viewBox="0 0 1060 1059" draw:points="0,0 1060,0 1060,1059 0,1059">
          <text:p/>
        </draw:polygon>
        <draw:polygon draw:style-name="gr5" draw:text-style-name="P5" draw:layer="layout" svg:width="1.058cm" svg:height="1.058cm" svg:x="106.75cm" svg:y="83.354cm" svg:viewBox="0 0 1059 1059" draw:points="0,0 1059,0 1059,1059 0,1059">
          <text:p/>
        </draw:polygon>
        <draw:polygon draw:style-name="gr3" draw:text-style-name="P3" draw:layer="layout" svg:width="1.058cm" svg:height="1.058cm" svg:x="106.75cm" svg:y="83.354cm" svg:viewBox="0 0 1059 1059" draw:points="0,0 1059,0 1059,1059 0,1059">
          <text:p/>
        </draw:polygon>
        <draw:polygon draw:style-name="gr4" draw:text-style-name="P4" draw:layer="layout" svg:width="1.059cm" svg:height="1.059cm" svg:x="110.274cm" svg:y="76.732cm" svg:viewBox="0 0 1060 1060" draw:points="0,0 1060,0 1060,1060 0,1060">
          <text:p/>
        </draw:polygon>
        <draw:polygon draw:style-name="gr3" draw:text-style-name="P3" draw:layer="layout" svg:width="1.059cm" svg:height="1.059cm" svg:x="110.274cm" svg:y="76.732cm" svg:viewBox="0 0 1060 1060" draw:points="0,0 1060,0 1060,1060 0,1060">
          <text:p/>
        </draw:polygon>
        <draw:polygon draw:style-name="gr5" draw:text-style-name="P5" draw:layer="layout" svg:width="1.058cm" svg:height="1.058cm" svg:x="113.446cm" svg:y="77.487cm" svg:viewBox="0 0 1059 1059" draw:points="0,0 1059,0 1059,1059 0,1059">
          <text:p/>
        </draw:polygon>
        <draw:polygon draw:style-name="gr3" draw:text-style-name="P3" draw:layer="layout" svg:width="1.058cm" svg:height="1.058cm" svg:x="113.446cm" svg:y="77.487cm" svg:viewBox="0 0 1059 1059" draw:points="0,0 1059,0 1059,1059 0,1059">
          <text:p/>
        </draw:polygon>
        <draw:polygon draw:style-name="gr4" draw:text-style-name="P4" draw:layer="layout" svg:width="1.059cm" svg:height="1.058cm" svg:x="110.073cm" svg:y="74.048cm" svg:viewBox="0 0 1060 1059" draw:points="0,0 1060,0 1060,1059 0,1059">
          <text:p/>
        </draw:polygon>
        <draw:polygon draw:style-name="gr3" draw:text-style-name="P3" draw:layer="layout" svg:width="1.059cm" svg:height="1.058cm" svg:x="110.073cm" svg:y="74.048cm" svg:viewBox="0 0 1060 1059" draw:points="0,0 1060,0 1060,1059 0,1059">
          <text:p/>
        </draw:polygon>
        <draw:polygon draw:style-name="gr5" draw:text-style-name="P5" draw:layer="layout" svg:width="1.058cm" svg:height="1.058cm" svg:x="113.097cm" svg:y="72.827cm" svg:viewBox="0 0 1059 1059" draw:points="0,0 1059,0 1059,1059 0,1059">
          <text:p/>
        </draw:polygon>
        <draw:polygon draw:style-name="gr3" draw:text-style-name="P3" draw:layer="layout" svg:width="1.058cm" svg:height="1.058cm" svg:x="113.097cm" svg:y="72.827cm" svg:viewBox="0 0 1059 1059" draw:points="0,0 1059,0 1059,1059 0,1059">
          <text:p/>
        </draw:polygon>
        <draw:polygon draw:style-name="gr4" draw:text-style-name="P4" draw:layer="layout" svg:width="1.059cm" svg:height="1.058cm" svg:x="108.884cm" svg:y="79.036cm" svg:viewBox="0 0 1060 1059" draw:points="0,0 1060,0 1060,1059 0,1059">
          <text:p/>
        </draw:polygon>
        <draw:polygon draw:style-name="gr3" draw:text-style-name="P3" draw:layer="layout" svg:width="1.059cm" svg:height="1.058cm" svg:x="108.884cm" svg:y="79.036cm" svg:viewBox="0 0 1060 1059" draw:points="0,0 1060,0 1060,1059 0,1059">
          <text:p/>
        </draw:polygon>
        <draw:polygon draw:style-name="gr5" draw:text-style-name="P5" draw:layer="layout" svg:width="1.058cm" svg:height="1.058cm" svg:x="111.033cm" svg:y="81.488cm" svg:viewBox="0 0 1059 1059" draw:points="0,0 1059,0 1059,1059 0,1059">
          <text:p/>
        </draw:polygon>
        <draw:polygon draw:style-name="gr3" draw:text-style-name="P3" draw:layer="layout" svg:width="1.058cm" svg:height="1.058cm" svg:x="111.033cm" svg:y="81.488cm" svg:viewBox="0 0 1059 1059" draw:points="0,0 1059,0 1059,1059 0,1059">
          <text:p/>
        </draw:polygon>
        <draw:polygon draw:style-name="gr4" draw:text-style-name="P4" draw:layer="layout" svg:width="1.059cm" svg:height="1.058cm" svg:x="103.783cm" svg:y="79.558cm" svg:viewBox="0 0 1060 1059" draw:points="0,0 1060,0 1060,1059 0,1059">
          <text:p/>
        </draw:polygon>
        <draw:polygon draw:style-name="gr3" draw:text-style-name="P3" draw:layer="layout" svg:width="1.059cm" svg:height="1.058cm" svg:x="103.783cm" svg:y="79.558cm" svg:viewBox="0 0 1060 1059" draw:points="0,0 1060,0 1060,1059 0,1059">
          <text:p/>
        </draw:polygon>
        <draw:polygon draw:style-name="gr5" draw:text-style-name="P5" draw:layer="layout" svg:width="1.058cm" svg:height="1.058cm" svg:x="102.178cm" svg:y="82.398cm" svg:viewBox="0 0 1059 1059" draw:points="0,0 1059,0 1059,1059 0,1059">
          <text:p/>
        </draw:polygon>
        <draw:polygon draw:style-name="gr3" draw:text-style-name="P3" draw:layer="layout" svg:width="1.058cm" svg:height="1.058cm" svg:x="102.178cm" svg:y="82.398cm" svg:viewBox="0 0 1059 1059" draw:points="0,0 1059,0 1059,1059 0,1059">
          <text:p/>
        </draw:polygon>
        <draw:polygon draw:style-name="gr4" draw:text-style-name="P4" draw:layer="layout" svg:width="1.058cm" svg:height="1.058cm" svg:x="116.917cm" svg:y="73.134cm" svg:viewBox="0 0 1059 1059" draw:points="0,0 1059,0 1059,1059 0,1059">
          <text:p/>
        </draw:polygon>
        <draw:polygon draw:style-name="gr3" draw:text-style-name="P3" draw:layer="layout" svg:width="1.058cm" svg:height="1.058cm" svg:x="116.917cm" svg:y="73.134cm" svg:viewBox="0 0 1059 1059" draw:points="0,0 1059,0 1059,1059 0,1059">
          <text:p/>
        </draw:polygon>
        <draw:polygon draw:style-name="gr5" draw:text-style-name="P5" draw:layer="layout" svg:width="1.059cm" svg:height="1.059cm" svg:x="116.444cm" svg:y="76.358cm" svg:viewBox="0 0 1060 1060" draw:points="0,0 1060,0 1060,1060 0,1060">
          <text:p/>
        </draw:polygon>
        <draw:polygon draw:style-name="gr3" draw:text-style-name="P3" draw:layer="layout" svg:width="1.059cm" svg:height="1.059cm" svg:x="116.444cm" svg:y="76.358cm" svg:viewBox="0 0 1060 1060" draw:points="0,0 1060,0 1060,1060 0,1060">
          <text:p/>
        </draw:polygon>
        <draw:polygon draw:style-name="gr4" draw:text-style-name="P4" draw:layer="layout" svg:width="1.059cm" svg:height="1.058cm" svg:x="125.253cm" svg:y="71.455cm" svg:viewBox="0 0 1060 1059" draw:points="0,0 1060,0 1060,1059 0,1059">
          <text:p/>
        </draw:polygon>
        <draw:polygon draw:style-name="gr3" draw:text-style-name="P3" draw:layer="layout" svg:width="1.059cm" svg:height="1.058cm" svg:x="125.253cm" svg:y="71.455cm" svg:viewBox="0 0 1060 1059" draw:points="0,0 1060,0 1060,1059 0,1059">
          <text:p/>
        </draw:polygon>
        <draw:polygon draw:style-name="gr5" draw:text-style-name="P5" draw:layer="layout" svg:width="1.058cm" svg:height="1.058cm" svg:x="126.936cm" svg:y="74.245cm" svg:viewBox="0 0 1059 1059" draw:points="0,0 1059,0 1059,1059 0,1059">
          <text:p/>
        </draw:polygon>
        <draw:polygon draw:style-name="gr3" draw:text-style-name="P3" draw:layer="layout" svg:width="1.058cm" svg:height="1.058cm" svg:x="126.936cm" svg:y="74.245cm" svg:viewBox="0 0 1059 1059" draw:points="0,0 1059,0 1059,1059 0,1059">
          <text:p/>
        </draw:polygon>
        <draw:polygon draw:style-name="gr4" draw:text-style-name="P4" draw:layer="layout" svg:width="1.058cm" svg:height="1.058cm" svg:x="130.626cm" svg:y="64.865cm" svg:viewBox="0 0 1059 1059" draw:points="0,0 1059,0 1059,1059 0,1059">
          <text:p/>
        </draw:polygon>
        <draw:polygon draw:style-name="gr3" draw:text-style-name="P3" draw:layer="layout" svg:width="1.058cm" svg:height="1.058cm" svg:x="130.626cm" svg:y="64.865cm" svg:viewBox="0 0 1059 1059" draw:points="0,0 1059,0 1059,1059 0,1059">
          <text:p/>
        </draw:polygon>
        <draw:polygon draw:style-name="gr5" draw:text-style-name="P5" draw:layer="layout" svg:width="1.058cm" svg:height="1.059cm" svg:x="133.699cm" svg:y="65.951cm" svg:viewBox="0 0 1059 1060" draw:points="0,0 1059,0 1059,1060 0,1060">
          <text:p/>
        </draw:polygon>
        <draw:polygon draw:style-name="gr3" draw:text-style-name="P3" draw:layer="layout" svg:width="1.058cm" svg:height="1.059cm" svg:x="133.699cm" svg:y="65.951cm" svg:viewBox="0 0 1059 1060" draw:points="0,0 1059,0 1059,1060 0,1060">
          <text:p/>
        </draw:polygon>
        <draw:polygon draw:style-name="gr4" draw:text-style-name="P4" draw:layer="layout" svg:width="1.059cm" svg:height="1.059cm" svg:x="130.587cm" svg:y="56.359cm" svg:viewBox="0 0 1060 1060" draw:points="0,0 1060,0 1060,1060 0,1060">
          <text:p/>
        </draw:polygon>
        <draw:polygon draw:style-name="gr3" draw:text-style-name="P3" draw:layer="layout" svg:width="1.059cm" svg:height="1.059cm" svg:x="130.587cm" svg:y="56.359cm" svg:viewBox="0 0 1060 1060" draw:points="0,0 1060,0 1060,1060 0,1060">
          <text:p/>
        </draw:polygon>
        <draw:polygon draw:style-name="gr5" draw:text-style-name="P5" draw:layer="layout" svg:width="1.058cm" svg:height="1.058cm" svg:x="133.653cm" svg:y="55.248cm" svg:viewBox="0 0 1059 1059" draw:points="0,0 1059,0 1059,1059 0,1059">
          <text:p/>
        </draw:polygon>
        <draw:polygon draw:style-name="gr3" draw:text-style-name="P3" draw:layer="layout" svg:width="1.058cm" svg:height="1.058cm" svg:x="133.653cm" svg:y="55.248cm" svg:viewBox="0 0 1059 1059" draw:points="0,0 1059,0 1059,1059 0,1059">
          <text:p/>
        </draw:polygon>
        <draw:polygon draw:style-name="gr4" draw:text-style-name="P4" draw:layer="layout" svg:width="1.058cm" svg:height="1.059cm" svg:x="125.158cm" svg:y="49.815cm" svg:viewBox="0 0 1059 1060" draw:points="0,0 1059,0 1059,1060 0,1060">
          <text:p/>
        </draw:polygon>
        <draw:polygon draw:style-name="gr3" draw:text-style-name="P3" draw:layer="layout" svg:width="1.058cm" svg:height="1.059cm" svg:x="125.158cm" svg:y="49.815cm" svg:viewBox="0 0 1059 1060" draw:points="0,0 1059,0 1059,1060 0,1060">
          <text:p/>
        </draw:polygon>
        <draw:polygon draw:style-name="gr5" draw:text-style-name="P5" draw:layer="layout" svg:width="1.058cm" svg:height="1.058cm" svg:x="126.82cm" svg:y="47.007cm" svg:viewBox="0 0 1059 1059" draw:points="0,0 1059,0 1059,1059 0,1059">
          <text:p/>
        </draw:polygon>
        <draw:polygon draw:style-name="gr3" draw:text-style-name="P3" draw:layer="layout" svg:width="1.058cm" svg:height="1.058cm" svg:x="126.82cm" svg:y="47.007cm" svg:viewBox="0 0 1059 1059" draw:points="0,0 1059,0 1059,1059 0,1059">
          <text:p/>
        </draw:polygon>
        <draw:polygon draw:style-name="gr4" draw:text-style-name="P4" draw:layer="layout" svg:width="1.058cm" svg:height="1.058cm" svg:x="116.808cm" svg:y="48.207cm" svg:viewBox="0 0 1059 1059" draw:points="0,0 1059,0 1059,1059 0,1059">
          <text:p/>
        </draw:polygon>
        <draw:polygon draw:style-name="gr3" draw:text-style-name="P3" draw:layer="layout" svg:width="1.058cm" svg:height="1.058cm" svg:x="116.808cm" svg:y="48.207cm" svg:viewBox="0 0 1059 1059" draw:points="0,0 1059,0 1059,1059 0,1059">
          <text:p/>
        </draw:polygon>
        <draw:polygon draw:style-name="gr5" draw:text-style-name="P5" draw:layer="layout" svg:width="1.059cm" svg:height="1.058cm" svg:x="116.31cm" svg:y="44.986cm" svg:viewBox="0 0 1060 1059" draw:points="0,0 1060,0 1060,1059 0,1059">
          <text:p/>
        </draw:polygon>
        <draw:polygon draw:style-name="gr3" draw:text-style-name="P3" draw:layer="layout" svg:width="1.059cm" svg:height="1.058cm" svg:x="116.31cm" svg:y="44.986cm" svg:viewBox="0 0 1060 1059" draw:points="0,0 1060,0 1060,1059 0,1059">
          <text:p/>
        </draw:polygon>
        <draw:polygon draw:style-name="gr4" draw:text-style-name="P4" draw:layer="layout" svg:width="1.059cm" svg:height="1.059cm" svg:x="128.442cm" svg:y="52.616cm" svg:viewBox="0 0 1060 1060" draw:points="0,0 1060,0 1060,1060 0,1060">
          <text:p/>
        </draw:polygon>
        <draw:polygon draw:style-name="gr3" draw:text-style-name="P3" draw:layer="layout" svg:width="1.059cm" svg:height="1.059cm" svg:x="128.442cm" svg:y="52.616cm" svg:viewBox="0 0 1060 1060" draw:points="0,0 1060,0 1060,1060 0,1060">
          <text:p/>
        </draw:polygon>
        <draw:polygon draw:style-name="gr5" draw:text-style-name="P5" draw:layer="layout" svg:width="1.058cm" svg:height="1.058cm" svg:x="131.688cm" svg:y="52.92cm" svg:viewBox="0 0 1059 1059" draw:points="0,0 1059,0 1059,1059 0,1059">
          <text:p/>
        </draw:polygon>
        <draw:polygon draw:style-name="gr3" draw:text-style-name="P3" draw:layer="layout" svg:width="1.058cm" svg:height="1.058cm" svg:x="131.688cm" svg:y="52.92cm" svg:viewBox="0 0 1059 1059" draw:points="0,0 1059,0 1059,1059 0,1059">
          <text:p/>
        </draw:polygon>
        <draw:polygon draw:style-name="gr5" draw:text-style-name="P5" draw:layer="layout" svg:width="1.058cm" svg:height="1.058cm" svg:x="128.746cm" svg:y="49.371cm" svg:viewBox="0 0 1059 1059" draw:points="0,0 1059,0 1059,1059 0,1059">
          <text:p/>
        </draw:polygon>
        <draw:polygon draw:style-name="gr3" draw:text-style-name="P3" draw:layer="layout" svg:width="1.058cm" svg:height="1.058cm" svg:x="128.746cm" svg:y="49.371cm" svg:viewBox="0 0 1059 1059" draw:points="0,0 1059,0 1059,1059 0,1059">
          <text:p/>
        </draw:polygon>
        <draw:polygon draw:style-name="gr4" draw:text-style-name="P4" draw:layer="layout" svg:width="1.058cm" svg:height="1.058cm" svg:x="131.346cm" svg:y="60.607cm" svg:viewBox="0 0 1059 1059" draw:points="0,0 1059,0 1059,1059 0,1059">
          <text:p/>
        </draw:polygon>
        <draw:polygon draw:style-name="gr3" draw:text-style-name="P3" draw:layer="layout" svg:width="1.058cm" svg:height="1.058cm" svg:x="131.346cm" svg:y="60.607cm" svg:viewBox="0 0 1059 1059" draw:points="0,0 1059,0 1059,1059 0,1059">
          <text:p/>
        </draw:polygon>
        <draw:polygon draw:style-name="gr5" draw:text-style-name="P5" draw:layer="layout" svg:width="1.058cm" svg:height="1.059cm" svg:x="133.66cm" svg:y="62.903cm" svg:viewBox="0 0 1059 1060" draw:points="0,0 1059,0 1059,1060 0,1060">
          <text:p/>
        </draw:polygon>
        <draw:polygon draw:style-name="gr3" draw:text-style-name="P3" draw:layer="layout" svg:width="1.058cm" svg:height="1.059cm" svg:x="133.66cm" svg:y="62.903cm" svg:viewBox="0 0 1059 1060" draw:points="0,0 1059,0 1059,1060 0,1060">
          <text:p/>
        </draw:polygon>
        <draw:polygon draw:style-name="gr5" draw:text-style-name="P5" draw:layer="layout" svg:width="1.059cm" svg:height="1.058cm" svg:x="133.642cm" svg:y="58.293cm" svg:viewBox="0 0 1060 1059" draw:points="0,0 1060,0 1060,1059 0,1059">
          <text:p/>
        </draw:polygon>
        <draw:polygon draw:style-name="gr3" draw:text-style-name="P3" draw:layer="layout" svg:width="1.059cm" svg:height="1.058cm" svg:x="133.642cm" svg:y="58.293cm" svg:viewBox="0 0 1060 1059" draw:points="0,0 1060,0 1060,1059 0,1059">
          <text:p/>
        </draw:polygon>
        <draw:polygon draw:style-name="gr4" draw:text-style-name="P4" draw:layer="layout" svg:width="1.058cm" svg:height="1.059cm" svg:x="128.513cm" svg:y="68.625cm" svg:viewBox="0 0 1059 1060" draw:points="0,0 1059,0 1059,1060 0,1060">
          <text:p/>
        </draw:polygon>
        <draw:polygon draw:style-name="gr3" draw:text-style-name="P3" draw:layer="layout" svg:width="1.058cm" svg:height="1.059cm" svg:x="128.513cm" svg:y="68.625cm" svg:viewBox="0 0 1059 1060" draw:points="0,0 1059,0 1059,1060 0,1060">
          <text:p/>
        </draw:polygon>
        <draw:polygon draw:style-name="gr5" draw:text-style-name="P5" draw:layer="layout" svg:width="1.058cm" svg:height="1.058cm" svg:x="128.841cm" svg:y="71.871cm" svg:viewBox="0 0 1059 1059" draw:points="0,0 1059,0 1059,1059 0,1059">
          <text:p/>
        </draw:polygon>
        <draw:polygon draw:style-name="gr3" draw:text-style-name="P3" draw:layer="layout" svg:width="1.058cm" svg:height="1.058cm" svg:x="128.841cm" svg:y="71.871cm" svg:viewBox="0 0 1059 1059" draw:points="0,0 1059,0 1059,1059 0,1059">
          <text:p/>
        </draw:polygon>
        <draw:polygon draw:style-name="gr5" draw:text-style-name="P5" draw:layer="layout" svg:width="1.058cm" svg:height="1.058cm" svg:x="131.755cm" svg:y="68.294cm" svg:viewBox="0 0 1059 1059" draw:points="0,0 1059,0 1059,1059 0,1059">
          <text:p/>
        </draw:polygon>
        <draw:polygon draw:style-name="gr3" draw:text-style-name="P3" draw:layer="layout" svg:width="1.058cm" svg:height="1.058cm" svg:x="131.755cm" svg:y="68.294cm" svg:viewBox="0 0 1059 1059" draw:points="0,0 1059,0 1059,1059 0,1059">
          <text:p/>
        </draw:polygon>
        <draw:polygon draw:style-name="gr4" draw:text-style-name="P4" draw:layer="layout" svg:width="1.058cm" svg:height="1.059cm" svg:x="121.232cm" svg:y="73.017cm" svg:viewBox="0 0 1059 1060" draw:points="0,0 1059,0 1059,1060 0,1060">
          <text:p/>
        </draw:polygon>
        <draw:polygon draw:style-name="gr3" draw:text-style-name="P3" draw:layer="layout" svg:width="1.058cm" svg:height="1.059cm" svg:x="121.232cm" svg:y="73.017cm" svg:viewBox="0 0 1059 1060" draw:points="0,0 1059,0 1059,1060 0,1060">
          <text:p/>
        </draw:polygon>
        <draw:polygon draw:style-name="gr5" draw:text-style-name="P5" draw:layer="layout" svg:width="1.059cm" svg:height="1.058cm" svg:x="119.425cm" svg:y="75.734cm" svg:viewBox="0 0 1060 1059" draw:points="0,0 1060,0 1060,1059 0,1059">
          <text:p/>
        </draw:polygon>
        <draw:polygon draw:style-name="gr3" draw:text-style-name="P3" draw:layer="layout" svg:width="1.059cm" svg:height="1.058cm" svg:x="119.425cm" svg:y="75.734cm" svg:viewBox="0 0 1060 1059" draw:points="0,0 1060,0 1060,1059 0,1059">
          <text:p/>
        </draw:polygon>
        <draw:polygon draw:style-name="gr5" draw:text-style-name="P5" draw:layer="layout" svg:width="1.059cm" svg:height="1.058cm" svg:x="123.944cm" svg:y="74.824cm" svg:viewBox="0 0 1060 1059" draw:points="0,0 1060,0 1060,1059 0,1059">
          <text:p/>
        </draw:polygon>
        <draw:polygon draw:style-name="gr3" draw:text-style-name="P3" draw:layer="layout" svg:width="1.059cm" svg:height="1.058cm" svg:x="123.944cm" svg:y="74.824cm" svg:viewBox="0 0 1060 1059" draw:points="0,0 1060,0 1060,1059 0,1059">
          <text:p/>
        </draw:polygon>
        <draw:polygon draw:style-name="gr4" draw:text-style-name="P4" draw:layer="layout" svg:width="1.058cm" svg:height="1.058cm" svg:x="85.164cm" svg:y="85.605cm" svg:viewBox="0 0 1059 1059" draw:points="0,0 1059,0 1059,1059 0,1059">
          <text:p/>
        </draw:polygon>
        <draw:polygon draw:style-name="gr3" draw:text-style-name="P3" draw:layer="layout" svg:width="1.058cm" svg:height="1.058cm" svg:x="85.164cm" svg:y="85.605cm" svg:viewBox="0 0 1059 1059" draw:points="0,0 1059,0 1059,1059 0,1059">
          <text:p/>
        </draw:polygon>
        <draw:polygon draw:style-name="gr4" draw:text-style-name="P4" draw:layer="layout" svg:width="1.058cm" svg:height="1.058cm" svg:x="80.567cm" svg:y="80.641cm" svg:viewBox="0 0 1059 1059" draw:points="0,0 1059,0 1059,1059 0,1059">
          <text:p/>
        </draw:polygon>
        <draw:polygon draw:style-name="gr3" draw:text-style-name="P3" draw:layer="layout" svg:width="1.058cm" svg:height="1.058cm" svg:x="80.567cm" svg:y="80.641cm" svg:viewBox="0 0 1059 1059" draw:points="0,0 1059,0 1059,1059 0,1059">
          <text:p/>
        </draw:polygon>
        <draw:polygon draw:style-name="gr5" draw:text-style-name="P5" draw:layer="layout" svg:width="1.059cm" svg:height="1.058cm" svg:x="78.351cm" svg:y="78.249cm" svg:viewBox="0 0 1060 1059" draw:points="0,0 1060,0 1060,1059 0,1059">
          <text:p/>
        </draw:polygon>
        <draw:polygon draw:style-name="gr3" draw:text-style-name="P3" draw:layer="layout" svg:width="1.059cm" svg:height="1.058cm" svg:x="78.351cm" svg:y="78.249cm" svg:viewBox="0 0 1060 1059" draw:points="0,0 1060,0 1060,1059 0,1059">
          <text:p/>
        </draw:polygon>
        <draw:polygon draw:style-name="gr4" draw:text-style-name="P4" draw:layer="layout" svg:width="1.059cm" svg:height="1.058cm" svg:x="83.657cm" svg:y="92.198cm" svg:viewBox="0 0 1060 1059" draw:points="0,0 1060,0 1060,1059 0,1059">
          <text:p/>
        </draw:polygon>
        <draw:polygon draw:style-name="gr3" draw:text-style-name="P3" draw:layer="layout" svg:width="1.059cm" svg:height="1.058cm" svg:x="83.657cm" svg:y="92.198cm" svg:viewBox="0 0 1060 1059" draw:points="0,0 1060,0 1060,1059 0,1059">
          <text:p/>
        </draw:polygon>
        <draw:polygon draw:style-name="gr5" draw:text-style-name="P5" draw:layer="layout" svg:width="1.058cm" svg:height="1.058cm" svg:x="82.931cm" svg:y="95.377cm" svg:viewBox="0 0 1059 1059" draw:points="0,0 1059,0 1059,1059 0,1059">
          <text:p/>
        </draw:polygon>
        <draw:polygon draw:style-name="gr3" draw:text-style-name="P3" draw:layer="layout" svg:width="1.058cm" svg:height="1.058cm" svg:x="82.931cm" svg:y="95.377cm" svg:viewBox="0 0 1059 1059" draw:points="0,0 1059,0 1059,1059 0,1059">
          <text:p/>
        </draw:polygon>
        <draw:polygon draw:style-name="gr4" draw:text-style-name="P4" draw:layer="layout" svg:width="1.059cm" svg:height="1.059cm" svg:x="90.963cm" svg:y="89.086cm" svg:viewBox="0 0 1060 1060" draw:points="0,0 1060,0 1060,1060 0,1060">
          <text:p/>
        </draw:polygon>
        <draw:polygon draw:style-name="gr3" draw:text-style-name="P3" draw:layer="layout" svg:width="1.059cm" svg:height="1.059cm" svg:x="90.963cm" svg:y="89.086cm" svg:viewBox="0 0 1060 1060" draw:points="0,0 1060,0 1060,1060 0,1060">
          <text:p/>
        </draw:polygon>
        <draw:polygon draw:style-name="gr5" draw:text-style-name="P5" draw:layer="layout" svg:width="1.058cm" svg:height="1.059cm" svg:x="93.761cm" svg:y="90.762cm" svg:viewBox="0 0 1059 1060" draw:points="0,0 1059,0 1059,1060 0,1060">
          <text:p/>
        </draw:polygon>
        <draw:polygon draw:style-name="gr3" draw:text-style-name="P3" draw:layer="layout" svg:width="1.058cm" svg:height="1.059cm" svg:x="93.761cm" svg:y="90.762cm" svg:viewBox="0 0 1059 1060" draw:points="0,0 1059,0 1059,1060 0,1060">
          <text:p/>
        </draw:polygon>
        <draw:polygon draw:style-name="gr4" draw:text-style-name="P4" draw:layer="layout" svg:width="1.059cm" svg:height="1.058cm" svg:x="90.275cm" svg:y="81.174cm" svg:viewBox="0 0 1060 1059" draw:points="0,0 1060,0 1060,1059 0,1059">
          <text:p/>
        </draw:polygon>
        <draw:polygon draw:style-name="gr3" draw:text-style-name="P3" draw:layer="layout" svg:width="1.059cm" svg:height="1.058cm" svg:x="90.275cm" svg:y="81.174cm" svg:viewBox="0 0 1060 1059" draw:points="0,0 1060,0 1060,1059 0,1059">
          <text:p/>
        </draw:polygon>
        <draw:polygon draw:style-name="gr5" draw:text-style-name="P5" draw:layer="layout" svg:width="1.058cm" svg:height="1.059cm" svg:x="92.738cm" svg:y="79.039cm" svg:viewBox="0 0 1059 1060" draw:points="0,0 1059,0 1059,1060 0,1060">
          <text:p/>
        </draw:polygon>
        <draw:polygon draw:style-name="gr3" draw:text-style-name="P3" draw:layer="layout" svg:width="1.058cm" svg:height="1.059cm" svg:x="92.738cm" svg:y="79.039cm" svg:viewBox="0 0 1059 1060" draw:points="0,0 1059,0 1059,1060 0,1060">
          <text:p/>
        </draw:polygon>
        <draw:polygon draw:style-name="gr4" draw:text-style-name="P4" draw:layer="layout" svg:width="1.058cm" svg:height="1.059cm" svg:x="86.702cm" svg:y="79.018cm" svg:viewBox="0 0 1059 1060" draw:points="0,0 1059,0 1059,1060 0,1060">
          <text:p/>
        </draw:polygon>
        <draw:polygon draw:style-name="gr3" draw:text-style-name="P3" draw:layer="layout" svg:width="1.058cm" svg:height="1.059cm" svg:x="86.702cm" svg:y="79.018cm" svg:viewBox="0 0 1059 1060" draw:points="0,0 1059,0 1059,1060 0,1060">
          <text:p/>
        </draw:polygon>
        <draw:polygon draw:style-name="gr5" draw:text-style-name="P5" draw:layer="layout" svg:width="1.058cm" svg:height="1.058cm" svg:x="89.471cm" svg:y="77.297cm" svg:viewBox="0 0 1059 1059" draw:points="0,0 1059,0 1059,1059 0,1059">
          <text:p/>
        </draw:polygon>
        <draw:polygon draw:style-name="gr3" draw:text-style-name="P3" draw:layer="layout" svg:width="1.058cm" svg:height="1.058cm" svg:x="89.471cm" svg:y="77.297cm" svg:viewBox="0 0 1059 1059" draw:points="0,0 1059,0 1059,1059 0,1059">
          <text:p/>
        </draw:polygon>
        <draw:polygon draw:style-name="gr5" draw:text-style-name="P5" draw:layer="layout" svg:width="1.058cm" svg:height="1.058cm" svg:x="84.98cm" svg:y="76.249cm" svg:viewBox="0 0 1059 1059" draw:points="0,0 1059,0 1059,1059 0,1059">
          <text:p/>
        </draw:polygon>
        <draw:polygon draw:style-name="gr3" draw:text-style-name="P3" draw:layer="layout" svg:width="1.058cm" svg:height="1.058cm" svg:x="84.98cm" svg:y="76.249cm" svg:viewBox="0 0 1059 1059" draw:points="0,0 1059,0 1059,1059 0,1059">
          <text:p/>
        </draw:polygon>
        <draw:polygon draw:style-name="gr4" draw:text-style-name="P4" draw:layer="layout" svg:width="1.058cm" svg:height="1.058cm" svg:x="91.902cm" svg:y="85.019cm" svg:viewBox="0 0 1059 1059" draw:points="0,0 1059,0 1059,1059 0,1059">
          <text:p/>
        </draw:polygon>
        <draw:polygon draw:style-name="gr3" draw:text-style-name="P3" draw:layer="layout" svg:width="1.058cm" svg:height="1.058cm" svg:x="91.902cm" svg:y="85.019cm" svg:viewBox="0 0 1059 1059" draw:points="0,0 1059,0 1059,1059 0,1059">
          <text:p/>
        </draw:polygon>
        <draw:polygon draw:style-name="gr5" draw:text-style-name="P5" draw:layer="layout" svg:width="1.059cm" svg:height="1.059cm" svg:x="94.399cm" svg:y="87.114cm" svg:viewBox="0 0 1060 1060" draw:points="0,0 1060,0 1060,1060 0,1060">
          <text:p/>
        </draw:polygon>
        <draw:polygon draw:style-name="gr3" draw:text-style-name="P3" draw:layer="layout" svg:width="1.059cm" svg:height="1.059cm" svg:x="94.399cm" svg:y="87.114cm" svg:viewBox="0 0 1060 1060" draw:points="0,0 1060,0 1060,1060 0,1060">
          <text:p/>
        </draw:polygon>
        <draw:polygon draw:style-name="gr5" draw:text-style-name="P5" draw:layer="layout" svg:width="1.058cm" svg:height="1.059cm" svg:x="94.001cm" svg:y="82.521cm" svg:viewBox="0 0 1059 1060" draw:points="0,0 1059,0 1059,1060 0,1060">
          <text:p/>
        </draw:polygon>
        <draw:polygon draw:style-name="gr3" draw:text-style-name="P3" draw:layer="layout" svg:width="1.058cm" svg:height="1.059cm" svg:x="94.001cm" svg:y="82.521cm" svg:viewBox="0 0 1059 1060" draw:points="0,0 1059,0 1059,1060 0,1060">
          <text:p/>
        </draw:polygon>
        <draw:polygon draw:style-name="gr4" draw:text-style-name="P4" draw:layer="layout" svg:width="1.059cm" svg:height="1.058cm" svg:x="87.816cm" svg:y="91.828cm" svg:viewBox="0 0 1060 1059" draw:points="0,0 1060,0 1060,1059 0,1059">
          <text:p/>
        </draw:polygon>
        <draw:polygon draw:style-name="gr3" draw:text-style-name="P3" draw:layer="layout" svg:width="1.059cm" svg:height="1.058cm" svg:x="87.816cm" svg:y="91.828cm" svg:viewBox="0 0 1060 1059" draw:points="0,0 1060,0 1060,1059 0,1059">
          <text:p/>
        </draw:polygon>
        <draw:polygon draw:style-name="gr5" draw:text-style-name="P5" draw:layer="layout" svg:width="1.059cm" svg:height="1.058cm" svg:x="86.599cm" svg:y="94.851cm" svg:viewBox="0 0 1060 1059" draw:points="0,0 1060,0 1060,1059 0,1059">
          <text:p/>
        </draw:polygon>
        <draw:polygon draw:style-name="gr3" draw:text-style-name="P3" draw:layer="layout" svg:width="1.059cm" svg:height="1.058cm" svg:x="86.599cm" svg:y="94.851cm" svg:viewBox="0 0 1060 1059" draw:points="0,0 1060,0 1060,1059 0,1059">
          <text:p/>
        </draw:polygon>
        <draw:polygon draw:style-name="gr5" draw:text-style-name="P5" draw:layer="layout" svg:width="1.058cm" svg:height="1.058cm" svg:x="90.84cm" svg:y="93.045cm" svg:viewBox="0 0 1059 1059" draw:points="0,0 1059,0 1059,1059 0,1059">
          <text:p/>
        </draw:polygon>
        <draw:polygon draw:style-name="gr3" draw:text-style-name="P3" draw:layer="layout" svg:width="1.058cm" svg:height="1.058cm" svg:x="90.84cm" svg:y="93.045cm" svg:viewBox="0 0 1059 1059" draw:points="0,0 1059,0 1059,1059 0,1059">
          <text:p/>
        </draw:polygon>
        <draw:polygon draw:style-name="gr4" draw:text-style-name="P4" draw:layer="layout" svg:width="1.058cm" svg:height="1.059cm" svg:x="75.854cm" svg:y="88.095cm" svg:viewBox="0 0 1059 1060" draw:points="0,0 1059,0 1059,1060 0,1060">
          <text:p/>
        </draw:polygon>
        <draw:polygon draw:style-name="gr3" draw:text-style-name="P3" draw:layer="layout" svg:width="1.058cm" svg:height="1.059cm" svg:x="75.854cm" svg:y="88.095cm" svg:viewBox="0 0 1059 1060" draw:points="0,0 1059,0 1059,1060 0,1060">
          <text:p/>
        </draw:polygon>
        <draw:polygon draw:style-name="gr4" draw:text-style-name="P4" draw:layer="layout" svg:width="1.058cm" svg:height="1.059cm" svg:x="76.327cm" svg:y="84.867cm" svg:viewBox="0 0 1059 1060" draw:points="0,0 1059,0 1059,1060 0,1060">
          <text:p/>
        </draw:polygon>
        <draw:polygon draw:style-name="gr3" draw:text-style-name="P3" draw:layer="layout" svg:width="1.058cm" svg:height="1.059cm" svg:x="76.327cm" svg:y="84.867cm" svg:viewBox="0 0 1059 1060" draw:points="0,0 1059,0 1059,1060 0,1060">
          <text:p/>
        </draw:polygon>
        <draw:polygon draw:style-name="gr5" draw:text-style-name="P5" draw:layer="layout" svg:width="1.058cm" svg:height="1.058cm" svg:x="76.803cm" svg:y="81.643cm" svg:viewBox="0 0 1059 1059" draw:points="0,0 1059,0 1059,1059 0,1059">
          <text:p/>
        </draw:polygon>
        <draw:polygon draw:style-name="gr3" draw:text-style-name="P3" draw:layer="layout" svg:width="1.058cm" svg:height="1.058cm" svg:x="76.803cm" svg:y="81.643cm" svg:viewBox="0 0 1059 1059" draw:points="0,0 1059,0 1059,1059 0,1059">
          <text:p/>
        </draw:polygon>
        <draw:polygon draw:style-name="gr4" draw:text-style-name="P4" draw:layer="layout" svg:width="1.059cm" svg:height="1.058cm" svg:x="77.875cm" svg:y="90.653cm" svg:viewBox="0 0 1060 1059" draw:points="0,0 1060,0 1060,1059 0,1059">
          <text:p/>
        </draw:polygon>
        <draw:polygon draw:style-name="gr3" draw:text-style-name="P3" draw:layer="layout" svg:width="1.059cm" svg:height="1.058cm" svg:x="77.875cm" svg:y="90.653cm" svg:viewBox="0 0 1060 1059" draw:points="0,0 1060,0 1060,1059 0,1059">
          <text:p/>
        </draw:polygon>
        <draw:polygon draw:style-name="gr5" draw:text-style-name="P5" draw:layer="layout" svg:width="1.058cm" svg:height="1.059cm" svg:x="79.897cm" svg:y="93.21cm" svg:viewBox="0 0 1059 1060" draw:points="0,0 1059,0 1059,1060 0,1060">
          <text:p/>
        </draw:polygon>
        <draw:polygon draw:style-name="gr3" draw:text-style-name="P3" draw:layer="layout" svg:width="1.058cm" svg:height="1.059cm" svg:x="79.897cm" svg:y="93.21cm" svg:viewBox="0 0 1059 1060" draw:points="0,0 1059,0 1059,1060 0,1060">
          <text:p/>
        </draw:polygon>
        <draw:polygon draw:style-name="gr4" draw:text-style-name="P4" draw:layer="layout" svg:width="1.059cm" svg:height="1.059cm" svg:x="72.703cm" svg:y="88.938cm" svg:viewBox="0 0 1060 1060" draw:points="0,0 1060,0 1060,1060 0,1060">
          <text:p/>
        </draw:polygon>
        <draw:polygon draw:style-name="gr3" draw:text-style-name="P3" draw:layer="layout" svg:width="1.059cm" svg:height="1.059cm" svg:x="72.703cm" svg:y="88.938cm" svg:viewBox="0 0 1060 1060" draw:points="0,0 1060,0 1060,1060 0,1060">
          <text:p/>
        </draw:polygon>
        <draw:polygon draw:style-name="gr5" draw:text-style-name="P5" draw:layer="layout" svg:width="1.059cm" svg:height="1.058cm" svg:x="69.553cm" svg:y="89.778cm" svg:viewBox="0 0 1060 1059" draw:points="0,0 1060,0 1060,1059 0,1059">
          <text:p/>
        </draw:polygon>
        <draw:polygon draw:style-name="gr3" draw:text-style-name="P3" draw:layer="layout" svg:width="1.059cm" svg:height="1.058cm" svg:x="69.553cm" svg:y="89.778cm" svg:viewBox="0 0 1060 1059" draw:points="0,0 1060,0 1060,1059 0,1059">
          <text:p/>
        </draw:polygon>
        <draw:polygon draw:style-name="gr4" draw:text-style-name="P4" draw:layer="layout" svg:width="1.059cm" svg:height="1.058cm" svg:x="95.087cm" svg:y="29.943cm" svg:viewBox="0 0 1060 1059" draw:points="0,0 1060,0 1060,1059 0,1059">
          <text:p/>
        </draw:polygon>
        <draw:polygon draw:style-name="gr3" draw:text-style-name="P3" draw:layer="layout" svg:width="1.059cm" svg:height="1.058cm" svg:x="95.087cm" svg:y="29.943cm" svg:viewBox="0 0 1060 1059" draw:points="0,0 1060,0 1060,1059 0,1059">
          <text:p/>
        </draw:polygon>
        <draw:polygon draw:style-name="gr4" draw:text-style-name="P4" draw:layer="layout" svg:width="1.058cm" svg:height="1.059cm" svg:x="93.091cm" svg:y="35.093cm" svg:viewBox="0 0 1059 1060" draw:points="0,0 1059,0 1059,1060 0,1060">
          <text:p/>
        </draw:polygon>
        <draw:polygon draw:style-name="gr3" draw:text-style-name="P3" draw:layer="layout" svg:width="1.058cm" svg:height="1.059cm" svg:x="93.091cm" svg:y="35.093cm" svg:viewBox="0 0 1059 1060" draw:points="0,0 1059,0 1059,1060 0,1060">
          <text:p/>
        </draw:polygon>
        <draw:polygon draw:style-name="gr5" draw:text-style-name="P5" draw:layer="layout" svg:width="1.058cm" svg:height="1.058cm" svg:x="91.916cm" svg:y="38.135cm" svg:viewBox="0 0 1059 1059" draw:points="0,0 1059,0 1059,1059 0,1059">
          <text:p/>
        </draw:polygon>
        <draw:polygon draw:style-name="gr3" draw:text-style-name="P3" draw:layer="layout" svg:width="1.058cm" svg:height="1.058cm" svg:x="91.916cm" svg:y="38.135cm" svg:viewBox="0 0 1059 1059" draw:points="0,0 1059,0 1059,1059 0,1059">
          <text:p/>
        </draw:polygon>
        <draw:polygon draw:style-name="gr4" draw:text-style-name="P4" draw:layer="layout" svg:width="1.059cm" svg:height="1.058cm" svg:x="100.516cm" svg:y="28.926cm" svg:viewBox="0 0 1060 1059" draw:points="0,0 1060,0 1060,1059 0,1059">
          <text:p/>
        </draw:polygon>
        <draw:polygon draw:style-name="gr3" draw:text-style-name="P3" draw:layer="layout" svg:width="1.059cm" svg:height="1.058cm" svg:x="100.516cm" svg:y="28.926cm" svg:viewBox="0 0 1060 1059" draw:points="0,0 1060,0 1060,1059 0,1059">
          <text:p/>
        </draw:polygon>
        <draw:polygon draw:style-name="gr5" draw:text-style-name="P5" draw:layer="layout" svg:width="1.058cm" svg:height="1.059cm" svg:x="103.72cm" svg:y="28.325cm" svg:viewBox="0 0 1059 1060" draw:points="0,0 1059,0 1059,1060 0,1060">
          <text:p/>
        </draw:polygon>
        <draw:polygon draw:style-name="gr3" draw:text-style-name="P3" draw:layer="layout" svg:width="1.058cm" svg:height="1.059cm" svg:x="103.72cm" svg:y="28.325cm" svg:viewBox="0 0 1059 1060" draw:points="0,0 1059,0 1059,1060 0,1060">
          <text:p/>
        </draw:polygon>
        <draw:polygon draw:style-name="gr4" draw:text-style-name="P4" draw:layer="layout" svg:width="1.058cm" svg:height="1.059cm" svg:x="95.726cm" svg:y="24.456cm" svg:viewBox="0 0 1059 1060" draw:points="0,0 1059,0 1059,1060 0,1060">
          <text:p/>
        </draw:polygon>
        <draw:polygon draw:style-name="gr3" draw:text-style-name="P3" draw:layer="layout" svg:width="1.058cm" svg:height="1.059cm" svg:x="95.726cm" svg:y="24.456cm" svg:viewBox="0 0 1059 1060" draw:points="0,0 1059,0 1059,1060 0,1060">
          <text:p/>
        </draw:polygon>
        <draw:polygon draw:style-name="gr5" draw:text-style-name="P5" draw:layer="layout" svg:width="1.059cm" svg:height="1.058cm" svg:x="96.103cm" svg:y="21.218cm" svg:viewBox="0 0 1060 1059" draw:points="0,0 1060,0 1060,1059 0,1059">
          <text:p/>
        </draw:polygon>
        <draw:polygon draw:style-name="gr3" draw:text-style-name="P3" draw:layer="layout" svg:width="1.059cm" svg:height="1.058cm" svg:x="96.103cm" svg:y="21.218cm" svg:viewBox="0 0 1060 1059" draw:points="0,0 1060,0 1060,1059 0,1059">
          <text:p/>
        </draw:polygon>
        <draw:polygon draw:style-name="gr4" draw:text-style-name="P4" draw:layer="layout" svg:width="1.059cm" svg:height="1.059cm" svg:x="90.035cm" svg:y="27.704cm" svg:viewBox="0 0 1060 1060" draw:points="0,0 1060,0 1060,1060 0,1060">
          <text:p/>
        </draw:polygon>
        <draw:polygon draw:style-name="gr3" draw:text-style-name="P3" draw:layer="layout" svg:width="1.059cm" svg:height="1.059cm" svg:x="90.035cm" svg:y="27.704cm" svg:viewBox="0 0 1060 1060" draw:points="0,0 1060,0 1060,1060 0,1060">
          <text:p/>
        </draw:polygon>
        <draw:polygon draw:style-name="gr5" draw:text-style-name="P5" draw:layer="layout" svg:width="1.059cm" svg:height="1.058cm" svg:x="87.054cm" svg:y="26.383cm" svg:viewBox="0 0 1060 1059" draw:points="0,0 1060,0 1060,1059 0,1059">
          <text:p/>
        </draw:polygon>
        <draw:polygon draw:style-name="gr3" draw:text-style-name="P3" draw:layer="layout" svg:width="1.059cm" svg:height="1.058cm" svg:x="87.054cm" svg:y="26.383cm" svg:viewBox="0 0 1060 1059" draw:points="0,0 1060,0 1060,1059 0,1059">
          <text:p/>
        </draw:polygon>
        <draw:polygon draw:style-name="gr4" draw:text-style-name="P4" draw:layer="layout" svg:width="1.059cm" svg:height="1.058cm" svg:x="89.693cm" svg:y="31.135cm" svg:viewBox="0 0 1060 1059" draw:points="0,0 1060,0 1060,1059 0,1059">
          <text:p/>
        </draw:polygon>
        <draw:polygon draw:style-name="gr3" draw:text-style-name="P3" draw:layer="layout" svg:width="1.059cm" svg:height="1.058cm" svg:x="89.693cm" svg:y="31.135cm" svg:viewBox="0 0 1060 1059" draw:points="0,0 1060,0 1060,1059 0,1059">
          <text:p/>
        </draw:polygon>
        <draw:polygon draw:style-name="gr5" draw:text-style-name="P5" draw:layer="layout" svg:width="1.058cm" svg:height="1.059cm" svg:x="86.945cm" svg:y="29.381cm" svg:viewBox="0 0 1059 1060" draw:points="0,0 1059,0 1059,1060 0,1060">
          <text:p/>
        </draw:polygon>
        <draw:polygon draw:style-name="gr3" draw:text-style-name="P3" draw:layer="layout" svg:width="1.058cm" svg:height="1.059cm" svg:x="86.945cm" svg:y="29.381cm" svg:viewBox="0 0 1059 1060" draw:points="0,0 1059,0 1059,1060 0,1060">
          <text:p/>
        </draw:polygon>
        <draw:polygon draw:style-name="gr5" draw:text-style-name="P5" draw:layer="layout" svg:width="1.058cm" svg:height="1.058cm" svg:x="87.94cm" svg:y="33.884cm" svg:viewBox="0 0 1059 1059" draw:points="0,0 1059,0 1059,1059 0,1059">
          <text:p/>
        </draw:polygon>
        <draw:polygon draw:style-name="gr3" draw:text-style-name="P3" draw:layer="layout" svg:width="1.058cm" svg:height="1.058cm" svg:x="87.94cm" svg:y="33.884cm" svg:viewBox="0 0 1059 1059" draw:points="0,0 1059,0 1059,1059 0,1059">
          <text:p/>
        </draw:polygon>
        <draw:polygon draw:style-name="gr4" draw:text-style-name="P4" draw:layer="layout" svg:width="1.058cm" svg:height="1.058cm" svg:x="92.346cm" svg:y="25.146cm" svg:viewBox="0 0 1059 1059" draw:points="0,0 1059,0 1059,1059 0,1059">
          <text:p/>
        </draw:polygon>
        <draw:polygon draw:style-name="gr3" draw:text-style-name="P3" draw:layer="layout" svg:width="1.058cm" svg:height="1.058cm" svg:x="92.346cm" svg:y="25.146cm" svg:viewBox="0 0 1059 1059" draw:points="0,0 1059,0 1059,1059 0,1059">
          <text:p/>
        </draw:polygon>
        <draw:polygon draw:style-name="gr5" draw:text-style-name="P5" draw:layer="layout" svg:width="1.058cm" svg:height="1.059cm" svg:x="93.207cm" svg:y="22cm" svg:viewBox="0 0 1059 1060" draw:points="0,0 1059,0 1059,1060 0,1060">
          <text:p/>
        </draw:polygon>
        <draw:polygon draw:style-name="gr3" draw:text-style-name="P3" draw:layer="layout" svg:width="1.058cm" svg:height="1.059cm" svg:x="93.207cm" svg:y="22cm" svg:viewBox="0 0 1059 1060" draw:points="0,0 1059,0 1059,1060 0,1060">
          <text:p/>
        </draw:polygon>
        <draw:polygon draw:style-name="gr5" draw:text-style-name="P5" draw:layer="layout" svg:width="1.058cm" svg:height="1.059cm" svg:x="89.203cm" svg:y="24.286cm" svg:viewBox="0 0 1059 1060" draw:points="0,0 1059,0 1059,1060 0,1060">
          <text:p/>
        </draw:polygon>
        <draw:polygon draw:style-name="gr3" draw:text-style-name="P3" draw:layer="layout" svg:width="1.058cm" svg:height="1.059cm" svg:x="89.203cm" svg:y="24.286cm" svg:viewBox="0 0 1059 1060" draw:points="0,0 1059,0 1059,1060 0,1060">
          <text:p/>
        </draw:polygon>
        <draw:polygon draw:style-name="gr4" draw:text-style-name="P4" draw:layer="layout" svg:width="1.058cm" svg:height="1.059cm" svg:x="98.855cm" svg:y="25.904cm" svg:viewBox="0 0 1059 1060" draw:points="0,0 1059,0 1059,1060 0,1060">
          <text:p/>
        </draw:polygon>
        <draw:polygon draw:style-name="gr3" draw:text-style-name="P3" draw:layer="layout" svg:width="1.058cm" svg:height="1.059cm" svg:x="98.855cm" svg:y="25.904cm" svg:viewBox="0 0 1059 1060" draw:points="0,0 1059,0 1059,1060 0,1060">
          <text:p/>
        </draw:polygon>
        <draw:polygon draw:style-name="gr5" draw:text-style-name="P5" draw:layer="layout" svg:width="1.058cm" svg:height="1.058cm" svg:x="102.115cm" svg:y="25.792cm" svg:viewBox="0 0 1059 1059" draw:points="0,0 1059,0 1059,1059 0,1059">
          <text:p/>
        </draw:polygon>
        <draw:polygon draw:style-name="gr3" draw:text-style-name="P3" draw:layer="layout" svg:width="1.058cm" svg:height="1.058cm" svg:x="102.115cm" svg:y="25.792cm" svg:viewBox="0 0 1059 1059" draw:points="0,0 1059,0 1059,1059 0,1059">
          <text:p/>
        </draw:polygon>
        <draw:polygon draw:style-name="gr5" draw:text-style-name="P5" draw:layer="layout" svg:width="1.058cm" svg:height="1.058cm" svg:x="98.742cm" svg:y="22.646cm" svg:viewBox="0 0 1059 1059" draw:points="0,0 1059,0 1059,1059 0,1059">
          <text:p/>
        </draw:polygon>
        <draw:polygon draw:style-name="gr3" draw:text-style-name="P3" draw:layer="layout" svg:width="1.058cm" svg:height="1.058cm" svg:x="98.742cm" svg:y="22.646cm" svg:viewBox="0 0 1059 1059" draw:points="0,0 1059,0 1059,1059 0,1059">
          <text:p/>
        </draw:polygon>
        <draw:polygon draw:style-name="gr4" draw:text-style-name="P4" draw:layer="layout" svg:width="1.059cm" svg:height="1.058cm" svg:x="101.391cm" svg:y="37.532cm" svg:viewBox="0 0 1060 1059" draw:points="0,0 1060,0 1060,1059 0,1059">
          <text:p/>
        </draw:polygon>
        <draw:polygon draw:style-name="gr3" draw:text-style-name="P3" draw:layer="layout" svg:width="1.059cm" svg:height="1.058cm" svg:x="101.391cm" svg:y="37.532cm" svg:viewBox="0 0 1060 1059" draw:points="0,0 1060,0 1060,1059 0,1059">
          <text:p/>
        </draw:polygon>
        <draw:polygon draw:style-name="gr4" draw:text-style-name="P4" draw:layer="layout" svg:width="1.058cm" svg:height="1.058cm" svg:x="98.132cm" svg:y="37.655cm" svg:viewBox="0 0 1059 1059" draw:points="0,0 1059,0 1059,1059 0,1059">
          <text:p/>
        </draw:polygon>
        <draw:polygon draw:style-name="gr3" draw:text-style-name="P3" draw:layer="layout" svg:width="1.058cm" svg:height="1.058cm" svg:x="98.132cm" svg:y="37.655cm" svg:viewBox="0 0 1059 1059" draw:points="0,0 1059,0 1059,1059 0,1059">
          <text:p/>
        </draw:polygon>
        <draw:polygon draw:style-name="gr5" draw:text-style-name="P5" draw:layer="layout" svg:width="1.058cm" svg:height="1.058cm" svg:x="94.876cm" svg:y="37.782cm" svg:viewBox="0 0 1059 1059" draw:points="0,0 1059,0 1059,1059 0,1059">
          <text:p/>
        </draw:polygon>
        <draw:polygon draw:style-name="gr3" draw:text-style-name="P3" draw:layer="layout" svg:width="1.058cm" svg:height="1.058cm" svg:x="94.876cm" svg:y="37.782cm" svg:viewBox="0 0 1059 1059" draw:points="0,0 1059,0 1059,1059 0,1059">
          <text:p/>
        </draw:polygon>
        <draw:polygon draw:style-name="gr4" draw:text-style-name="P4" draw:layer="layout" svg:width="1.058cm" svg:height="1.058cm" svg:x="104.623cm" svg:y="37.973cm" svg:viewBox="0 0 1059 1059" draw:points="0,0 1059,0 1059,1059 0,1059">
          <text:p/>
        </draw:polygon>
        <draw:polygon draw:style-name="gr3" draw:text-style-name="P3" draw:layer="layout" svg:width="1.058cm" svg:height="1.058cm" svg:x="104.623cm" svg:y="37.973cm" svg:viewBox="0 0 1059 1059" draw:points="0,0 1059,0 1059,1059 0,1059">
          <text:p/>
        </draw:polygon>
        <draw:polygon draw:style-name="gr5" draw:text-style-name="P5" draw:layer="layout" svg:width="1.058cm" svg:height="1.059cm" svg:x="107.851cm" svg:y="38.413cm" svg:viewBox="0 0 1059 1060" draw:points="0,0 1059,0 1059,1060 0,1060">
          <text:p/>
        </draw:polygon>
        <draw:polygon draw:style-name="gr3" draw:text-style-name="P3" draw:layer="layout" svg:width="1.058cm" svg:height="1.059cm" svg:x="107.851cm" svg:y="38.413cm" svg:viewBox="0 0 1059 1060" draw:points="0,0 1059,0 1059,1060 0,1060">
          <text:p/>
        </draw:polygon>
        <draw:polygon draw:style-name="gr4" draw:text-style-name="P4" draw:layer="layout" svg:width="1.058cm" svg:height="1.058cm" svg:x="102.111cm" svg:y="34.351cm" svg:viewBox="0 0 1059 1059" draw:points="0,0 1059,0 1059,1059 0,1059">
          <text:p/>
        </draw:polygon>
        <draw:polygon draw:style-name="gr3" draw:text-style-name="P3" draw:layer="layout" svg:width="1.058cm" svg:height="1.058cm" svg:x="102.111cm" svg:y="34.351cm" svg:viewBox="0 0 1059 1059" draw:points="0,0 1059,0 1059,1059 0,1059">
          <text:p/>
        </draw:polygon>
        <draw:polygon draw:style-name="gr5" draw:text-style-name="P5" draw:layer="layout" svg:width="1.059cm" svg:height="1.058cm" svg:x="102.834cm" svg:y="31.171cm" svg:viewBox="0 0 1060 1059" draw:points="0,0 1060,0 1060,1059 0,1059">
          <text:p/>
        </draw:polygon>
        <draw:polygon draw:style-name="gr3" draw:text-style-name="P3" draw:layer="layout" svg:width="1.059cm" svg:height="1.058cm" svg:x="102.834cm" svg:y="31.171cm" svg:viewBox="0 0 1060 1059" draw:points="0,0 1060,0 1060,1059 0,1059">
          <text:p/>
        </draw:polygon>
        <draw:polygon draw:style-name="gr4" draw:text-style-name="P4" draw:layer="layout" svg:width="1.058cm" svg:height="1.058cm" svg:x="101.233cm" svg:y="40.788cm" svg:viewBox="0 0 1059 1059" draw:points="0,0 1059,0 1059,1059 0,1059">
          <text:p/>
        </draw:polygon>
        <draw:polygon draw:style-name="gr3" draw:text-style-name="P3" draw:layer="layout" svg:width="1.058cm" svg:height="1.058cm" svg:x="101.233cm" svg:y="40.788cm" svg:viewBox="0 0 1059 1059" draw:points="0,0 1059,0 1059,1059 0,1059">
          <text:p/>
        </draw:polygon>
        <draw:polygon draw:style-name="gr5" draw:text-style-name="P5" draw:layer="layout" svg:width="1.058cm" svg:height="1.058cm" svg:x="101.074cm" svg:y="44.044cm" svg:viewBox="0 0 1059 1059" draw:points="0,0 1059,0 1059,1059 0,1059">
          <text:p/>
        </draw:polygon>
        <draw:polygon draw:style-name="gr3" draw:text-style-name="P3" draw:layer="layout" svg:width="1.058cm" svg:height="1.058cm" svg:x="101.074cm" svg:y="44.044cm" svg:viewBox="0 0 1059 1059" draw:points="0,0 1059,0 1059,1059 0,1059">
          <text:p/>
        </draw:polygon>
        <draw:polygon draw:style-name="gr4" draw:text-style-name="P4" draw:layer="layout" svg:width="1.058cm" svg:height="1.058cm" svg:x="63.898cm" svg:y="12.224cm" svg:viewBox="0 0 1059 1059" draw:points="0,0 1059,0 1059,1059 0,1059">
          <text:p/>
        </draw:polygon>
        <draw:polygon draw:style-name="gr3" draw:text-style-name="P3" draw:layer="layout" svg:width="1.058cm" svg:height="1.058cm" svg:x="63.898cm" svg:y="12.224cm" svg:viewBox="0 0 1059 1059" draw:points="0,0 1059,0 1059,1059 0,1059">
          <text:p/>
        </draw:polygon>
        <draw:polygon draw:style-name="gr4" draw:text-style-name="P4" draw:layer="layout" svg:width="1.059cm" svg:height="1.058cm" svg:x="68.35cm" svg:y="20.161cm" svg:viewBox="0 0 1060 1059" draw:points="0,0 1060,0 1060,1059 0,1059">
          <text:p/>
        </draw:polygon>
        <draw:polygon draw:style-name="gr3" draw:text-style-name="P3" draw:layer="layout" svg:width="1.059cm" svg:height="1.058cm" svg:x="68.35cm" svg:y="20.161cm" svg:viewBox="0 0 1060 1059" draw:points="0,0 1060,0 1060,1059 0,1059">
          <text:p/>
        </draw:polygon>
        <draw:polygon draw:style-name="gr5" draw:text-style-name="P5" draw:layer="layout" svg:width="1.058cm" svg:height="1.059cm" svg:x="69.945cm" svg:y="23.004cm" svg:viewBox="0 0 1059 1060" draw:points="0,0 1059,0 1059,1060 0,1060">
          <text:p/>
        </draw:polygon>
        <draw:polygon draw:style-name="gr3" draw:text-style-name="P3" draw:layer="layout" svg:width="1.058cm" svg:height="1.059cm" svg:x="69.945cm" svg:y="23.004cm" svg:viewBox="0 0 1059 1060" draw:points="0,0 1059,0 1059,1060 0,1060">
          <text:p/>
        </draw:polygon>
        <draw:polygon draw:style-name="gr4" draw:text-style-name="P4" draw:layer="layout" svg:width="1.059cm" svg:height="1.059cm" svg:x="61.379cm" svg:y="20.968cm" svg:viewBox="0 0 1060 1060" draw:points="0,0 1060,0 1060,1060 0,1060">
          <text:p/>
        </draw:polygon>
        <draw:polygon draw:style-name="gr3" draw:text-style-name="P3" draw:layer="layout" svg:width="1.059cm" svg:height="1.059cm" svg:x="61.379cm" svg:y="20.968cm" svg:viewBox="0 0 1060 1060" draw:points="0,0 1060,0 1060,1060 0,1060">
          <text:p/>
        </draw:polygon>
        <draw:polygon draw:style-name="gr5" draw:text-style-name="P5" draw:layer="layout" svg:width="1.059cm" svg:height="1.058cm" svg:x="58.525cm" svg:y="22.546cm" svg:viewBox="0 0 1060 1059" draw:points="0,0 1060,0 1060,1059 0,1059">
          <text:p/>
        </draw:polygon>
        <draw:polygon draw:style-name="gr3" draw:text-style-name="P3" draw:layer="layout" svg:width="1.059cm" svg:height="1.058cm" svg:x="58.525cm" svg:y="22.546cm" svg:viewBox="0 0 1060 1059" draw:points="0,0 1060,0 1060,1059 0,1059">
          <text:p/>
        </draw:polygon>
        <draw:polygon draw:style-name="gr5" draw:text-style-name="P5" draw:layer="layout" svg:width="1.059cm" svg:height="1.059cm" svg:x="62.956cm" svg:y="23.822cm" svg:viewBox="0 0 1060 1060" draw:points="0,0 1060,0 1060,1060 0,1060">
          <text:p/>
        </draw:polygon>
        <draw:polygon draw:style-name="gr3" draw:text-style-name="P3" draw:layer="layout" svg:width="1.059cm" svg:height="1.059cm" svg:x="62.956cm" svg:y="23.822cm" svg:viewBox="0 0 1060 1060" draw:points="0,0 1060,0 1060,1060 0,1060">
          <text:p/>
        </draw:polygon>
        <draw:polygon draw:style-name="gr4" draw:text-style-name="P4" draw:layer="layout" svg:width="1.058cm" svg:height="1.058cm" svg:x="79.082cm" svg:y="15.803cm" svg:viewBox="0 0 1059 1059" draw:points="0,0 1059,0 1059,1059 0,1059">
          <text:p/>
        </draw:polygon>
        <draw:polygon draw:style-name="gr3" draw:text-style-name="P3" draw:layer="layout" svg:width="1.058cm" svg:height="1.058cm" svg:x="79.082cm" svg:y="15.803cm" svg:viewBox="0 0 1059 1059" draw:points="0,0 1059,0 1059,1059 0,1059">
          <text:p/>
        </draw:polygon>
        <draw:polygon draw:style-name="gr4" draw:text-style-name="P4" draw:layer="layout" svg:width="1.058cm" svg:height="1.058cm" svg:x="75.399cm" svg:y="16.901cm" svg:viewBox="0 0 1059 1059" draw:points="0,0 1059,0 1059,1059 0,1059">
          <text:p/>
        </draw:polygon>
        <draw:polygon draw:style-name="gr3" draw:text-style-name="P3" draw:layer="layout" svg:width="1.058cm" svg:height="1.058cm" svg:x="75.399cm" svg:y="16.901cm" svg:viewBox="0 0 1059 1059" draw:points="0,0 1059,0 1059,1059 0,1059">
          <text:p/>
        </draw:polygon>
        <draw:polygon draw:style-name="gr5" draw:text-style-name="P5" draw:layer="layout" svg:width="1.058cm" svg:height="1.058cm" svg:x="72.273cm" svg:y="17.833cm" svg:viewBox="0 0 1059 1059" draw:points="0,0 1059,0 1059,1059 0,1059">
          <text:p/>
        </draw:polygon>
        <draw:polygon draw:style-name="gr3" draw:text-style-name="P3" draw:layer="layout" svg:width="1.058cm" svg:height="1.058cm" svg:x="72.273cm" svg:y="17.833cm" svg:viewBox="0 0 1059 1059" draw:points="0,0 1059,0 1059,1059 0,1059">
          <text:p/>
        </draw:polygon>
        <draw:polygon draw:style-name="gr4" draw:text-style-name="P4" draw:layer="layout" svg:width="1.058cm" svg:height="1.058cm" svg:x="78.814cm" svg:y="21.448cm" svg:viewBox="0 0 1059 1059" draw:points="0,0 1059,0 1059,1059 0,1059">
          <text:p/>
        </draw:polygon>
        <draw:polygon draw:style-name="gr3" draw:text-style-name="P3" draw:layer="layout" svg:width="1.058cm" svg:height="1.058cm" svg:x="78.814cm" svg:y="21.448cm" svg:viewBox="0 0 1059 1059" draw:points="0,0 1059,0 1059,1059 0,1059">
          <text:p/>
        </draw:polygon>
        <draw:polygon draw:style-name="gr5" draw:text-style-name="P5" draw:layer="layout" svg:width="1.059cm" svg:height="1.058cm" svg:x="75.984cm" svg:y="19.825cm" svg:viewBox="0 0 1060 1059" draw:points="0,0 1060,0 1060,1059 0,1059">
          <text:p/>
        </draw:polygon>
        <draw:polygon draw:style-name="gr3" draw:text-style-name="P3" draw:layer="layout" svg:width="1.059cm" svg:height="1.058cm" svg:x="75.984cm" svg:y="19.825cm" svg:viewBox="0 0 1060 1059" draw:points="0,0 1060,0 1060,1059 0,1059">
          <text:p/>
        </draw:polygon>
        <draw:polygon draw:style-name="gr5" draw:text-style-name="P5" draw:layer="layout" svg:width="1.058cm" svg:height="1.058cm" svg:x="81.784cm" svg:y="20.1cm" svg:viewBox="0 0 1059 1059" draw:points="0,0 1059,0 1059,1059 0,1059">
          <text:p/>
        </draw:polygon>
        <draw:polygon draw:style-name="gr3" draw:text-style-name="P3" draw:layer="layout" svg:width="1.058cm" svg:height="1.058cm" svg:x="81.784cm" svg:y="20.1cm" svg:viewBox="0 0 1059 1059" draw:points="0,0 1059,0 1059,1059 0,1059">
          <text:p/>
        </draw:polygon>
        <draw:polygon draw:style-name="gr4" draw:text-style-name="P4" draw:layer="layout" svg:width="1.059cm" svg:height="1.058cm" svg:x="78.658cm" svg:y="24.705cm" svg:viewBox="0 0 1060 1059" draw:points="0,0 1060,0 1060,1059 0,1059">
          <text:p/>
        </draw:polygon>
        <draw:polygon draw:style-name="gr3" draw:text-style-name="P3" draw:layer="layout" svg:width="1.059cm" svg:height="1.058cm" svg:x="78.658cm" svg:y="24.705cm" svg:viewBox="0 0 1060 1059" draw:points="0,0 1060,0 1060,1059 0,1059">
          <text:p/>
        </draw:polygon>
        <draw:polygon draw:style-name="gr5" draw:text-style-name="P5" draw:layer="layout" svg:width="1.059cm" svg:height="1.059cm" svg:x="76.245cm" svg:y="26.898cm" svg:viewBox="0 0 1060 1060" draw:points="0,0 1060,0 1060,1060 0,1060">
          <text:p/>
        </draw:polygon>
        <draw:polygon draw:style-name="gr3" draw:text-style-name="P3" draw:layer="layout" svg:width="1.059cm" svg:height="1.059cm" svg:x="76.245cm" svg:y="26.898cm" svg:viewBox="0 0 1060 1060" draw:points="0,0 1060,0 1060,1060 0,1060">
          <text:p/>
        </draw:polygon>
        <draw:polygon draw:style-name="gr5" draw:text-style-name="P5" draw:layer="layout" svg:width="1.058cm" svg:height="1.059cm" svg:x="80.853cm" svg:y="27.117cm" svg:viewBox="0 0 1059 1060" draw:points="0,0 1059,0 1059,1060 0,1060">
          <text:p/>
        </draw:polygon>
        <draw:polygon draw:style-name="gr3" draw:text-style-name="P3" draw:layer="layout" svg:width="1.058cm" svg:height="1.059cm" svg:x="80.853cm" svg:y="27.117cm" svg:viewBox="0 0 1059 1060" draw:points="0,0 1059,0 1059,1060 0,1060">
          <text:p/>
        </draw:polygon>
        <draw:polygon draw:style-name="gr4" draw:text-style-name="P4" draw:layer="layout" svg:width="1.058cm" svg:height="1.059cm" svg:x="82.645cm" svg:y="17.245cm" svg:viewBox="0 0 1059 1060" draw:points="0,0 1059,0 1059,1060 0,1060">
          <text:p/>
        </draw:polygon>
        <draw:polygon draw:style-name="gr3" draw:text-style-name="P3" draw:layer="layout" svg:width="1.058cm" svg:height="1.059cm" svg:x="82.645cm" svg:y="17.245cm" svg:viewBox="0 0 1059 1060" draw:points="0,0 1059,0 1059,1060 0,1060">
          <text:p/>
        </draw:polygon>
        <draw:polygon draw:style-name="gr5" draw:text-style-name="P5" draw:layer="layout" svg:width="1.058cm" svg:height="1.058cm" svg:x="85.668cm" svg:y="18.469cm" svg:viewBox="0 0 1059 1059" draw:points="0,0 1059,0 1059,1059 0,1059">
          <text:p/>
        </draw:polygon>
        <draw:polygon draw:style-name="gr3" draw:text-style-name="P3" draw:layer="layout" svg:width="1.058cm" svg:height="1.058cm" svg:x="85.668cm" svg:y="18.469cm" svg:viewBox="0 0 1059 1059" draw:points="0,0 1059,0 1059,1059 0,1059">
          <text:p/>
        </draw:polygon>
        <draw:polygon draw:style-name="gr4" draw:text-style-name="P4" draw:layer="layout" svg:width="1.058cm" svg:height="1.059cm" svg:x="81.153cm" svg:y="12.563cm" svg:viewBox="0 0 1059 1060" draw:points="0,0 1059,0 1059,1060 0,1060">
          <text:p/>
        </draw:polygon>
        <draw:polygon draw:style-name="gr3" draw:text-style-name="P3" draw:layer="layout" svg:width="1.058cm" svg:height="1.059cm" svg:x="81.153cm" svg:y="12.563cm" svg:viewBox="0 0 1059 1060" draw:points="0,0 1059,0 1059,1060 0,1060">
          <text:p/>
        </draw:polygon>
        <draw:polygon draw:style-name="gr5" draw:text-style-name="P5" draw:layer="layout" svg:width="1.059cm" svg:height="1.058cm" svg:x="82.909cm" svg:y="9.816cm" svg:viewBox="0 0 1060 1059" draw:points="0,0 1060,0 1060,1059 0,1059">
          <text:p/>
        </draw:polygon>
        <draw:polygon draw:style-name="gr3" draw:text-style-name="P3" draw:layer="layout" svg:width="1.059cm" svg:height="1.058cm" svg:x="82.909cm" svg:y="9.816cm" svg:viewBox="0 0 1060 1059" draw:points="0,0 1060,0 1060,1059 0,1059">
          <text:p/>
        </draw:polygon>
        <draw:polygon draw:style-name="gr4" draw:text-style-name="P4" draw:layer="layout" svg:width="1.058cm" svg:height="1.058cm" svg:x="76.277cm" svg:y="13.175cm" svg:viewBox="0 0 1059 1059" draw:points="0,0 1059,0 1059,1059 0,1059">
          <text:p/>
        </draw:polygon>
        <draw:polygon draw:style-name="gr3" draw:text-style-name="P3" draw:layer="layout" svg:width="1.058cm" svg:height="1.058cm" svg:x="76.277cm" svg:y="13.175cm" svg:viewBox="0 0 1059 1059" draw:points="0,0 1059,0 1059,1059 0,1059">
          <text:p/>
        </draw:polygon>
        <draw:polygon draw:style-name="gr5" draw:text-style-name="P5" draw:layer="layout" svg:width="1.058cm" svg:height="1.059cm" svg:x="73.896cm" svg:y="10.945cm" svg:viewBox="0 0 1059 1060" draw:points="0,0 1059,0 1059,1060 0,1060">
          <text:p/>
        </draw:polygon>
        <draw:polygon draw:style-name="gr3" draw:text-style-name="P3" draw:layer="layout" svg:width="1.058cm" svg:height="1.059cm" svg:x="73.896cm" svg:y="10.945cm" svg:viewBox="0 0 1059 1060" draw:points="0,0 1059,0 1059,1060 0,1060">
          <text:p/>
        </draw:polygon>
        <draw:polygon draw:style-name="gr4" draw:text-style-name="P4" draw:layer="layout" svg:width="1.058cm" svg:height="1.058cm" svg:x="78.602cm" svg:y="11.988cm" svg:viewBox="0 0 1059 1059" draw:points="0,0 1059,0 1059,1059 0,1059">
          <text:p/>
        </draw:polygon>
        <draw:polygon draw:style-name="gr3" draw:text-style-name="P3" draw:layer="layout" svg:width="1.058cm" svg:height="1.058cm" svg:x="78.602cm" svg:y="11.988cm" svg:viewBox="0 0 1059 1059" draw:points="0,0 1059,0 1059,1059 0,1059">
          <text:p/>
        </draw:polygon>
        <draw:polygon draw:style-name="gr5" draw:text-style-name="P5" draw:layer="layout" svg:width="1.059cm" svg:height="1.058cm" svg:x="78.196cm" svg:y="8.753cm" svg:viewBox="0 0 1060 1059" draw:points="0,0 1060,0 1060,1059 0,1059">
          <text:p/>
        </draw:polygon>
        <draw:polygon draw:style-name="gr3" draw:text-style-name="P3" draw:layer="layout" svg:width="1.059cm" svg:height="1.058cm" svg:x="78.196cm" svg:y="8.753cm" svg:viewBox="0 0 1060 1059" draw:points="0,0 1060,0 1060,1059 0,1059">
          <text:p/>
        </draw:polygon>
        <draw:polygon draw:style-name="gr4" draw:text-style-name="P4" draw:layer="layout" svg:width="1.058cm" svg:height="1.059cm" svg:x="82.744cm" svg:y="14.634cm" svg:viewBox="0 0 1059 1060" draw:points="0,0 1059,0 1059,1060 0,1060">
          <text:p/>
        </draw:polygon>
        <draw:polygon draw:style-name="gr3" draw:text-style-name="P3" draw:layer="layout" svg:width="1.058cm" svg:height="1.059cm" svg:x="82.744cm" svg:y="14.634cm" svg:viewBox="0 0 1059 1060" draw:points="0,0 1059,0 1059,1060 0,1060">
          <text:p/>
        </draw:polygon>
        <draw:polygon draw:style-name="gr5" draw:text-style-name="P5" draw:layer="layout" svg:width="1.058cm" svg:height="1.058cm" svg:x="85.852cm" svg:y="13.644cm" svg:viewBox="0 0 1059 1059" draw:points="0,0 1059,0 1059,1059 0,1059">
          <text:p/>
        </draw:polygon>
        <draw:polygon draw:style-name="gr3" draw:text-style-name="P3" draw:layer="layout" svg:width="1.058cm" svg:height="1.058cm" svg:x="85.852cm" svg:y="13.644cm" svg:viewBox="0 0 1059 1059" draw:points="0,0 1059,0 1059,1059 0,1059">
          <text:p/>
        </draw:polygon>
        <draw:polygon draw:style-name="gr4" draw:text-style-name="P4" draw:layer="layout" svg:width="1.059cm" svg:height="1.058cm" svg:x="72.1cm" svg:y="8.286cm" svg:viewBox="0 0 1060 1059" draw:points="0,0 1060,0 1060,1059 0,1059">
          <text:p/>
        </draw:polygon>
        <draw:polygon draw:style-name="gr3" draw:text-style-name="P3" draw:layer="layout" svg:width="1.059cm" svg:height="1.058cm" svg:x="72.1cm" svg:y="8.286cm" svg:viewBox="0 0 1060 1059" draw:points="0,0 1060,0 1060,1059 0,1059">
          <text:p/>
        </draw:polygon>
        <draw:polygon draw:style-name="gr5" draw:text-style-name="P5" draw:layer="layout" svg:width="1.059cm" svg:height="1.058cm" svg:x="75.042cm" svg:y="6.875cm" svg:viewBox="0 0 1060 1059" draw:points="0,0 1060,0 1060,1059 0,1059">
          <text:p/>
        </draw:polygon>
        <draw:polygon draw:style-name="gr3" draw:text-style-name="P3" draw:layer="layout" svg:width="1.059cm" svg:height="1.058cm" svg:x="75.042cm" svg:y="6.875cm" svg:viewBox="0 0 1060 1059" draw:points="0,0 1060,0 1060,1059 0,1059">
          <text:p/>
        </draw:polygon>
        <draw:polygon draw:style-name="gr4" draw:text-style-name="P4" draw:layer="layout" svg:width="1.058cm" svg:height="1.058cm" svg:x="66.043cm" svg:y="3.38cm" svg:viewBox="0 0 1059 1059" draw:points="0,0 1059,0 1059,1059 0,1059">
          <text:p/>
        </draw:polygon>
        <draw:polygon draw:style-name="gr3" draw:text-style-name="P3" draw:layer="layout" svg:width="1.058cm" svg:height="1.058cm" svg:x="66.043cm" svg:y="3.38cm" svg:viewBox="0 0 1059 1059" draw:points="0,0 1059,0 1059,1059 0,1059">
          <text:p/>
        </draw:polygon>
        <draw:polygon draw:style-name="gr5" draw:text-style-name="P5" draw:layer="layout" svg:width="1.058cm" svg:height="1.059cm" svg:x="66.812cm" svg:y="0.211cm" svg:viewBox="0 0 1059 1060" draw:points="0,0 1059,0 1059,1060 0,1060">
          <text:p/>
        </draw:polygon>
        <draw:polygon draw:style-name="gr3" draw:text-style-name="P3" draw:layer="layout" svg:width="1.058cm" svg:height="1.059cm" svg:x="66.812cm" svg:y="0.211cm" svg:viewBox="0 0 1059 1060" draw:points="0,0 1059,0 1059,1060 0,1060">
          <text:p/>
        </draw:polygon>
        <draw:polygon draw:style-name="gr4" draw:text-style-name="P4" draw:layer="layout" svg:width="1.058cm" svg:height="1.058cm" svg:x="58.409cm" svg:y="4.966cm" svg:viewBox="0 0 1059 1059" draw:points="0,0 1059,0 1059,1059 0,1059">
          <text:p/>
        </draw:polygon>
        <draw:polygon draw:style-name="gr3" draw:text-style-name="P3" draw:layer="layout" svg:width="1.058cm" svg:height="1.058cm" svg:x="58.409cm" svg:y="4.966cm" svg:viewBox="0 0 1059 1059" draw:points="0,0 1059,0 1059,1059 0,1059">
          <text:p/>
        </draw:polygon>
        <draw:polygon draw:style-name="gr5" draw:text-style-name="P5" draw:layer="layout" svg:width="1.059cm" svg:height="1.059cm" svg:x="56.44cm" svg:y="2.365cm" svg:viewBox="0 0 1060 1060" draw:points="0,0 1060,0 1060,1060 0,1060">
          <text:p/>
        </draw:polygon>
        <draw:polygon draw:style-name="gr3" draw:text-style-name="P3" draw:layer="layout" svg:width="1.059cm" svg:height="1.059cm" svg:x="56.44cm" svg:y="2.365cm" svg:viewBox="0 0 1060 1060" draw:points="0,0 1060,0 1060,1060 0,1060">
          <text:p/>
        </draw:polygon>
        <draw:polygon draw:style-name="gr4" draw:text-style-name="P4" draw:layer="layout" svg:width="1.058cm" svg:height="1.058cm" svg:x="54.804cm" svg:y="11.88cm" svg:viewBox="0 0 1059 1059" draw:points="0,0 1059,0 1059,1059 0,1059">
          <text:p/>
        </draw:polygon>
        <draw:polygon draw:style-name="gr3" draw:text-style-name="P3" draw:layer="layout" svg:width="1.058cm" svg:height="1.058cm" svg:x="54.804cm" svg:y="11.88cm" svg:viewBox="0 0 1059 1059" draw:points="0,0 1059,0 1059,1059 0,1059">
          <text:p/>
        </draw:polygon>
        <draw:polygon draw:style-name="gr5" draw:text-style-name="P5" draw:layer="layout" svg:width="1.059cm" svg:height="1.059cm" svg:x="51.547cm" svg:y="11.756cm" svg:viewBox="0 0 1060 1060" draw:points="0,0 1060,0 1060,1060 0,1060">
          <text:p/>
        </draw:polygon>
        <draw:polygon draw:style-name="gr3" draw:text-style-name="P3" draw:layer="layout" svg:width="1.059cm" svg:height="1.059cm" svg:x="51.547cm" svg:y="11.756cm" svg:viewBox="0 0 1060 1060" draw:points="0,0 1060,0 1060,1060 0,1060">
          <text:p/>
        </draw:polygon>
        <draw:polygon draw:style-name="gr4" draw:text-style-name="P4" draw:layer="layout" svg:width="1.059cm" svg:height="1.058cm" svg:x="57.876cm" svg:y="19.046cm" svg:viewBox="0 0 1060 1059" draw:points="0,0 1060,0 1060,1059 0,1059">
          <text:p/>
        </draw:polygon>
        <draw:polygon draw:style-name="gr3" draw:text-style-name="P3" draw:layer="layout" svg:width="1.059cm" svg:height="1.058cm" svg:x="57.876cm" svg:y="19.046cm" svg:viewBox="0 0 1060 1059" draw:points="0,0 1060,0 1060,1059 0,1059">
          <text:p/>
        </draw:polygon>
        <draw:polygon draw:style-name="gr5" draw:text-style-name="P5" draw:layer="layout" svg:width="1.059cm" svg:height="1.059cm" svg:x="55.717cm" svg:y="21.49cm" svg:viewBox="0 0 1060 1060" draw:points="0,0 1060,0 1060,1060 0,1060">
          <text:p/>
        </draw:polygon>
        <draw:polygon draw:style-name="gr3" draw:text-style-name="P3" draw:layer="layout" svg:width="1.059cm" svg:height="1.059cm" svg:x="55.717cm" svg:y="21.49cm" svg:viewBox="0 0 1060 1060" draw:points="0,0 1060,0 1060,1060 0,1060">
          <text:p/>
        </draw:polygon>
        <draw:polygon draw:style-name="gr4" draw:text-style-name="P4" draw:layer="layout" svg:width="1.058cm" svg:height="1.059cm" svg:x="55.534cm" svg:y="15.808cm" svg:viewBox="0 0 1059 1060" draw:points="0,0 1059,0 1059,1060 0,1060">
          <text:p/>
        </draw:polygon>
        <draw:polygon draw:style-name="gr3" draw:text-style-name="P3" draw:layer="layout" svg:width="1.058cm" svg:height="1.059cm" svg:x="55.534cm" svg:y="15.808cm" svg:viewBox="0 0 1059 1060" draw:points="0,0 1059,0 1059,1060 0,1060">
          <text:p/>
        </draw:polygon>
        <draw:polygon draw:style-name="gr5" draw:text-style-name="P5" draw:layer="layout" svg:width="1.058cm" svg:height="1.058cm" svg:x="52.507cm" svg:y="14.597cm" svg:viewBox="0 0 1059 1059" draw:points="0,0 1059,0 1059,1059 0,1059">
          <text:p/>
        </draw:polygon>
        <draw:polygon draw:style-name="gr3" draw:text-style-name="P3" draw:layer="layout" svg:width="1.058cm" svg:height="1.058cm" svg:x="52.507cm" svg:y="14.597cm" svg:viewBox="0 0 1059 1059" draw:points="0,0 1059,0 1059,1059 0,1059">
          <text:p/>
        </draw:polygon>
        <draw:polygon draw:style-name="gr5" draw:text-style-name="P5" draw:layer="layout" svg:width="1.058cm" svg:height="1.058cm" svg:x="54.324cm" svg:y="18.836cm" svg:viewBox="0 0 1059 1059" draw:points="0,0 1059,0 1059,1059 0,1059">
          <text:p/>
        </draw:polygon>
        <draw:polygon draw:style-name="gr3" draw:text-style-name="P3" draw:layer="layout" svg:width="1.058cm" svg:height="1.058cm" svg:x="54.324cm" svg:y="18.836cm" svg:viewBox="0 0 1059 1059" draw:points="0,0 1059,0 1059,1059 0,1059">
          <text:p/>
        </draw:polygon>
        <draw:polygon draw:style-name="gr4" draw:text-style-name="P4" draw:layer="layout" svg:width="1.058cm" svg:height="1.058cm" svg:x="55.83cm" svg:y="8.017cm" svg:viewBox="0 0 1059 1059" draw:points="0,0 1059,0 1059,1059 0,1059">
          <text:p/>
        </draw:polygon>
        <draw:polygon draw:style-name="gr3" draw:text-style-name="P3" draw:layer="layout" svg:width="1.058cm" svg:height="1.058cm" svg:x="55.83cm" svg:y="8.017cm" svg:viewBox="0 0 1059 1059" draw:points="0,0 1059,0 1059,1059 0,1059">
          <text:p/>
        </draw:polygon>
        <draw:polygon draw:style-name="gr5" draw:text-style-name="P5" draw:layer="layout" svg:width="1.059cm" svg:height="1.058cm" svg:x="54.849cm" svg:y="4.907cm" svg:viewBox="0 0 1060 1059" draw:points="0,0 1060,0 1060,1059 0,1059">
          <text:p/>
        </draw:polygon>
        <draw:polygon draw:style-name="gr3" draw:text-style-name="P3" draw:layer="layout" svg:width="1.059cm" svg:height="1.058cm" svg:x="54.849cm" svg:y="4.907cm" svg:viewBox="0 0 1060 1059" draw:points="0,0 1060,0 1060,1059 0,1059">
          <text:p/>
        </draw:polygon>
        <draw:polygon draw:style-name="gr5" draw:text-style-name="P5" draw:layer="layout" svg:width="1.058cm" svg:height="1.058cm" svg:x="52.719cm" svg:y="8.996cm" svg:viewBox="0 0 1059 1059" draw:points="0,0 1059,0 1059,1059 0,1059">
          <text:p/>
        </draw:polygon>
        <draw:polygon draw:style-name="gr3" draw:text-style-name="P3" draw:layer="layout" svg:width="1.058cm" svg:height="1.058cm" svg:x="52.719cm" svg:y="8.996cm" svg:viewBox="0 0 1059 1059" draw:points="0,0 1059,0 1059,1059 0,1059">
          <text:p/>
        </draw:polygon>
        <draw:polygon draw:style-name="gr4" draw:text-style-name="P4" draw:layer="layout" svg:width="1.058cm" svg:height="1.058cm" svg:x="62.046cm" svg:y="3.314cm" svg:viewBox="0 0 1059 1059" draw:points="0,0 1059,0 1059,1059 0,1059">
          <text:p/>
        </draw:polygon>
        <draw:polygon draw:style-name="gr3" draw:text-style-name="P3" draw:layer="layout" svg:width="1.058cm" svg:height="1.058cm" svg:x="62.046cm" svg:y="3.314cm" svg:viewBox="0 0 1059 1059" draw:points="0,0 1059,0 1059,1059 0,1059">
          <text:p/>
        </draw:polygon>
        <draw:polygon draw:style-name="gr5" draw:text-style-name="P5" draw:layer="layout" svg:width="1.058cm" svg:height="1.058cm" svg:x="63.835cm" svg:y="0.588cm" svg:viewBox="0 0 1059 1059" draw:points="0,0 1059,0 1059,1059 0,1059">
          <text:p/>
        </draw:polygon>
        <draw:polygon draw:style-name="gr3" draw:text-style-name="P3" draw:layer="layout" svg:width="1.058cm" svg:height="1.058cm" svg:x="63.835cm" svg:y="0.588cm" svg:viewBox="0 0 1059 1059" draw:points="0,0 1059,0 1059,1059 0,1059">
          <text:p/>
        </draw:polygon>
        <draw:polygon draw:style-name="gr5" draw:text-style-name="P5" draw:layer="layout" svg:width="1.058cm" svg:height="1.058cm" svg:x="59.319cm" svg:y="1.526cm" svg:viewBox="0 0 1059 1059" draw:points="0,0 1059,0 1059,1059 0,1059">
          <text:p/>
        </draw:polygon>
        <draw:polygon draw:style-name="gr3" draw:text-style-name="P3" draw:layer="layout" svg:width="1.058cm" svg:height="1.058cm" svg:x="59.319cm" svg:y="1.526cm" svg:viewBox="0 0 1059 1059" draw:points="0,0 1059,0 1059,1059 0,1059">
          <text:p/>
        </draw:polygon>
        <draw:polygon draw:style-name="gr4" draw:text-style-name="P4" draw:layer="layout" svg:width="1.058cm" svg:height="1.058cm" svg:x="69.624cm" svg:y="5.151cm" svg:viewBox="0 0 1059 1059" draw:points="0,0 1059,0 1059,1059 0,1059">
          <text:p/>
        </draw:polygon>
        <draw:polygon draw:style-name="gr3" draw:text-style-name="P3" draw:layer="layout" svg:width="1.058cm" svg:height="1.058cm" svg:x="69.624cm" svg:y="5.151cm" svg:viewBox="0 0 1059 1059" draw:points="0,0 1059,0 1059,1059 0,1059">
          <text:p/>
        </draw:polygon>
        <draw:polygon draw:style-name="gr5" draw:text-style-name="P5" draw:layer="layout" svg:width="1.058cm" svg:height="1.058cm" svg:x="72.866cm" svg:y="4.81cm" svg:viewBox="0 0 1059 1059" draw:points="0,0 1059,0 1059,1059 0,1059">
          <text:p/>
        </draw:polygon>
        <draw:polygon draw:style-name="gr3" draw:text-style-name="P3" draw:layer="layout" svg:width="1.058cm" svg:height="1.058cm" svg:x="72.866cm" svg:y="4.81cm" svg:viewBox="0 0 1059 1059" draw:points="0,0 1059,0 1059,1059 0,1059">
          <text:p/>
        </draw:polygon>
        <draw:polygon draw:style-name="gr5" draw:text-style-name="P5" draw:layer="layout" svg:width="1.058cm" svg:height="1.059cm" svg:x="69.282cm" svg:y="1.908cm" svg:viewBox="0 0 1059 1060" draw:points="0,0 1059,0 1059,1060 0,1060">
          <text:p/>
        </draw:polygon>
        <draw:polygon draw:style-name="gr3" draw:text-style-name="P3" draw:layer="layout" svg:width="1.058cm" svg:height="1.059cm" svg:x="69.282cm" svg:y="1.908cm" svg:viewBox="0 0 1059 1060" draw:points="0,0 1059,0 1059,1060 0,1060">
          <text:p/>
        </draw:polygon>
        <draw:polygon draw:style-name="gr4" draw:text-style-name="P4" draw:layer="layout" svg:width="1.058cm" svg:height="1.059cm" svg:x="38.555cm" svg:y="40.618cm" svg:viewBox="0 0 1059 1060" draw:points="0,0 1059,0 1059,1060 0,1060">
          <text:p/>
        </draw:polygon>
        <draw:polygon draw:style-name="gr3" draw:text-style-name="P3" draw:layer="layout" svg:width="1.058cm" svg:height="1.059cm" svg:x="38.555cm" svg:y="40.618cm" svg:viewBox="0 0 1059 1060" draw:points="0,0 1059,0 1059,1060 0,1060">
          <text:p/>
        </draw:polygon>
        <draw:polygon draw:style-name="gr4" draw:text-style-name="P4" draw:layer="layout" svg:width="1.058cm" svg:height="1.058cm" svg:x="46.485cm" svg:y="40.823cm" svg:viewBox="0 0 1059 1059" draw:points="0,0 1059,0 1059,1059 0,1059">
          <text:p/>
        </draw:polygon>
        <draw:polygon draw:style-name="gr3" draw:text-style-name="P3" draw:layer="layout" svg:width="1.058cm" svg:height="1.058cm" svg:x="46.485cm" svg:y="40.823cm" svg:viewBox="0 0 1059 1059" draw:points="0,0 1059,0 1059,1059 0,1059">
          <text:p/>
        </draw:polygon>
        <draw:polygon draw:style-name="gr5" draw:text-style-name="P5" draw:layer="layout" svg:width="1.059cm" svg:height="1.058cm" svg:x="49.741cm" svg:y="40.908cm" svg:viewBox="0 0 1060 1059" draw:points="0,0 1060,0 1060,1059 0,1059">
          <text:p/>
        </draw:polygon>
        <draw:polygon draw:style-name="gr3" draw:text-style-name="P3" draw:layer="layout" svg:width="1.059cm" svg:height="1.058cm" svg:x="49.741cm" svg:y="40.908cm" svg:viewBox="0 0 1060 1059" draw:points="0,0 1060,0 1060,1059 0,1059">
          <text:p/>
        </draw:polygon>
        <draw:polygon draw:style-name="gr4" draw:text-style-name="P4" draw:layer="layout" svg:width="1.059cm" svg:height="1.059cm" svg:x="48.679cm" svg:y="31.416cm" svg:viewBox="0 0 1060 1060" draw:points="0,0 1060,0 1060,1060 0,1060">
          <text:p/>
        </draw:polygon>
        <draw:polygon draw:style-name="gr3" draw:text-style-name="P3" draw:layer="layout" svg:width="1.059cm" svg:height="1.059cm" svg:x="48.679cm" svg:y="31.416cm" svg:viewBox="0 0 1060 1060" draw:points="0,0 1060,0 1060,1060 0,1060">
          <text:p/>
        </draw:polygon>
        <draw:polygon draw:style-name="gr4" draw:text-style-name="P4" draw:layer="layout" svg:width="1.058cm" svg:height="1.06cm" svg:x="47.921cm" svg:y="34.588cm" svg:viewBox="0 0 1059 1061" draw:points="0,0 1059,0 1059,1061 0,1061">
          <text:p/>
        </draw:polygon>
        <draw:polygon draw:style-name="gr3" draw:text-style-name="P3" draw:layer="layout" svg:width="1.058cm" svg:height="1.06cm" svg:x="47.921cm" svg:y="34.588cm" svg:viewBox="0 0 1059 1061" draw:points="0,0 1059,0 1059,1061 0,1061">
          <text:p/>
        </draw:polygon>
        <draw:polygon draw:style-name="gr5" draw:text-style-name="P5" draw:layer="layout" svg:width="1.059cm" svg:height="1.059cm" svg:x="47.162cm" svg:y="37.757cm" svg:viewBox="0 0 1060 1060" draw:points="0,0 1060,0 1060,1060 0,1060">
          <text:p/>
        </draw:polygon>
        <draw:polygon draw:style-name="gr3" draw:text-style-name="P3" draw:layer="layout" svg:width="1.059cm" svg:height="1.059cm" svg:x="47.162cm" svg:y="37.757cm" svg:viewBox="0 0 1060 1060" draw:points="0,0 1060,0 1060,1060 0,1060">
          <text:p/>
        </draw:polygon>
        <draw:polygon draw:style-name="gr4" draw:text-style-name="P4" draw:layer="layout" svg:width="1.058cm" svg:height="1.058cm" svg:x="51.918cm" svg:y="31.775cm" svg:viewBox="0 0 1059 1059" draw:points="0,0 1059,0 1059,1059 0,1059">
          <text:p/>
        </draw:polygon>
        <draw:polygon draw:style-name="gr3" draw:text-style-name="P3" draw:layer="layout" svg:width="1.058cm" svg:height="1.058cm" svg:x="51.918cm" svg:y="31.775cm" svg:viewBox="0 0 1059 1059" draw:points="0,0 1059,0 1059,1059 0,1059">
          <text:p/>
        </draw:polygon>
        <draw:polygon draw:style-name="gr5" draw:text-style-name="P5" draw:layer="layout" svg:width="1.058cm" svg:height="1.058cm" svg:x="55.16cm" svg:y="32.133cm" svg:viewBox="0 0 1059 1059" draw:points="0,0 1059,0 1059,1059 0,1059">
          <text:p/>
        </draw:polygon>
        <draw:polygon draw:style-name="gr3" draw:text-style-name="P3" draw:layer="layout" svg:width="1.058cm" svg:height="1.058cm" svg:x="55.16cm" svg:y="32.133cm" svg:viewBox="0 0 1059 1059" draw:points="0,0 1059,0 1059,1059 0,1059">
          <text:p/>
        </draw:polygon>
        <draw:polygon draw:style-name="gr4" draw:text-style-name="P4" draw:layer="layout" svg:width="1.058cm" svg:height="1.059cm" svg:x="48.63cm" svg:y="28.156cm" svg:viewBox="0 0 1059 1060" draw:points="0,0 1059,0 1059,1060 0,1060">
          <text:p/>
        </draw:polygon>
        <draw:polygon draw:style-name="gr3" draw:text-style-name="P3" draw:layer="layout" svg:width="1.058cm" svg:height="1.059cm" svg:x="48.63cm" svg:y="28.156cm" svg:viewBox="0 0 1059 1060" draw:points="0,0 1059,0 1059,1060 0,1060">
          <text:p/>
        </draw:polygon>
        <draw:polygon draw:style-name="gr5" draw:text-style-name="P5" draw:layer="layout" svg:width="1.058cm" svg:height="1.058cm" svg:x="48.581cm" svg:y="24.896cm" svg:viewBox="0 0 1059 1059" draw:points="0,0 1059,0 1059,1059 0,1059">
          <text:p/>
        </draw:polygon>
        <draw:polygon draw:style-name="gr3" draw:text-style-name="P3" draw:layer="layout" svg:width="1.058cm" svg:height="1.058cm" svg:x="48.581cm" svg:y="24.896cm" svg:viewBox="0 0 1059 1059" draw:points="0,0 1059,0 1059,1059 0,1059">
          <text:p/>
        </draw:polygon>
        <draw:polygon draw:style-name="gr4" draw:text-style-name="P4" draw:layer="layout" svg:width="1.058cm" svg:height="1.059cm" svg:x="45.448cm" svg:y="31.869cm" svg:viewBox="0 0 1059 1060" draw:points="0,0 1059,0 1059,1060 0,1060">
          <text:p/>
        </draw:polygon>
        <draw:polygon draw:style-name="gr3" draw:text-style-name="P3" draw:layer="layout" svg:width="1.058cm" svg:height="1.059cm" svg:x="45.448cm" svg:y="31.869cm" svg:viewBox="0 0 1059 1060" draw:points="0,0 1059,0 1059,1060 0,1060">
          <text:p/>
        </draw:polygon>
        <draw:polygon draw:style-name="gr5" draw:text-style-name="P5" draw:layer="layout" svg:width="1.058cm" svg:height="1.058cm" svg:x="42.22cm" svg:y="32.322cm" svg:viewBox="0 0 1059 1059" draw:points="0,0 1059,0 1059,1059 0,1059">
          <text:p/>
        </draw:polygon>
        <draw:polygon draw:style-name="gr3" draw:text-style-name="P3" draw:layer="layout" svg:width="1.058cm" svg:height="1.058cm" svg:x="42.22cm" svg:y="32.322cm" svg:viewBox="0 0 1059 1059" draw:points="0,0 1059,0 1059,1059 0,1059">
          <text:p/>
        </draw:polygon>
        <draw:polygon draw:style-name="gr4" draw:text-style-name="P4" draw:layer="layout" svg:width="1.058cm" svg:height="1.059cm" svg:x="46.203cm" svg:y="29.295cm" svg:viewBox="0 0 1059 1060" draw:points="0,0 1059,0 1059,1060 0,1060">
          <text:p/>
        </draw:polygon>
        <draw:polygon draw:style-name="gr3" draw:text-style-name="P3" draw:layer="layout" svg:width="1.058cm" svg:height="1.059cm" svg:x="46.203cm" svg:y="29.295cm" svg:viewBox="0 0 1059 1060" draw:points="0,0 1059,0 1059,1060 0,1060">
          <text:p/>
        </draw:polygon>
        <draw:polygon draw:style-name="gr5" draw:text-style-name="P5" draw:layer="layout" svg:width="1.059cm" svg:height="1.058cm" svg:x="43.726cm" svg:y="27.174cm" svg:viewBox="0 0 1060 1059" draw:points="0,0 1060,0 1060,1059 0,1059">
          <text:p/>
        </draw:polygon>
        <draw:polygon draw:style-name="gr3" draw:text-style-name="P3" draw:layer="layout" svg:width="1.059cm" svg:height="1.058cm" svg:x="43.726cm" svg:y="27.174cm" svg:viewBox="0 0 1060 1059" draw:points="0,0 1060,0 1060,1059 0,1059">
          <text:p/>
        </draw:polygon>
        <draw:polygon draw:style-name="gr4" draw:text-style-name="P4" draw:layer="layout" svg:width="1.058cm" svg:height="1.058cm" svg:x="51.089cm" svg:y="29.224cm" svg:viewBox="0 0 1059 1059" draw:points="0,0 1059,0 1059,1059 0,1059">
          <text:p/>
        </draw:polygon>
        <draw:polygon draw:style-name="gr3" draw:text-style-name="P3" draw:layer="layout" svg:width="1.058cm" svg:height="1.058cm" svg:x="51.089cm" svg:y="29.224cm" svg:viewBox="0 0 1059 1059" draw:points="0,0 1059,0 1059,1059 0,1059">
          <text:p/>
        </draw:polygon>
        <draw:polygon draw:style-name="gr5" draw:text-style-name="P5" draw:layer="layout" svg:width="1.058cm" svg:height="1.059cm" svg:x="53.502cm" svg:y="27.03cm" svg:viewBox="0 0 1059 1060" draw:points="0,0 1059,0 1059,1060 0,1060">
          <text:p/>
        </draw:polygon>
        <draw:polygon draw:style-name="gr3" draw:text-style-name="P3" draw:layer="layout" svg:width="1.058cm" svg:height="1.059cm" svg:x="53.502cm" svg:y="27.03cm" svg:viewBox="0 0 1059 1060" draw:points="0,0 1059,0 1059,1060 0,1060">
          <text:p/>
        </draw:polygon>
        <draw:polygon draw:style-name="gr4" draw:text-style-name="P4" draw:layer="layout" svg:width="1.058cm" svg:height="1.059cm" svg:x="50.553cm" svg:y="34.083cm" svg:viewBox="0 0 1059 1060" draw:points="0,0 1059,0 1059,1060 0,1060">
          <text:p/>
        </draw:polygon>
        <draw:polygon draw:style-name="gr3" draw:text-style-name="P3" draw:layer="layout" svg:width="1.058cm" svg:height="1.059cm" svg:x="50.553cm" svg:y="34.083cm" svg:viewBox="0 0 1059 1060" draw:points="0,0 1059,0 1059,1060 0,1060">
          <text:p/>
        </draw:polygon>
        <draw:polygon draw:style-name="gr5" draw:text-style-name="P5" draw:layer="layout" svg:width="1.059cm" svg:height="1.058cm" svg:x="52.429cm" svg:y="36.752cm" svg:viewBox="0 0 1060 1059" draw:points="0,0 1060,0 1060,1059 0,1059">
          <text:p/>
        </draw:polygon>
        <draw:polygon draw:style-name="gr3" draw:text-style-name="P3" draw:layer="layout" svg:width="1.059cm" svg:height="1.058cm" svg:x="52.429cm" svg:y="36.752cm" svg:viewBox="0 0 1060 1059" draw:points="0,0 1060,0 1060,1059 0,1059">
          <text:p/>
        </draw:polygon>
        <draw:polygon draw:style-name="gr4" draw:text-style-name="P4" draw:layer="layout" svg:width="1.058cm" svg:height="1.058cm" svg:x="39.105cm" svg:y="32.705cm" svg:viewBox="0 0 1059 1059" draw:points="0,0 1059,0 1059,1059 0,1059">
          <text:p/>
        </draw:polygon>
        <draw:polygon draw:style-name="gr3" draw:text-style-name="P3" draw:layer="layout" svg:width="1.058cm" svg:height="1.058cm" svg:x="39.105cm" svg:y="32.705cm" svg:viewBox="0 0 1059 1059" draw:points="0,0 1059,0 1059,1059 0,1059">
          <text:p/>
        </draw:polygon>
        <draw:polygon draw:style-name="gr5" draw:text-style-name="P5" draw:layer="layout" svg:width="1.058cm" svg:height="1.059cm" svg:x="39.331cm" svg:y="29.452cm" svg:viewBox="0 0 1059 1060" draw:points="0,0 1059,0 1059,1060 0,1060">
          <text:p/>
        </draw:polygon>
        <draw:polygon draw:style-name="gr3" draw:text-style-name="P3" draw:layer="layout" svg:width="1.058cm" svg:height="1.059cm" svg:x="39.331cm" svg:y="29.452cm" svg:viewBox="0 0 1059 1060" draw:points="0,0 1059,0 1059,1060 0,1060">
          <text:p/>
        </draw:polygon>
        <draw:polygon draw:style-name="gr4" draw:text-style-name="P4" draw:layer="layout" svg:width="1.059cm" svg:height="1.058cm" svg:x="31.744cm" svg:y="36.551cm" svg:viewBox="0 0 1060 1059" draw:points="0,0 1060,0 1060,1059 0,1059">
          <text:p/>
        </draw:polygon>
        <draw:polygon draw:style-name="gr3" draw:text-style-name="P3" draw:layer="layout" svg:width="1.059cm" svg:height="1.058cm" svg:x="31.744cm" svg:y="36.551cm" svg:viewBox="0 0 1060 1059" draw:points="0,0 1060,0 1060,1059 0,1059">
          <text:p/>
        </draw:polygon>
        <draw:polygon draw:style-name="gr5" draw:text-style-name="P5" draw:layer="layout" svg:width="1.058cm" svg:height="1.059cm" svg:x="28.945cm" svg:y="34.878cm" svg:viewBox="0 0 1059 1060" draw:points="0,0 1059,0 1059,1060 0,1060">
          <text:p/>
        </draw:polygon>
        <draw:polygon draw:style-name="gr3" draw:text-style-name="P3" draw:layer="layout" svg:width="1.058cm" svg:height="1.059cm" svg:x="28.945cm" svg:y="34.878cm" svg:viewBox="0 0 1059 1060" draw:points="0,0 1059,0 1059,1060 0,1060">
          <text:p/>
        </draw:polygon>
        <draw:polygon draw:style-name="gr4" draw:text-style-name="P4" draw:layer="layout" svg:width="1.058cm" svg:height="1.058cm" svg:x="31.847cm" svg:y="44.852cm" svg:viewBox="0 0 1059 1059" draw:points="0,0 1059,0 1059,1059 0,1059">
          <text:p/>
        </draw:polygon>
        <draw:polygon draw:style-name="gr3" draw:text-style-name="P3" draw:layer="layout" svg:width="1.058cm" svg:height="1.058cm" svg:x="31.847cm" svg:y="44.852cm" svg:viewBox="0 0 1059 1059" draw:points="0,0 1059,0 1059,1059 0,1059">
          <text:p/>
        </draw:polygon>
        <draw:polygon draw:style-name="gr5" draw:text-style-name="P5" draw:layer="layout" svg:width="1.058cm" svg:height="1.059cm" svg:x="29.09cm" svg:y="46.594cm" svg:viewBox="0 0 1059 1060" draw:points="0,0 1059,0 1059,1060 0,1060">
          <text:p/>
        </draw:polygon>
        <draw:polygon draw:style-name="gr3" draw:text-style-name="P3" draw:layer="layout" svg:width="1.058cm" svg:height="1.059cm" svg:x="29.09cm" svg:y="46.594cm" svg:viewBox="0 0 1059 1060" draw:points="0,0 1059,0 1059,1060 0,1060">
          <text:p/>
        </draw:polygon>
        <draw:polygon draw:style-name="gr4" draw:text-style-name="P4" draw:layer="layout" svg:width="1.058cm" svg:height="1.058cm" svg:x="39.299cm" svg:y="48.517cm" svg:viewBox="0 0 1059 1059" draw:points="0,0 1059,0 1059,1059 0,1059">
          <text:p/>
        </draw:polygon>
        <draw:polygon draw:style-name="gr3" draw:text-style-name="P3" draw:layer="layout" svg:width="1.058cm" svg:height="1.058cm" svg:x="39.299cm" svg:y="48.517cm" svg:viewBox="0 0 1059 1059" draw:points="0,0 1059,0 1059,1059 0,1059">
          <text:p/>
        </draw:polygon>
        <draw:polygon draw:style-name="gr5" draw:text-style-name="P5" draw:layer="layout" svg:width="1.058cm" svg:height="1.058cm" svg:x="39.606cm" svg:y="51.763cm" svg:viewBox="0 0 1059 1059" draw:points="0,0 1059,0 1059,1059 0,1059">
          <text:p/>
        </draw:polygon>
        <draw:polygon draw:style-name="gr3" draw:text-style-name="P3" draw:layer="layout" svg:width="1.058cm" svg:height="1.058cm" svg:x="39.606cm" svg:y="51.763cm" svg:viewBox="0 0 1059 1059" draw:points="0,0 1059,0 1059,1059 0,1059">
          <text:p/>
        </draw:polygon>
        <draw:polygon draw:style-name="gr4" draw:text-style-name="P4" draw:layer="layout" svg:width="1.058cm" svg:height="1.058cm" svg:x="43.321cm" svg:y="46.958cm" svg:viewBox="0 0 1059 1059" draw:points="0,0 1059,0 1059,1059 0,1059">
          <text:p/>
        </draw:polygon>
        <draw:polygon draw:style-name="gr3" draw:text-style-name="P3" draw:layer="layout" svg:width="1.058cm" svg:height="1.058cm" svg:x="43.321cm" svg:y="46.958cm" svg:viewBox="0 0 1059 1059" draw:points="0,0 1059,0 1059,1059 0,1059">
          <text:p/>
        </draw:polygon>
        <draw:polygon draw:style-name="gr5" draw:text-style-name="P5" draw:layer="layout" svg:width="1.058cm" svg:height="1.058cm" svg:x="42.866cm" svg:y="50.186cm" svg:viewBox="0 0 1059 1059" draw:points="0,0 1059,0 1059,1059 0,1059">
          <text:p/>
        </draw:polygon>
        <draw:polygon draw:style-name="gr3" draw:text-style-name="P3" draw:layer="layout" svg:width="1.058cm" svg:height="1.058cm" svg:x="42.866cm" svg:y="50.186cm" svg:viewBox="0 0 1059 1059" draw:points="0,0 1059,0 1059,1059 0,1059">
          <text:p/>
        </draw:polygon>
        <draw:polygon draw:style-name="gr5" draw:text-style-name="P5" draw:layer="layout" svg:width="1.058cm" svg:height="1.058cm" svg:x="46.552cm" svg:y="47.413cm" svg:viewBox="0 0 1059 1059" draw:points="0,0 1059,0 1059,1059 0,1059">
          <text:p/>
        </draw:polygon>
        <draw:polygon draw:style-name="gr3" draw:text-style-name="P3" draw:layer="layout" svg:width="1.058cm" svg:height="1.058cm" svg:x="46.552cm" svg:y="47.413cm" svg:viewBox="0 0 1059 1059" draw:points="0,0 1059,0 1059,1059 0,1059">
          <text:p/>
        </draw:polygon>
        <draw:polygon draw:style-name="gr4" draw:text-style-name="P4" draw:layer="layout" svg:width="1.058cm" svg:height="1.059cm" svg:x="35.055cm" svg:y="47.737cm" svg:viewBox="0 0 1059 1060" draw:points="0,0 1059,0 1059,1060 0,1060">
          <text:p/>
        </draw:polygon>
        <draw:polygon draw:style-name="gr3" draw:text-style-name="P3" draw:layer="layout" svg:width="1.058cm" svg:height="1.059cm" svg:x="35.055cm" svg:y="47.737cm" svg:viewBox="0 0 1059 1060" draw:points="0,0 1059,0 1059,1060 0,1060">
          <text:p/>
        </draw:polygon>
        <draw:polygon draw:style-name="gr5" draw:text-style-name="P5" draw:layer="layout" svg:width="1.058cm" svg:height="1.058cm" svg:x="31.969cm" svg:y="48.789cm" svg:viewBox="0 0 1059 1059" draw:points="0,0 1059,0 1059,1059 0,1059">
          <text:p/>
        </draw:polygon>
        <draw:polygon draw:style-name="gr3" draw:text-style-name="P3" draw:layer="layout" svg:width="1.058cm" svg:height="1.058cm" svg:x="31.969cm" svg:y="48.789cm" svg:viewBox="0 0 1059 1059" draw:points="0,0 1059,0 1059,1059 0,1059">
          <text:p/>
        </draw:polygon>
        <draw:polygon draw:style-name="gr5" draw:text-style-name="P5" draw:layer="layout" svg:width="1.059cm" svg:height="1.059cm" svg:x="36.106cm" svg:y="50.824cm" svg:viewBox="0 0 1060 1060" draw:points="0,0 1060,0 1060,1060 0,1060">
          <text:p/>
        </draw:polygon>
        <draw:polygon draw:style-name="gr3" draw:text-style-name="P3" draw:layer="layout" svg:width="1.059cm" svg:height="1.059cm" svg:x="36.106cm" svg:y="50.824cm" svg:viewBox="0 0 1060 1060" draw:points="0,0 1060,0 1060,1060 0,1060">
          <text:p/>
        </draw:polygon>
        <draw:polygon draw:style-name="gr4" draw:text-style-name="P4" draw:layer="layout" svg:width="1.058cm" svg:height="1.058cm" svg:x="30.622cm" svg:y="40.717cm" svg:viewBox="0 0 1059 1059" draw:points="0,0 1059,0 1059,1059 0,1059">
          <text:p/>
        </draw:polygon>
        <draw:polygon draw:style-name="gr3" draw:text-style-name="P3" draw:layer="layout" svg:width="1.058cm" svg:height="1.058cm" svg:x="30.622cm" svg:y="40.717cm" svg:viewBox="0 0 1059 1059" draw:points="0,0 1059,0 1059,1059 0,1059">
          <text:p/>
        </draw:polygon>
        <draw:polygon draw:style-name="gr5" draw:text-style-name="P5" draw:layer="layout" svg:width="1.059cm" svg:height="1.059cm" svg:x="28.288cm" svg:y="38.438cm" svg:viewBox="0 0 1060 1060" draw:points="0,0 1060,0 1060,1060 0,1060">
          <text:p/>
        </draw:polygon>
        <draw:polygon draw:style-name="gr3" draw:text-style-name="P3" draw:layer="layout" svg:width="1.059cm" svg:height="1.059cm" svg:x="28.288cm" svg:y="38.438cm" svg:viewBox="0 0 1060 1060" draw:points="0,0 1060,0 1060,1060 0,1060">
          <text:p/>
        </draw:polygon>
        <draw:polygon draw:style-name="gr5" draw:text-style-name="P5" draw:layer="layout" svg:width="1.059cm" svg:height="1.058cm" svg:x="28.345cm" svg:y="43.049cm" svg:viewBox="0 0 1060 1059" draw:points="0,0 1060,0 1060,1059 0,1059">
          <text:p/>
        </draw:polygon>
        <draw:polygon draw:style-name="gr3" draw:text-style-name="P3" draw:layer="layout" svg:width="1.059cm" svg:height="1.058cm" svg:x="28.345cm" svg:y="43.049cm" svg:viewBox="0 0 1060 1059" draw:points="0,0 1060,0 1060,1059 0,1059">
          <text:p/>
        </draw:polygon>
        <draw:polygon draw:style-name="gr4" draw:text-style-name="P4" draw:layer="layout" svg:width="1.06cm" svg:height="1.059cm" svg:x="34.881cm" svg:y="33.587cm" svg:viewBox="0 0 1061 1060" draw:points="0,0 1061,0 1061,1060 0,1060">
          <text:p/>
        </draw:polygon>
        <draw:polygon draw:style-name="gr3" draw:text-style-name="P3" draw:layer="layout" svg:width="1.06cm" svg:height="1.059cm" svg:x="34.881cm" svg:y="33.587cm" svg:viewBox="0 0 1061 1060" draw:points="0,0 1061,0 1061,1060 0,1060">
          <text:p/>
        </draw:polygon>
        <draw:polygon draw:style-name="gr5" draw:text-style-name="P5" draw:layer="layout" svg:width="1.058cm" svg:height="1.059cm" svg:x="35.856cm" svg:y="30.476cm" svg:viewBox="0 0 1059 1060" draw:points="0,0 1059,0 1059,1060 0,1060">
          <text:p/>
        </draw:polygon>
        <draw:polygon draw:style-name="gr3" draw:text-style-name="P3" draw:layer="layout" svg:width="1.058cm" svg:height="1.059cm" svg:x="35.856cm" svg:y="30.476cm" svg:viewBox="0 0 1059 1060" draw:points="0,0 1059,0 1059,1060 0,1060">
          <text:p/>
        </draw:polygon>
        <draw:polygon draw:style-name="gr5" draw:text-style-name="P5" draw:layer="layout" svg:width="1.058cm" svg:height="1.059cm" svg:x="31.77cm" svg:y="32.611cm" svg:viewBox="0 0 1059 1060" draw:points="0,0 1059,0 1059,1060 0,1060">
          <text:p/>
        </draw:polygon>
        <draw:polygon draw:style-name="gr3" draw:text-style-name="P3" draw:layer="layout" svg:width="1.058cm" svg:height="1.059cm" svg:x="31.77cm" svg:y="32.611cm" svg:viewBox="0 0 1059 1060" draw:points="0,0 1059,0 1059,1060 0,1060">
          <text:p/>
        </draw:polygon>
        <draw:polygon draw:style-name="gr2" draw:text-style-name="P2" draw:layer="layout" svg:width="1.058cm" svg:height="1.058cm" svg:x="151.426cm" svg:y="106.955cm" svg:viewBox="0 0 1059 1059" draw:points="0,0 1059,0 1059,1059 0,1059">
          <text:p/>
        </draw:polygon>
        <draw:polygon draw:style-name="gr3" draw:text-style-name="P3" draw:layer="layout" svg:width="1.058cm" svg:height="1.058cm" svg:x="151.426cm" svg:y="106.955cm" svg:viewBox="0 0 1059 1059" draw:points="0,0 1059,0 1059,1059 0,1059">
          <text:p/>
        </draw:polygon>
        <draw:polygon draw:style-name="gr4" draw:text-style-name="P4" draw:layer="layout" svg:width="1.059cm" svg:height="1.058cm" svg:x="148.448cm" svg:y="108.285cm" svg:viewBox="0 0 1060 1059" draw:points="0,0 1060,0 1060,1059 0,1059">
          <text:p/>
        </draw:polygon>
        <draw:polygon draw:style-name="gr3" draw:text-style-name="P3" draw:layer="layout" svg:width="1.059cm" svg:height="1.058cm" svg:x="148.448cm" svg:y="108.285cm" svg:viewBox="0 0 1060 1059" draw:points="0,0 1060,0 1060,1059 0,1059">
          <text:p/>
        </draw:polygon>
        <draw:polygon draw:style-name="gr5" draw:text-style-name="P5" draw:layer="layout" svg:width="1.058cm" svg:height="1.059cm" svg:x="146.321cm" svg:y="105.815cm" svg:viewBox="0 0 1059 1060" draw:points="0,0 1059,0 1059,1060 0,1060">
          <text:p/>
        </draw:polygon>
        <draw:polygon draw:style-name="gr3" draw:text-style-name="P3" draw:layer="layout" svg:width="1.058cm" svg:height="1.059cm" svg:x="146.321cm" svg:y="105.815cm" svg:viewBox="0 0 1059 1060" draw:points="0,0 1059,0 1059,1060 0,1060">
          <text:p/>
        </draw:polygon>
        <draw:polygon draw:style-name="gr4" draw:text-style-name="P4" draw:layer="layout" svg:width="1.059cm" svg:height="1.058cm" svg:x="149.919cm" svg:y="101.702cm" svg:viewBox="0 0 1060 1059" draw:points="0,0 1060,0 1060,1059 0,1059">
          <text:p/>
        </draw:polygon>
        <draw:polygon draw:style-name="gr3" draw:text-style-name="P3" draw:layer="layout" svg:width="1.059cm" svg:height="1.058cm" svg:x="149.919cm" svg:y="101.702cm" svg:viewBox="0 0 1060 1059" draw:points="0,0 1060,0 1060,1059 0,1059">
          <text:p/>
        </draw:polygon>
        <draw:polygon draw:style-name="gr4" draw:text-style-name="P4" draw:layer="layout" svg:width="1.058cm" svg:height="1.058cm" svg:x="145.704cm" svg:y="103.06cm" svg:viewBox="0 0 1059 1059" draw:points="0,0 1059,0 1059,1059 0,1059">
          <text:p/>
        </draw:polygon>
        <draw:polygon draw:style-name="gr3" draw:text-style-name="P3" draw:layer="layout" svg:width="1.058cm" svg:height="1.058cm" svg:x="145.704cm" svg:y="103.06cm" svg:viewBox="0 0 1059 1059" draw:points="0,0 1059,0 1059,1059 0,1059">
          <text:p/>
        </draw:polygon>
        <draw:polygon draw:style-name="gr5" draw:text-style-name="P5" draw:layer="layout" svg:width="1.058cm" svg:height="1.059cm" svg:x="142.603cm" svg:y="104.058cm" svg:viewBox="0 0 1059 1060" draw:points="0,0 1059,0 1059,1060 0,1060">
          <text:p/>
        </draw:polygon>
        <draw:polygon draw:style-name="gr3" draw:text-style-name="P3" draw:layer="layout" svg:width="1.058cm" svg:height="1.059cm" svg:x="142.603cm" svg:y="104.058cm" svg:viewBox="0 0 1059 1060" draw:points="0,0 1059,0 1059,1060 0,1060">
          <text:p/>
        </draw:polygon>
        <draw:polygon draw:style-name="gr4" draw:text-style-name="P4" draw:layer="layout" svg:width="1.058cm" svg:height="1.058cm" svg:x="153.158cm" svg:y="104.725cm" svg:viewBox="0 0 1059 1059" draw:points="0,0 1059,0 1059,1059 0,1059">
          <text:p/>
        </draw:polygon>
        <draw:polygon draw:style-name="gr3" draw:text-style-name="P3" draw:layer="layout" svg:width="1.058cm" svg:height="1.058cm" svg:x="153.158cm" svg:y="104.725cm" svg:viewBox="0 0 1059 1059" draw:points="0,0 1059,0 1059,1059 0,1059">
          <text:p/>
        </draw:polygon>
        <draw:polygon draw:style-name="gr5" draw:text-style-name="P5" draw:layer="layout" svg:width="1.059cm" svg:height="1.058cm" svg:x="155.539cm" svg:y="106.951cm" svg:viewBox="0 0 1060 1059" draw:points="0,0 1060,0 1060,1059 0,1059">
          <text:p/>
        </draw:polygon>
        <draw:polygon draw:style-name="gr3" draw:text-style-name="P3" draw:layer="layout" svg:width="1.059cm" svg:height="1.058cm" svg:x="155.539cm" svg:y="106.951cm" svg:viewBox="0 0 1060 1059" draw:points="0,0 1060,0 1060,1059 0,1059">
          <text:p/>
        </draw:polygon>
        <draw:polygon draw:style-name="gr4" draw:text-style-name="P4" draw:layer="layout" svg:width="1.059cm" svg:height="1.059cm" svg:x="152.452cm" svg:y="98.068cm" svg:viewBox="0 0 1060 1060" draw:points="0,0 1060,0 1060,1060 0,1060">
          <text:p/>
        </draw:polygon>
        <draw:polygon draw:style-name="gr3" draw:text-style-name="P3" draw:layer="layout" svg:width="1.059cm" svg:height="1.059cm" svg:x="152.452cm" svg:y="98.068cm" svg:viewBox="0 0 1060 1060" draw:points="0,0 1060,0 1060,1060 0,1060">
          <text:p/>
        </draw:polygon>
        <draw:polygon draw:style-name="gr5" draw:text-style-name="P5" draw:layer="layout" svg:width="1.058cm" svg:height="1.058cm" svg:x="154.315cm" svg:y="95.391cm" svg:viewBox="0 0 1059 1059" draw:points="0,0 1059,0 1059,1059 0,1059">
          <text:p/>
        </draw:polygon>
        <draw:polygon draw:style-name="gr3" draw:text-style-name="P3" draw:layer="layout" svg:width="1.058cm" svg:height="1.058cm" svg:x="154.315cm" svg:y="95.391cm" svg:viewBox="0 0 1059 1059" draw:points="0,0 1059,0 1059,1059 0,1059">
          <text:p/>
        </draw:polygon>
        <draw:polygon draw:style-name="gr4" draw:text-style-name="P4" draw:layer="layout" svg:width="1.058cm" svg:height="1.059cm" svg:x="146.861cm" svg:y="116.116cm" svg:viewBox="0 0 1059 1060" draw:points="0,0 1059,0 1059,1060 0,1060">
          <text:p/>
        </draw:polygon>
        <draw:polygon draw:style-name="gr3" draw:text-style-name="P3" draw:layer="layout" svg:width="1.058cm" svg:height="1.059cm" svg:x="146.861cm" svg:y="116.116cm" svg:viewBox="0 0 1059 1060" draw:points="0,0 1059,0 1059,1060 0,1060">
          <text:p/>
        </draw:polygon>
        <draw:polygon draw:style-name="gr4" draw:text-style-name="P4" draw:layer="layout" svg:width="1.059cm" svg:height="1.058cm" svg:x="144.691cm" svg:y="113.682cm" svg:viewBox="0 0 1060 1059" draw:points="0,0 1060,0 1060,1059 0,1059">
          <text:p/>
        </draw:polygon>
        <draw:polygon draw:style-name="gr3" draw:text-style-name="P3" draw:layer="layout" svg:width="1.059cm" svg:height="1.058cm" svg:x="144.691cm" svg:y="113.682cm" svg:viewBox="0 0 1060 1059" draw:points="0,0 1060,0 1060,1059 0,1059">
          <text:p/>
        </draw:polygon>
        <draw:polygon draw:style-name="gr5" draw:text-style-name="P5" draw:layer="layout" svg:width="1.059cm" svg:height="1.059cm" svg:x="142.525cm" svg:y="111.244cm" svg:viewBox="0 0 1060 1060" draw:points="0,0 1060,0 1060,1060 0,1060">
          <text:p/>
        </draw:polygon>
        <draw:polygon draw:style-name="gr3" draw:text-style-name="P3" draw:layer="layout" svg:width="1.059cm" svg:height="1.059cm" svg:x="142.525cm" svg:y="111.244cm" svg:viewBox="0 0 1060 1060" draw:points="0,0 1060,0 1060,1060 0,1060">
          <text:p/>
        </draw:polygon>
        <draw:polygon draw:style-name="gr2" draw:text-style-name="P2" draw:layer="layout" svg:width="1.059cm" svg:height="1.058cm" svg:x="26.293cm" svg:y="98.266cm" svg:viewBox="0 0 1060 1059" draw:points="0,0 1060,0 1060,1059 0,1059">
          <text:p/>
        </draw:polygon>
        <draw:polygon draw:style-name="gr3" draw:text-style-name="P3" draw:layer="layout" svg:width="1.059cm" svg:height="1.058cm" svg:x="26.293cm" svg:y="98.266cm" svg:viewBox="0 0 1060 1059" draw:points="0,0 1060,0 1060,1059 0,1059">
          <text:p/>
        </draw:polygon>
        <draw:polygon draw:style-name="gr4" draw:text-style-name="P4" draw:layer="layout" svg:width="1.059cm" svg:height="1.059cm" svg:x="30.499cm" svg:y="96.879cm" svg:viewBox="0 0 1060 1060" draw:points="0,0 1060,0 1060,1060 0,1060">
          <text:p/>
        </draw:polygon>
        <draw:polygon draw:style-name="gr3" draw:text-style-name="P3" draw:layer="layout" svg:width="1.059cm" svg:height="1.059cm" svg:x="30.499cm" svg:y="96.879cm" svg:viewBox="0 0 1060 1060" draw:points="0,0 1060,0 1060,1060 0,1060">
          <text:p/>
        </draw:polygon>
        <draw:polygon draw:style-name="gr4" draw:text-style-name="P4" draw:layer="layout" svg:width="1.058cm" svg:height="1.058cm" svg:x="18.209cm" svg:y="95.338cm" svg:viewBox="0 0 1059 1059" draw:points="0,0 1059,0 1059,1059 0,1059">
          <text:p/>
        </draw:polygon>
        <draw:polygon draw:style-name="gr3" draw:text-style-name="P3" draw:layer="layout" svg:width="1.058cm" svg:height="1.058cm" svg:x="18.209cm" svg:y="95.338cm" svg:viewBox="0 0 1059 1059" draw:points="0,0 1059,0 1059,1059 0,1059">
          <text:p/>
        </draw:polygon>
        <draw:polygon draw:style-name="gr4" draw:text-style-name="P4" draw:layer="layout" svg:width="1.058cm" svg:height="1.059cm" svg:x="27.405cm" svg:y="76.03cm" svg:viewBox="0 0 1059 1060" draw:points="0,0 1059,0 1059,1060 0,1060">
          <text:p/>
        </draw:polygon>
        <draw:polygon draw:style-name="gr3" draw:text-style-name="P3" draw:layer="layout" svg:width="1.058cm" svg:height="1.059cm" svg:x="27.405cm" svg:y="76.03cm" svg:viewBox="0 0 1059 1060" draw:points="0,0 1059,0 1059,1060 0,1060">
          <text:p/>
        </draw:polygon>
        <draw:polygon draw:style-name="gr4" draw:text-style-name="P4" draw:layer="layout" svg:width="1.059cm" svg:height="1.058cm" svg:x="29.577cm" svg:y="78.461cm" svg:viewBox="0 0 1060 1059" draw:points="0,0 1060,0 1060,1059 0,1059">
          <text:p/>
        </draw:polygon>
        <draw:polygon draw:style-name="gr3" draw:text-style-name="P3" draw:layer="layout" svg:width="1.059cm" svg:height="1.058cm" svg:x="29.577cm" svg:y="78.461cm" svg:viewBox="0 0 1060 1059" draw:points="0,0 1060,0 1060,1059 0,1059">
          <text:p/>
        </draw:polygon>
        <draw:polygon draw:style-name="gr5" draw:text-style-name="P5" draw:layer="layout" svg:width="1.058cm" svg:height="1.058cm" svg:x="29.395cm" svg:y="81.717cm" svg:viewBox="0 0 1059 1059" draw:points="0,0 1059,0 1059,1059 0,1059">
          <text:p/>
        </draw:polygon>
        <draw:polygon draw:style-name="gr3" draw:text-style-name="P3" draw:layer="layout" svg:width="1.058cm" svg:height="1.058cm" svg:x="29.395cm" svg:y="81.717cm" svg:viewBox="0 0 1059 1059" draw:points="0,0 1059,0 1059,1059 0,1059">
          <text:p/>
        </draw:polygon>
        <draw:polygon draw:style-name="gr5" draw:text-style-name="P5" draw:layer="layout" svg:width="1.059cm" svg:height="1.059cm" svg:x="32.833cm" svg:y="78.644cm" svg:viewBox="0 0 1060 1060" draw:points="0,0 1060,0 1060,1060 0,1060">
          <text:p/>
        </draw:polygon>
        <draw:polygon draw:style-name="gr3" draw:text-style-name="P3" draw:layer="layout" svg:width="1.059cm" svg:height="1.059cm" svg:x="32.833cm" svg:y="78.644cm" svg:viewBox="0 0 1060 1060" draw:points="0,0 1060,0 1060,1060 0,1060">
          <text:p/>
        </draw:polygon>
        <draw:polygon draw:style-name="gr2" draw:text-style-name="P2" draw:layer="layout" svg:width="1.059cm" svg:height="1.058cm" svg:x="136.383cm" svg:y="49.731cm" svg:viewBox="0 0 1060 1059" draw:points="0,0 1060,0 1060,1059 0,1059">
          <text:p/>
        </draw:polygon>
        <draw:polygon draw:style-name="gr3" draw:text-style-name="P3" draw:layer="layout" svg:width="1.059cm" svg:height="1.058cm" svg:x="136.383cm" svg:y="49.731cm" svg:viewBox="0 0 1060 1059" draw:points="0,0 1060,0 1060,1059 0,1059">
          <text:p/>
        </draw:polygon>
        <draw:polygon draw:style-name="gr4" draw:text-style-name="P4" draw:layer="layout" svg:width="1.058cm" svg:height="1.058cm" svg:x="171.672cm" svg:y="29.596cm" svg:viewBox="0 0 1059 1059" draw:points="0,0 1059,0 1059,1059 0,1059">
          <text:p/>
        </draw:polygon>
        <draw:polygon draw:style-name="gr3" draw:text-style-name="P3" draw:layer="layout" svg:width="1.058cm" svg:height="1.058cm" svg:x="171.672cm" svg:y="29.596cm" svg:viewBox="0 0 1059 1059" draw:points="0,0 1059,0 1059,1059 0,1059">
          <text:p/>
        </draw:polygon>
        <draw:polygon draw:style-name="gr5" draw:text-style-name="P5" draw:layer="layout" svg:width="1.058cm" svg:height="1.058cm" svg:x="168.419cm" svg:y="33.787cm" svg:viewBox="0 0 1059 1059" draw:points="0,0 1059,0 1059,1059 0,1059">
          <text:p/>
        </draw:polygon>
        <draw:polygon draw:style-name="gr3" draw:text-style-name="P3" draw:layer="layout" svg:width="1.058cm" svg:height="1.058cm" svg:x="168.419cm" svg:y="33.787cm" svg:viewBox="0 0 1059 1059" draw:points="0,0 1059,0 1059,1059 0,1059">
          <text:p/>
        </draw:polygon>
        <draw:polygon draw:style-name="gr4" draw:text-style-name="P4" draw:layer="layout" svg:width="1.059cm" svg:height="1.058cm" svg:x="166.475cm" svg:y="28.522cm" svg:viewBox="0 0 1060 1059" draw:points="0,0 1060,0 1060,1059 0,1059">
          <text:p/>
        </draw:polygon>
        <draw:polygon draw:style-name="gr3" draw:text-style-name="P3" draw:layer="layout" svg:width="1.059cm" svg:height="1.058cm" svg:x="166.475cm" svg:y="28.522cm" svg:viewBox="0 0 1060 1059" draw:points="0,0 1060,0 1060,1059 0,1059">
          <text:p/>
        </draw:polygon>
        <draw:polygon draw:style-name="gr4" draw:text-style-name="P4" draw:layer="layout" svg:width="1.058cm" svg:height="1.058cm" svg:x="164.687cm" svg:y="25.797cm" svg:viewBox="0 0 1059 1059" draw:points="0,0 1059,0 1059,1059 0,1059">
          <text:p/>
        </draw:polygon>
        <draw:polygon draw:style-name="gr3" draw:text-style-name="P3" draw:layer="layout" svg:width="1.058cm" svg:height="1.058cm" svg:x="164.687cm" svg:y="25.797cm" svg:viewBox="0 0 1059 1059" draw:points="0,0 1059,0 1059,1059 0,1059">
          <text:p/>
        </draw:polygon>
        <draw:polygon draw:style-name="gr5" draw:text-style-name="P5" draw:layer="layout" svg:width="1.058cm" svg:height="1.058cm" svg:x="162.895cm" svg:y="23.073cm" svg:viewBox="0 0 1059 1059" draw:points="0,0 1059,0 1059,1059 0,1059">
          <text:p/>
        </draw:polygon>
        <draw:polygon draw:style-name="gr3" draw:text-style-name="P3" draw:layer="layout" svg:width="1.058cm" svg:height="1.058cm" svg:x="162.895cm" svg:y="23.073cm" svg:viewBox="0 0 1059 1059" draw:points="0,0 1059,0 1059,1059 0,1059">
          <text:p/>
        </draw:polygon>
        <draw:polygon draw:style-name="gr4" draw:text-style-name="P4" draw:layer="layout" svg:width="1.058cm" svg:height="1.058cm" svg:x="163.752cm" svg:y="30.313cm" svg:viewBox="0 0 1059 1059" draw:points="0,0 1059,0 1059,1059 0,1059">
          <text:p/>
        </draw:polygon>
        <draw:polygon draw:style-name="gr3" draw:text-style-name="P3" draw:layer="layout" svg:width="1.058cm" svg:height="1.058cm" svg:x="163.752cm" svg:y="30.313cm" svg:viewBox="0 0 1059 1059" draw:points="0,0 1059,0 1059,1059 0,1059">
          <text:p/>
        </draw:polygon>
        <draw:polygon draw:style-name="gr5" draw:text-style-name="P5" draw:layer="layout" svg:width="1.058cm" svg:height="1.058cm" svg:x="161.025cm" svg:y="32.104cm" svg:viewBox="0 0 1059 1059" draw:points="0,0 1059,0 1059,1059 0,1059">
          <text:p/>
        </draw:polygon>
        <draw:polygon draw:style-name="gr3" draw:text-style-name="P3" draw:layer="layout" svg:width="1.058cm" svg:height="1.058cm" svg:x="161.025cm" svg:y="32.104cm" svg:viewBox="0 0 1059 1059" draw:points="0,0 1059,0 1059,1059 0,1059">
          <text:p/>
        </draw:polygon>
        <draw:polygon draw:style-name="gr4" draw:text-style-name="P4" draw:layer="layout" svg:width="1.059cm" svg:height="1.059cm" svg:x="176.935cm" svg:y="28.947cm" svg:viewBox="0 0 1060 1060" draw:points="0,0 1060,0 1060,1060 0,1060">
          <text:p/>
        </draw:polygon>
        <draw:polygon draw:style-name="gr3" draw:text-style-name="P3" draw:layer="layout" svg:width="1.059cm" svg:height="1.059cm" svg:x="176.935cm" svg:y="28.947cm" svg:viewBox="0 0 1060 1060" draw:points="0,0 1060,0 1060,1060 0,1060">
          <text:p/>
        </draw:polygon>
        <draw:polygon draw:style-name="gr5" draw:text-style-name="P5" draw:layer="layout" svg:width="1.059cm" svg:height="1.058cm" svg:x="180.17cm" svg:y="28.549cm" svg:viewBox="0 0 1060 1059" draw:points="0,0 1060,0 1060,1059 0,1059">
          <text:p/>
        </draw:polygon>
        <draw:polygon draw:style-name="gr3" draw:text-style-name="P3" draw:layer="layout" svg:width="1.059cm" svg:height="1.058cm" svg:x="180.17cm" svg:y="28.549cm" svg:viewBox="0 0 1060 1059" draw:points="0,0 1060,0 1060,1059 0,1059">
          <text:p/>
        </draw:polygon>
        <draw:polygon draw:style-name="gr4" draw:text-style-name="P4" draw:layer="layout" svg:width="1.058cm" svg:height="1.058cm" svg:x="168.67cm" svg:y="25.222cm" svg:viewBox="0 0 1059 1059" draw:points="0,0 1059,0 1059,1059 0,1059">
          <text:p/>
        </draw:polygon>
        <draw:polygon draw:style-name="gr3" draw:text-style-name="P3" draw:layer="layout" svg:width="1.058cm" svg:height="1.058cm" svg:x="168.67cm" svg:y="25.222cm" svg:viewBox="0 0 1059 1059" draw:points="0,0 1059,0 1059,1059 0,1059">
          <text:p/>
        </draw:polygon>
        <draw:polygon draw:style-name="gr5" draw:text-style-name="P5" draw:layer="layout" svg:width="1.058cm" svg:height="1.058cm" svg:x="166.828cm" svg:y="22.533cm" svg:viewBox="0 0 1059 1059" draw:points="0,0 1059,0 1059,1059 0,1059">
          <text:p/>
        </draw:polygon>
        <draw:polygon draw:style-name="gr3" draw:text-style-name="P3" draw:layer="layout" svg:width="1.058cm" svg:height="1.058cm" svg:x="166.828cm" svg:y="22.533cm" svg:viewBox="0 0 1059 1059" draw:points="0,0 1059,0 1059,1059 0,1059">
          <text:p/>
        </draw:polygon>
        <draw:polygon draw:style-name="gr4" draw:text-style-name="P4" draw:layer="layout" svg:width="1.058cm" svg:height="1.059cm" svg:x="207.641cm" svg:y="52.228cm" svg:viewBox="0 0 1059 1060" draw:points="0,0 1059,0 1059,1060 0,1060">
          <text:p/>
        </draw:polygon>
        <draw:polygon draw:style-name="gr3" draw:text-style-name="P3" draw:layer="layout" svg:width="1.058cm" svg:height="1.059cm" svg:x="207.641cm" svg:y="52.228cm" svg:viewBox="0 0 1059 1060" draw:points="0,0 1059,0 1059,1060 0,1060">
          <text:p/>
        </draw:polygon>
        <draw:polygon draw:style-name="gr5" draw:text-style-name="P5" draw:layer="layout" svg:width="1.058cm" svg:height="1.059cm" svg:x="193.396cm" svg:y="47.723cm" svg:viewBox="0 0 1059 1060" draw:points="0,0 1059,0 1059,1060 0,1060">
          <text:p/>
        </draw:polygon>
        <draw:polygon draw:style-name="gr3" draw:text-style-name="P3" draw:layer="layout" svg:width="1.058cm" svg:height="1.059cm" svg:x="193.396cm" svg:y="47.723cm" svg:viewBox="0 0 1059 1060" draw:points="0,0 1059,0 1059,1060 0,1060">
          <text:p/>
        </draw:polygon>
        <draw:polygon draw:style-name="gr4" draw:text-style-name="P4" draw:layer="layout" svg:width="1.059cm" svg:height="1.059cm" svg:x="202.776cm" svg:y="66.353cm" svg:viewBox="0 0 1060 1060" draw:points="0,0 1060,0 1060,1060 0,1060">
          <text:p/>
        </draw:polygon>
        <draw:polygon draw:style-name="gr3" draw:text-style-name="P3" draw:layer="layout" svg:width="1.059cm" svg:height="1.059cm" svg:x="202.776cm" svg:y="66.353cm" svg:viewBox="0 0 1060 1060" draw:points="0,0 1060,0 1060,1060 0,1060">
          <text:p/>
        </draw:polygon>
        <draw:polygon draw:style-name="gr5" draw:text-style-name="P5" draw:layer="layout" svg:width="1.059cm" svg:height="1.058cm" svg:x="201.714cm" svg:y="69.437cm" svg:viewBox="0 0 1060 1059" draw:points="0,0 1060,0 1060,1059 0,1059">
          <text:p/>
        </draw:polygon>
        <draw:polygon draw:style-name="gr3" draw:text-style-name="P3" draw:layer="layout" svg:width="1.059cm" svg:height="1.058cm" svg:x="201.714cm" svg:y="69.437cm" svg:viewBox="0 0 1060 1059" draw:points="0,0 1060,0 1060,1059 0,1059">
          <text:p/>
        </draw:polygon>
        <draw:polygon draw:style-name="gr4" draw:text-style-name="P4" draw:layer="layout" svg:width="1.058cm" svg:height="1.058cm" svg:x="201.115cm" svg:y="38.791cm" svg:viewBox="0 0 1059 1059" draw:points="0,0 1059,0 1059,1059 0,1059">
          <text:p/>
        </draw:polygon>
        <draw:polygon draw:style-name="gr3" draw:text-style-name="P3" draw:layer="layout" svg:width="1.058cm" svg:height="1.058cm" svg:x="201.115cm" svg:y="38.791cm" svg:viewBox="0 0 1059 1059" draw:points="0,0 1059,0 1059,1059 0,1059">
          <text:p/>
        </draw:polygon>
        <draw:polygon draw:style-name="gr5" draw:text-style-name="P5" draw:layer="layout" svg:width="1.058cm" svg:height="1.058cm" svg:x="202.184cm" svg:y="35.708cm" svg:viewBox="0 0 1059 1059" draw:points="0,0 1059,0 1059,1059 0,1059">
          <text:p/>
        </draw:polygon>
        <draw:polygon draw:style-name="gr3" draw:text-style-name="P3" draw:layer="layout" svg:width="1.058cm" svg:height="1.058cm" svg:x="202.184cm" svg:y="35.708cm" svg:viewBox="0 0 1059 1059" draw:points="0,0 1059,0 1059,1059 0,1059">
          <text:p/>
        </draw:polygon>
        <draw:polygon draw:style-name="gr5" draw:text-style-name="P5" draw:layer="layout" svg:width="1.058cm" svg:height="1.058cm" svg:x="198.035cm" svg:y="37.722cm" svg:viewBox="0 0 1059 1059" draw:points="0,0 1059,0 1059,1059 0,1059">
          <text:p/>
        </draw:polygon>
        <draw:polygon draw:style-name="gr3" draw:text-style-name="P3" draw:layer="layout" svg:width="1.058cm" svg:height="1.058cm" svg:x="198.035cm" svg:y="37.722cm" svg:viewBox="0 0 1059 1059" draw:points="0,0 1059,0 1059,1059 0,1059">
          <text:p/>
        </draw:polygon>
        <draw:polygon draw:style-name="gr4" draw:text-style-name="P4" draw:layer="layout" svg:width="1.059cm" svg:height="1.058cm" svg:x="209.902cm" svg:y="37.461cm" svg:viewBox="0 0 1060 1059" draw:points="0,0 1060,0 1060,1059 0,1059">
          <text:p/>
        </draw:polygon>
        <draw:polygon draw:style-name="gr3" draw:text-style-name="P3" draw:layer="layout" svg:width="1.059cm" svg:height="1.058cm" svg:x="209.902cm" svg:y="37.461cm" svg:viewBox="0 0 1060 1059" draw:points="0,0 1060,0 1060,1059 0,1059">
          <text:p/>
        </draw:polygon>
        <draw:polygon draw:style-name="gr5" draw:text-style-name="P5" draw:layer="layout" svg:width="1.059cm" svg:height="1.059cm" svg:x="212.53cm" svg:y="35.531cm" svg:viewBox="0 0 1060 1060" draw:points="0,0 1060,0 1060,1060 0,1060">
          <text:p/>
        </draw:polygon>
        <draw:polygon draw:style-name="gr3" draw:text-style-name="P3" draw:layer="layout" svg:width="1.059cm" svg:height="1.059cm" svg:x="212.53cm" svg:y="35.531cm" svg:viewBox="0 0 1060 1060" draw:points="0,0 1060,0 1060,1060 0,1060">
          <text:p/>
        </draw:polygon>
        <draw:polygon draw:style-name="gr5" draw:text-style-name="P5" draw:layer="layout" svg:width="1.058cm" svg:height="1.058cm" svg:x="207.973cm" svg:y="34.833cm" svg:viewBox="0 0 1059 1059" draw:points="0,0 1059,0 1059,1059 0,1059">
          <text:p/>
        </draw:polygon>
        <draw:polygon draw:style-name="gr3" draw:text-style-name="P3" draw:layer="layout" svg:width="1.058cm" svg:height="1.058cm" svg:x="207.973cm" svg:y="34.833cm" svg:viewBox="0 0 1059 1059" draw:points="0,0 1059,0 1059,1059 0,1059">
          <text:p/>
        </draw:polygon>
        <draw:polygon draw:style-name="gr4" draw:text-style-name="P4" draw:layer="layout" svg:width="1.059cm" svg:height="1.058cm" svg:x="217.889cm" svg:y="41.356cm" svg:viewBox="0 0 1060 1059" draw:points="0,0 1060,0 1060,1059 0,1059">
          <text:p/>
        </draw:polygon>
        <draw:polygon draw:style-name="gr3" draw:text-style-name="P3" draw:layer="layout" svg:width="1.059cm" svg:height="1.058cm" svg:x="217.889cm" svg:y="41.356cm" svg:viewBox="0 0 1060 1059" draw:points="0,0 1060,0 1060,1059 0,1059">
          <text:p/>
        </draw:polygon>
        <draw:polygon draw:style-name="gr5" draw:text-style-name="P5" draw:layer="layout" svg:width="1.059cm" svg:height="1.059cm" svg:x="221.145cm" svg:y="41.26cm" svg:viewBox="0 0 1060 1060" draw:points="0,0 1060,0 1060,1060 0,1060">
          <text:p/>
        </draw:polygon>
        <draw:polygon draw:style-name="gr3" draw:text-style-name="P3" draw:layer="layout" svg:width="1.059cm" svg:height="1.059cm" svg:x="221.145cm" svg:y="41.26cm" svg:viewBox="0 0 1060 1060" draw:points="0,0 1060,0 1060,1060 0,1060">
          <text:p/>
        </draw:polygon>
        <draw:polygon draw:style-name="gr5" draw:text-style-name="P5" draw:layer="layout" svg:width="1.059cm" svg:height="1.058cm" svg:x="217.79cm" svg:y="38.096cm" svg:viewBox="0 0 1060 1059" draw:points="0,0 1060,0 1060,1059 0,1059">
          <text:p/>
        </draw:polygon>
        <draw:polygon draw:style-name="gr3" draw:text-style-name="P3" draw:layer="layout" svg:width="1.059cm" svg:height="1.058cm" svg:x="217.79cm" svg:y="38.096cm" svg:viewBox="0 0 1060 1059" draw:points="0,0 1060,0 1060,1059 0,1059">
          <text:p/>
        </draw:polygon>
        <draw:polygon draw:style-name="gr4" draw:text-style-name="P4" draw:layer="layout" svg:width="1.059cm" svg:height="1.059cm" svg:x="175.76cm" svg:y="71.652cm" svg:viewBox="0 0 1060 1060" draw:points="0,0 1060,0 1060,1060 0,1060">
          <text:p/>
        </draw:polygon>
        <draw:polygon draw:style-name="gr3" draw:text-style-name="P3" draw:layer="layout" svg:width="1.059cm" svg:height="1.059cm" svg:x="175.76cm" svg:y="71.652cm" svg:viewBox="0 0 1060 1060" draw:points="0,0 1060,0 1060,1060 0,1060">
          <text:p/>
        </draw:polygon>
        <draw:polygon draw:style-name="gr4" draw:text-style-name="P4" draw:layer="layout" svg:width="1.058cm" svg:height="1.058cm" svg:x="187.91cm" svg:y="59.372cm" svg:viewBox="0 0 1059 1059" draw:points="0,0 1059,0 1059,1059 0,1059">
          <text:p/>
        </draw:polygon>
        <draw:polygon draw:style-name="gr3" draw:text-style-name="P3" draw:layer="layout" svg:width="1.058cm" svg:height="1.058cm" svg:x="187.91cm" svg:y="59.372cm" svg:viewBox="0 0 1059 1059" draw:points="0,0 1059,0 1059,1059 0,1059">
          <text:p/>
        </draw:polygon>
        <draw:polygon draw:style-name="gr5" draw:text-style-name="P5" draw:layer="layout" svg:width="1.059cm" svg:height="1.059cm" svg:x="190.203cm" svg:y="57.054cm" svg:viewBox="0 0 1060 1060" draw:points="0,0 1060,0 1060,1060 0,1060">
          <text:p/>
        </draw:polygon>
        <draw:polygon draw:style-name="gr3" draw:text-style-name="P3" draw:layer="layout" svg:width="1.059cm" svg:height="1.059cm" svg:x="190.203cm" svg:y="57.054cm" svg:viewBox="0 0 1060 1060" draw:points="0,0 1060,0 1060,1060 0,1060">
          <text:p/>
        </draw:polygon>
        <draw:polygon draw:style-name="gr4" draw:text-style-name="P4" draw:layer="layout" svg:width="1.058cm" svg:height="1.059cm" svg:x="161.406cm" svg:y="81.265cm" svg:viewBox="0 0 1059 1060" draw:points="0,0 1059,0 1059,1060 0,1060">
          <text:p/>
        </draw:polygon>
        <draw:polygon draw:style-name="gr3" draw:text-style-name="P3" draw:layer="layout" svg:width="1.058cm" svg:height="1.059cm" svg:x="161.406cm" svg:y="81.265cm" svg:viewBox="0 0 1059 1060" draw:points="0,0 1059,0 1059,1060 0,1060">
          <text:p/>
        </draw:polygon>
        <draw:polygon draw:style-name="gr5" draw:text-style-name="P5" draw:layer="layout" svg:width="1.059cm" svg:height="1.058cm" svg:x="158.206cm" svg:y="80.634cm" svg:viewBox="0 0 1060 1059" draw:points="0,0 1060,0 1060,1059 0,1059">
          <text:p/>
        </draw:polygon>
        <draw:polygon draw:style-name="gr3" draw:text-style-name="P3" draw:layer="layout" svg:width="1.059cm" svg:height="1.058cm" svg:x="158.206cm" svg:y="80.634cm" svg:viewBox="0 0 1060 1059" draw:points="0,0 1060,0 1060,1059 0,1059">
          <text:p/>
        </draw:polygon>
        <draw:polygon draw:style-name="gr5" draw:text-style-name="P5" draw:layer="layout" svg:width="1.059cm" svg:height="1.058cm" svg:x="160.774cm" svg:y="84.465cm" svg:viewBox="0 0 1060 1059" draw:points="0,0 1060,0 1060,1059 0,1059">
          <text:p/>
        </draw:polygon>
        <draw:polygon draw:style-name="gr3" draw:text-style-name="P3" draw:layer="layout" svg:width="1.059cm" svg:height="1.058cm" svg:x="160.774cm" svg:y="84.465cm" svg:viewBox="0 0 1060 1059" draw:points="0,0 1060,0 1060,1059 0,1059">
          <text:p/>
        </draw:polygon>
        <draw:polygon draw:style-name="gr4" draw:text-style-name="P4" draw:layer="layout" svg:width="1.058cm" svg:height="1.058cm" svg:x="172.314cm" svg:y="88.582cm" svg:viewBox="0 0 1059 1059" draw:points="0,0 1059,0 1059,1059 0,1059">
          <text:p/>
        </draw:polygon>
        <draw:polygon draw:style-name="gr3" draw:text-style-name="P3" draw:layer="layout" svg:width="1.058cm" svg:height="1.058cm" svg:x="172.314cm" svg:y="88.582cm" svg:viewBox="0 0 1059 1059" draw:points="0,0 1059,0 1059,1059 0,1059">
          <text:p/>
        </draw:polygon>
        <draw:polygon draw:style-name="gr5" draw:text-style-name="P5" draw:layer="layout" svg:width="1.058cm" svg:height="1.059cm" svg:x="169.594cm" svg:y="90.381cm" svg:viewBox="0 0 1059 1060" draw:points="0,0 1059,0 1059,1060 0,1060">
          <text:p/>
        </draw:polygon>
        <draw:polygon draw:style-name="gr3" draw:text-style-name="P3" draw:layer="layout" svg:width="1.058cm" svg:height="1.059cm" svg:x="169.594cm" svg:y="90.381cm" svg:viewBox="0 0 1059 1060" draw:points="0,0 1059,0 1059,1060 0,1060">
          <text:p/>
        </draw:polygon>
        <draw:polygon draw:style-name="gr5" draw:text-style-name="P5" draw:layer="layout" svg:width="1.059cm" svg:height="1.058cm" svg:x="174.109cm" svg:y="91.302cm" svg:viewBox="0 0 1060 1059" draw:points="0,0 1060,0 1060,1059 0,1059">
          <text:p/>
        </draw:polygon>
        <draw:polygon draw:style-name="gr3" draw:text-style-name="P3" draw:layer="layout" svg:width="1.059cm" svg:height="1.058cm" svg:x="174.109cm" svg:y="91.302cm" svg:viewBox="0 0 1060 1059" draw:points="0,0 1060,0 1060,1059 0,1059">
          <text:p/>
        </draw:polygon>
        <draw:polygon draw:style-name="gr4" draw:text-style-name="P4" draw:layer="layout" svg:width="1.059cm" svg:height="1.058cm" svg:x="185.211cm" svg:y="86.116cm" svg:viewBox="0 0 1060 1059" draw:points="0,0 1060,0 1060,1059 0,1059">
          <text:p/>
        </draw:polygon>
        <draw:polygon draw:style-name="gr3" draw:text-style-name="P3" draw:layer="layout" svg:width="1.059cm" svg:height="1.058cm" svg:x="185.211cm" svg:y="86.116cm" svg:viewBox="0 0 1060 1059" draw:points="0,0 1060,0 1060,1059 0,1059">
          <text:p/>
        </draw:polygon>
        <draw:polygon draw:style-name="gr5" draw:text-style-name="P5" draw:layer="layout" svg:width="1.058cm" svg:height="1.059cm" svg:x="184.541cm" svg:y="89.305cm" svg:viewBox="0 0 1059 1060" draw:points="0,0 1059,0 1059,1060 0,1060">
          <text:p/>
        </draw:polygon>
        <draw:polygon draw:style-name="gr3" draw:text-style-name="P3" draw:layer="layout" svg:width="1.058cm" svg:height="1.059cm" svg:x="184.541cm" svg:y="89.305cm" svg:viewBox="0 0 1059 1060" draw:points="0,0 1059,0 1059,1060 0,1060">
          <text:p/>
        </draw:polygon>
        <draw:polygon draw:style-name="gr5" draw:text-style-name="P5" draw:layer="layout" svg:width="1.058cm" svg:height="1.058cm" svg:x="188.404cm" svg:y="86.783cm" svg:viewBox="0 0 1059 1059" draw:points="0,0 1059,0 1059,1059 0,1059">
          <text:p/>
        </draw:polygon>
        <draw:polygon draw:style-name="gr3" draw:text-style-name="P3" draw:layer="layout" svg:width="1.058cm" svg:height="1.058cm" svg:x="188.404cm" svg:y="86.783cm" svg:viewBox="0 0 1059 1059" draw:points="0,0 1059,0 1059,1059 0,1059">
          <text:p/>
        </draw:polygon>
        <draw:polygon draw:style-name="gr4" draw:text-style-name="P4" draw:layer="layout" svg:width="1.058cm" svg:height="1.058cm" svg:x="192.648cm" svg:y="75.293cm" svg:viewBox="0 0 1059 1059" draw:points="0,0 1059,0 1059,1059 0,1059">
          <text:p/>
        </draw:polygon>
        <draw:polygon draw:style-name="gr3" draw:text-style-name="P3" draw:layer="layout" svg:width="1.058cm" svg:height="1.058cm" svg:x="192.648cm" svg:y="75.293cm" svg:viewBox="0 0 1059 1059" draw:points="0,0 1059,0 1059,1059 0,1059">
          <text:p/>
        </draw:polygon>
        <draw:polygon draw:style-name="gr5" draw:text-style-name="P5" draw:layer="layout" svg:width="1.059cm" svg:height="1.059cm" svg:x="194.415cm" svg:y="78.03cm" svg:viewBox="0 0 1060 1060" draw:points="0,0 1060,0 1060,1060 0,1060">
          <text:p/>
        </draw:polygon>
        <draw:polygon draw:style-name="gr3" draw:text-style-name="P3" draw:layer="layout" svg:width="1.059cm" svg:height="1.059cm" svg:x="194.415cm" svg:y="78.03cm" svg:viewBox="0 0 1060 1060" draw:points="0,0 1060,0 1060,1060 0,1060">
          <text:p/>
        </draw:polygon>
        <draw:polygon draw:style-name="gr5" draw:text-style-name="P5" draw:layer="layout" svg:width="1.058cm" svg:height="1.058cm" svg:x="195.389cm" svg:y="73.522cm" svg:viewBox="0 0 1059 1059" draw:points="0,0 1059,0 1059,1059 0,1059">
          <text:p/>
        </draw:polygon>
        <draw:polygon draw:style-name="gr3" draw:text-style-name="P3" draw:layer="layout" svg:width="1.058cm" svg:height="1.058cm" svg:x="195.389cm" svg:y="73.522cm" svg:viewBox="0 0 1059 1059" draw:points="0,0 1059,0 1059,1059 0,1059">
          <text:p/>
        </draw:polygon>
        <draw:polygon draw:style-name="gr4" draw:text-style-name="P4" draw:layer="layout" svg:width="1.059cm" svg:height="1.058cm" svg:x="192.764cm" svg:y="68.601cm" svg:viewBox="0 0 1060 1059" draw:points="0,0 1060,0 1060,1059 0,1059">
          <text:p/>
        </draw:polygon>
        <draw:polygon draw:style-name="gr3" draw:text-style-name="P3" draw:layer="layout" svg:width="1.059cm" svg:height="1.058cm" svg:x="192.764cm" svg:y="68.601cm" svg:viewBox="0 0 1060 1059" draw:points="0,0 1060,0 1060,1059 0,1059">
          <text:p/>
        </draw:polygon>
        <draw:polygon draw:style-name="gr5" draw:text-style-name="P5" draw:layer="layout" svg:width="1.058cm" svg:height="1.058cm" svg:x="195.442cm" svg:y="70.46cm" svg:viewBox="0 0 1059 1059" draw:points="0,0 1059,0 1059,1059 0,1059">
          <text:p/>
        </draw:polygon>
        <draw:polygon draw:style-name="gr3" draw:text-style-name="P3" draw:layer="layout" svg:width="1.058cm" svg:height="1.058cm" svg:x="195.442cm" svg:y="70.46cm" svg:viewBox="0 0 1059 1059" draw:points="0,0 1059,0 1059,1059 0,1059">
          <text:p/>
        </draw:polygon>
        <draw:polygon draw:style-name="gr5" draw:text-style-name="P5" draw:layer="layout" svg:width="1.058cm" svg:height="1.058cm" svg:x="194.627cm" svg:y="65.923cm" svg:viewBox="0 0 1059 1059" draw:points="0,0 1059,0 1059,1059 0,1059">
          <text:p/>
        </draw:polygon>
        <draw:polygon draw:style-name="gr3" draw:text-style-name="P3" draw:layer="layout" svg:width="1.058cm" svg:height="1.058cm" svg:x="194.627cm" svg:y="65.923cm" svg:viewBox="0 0 1059 1059" draw:points="0,0 1059,0 1059,1059 0,1059">
          <text:p/>
        </draw:polygon>
        <draw:polygon draw:style-name="gr4" draw:text-style-name="P4" draw:layer="layout" svg:width="1.058cm" svg:height="1.059cm" svg:x="189.999cm" svg:y="81.438cm" svg:viewBox="0 0 1059 1060" draw:points="0,0 1059,0 1059,1060 0,1060">
          <text:p/>
        </draw:polygon>
        <draw:polygon draw:style-name="gr3" draw:text-style-name="P3" draw:layer="layout" svg:width="1.058cm" svg:height="1.059cm" svg:x="189.999cm" svg:y="81.438cm" svg:viewBox="0 0 1059 1060" draw:points="0,0 1059,0 1059,1060 0,1060">
          <text:p/>
        </draw:polygon>
        <draw:polygon draw:style-name="gr5" draw:text-style-name="P5" draw:layer="layout" svg:width="1.059cm" svg:height="1.058cm" svg:x="190.591cm" svg:y="84.645cm" svg:viewBox="0 0 1060 1059" draw:points="0,0 1060,0 1060,1059 0,1059">
          <text:p/>
        </draw:polygon>
        <draw:polygon draw:style-name="gr3" draw:text-style-name="P3" draw:layer="layout" svg:width="1.059cm" svg:height="1.058cm" svg:x="190.591cm" svg:y="84.645cm" svg:viewBox="0 0 1060 1059" draw:points="0,0 1060,0 1060,1059 0,1059">
          <text:p/>
        </draw:polygon>
        <draw:polygon draw:style-name="gr5" draw:text-style-name="P5" draw:layer="layout" svg:width="1.059cm" svg:height="1.058cm" svg:x="193.205cm" svg:y="80.842cm" svg:viewBox="0 0 1060 1059" draw:points="0,0 1060,0 1060,1059 0,1059">
          <text:p/>
        </draw:polygon>
        <draw:polygon draw:style-name="gr3" draw:text-style-name="P3" draw:layer="layout" svg:width="1.059cm" svg:height="1.058cm" svg:x="193.205cm" svg:y="80.842cm" svg:viewBox="0 0 1060 1059" draw:points="0,0 1060,0 1060,1059 0,1059">
          <text:p/>
        </draw:polygon>
        <draw:polygon draw:style-name="gr4" draw:text-style-name="P4" draw:layer="layout" svg:width="1.058cm" svg:height="1.058cm" svg:x="179.006cm" svg:y="88.621cm" svg:viewBox="0 0 1059 1059" draw:points="0,0 1059,0 1059,1059 0,1059">
          <text:p/>
        </draw:polygon>
        <draw:polygon draw:style-name="gr3" draw:text-style-name="P3" draw:layer="layout" svg:width="1.058cm" svg:height="1.058cm" svg:x="179.006cm" svg:y="88.621cm" svg:viewBox="0 0 1059 1059" draw:points="0,0 1059,0 1059,1059 0,1059">
          <text:p/>
        </draw:polygon>
        <draw:polygon draw:style-name="gr5" draw:text-style-name="P5" draw:layer="layout" svg:width="1.058cm" svg:height="1.058cm" svg:x="177.175cm" svg:y="91.32cm" svg:viewBox="0 0 1059 1059" draw:points="0,0 1059,0 1059,1059 0,1059">
          <text:p/>
        </draw:polygon>
        <draw:polygon draw:style-name="gr3" draw:text-style-name="P3" draw:layer="layout" svg:width="1.058cm" svg:height="1.058cm" svg:x="177.175cm" svg:y="91.32cm" svg:viewBox="0 0 1059 1059" draw:points="0,0 1059,0 1059,1059 0,1059">
          <text:p/>
        </draw:polygon>
        <draw:polygon draw:style-name="gr5" draw:text-style-name="P5" draw:layer="layout" svg:width="1.059cm" svg:height="1.058cm" svg:x="181.701cm" svg:y="90.452cm" svg:viewBox="0 0 1060 1059" draw:points="0,0 1060,0 1060,1059 0,1059">
          <text:p/>
        </draw:polygon>
        <draw:polygon draw:style-name="gr3" draw:text-style-name="P3" draw:layer="layout" svg:width="1.059cm" svg:height="1.058cm" svg:x="181.701cm" svg:y="90.452cm" svg:viewBox="0 0 1060 1059" draw:points="0,0 1060,0 1060,1059 0,1059">
          <text:p/>
        </draw:polygon>
        <draw:polygon draw:style-name="gr4" draw:text-style-name="P4" draw:layer="layout" svg:width="1.058cm" svg:height="1.058cm" svg:x="166.137cm" svg:y="86cm" svg:viewBox="0 0 1059 1059" draw:points="0,0 1059,0 1059,1059 0,1059">
          <text:p/>
        </draw:polygon>
        <draw:polygon draw:style-name="gr3" draw:text-style-name="P3" draw:layer="layout" svg:width="1.058cm" svg:height="1.058cm" svg:x="166.137cm" svg:y="86cm" svg:viewBox="0 0 1059 1059" draw:points="0,0 1059,0 1059,1059 0,1059">
          <text:p/>
        </draw:polygon>
        <draw:polygon draw:style-name="gr5" draw:text-style-name="P5" draw:layer="layout" svg:width="1.058cm" svg:height="1.058cm" svg:x="162.937cm" svg:y="86.631cm" svg:viewBox="0 0 1059 1059" draw:points="0,0 1059,0 1059,1059 0,1059">
          <text:p/>
        </draw:polygon>
        <draw:polygon draw:style-name="gr3" draw:text-style-name="P3" draw:layer="layout" svg:width="1.058cm" svg:height="1.058cm" svg:x="162.937cm" svg:y="86.631cm" svg:viewBox="0 0 1059 1059" draw:points="0,0 1059,0 1059,1059 0,1059">
          <text:p/>
        </draw:polygon>
        <draw:polygon draw:style-name="gr5" draw:text-style-name="P5" draw:layer="layout" svg:width="1.058cm" svg:height="1.059cm" svg:x="166.768cm" svg:y="89.199cm" svg:viewBox="0 0 1059 1060" draw:points="0,0 1059,0 1059,1060 0,1060">
          <text:p/>
        </draw:polygon>
        <draw:polygon draw:style-name="gr3" draw:text-style-name="P3" draw:layer="layout" svg:width="1.058cm" svg:height="1.059cm" svg:x="166.768cm" svg:y="89.199cm" svg:viewBox="0 0 1059 1060" draw:points="0,0 1059,0 1059,1060 0,1060">
          <text:p/>
        </draw:polygon>
        <draw:polygon draw:style-name="gr4" draw:text-style-name="P4" draw:layer="layout" svg:width="1.058cm" svg:height="1.059cm" svg:x="158.831cm" svg:y="75.088cm" svg:viewBox="0 0 1059 1060" draw:points="0,0 1059,0 1059,1060 0,1060">
          <text:p/>
        </draw:polygon>
        <draw:polygon draw:style-name="gr3" draw:text-style-name="P3" draw:layer="layout" svg:width="1.058cm" svg:height="1.059cm" svg:x="158.831cm" svg:y="75.088cm" svg:viewBox="0 0 1059 1060" draw:points="0,0 1059,0 1059,1060 0,1060">
          <text:p/>
        </draw:polygon>
        <draw:polygon draw:style-name="gr5" draw:text-style-name="P5" draw:layer="layout" svg:width="1.058cm" svg:height="1.058cm" svg:x="156.111cm" svg:y="73.289cm" svg:viewBox="0 0 1059 1059" draw:points="0,0 1059,0 1059,1059 0,1059">
          <text:p/>
        </draw:polygon>
        <draw:polygon draw:style-name="gr3" draw:text-style-name="P3" draw:layer="layout" svg:width="1.058cm" svg:height="1.058cm" svg:x="156.111cm" svg:y="73.289cm" svg:viewBox="0 0 1059 1059" draw:points="0,0 1059,0 1059,1059 0,1059">
          <text:p/>
        </draw:polygon>
        <draw:polygon draw:style-name="gr5" draw:text-style-name="P5" draw:layer="layout" svg:width="1.058cm" svg:height="1.059cm" svg:x="157.028cm" svg:y="77.808cm" svg:viewBox="0 0 1059 1060" draw:points="0,0 1059,0 1059,1060 0,1060">
          <text:p/>
        </draw:polygon>
        <draw:polygon draw:style-name="gr3" draw:text-style-name="P3" draw:layer="layout" svg:width="1.058cm" svg:height="1.059cm" svg:x="157.028cm" svg:y="77.808cm" svg:viewBox="0 0 1059 1060" draw:points="0,0 1059,0 1059,1060 0,1060">
          <text:p/>
        </draw:polygon>
        <draw:polygon draw:style-name="gr4" draw:text-style-name="P4" draw:layer="layout" svg:width="1.058cm" svg:height="1.058cm" svg:x="173.03cm" svg:y="52.768cm" svg:viewBox="0 0 1059 1059" draw:points="0,0 1059,0 1059,1059 0,1059">
          <text:p/>
        </draw:polygon>
        <draw:polygon draw:style-name="gr3" draw:text-style-name="P3" draw:layer="layout" svg:width="1.058cm" svg:height="1.058cm" svg:x="173.03cm" svg:y="52.768cm" svg:viewBox="0 0 1059 1059" draw:points="0,0 1059,0 1059,1059 0,1059">
          <text:p/>
        </draw:polygon>
        <draw:polygon draw:style-name="gr5" draw:text-style-name="P5" draw:layer="layout" svg:width="1.059cm" svg:height="1.058cm" svg:x="176.113cm" svg:y="53.823cm" svg:viewBox="0 0 1060 1059" draw:points="0,0 1060,0 1060,1059 0,1059">
          <text:p/>
        </draw:polygon>
        <draw:polygon draw:style-name="gr3" draw:text-style-name="P3" draw:layer="layout" svg:width="1.059cm" svg:height="1.058cm" svg:x="176.113cm" svg:y="53.823cm" svg:viewBox="0 0 1060 1059" draw:points="0,0 1060,0 1060,1059 0,1059">
          <text:p/>
        </draw:polygon>
        <draw:polygon draw:style-name="gr5" draw:text-style-name="P5" draw:layer="layout" svg:width="1.058cm" svg:height="1.059cm" svg:x="170.37cm" svg:y="54.655cm" svg:viewBox="0 0 1059 1060" draw:points="0,0 1059,0 1059,1060 0,1060">
          <text:p/>
        </draw:polygon>
        <draw:polygon draw:style-name="gr3" draw:text-style-name="P3" draw:layer="layout" svg:width="1.058cm" svg:height="1.059cm" svg:x="170.37cm" svg:y="54.655cm" svg:viewBox="0 0 1059 1060" draw:points="0,0 1059,0 1059,1060 0,1060">
          <text:p/>
        </draw:polygon>
        <draw:polygon draw:style-name="gr4" draw:text-style-name="P4" draw:layer="layout" svg:width="1.059cm" svg:height="1.058cm" svg:x="172.564cm" svg:y="49.54cm" svg:viewBox="0 0 1060 1059" draw:points="0,0 1060,0 1060,1059 0,1059">
          <text:p/>
        </draw:polygon>
        <draw:polygon draw:style-name="gr3" draw:text-style-name="P3" draw:layer="layout" svg:width="1.059cm" svg:height="1.058cm" svg:x="172.564cm" svg:y="49.54cm" svg:viewBox="0 0 1060 1059" draw:points="0,0 1060,0 1060,1059 0,1059">
          <text:p/>
        </draw:polygon>
        <draw:polygon draw:style-name="gr5" draw:text-style-name="P5" draw:layer="layout" svg:width="1.058cm" svg:height="1.058cm" svg:x="174.515cm" svg:y="46.93cm" svg:viewBox="0 0 1059 1059" draw:points="0,0 1059,0 1059,1059 0,1059">
          <text:p/>
        </draw:polygon>
        <draw:polygon draw:style-name="gr3" draw:text-style-name="P3" draw:layer="layout" svg:width="1.058cm" svg:height="1.058cm" svg:x="174.515cm" svg:y="46.93cm" svg:viewBox="0 0 1059 1059" draw:points="0,0 1059,0 1059,1059 0,1059">
          <text:p/>
        </draw:polygon>
        <draw:polygon draw:style-name="gr5" draw:text-style-name="P5" draw:layer="layout" svg:width="1.059cm" svg:height="1.059cm" svg:x="169.95cm" svg:y="47.589cm" svg:viewBox="0 0 1060 1060" draw:points="0,0 1060,0 1060,1060 0,1060">
          <text:p/>
        </draw:polygon>
        <draw:polygon draw:style-name="gr3" draw:text-style-name="P3" draw:layer="layout" svg:width="1.059cm" svg:height="1.059cm" svg:x="169.95cm" svg:y="47.589cm" svg:viewBox="0 0 1060 1060" draw:points="0,0 1060,0 1060,1060 0,1060">
          <text:p/>
        </draw:polygon>
        <draw:polygon draw:style-name="gr4" draw:text-style-name="P4" draw:layer="layout" svg:width="1.059cm" svg:height="1.058cm" svg:x="178.586cm" svg:y="54.61cm" svg:viewBox="0 0 1060 1059" draw:points="0,0 1060,0 1060,1059 0,1059">
          <text:p/>
        </draw:polygon>
        <draw:polygon draw:style-name="gr3" draw:text-style-name="P3" draw:layer="layout" svg:width="1.059cm" svg:height="1.058cm" svg:x="178.586cm" svg:y="54.61cm" svg:viewBox="0 0 1060 1059" draw:points="0,0 1060,0 1060,1059 0,1059">
          <text:p/>
        </draw:polygon>
        <draw:polygon draw:style-name="gr5" draw:text-style-name="P5" draw:layer="layout" svg:width="1.058cm" svg:height="1.059cm" svg:x="179.119cm" svg:y="51.392cm" svg:viewBox="0 0 1059 1060" draw:points="0,0 1059,0 1059,1060 0,1060">
          <text:p/>
        </draw:polygon>
        <draw:polygon draw:style-name="gr3" draw:text-style-name="P3" draw:layer="layout" svg:width="1.058cm" svg:height="1.059cm" svg:x="179.119cm" svg:y="51.392cm" svg:viewBox="0 0 1059 1060" draw:points="0,0 1059,0 1059,1060 0,1060">
          <text:p/>
        </draw:polygon>
        <draw:polygon draw:style-name="gr4" draw:text-style-name="P4" draw:layer="layout" svg:width="1.058cm" svg:height="1.058cm" svg:x="168.225cm" svg:y="56.109cm" svg:viewBox="0 0 1059 1059" draw:points="0,0 1059,0 1059,1059 0,1059">
          <text:p/>
        </draw:polygon>
        <draw:polygon draw:style-name="gr3" draw:text-style-name="P3" draw:layer="layout" svg:width="1.058cm" svg:height="1.058cm" svg:x="168.225cm" svg:y="56.109cm" svg:viewBox="0 0 1059 1059" draw:points="0,0 1059,0 1059,1059 0,1059">
          <text:p/>
        </draw:polygon>
        <draw:polygon draw:style-name="gr5" draw:text-style-name="P5" draw:layer="layout" svg:width="1.058cm" svg:height="1.058cm" svg:x="166.8cm" svg:y="53.174cm" svg:viewBox="0 0 1059 1059" draw:points="0,0 1059,0 1059,1059 0,1059">
          <text:p/>
        </draw:polygon>
        <draw:polygon draw:style-name="gr3" draw:text-style-name="P3" draw:layer="layout" svg:width="1.058cm" svg:height="1.058cm" svg:x="166.8cm" svg:y="53.174cm" svg:viewBox="0 0 1059 1059" draw:points="0,0 1059,0 1059,1059 0,1059">
          <text:p/>
        </draw:polygon>
        <draw:polygon draw:style-name="gr4" draw:text-style-name="P4" draw:layer="layout" svg:width="1.058cm" svg:height="1.059cm" svg:x="161.42cm" svg:y="62.021cm" svg:viewBox="0 0 1059 1060" draw:points="0,0 1059,0 1059,1060 0,1060">
          <text:p/>
        </draw:polygon>
        <draw:polygon draw:style-name="gr3" draw:text-style-name="P3" draw:layer="layout" svg:width="1.058cm" svg:height="1.059cm" svg:x="161.42cm" svg:y="62.021cm" svg:viewBox="0 0 1059 1060" draw:points="0,0 1059,0 1059,1060 0,1060">
          <text:p/>
        </draw:polygon>
        <draw:polygon draw:style-name="gr5" draw:text-style-name="P5" draw:layer="layout" svg:width="1.059cm" svg:height="1.058cm" svg:x="158.714cm" svg:y="60.201cm" svg:viewBox="0 0 1060 1059" draw:points="0,0 1060,0 1060,1059 0,1059">
          <text:p/>
        </draw:polygon>
        <draw:polygon draw:style-name="gr3" draw:text-style-name="P3" draw:layer="layout" svg:width="1.059cm" svg:height="1.058cm" svg:x="158.714cm" svg:y="60.201cm" svg:viewBox="0 0 1060 1059" draw:points="0,0 1060,0 1060,1059 0,1059">
          <text:p/>
        </draw:polygon>
        <draw:polygon draw:style-name="gr4" draw:text-style-name="P4" draw:layer="layout" svg:width="1.059cm" svg:height="1.058cm" svg:x="158.52cm" svg:y="70.555cm" svg:viewBox="0 0 1060 1059" draw:points="0,0 1060,0 1060,1059 0,1059">
          <text:p/>
        </draw:polygon>
        <draw:polygon draw:style-name="gr3" draw:text-style-name="P3" draw:layer="layout" svg:width="1.059cm" svg:height="1.058cm" svg:x="158.52cm" svg:y="70.555cm" svg:viewBox="0 0 1060 1059" draw:points="0,0 1060,0 1060,1059 0,1059">
          <text:p/>
        </draw:polygon>
        <draw:polygon draw:style-name="gr5" draw:text-style-name="P5" draw:layer="layout" svg:width="1.058cm" svg:height="1.058cm" svg:x="155.264cm" svg:y="70.347cm" svg:viewBox="0 0 1059 1059" draw:points="0,0 1059,0 1059,1059 0,1059">
          <text:p/>
        </draw:polygon>
        <draw:polygon draw:style-name="gr3" draw:text-style-name="P3" draw:layer="layout" svg:width="1.058cm" svg:height="1.058cm" svg:x="155.264cm" svg:y="70.347cm" svg:viewBox="0 0 1059 1059" draw:points="0,0 1059,0 1059,1059 0,1059">
          <text:p/>
        </draw:polygon>
        <draw:polygon draw:style-name="gr4" draw:text-style-name="P4" draw:layer="layout" svg:width="1.058cm" svg:height="1.058cm" svg:x="184.439cm" svg:y="54.659cm" svg:viewBox="0 0 1059 1059" draw:points="0,0 1059,0 1059,1059 0,1059">
          <text:p/>
        </draw:polygon>
        <draw:polygon draw:style-name="gr3" draw:text-style-name="P3" draw:layer="layout" svg:width="1.058cm" svg:height="1.058cm" svg:x="184.439cm" svg:y="54.659cm" svg:viewBox="0 0 1059 1059" draw:points="0,0 1059,0 1059,1059 0,1059">
          <text:p/>
        </draw:polygon>
        <draw:polygon draw:style-name="gr5" draw:text-style-name="P5" draw:layer="layout" svg:width="1.059cm" svg:height="1.058cm" svg:x="186.347cm" svg:y="57.305cm" svg:viewBox="0 0 1060 1059" draw:points="0,0 1060,0 1060,1059 0,1059">
          <text:p/>
        </draw:polygon>
        <draw:polygon draw:style-name="gr3" draw:text-style-name="P3" draw:layer="layout" svg:width="1.059cm" svg:height="1.058cm" svg:x="186.347cm" svg:y="57.305cm" svg:viewBox="0 0 1060 1059" draw:points="0,0 1060,0 1060,1059 0,1059">
          <text:p/>
        </draw:polygon>
        <draw:polygon draw:style-name="gr5" draw:text-style-name="P5" draw:layer="layout" svg:width="1.058cm" svg:height="1.059cm" svg:x="181.179cm" svg:y="54.662cm" svg:viewBox="0 0 1059 1060" draw:points="0,0 1059,0 1059,1060 0,1060">
          <text:p/>
        </draw:polygon>
        <draw:polygon draw:style-name="gr3" draw:text-style-name="P3" draw:layer="layout" svg:width="1.058cm" svg:height="1.059cm" svg:x="181.179cm" svg:y="54.662cm" svg:viewBox="0 0 1059 1060" draw:points="0,0 1059,0 1059,1060 0,1060">
          <text:p/>
        </draw:polygon>
        <draw:polygon draw:style-name="gr4" draw:text-style-name="P4" draw:layer="layout" svg:width="1.058cm" svg:height="1.058cm" svg:x="185.924cm" svg:y="51.756cm" svg:viewBox="0 0 1059 1059" draw:points="0,0 1059,0 1059,1059 0,1059">
          <text:p/>
        </draw:polygon>
        <draw:polygon draw:style-name="gr3" draw:text-style-name="P3" draw:layer="layout" svg:width="1.058cm" svg:height="1.058cm" svg:x="185.924cm" svg:y="51.756cm" svg:viewBox="0 0 1059 1059" draw:points="0,0 1059,0 1059,1059 0,1059">
          <text:p/>
        </draw:polygon>
        <draw:polygon draw:style-name="gr5" draw:text-style-name="P5" draw:layer="layout" svg:width="1.058cm" svg:height="1.058cm" svg:x="189.025cm" svg:y="50.75cm" svg:viewBox="0 0 1059 1059" draw:points="0,0 1059,0 1059,1059 0,1059">
          <text:p/>
        </draw:polygon>
        <draw:polygon draw:style-name="gr3" draw:text-style-name="P3" draw:layer="layout" svg:width="1.058cm" svg:height="1.058cm" svg:x="189.025cm" svg:y="50.75cm" svg:viewBox="0 0 1059 1059" draw:points="0,0 1059,0 1059,1059 0,1059">
          <text:p/>
        </draw:polygon>
        <draw:polygon draw:style-name="gr5" draw:text-style-name="P5" draw:layer="layout" svg:width="1.058cm" svg:height="1.058cm" svg:x="184.919cm" svg:y="48.655cm" svg:viewBox="0 0 1059 1059" draw:points="0,0 1059,0 1059,1059 0,1059">
          <text:p/>
        </draw:polygon>
        <draw:polygon draw:style-name="gr3" draw:text-style-name="P3" draw:layer="layout" svg:width="1.058cm" svg:height="1.058cm" svg:x="184.919cm" svg:y="48.655cm" svg:viewBox="0 0 1059 1059" draw:points="0,0 1059,0 1059,1059 0,1059">
          <text:p/>
        </draw:polygon>
        <draw:polygon draw:style-name="gr4" draw:text-style-name="P4" draw:layer="layout" svg:width="1.058cm" svg:height="1.058cm" svg:x="159.402cm" svg:y="66.096cm" svg:viewBox="0 0 1059 1059" draw:points="0,0 1059,0 1059,1059 0,1059">
          <text:p/>
        </draw:polygon>
        <draw:polygon draw:style-name="gr3" draw:text-style-name="P3" draw:layer="layout" svg:width="1.058cm" svg:height="1.058cm" svg:x="159.402cm" svg:y="66.096cm" svg:viewBox="0 0 1059 1059" draw:points="0,0 1059,0 1059,1059 0,1059">
          <text:p/>
        </draw:polygon>
        <draw:polygon draw:style-name="gr5" draw:text-style-name="P5" draw:layer="layout" svg:width="1.058cm" svg:height="1.058cm" svg:x="157.963cm" svg:y="63.168cm" svg:viewBox="0 0 1059 1059" draw:points="0,0 1059,0 1059,1059 0,1059">
          <text:p/>
        </draw:polygon>
        <draw:polygon draw:style-name="gr3" draw:text-style-name="P3" draw:layer="layout" svg:width="1.058cm" svg:height="1.058cm" svg:x="157.963cm" svg:y="63.168cm" svg:viewBox="0 0 1059 1059" draw:points="0,0 1059,0 1059,1059 0,1059">
          <text:p/>
        </draw:polygon>
        <draw:polygon draw:style-name="gr5" draw:text-style-name="P5" draw:layer="layout" svg:width="1.058cm" svg:height="1.059cm" svg:x="156.478cm" svg:y="67.535cm" svg:viewBox="0 0 1059 1060" draw:points="0,0 1059,0 1059,1060 0,1060">
          <text:p/>
        </draw:polygon>
        <draw:polygon draw:style-name="gr3" draw:text-style-name="P3" draw:layer="layout" svg:width="1.058cm" svg:height="1.059cm" svg:x="156.478cm" svg:y="67.535cm" svg:viewBox="0 0 1059 1060" draw:points="0,0 1059,0 1059,1060 0,1060">
          <text:p/>
        </draw:polygon>
        <draw:polygon draw:style-name="gr4" draw:text-style-name="P4" draw:layer="layout" svg:width="1.059cm" svg:height="1.058cm" svg:x="164.429cm" svg:y="58.614cm" svg:viewBox="0 0 1060 1059" draw:points="0,0 1060,0 1060,1059 0,1059">
          <text:p/>
        </draw:polygon>
        <draw:polygon draw:style-name="gr3" draw:text-style-name="P3" draw:layer="layout" svg:width="1.059cm" svg:height="1.058cm" svg:x="164.429cm" svg:y="58.614cm" svg:viewBox="0 0 1060 1059" draw:points="0,0 1060,0 1060,1059 0,1059">
          <text:p/>
        </draw:polygon>
        <draw:polygon draw:style-name="gr5" draw:text-style-name="P5" draw:layer="layout" svg:width="1.058cm" svg:height="1.058cm" svg:x="164.659cm" svg:y="55.361cm" svg:viewBox="0 0 1059 1059" draw:points="0,0 1059,0 1059,1059 0,1059">
          <text:p/>
        </draw:polygon>
        <draw:polygon draw:style-name="gr3" draw:text-style-name="P3" draw:layer="layout" svg:width="1.058cm" svg:height="1.058cm" svg:x="164.659cm" svg:y="55.361cm" svg:viewBox="0 0 1059 1059" draw:points="0,0 1059,0 1059,1059 0,1059">
          <text:p/>
        </draw:polygon>
        <draw:polygon draw:style-name="gr5" draw:text-style-name="P5" draw:layer="layout" svg:width="1.058cm" svg:height="1.059cm" svg:x="161.177cm" svg:y="58.384cm" svg:viewBox="0 0 1059 1060" draw:points="0,0 1059,0 1059,1060 0,1060">
          <text:p/>
        </draw:polygon>
        <draw:polygon draw:style-name="gr3" draw:text-style-name="P3" draw:layer="layout" svg:width="1.058cm" svg:height="1.059cm" svg:x="161.177cm" svg:y="58.384cm" svg:viewBox="0 0 1059 1060" draw:points="0,0 1059,0 1059,1060 0,1060">
          <text:p/>
        </draw:polygon>
        <draw:polygon draw:style-name="gr4" draw:text-style-name="P4" draw:layer="layout" svg:width="1.058cm" svg:height="1.058cm" svg:x="211.659cm" svg:y="66.618cm" svg:viewBox="0 0 1059 1059" draw:points="0,0 1059,0 1059,1059 0,1059">
          <text:p/>
        </draw:polygon>
        <draw:polygon draw:style-name="gr3" draw:text-style-name="P3" draw:layer="layout" svg:width="1.058cm" svg:height="1.058cm" svg:x="211.659cm" svg:y="66.618cm" svg:viewBox="0 0 1059 1059" draw:points="0,0 1059,0 1059,1059 0,1059">
          <text:p/>
        </draw:polygon>
        <draw:polygon draw:style-name="gr5" draw:text-style-name="P5" draw:layer="layout" svg:width="1.058cm" svg:height="1.058cm" svg:x="212.534cm" svg:y="69.758cm" svg:viewBox="0 0 1059 1059" draw:points="0,0 1059,0 1059,1059 0,1059">
          <text:p/>
        </draw:polygon>
        <draw:polygon draw:style-name="gr3" draw:text-style-name="P3" draw:layer="layout" svg:width="1.058cm" svg:height="1.058cm" svg:x="212.534cm" svg:y="69.758cm" svg:viewBox="0 0 1059 1059" draw:points="0,0 1059,0 1059,1059 0,1059">
          <text:p/>
        </draw:polygon>
        <draw:polygon draw:style-name="gr4" draw:text-style-name="P4" draw:layer="layout" svg:width="1.059cm" svg:height="1.058cm" svg:x="219.12cm" svg:y="61.792cm" svg:viewBox="0 0 1060 1059" draw:points="0,0 1060,0 1060,1059 0,1059">
          <text:p/>
        </draw:polygon>
        <draw:polygon draw:style-name="gr3" draw:text-style-name="P3" draw:layer="layout" svg:width="1.059cm" svg:height="1.058cm" svg:x="219.12cm" svg:y="61.792cm" svg:viewBox="0 0 1060 1059" draw:points="0,0 1060,0 1060,1059 0,1059">
          <text:p/>
        </draw:polygon>
        <draw:polygon draw:style-name="gr5" draw:text-style-name="P5" draw:layer="layout" svg:width="1.058cm" svg:height="1.058cm" svg:x="221.625cm" svg:y="63.881cm" svg:viewBox="0 0 1059 1059" draw:points="0,0 1059,0 1059,1059 0,1059">
          <text:p/>
        </draw:polygon>
        <draw:polygon draw:style-name="gr3" draw:text-style-name="P3" draw:layer="layout" svg:width="1.058cm" svg:height="1.058cm" svg:x="221.625cm" svg:y="63.881cm" svg:viewBox="0 0 1059 1059" draw:points="0,0 1059,0 1059,1059 0,1059">
          <text:p/>
        </draw:polygon>
        <draw:polygon draw:style-name="gr4" draw:text-style-name="P4" draw:layer="layout" svg:width="1.058cm" svg:height="1.058cm" svg:x="222.521cm" svg:y="53.583cm" svg:viewBox="0 0 1059 1059" draw:points="0,0 1059,0 1059,1059 0,1059">
          <text:p/>
        </draw:polygon>
        <draw:polygon draw:style-name="gr3" draw:text-style-name="P3" draw:layer="layout" svg:width="1.058cm" svg:height="1.058cm" svg:x="222.521cm" svg:y="53.583cm" svg:viewBox="0 0 1059 1059" draw:points="0,0 1059,0 1059,1059 0,1059">
          <text:p/>
        </draw:polygon>
        <draw:polygon draw:style-name="gr5" draw:text-style-name="P5" draw:layer="layout" svg:width="1.058cm" svg:height="1.059cm" svg:x="225.767cm" svg:y="53.879cm" svg:viewBox="0 0 1059 1060" draw:points="0,0 1059,0 1059,1060 0,1060">
          <text:p/>
        </draw:polygon>
        <draw:polygon draw:style-name="gr3" draw:text-style-name="P3" draw:layer="layout" svg:width="1.058cm" svg:height="1.059cm" svg:x="225.767cm" svg:y="53.879cm" svg:viewBox="0 0 1059 1060" draw:points="0,0 1059,0 1059,1060 0,1060">
          <text:p/>
        </draw:polygon>
        <draw:polygon draw:style-name="gr4" draw:text-style-name="P4" draw:layer="layout" svg:width="1.059cm" svg:height="1.058cm" svg:x="220.658cm" svg:y="44.894cm" svg:viewBox="0 0 1060 1059" draw:points="0,0 1060,0 1060,1059 0,1059">
          <text:p/>
        </draw:polygon>
        <draw:polygon draw:style-name="gr3" draw:text-style-name="P3" draw:layer="layout" svg:width="1.059cm" svg:height="1.058cm" svg:x="220.658cm" svg:y="44.894cm" svg:viewBox="0 0 1060 1059" draw:points="0,0 1060,0 1060,1059 0,1059">
          <text:p/>
        </draw:polygon>
        <draw:polygon draw:style-name="gr5" draw:text-style-name="P5" draw:layer="layout" svg:width="1.059cm" svg:height="1.058cm" svg:x="223.498cm" svg:y="43.296cm" svg:viewBox="0 0 1060 1059" draw:points="0,0 1060,0 1060,1059 0,1059">
          <text:p/>
        </draw:polygon>
        <draw:polygon draw:style-name="gr3" draw:text-style-name="P3" draw:layer="layout" svg:width="1.059cm" svg:height="1.058cm" svg:x="223.498cm" svg:y="43.296cm" svg:viewBox="0 0 1060 1059" draw:points="0,0 1060,0 1060,1059 0,1059">
          <text:p/>
        </draw:polygon>
        <draw:polygon draw:style-name="gr4" draw:text-style-name="P4" draw:layer="layout" svg:width="1.058cm" svg:height="1.058cm" svg:x="214.192cm" svg:y="38.802cm" svg:viewBox="0 0 1059 1059" draw:points="0,0 1059,0 1059,1059 0,1059">
          <text:p/>
        </draw:polygon>
        <draw:polygon draw:style-name="gr3" draw:text-style-name="P3" draw:layer="layout" svg:width="1.058cm" svg:height="1.058cm" svg:x="214.192cm" svg:y="38.802cm" svg:viewBox="0 0 1059 1059" draw:points="0,0 1059,0 1059,1059 0,1059">
          <text:p/>
        </draw:polygon>
        <draw:polygon draw:style-name="gr5" draw:text-style-name="P5" draw:layer="layout" svg:width="1.058cm" svg:height="1.058cm" svg:x="215.621cm" svg:y="35.87cm" svg:viewBox="0 0 1059 1059" draw:points="0,0 1059,0 1059,1059 0,1059">
          <text:p/>
        </draw:polygon>
        <draw:polygon draw:style-name="gr3" draw:text-style-name="P3" draw:layer="layout" svg:width="1.058cm" svg:height="1.058cm" svg:x="215.621cm" svg:y="35.87cm" svg:viewBox="0 0 1059 1059" draw:points="0,0 1059,0 1059,1059 0,1059">
          <text:p/>
        </draw:polygon>
        <draw:polygon draw:style-name="gr4" draw:text-style-name="P4" draw:layer="layout" svg:width="1.058cm" svg:height="1.059cm" svg:x="205.408cm" svg:y="37.457cm" svg:viewBox="0 0 1059 1060" draw:points="0,0 1059,0 1059,1060 0,1060">
          <text:p/>
        </draw:polygon>
        <draw:polygon draw:style-name="gr3" draw:text-style-name="P3" draw:layer="layout" svg:width="1.058cm" svg:height="1.059cm" svg:x="205.408cm" svg:y="37.457cm" svg:viewBox="0 0 1059 1060" draw:points="0,0 1059,0 1059,1060 0,1060">
          <text:p/>
        </draw:polygon>
        <draw:polygon draw:style-name="gr5" draw:text-style-name="P5" draw:layer="layout" svg:width="1.058cm" svg:height="1.058cm" svg:x="204.921cm" svg:y="34.233cm" svg:viewBox="0 0 1059 1059" draw:points="0,0 1059,0 1059,1059 0,1059">
          <text:p/>
        </draw:polygon>
        <draw:polygon draw:style-name="gr3" draw:text-style-name="P3" draw:layer="layout" svg:width="1.058cm" svg:height="1.058cm" svg:x="204.921cm" svg:y="34.233cm" svg:viewBox="0 0 1059 1059" draw:points="0,0 1059,0 1059,1059 0,1059">
          <text:p/>
        </draw:polygon>
        <draw:polygon draw:style-name="gr4" draw:text-style-name="P4" draw:layer="layout" svg:width="1.058cm" svg:height="1.058cm" svg:x="197.414cm" svg:y="41.338cm" svg:viewBox="0 0 1059 1059" draw:points="0,0 1059,0 1059,1059 0,1059">
          <text:p/>
        </draw:polygon>
        <draw:polygon draw:style-name="gr3" draw:text-style-name="P3" draw:layer="layout" svg:width="1.058cm" svg:height="1.058cm" svg:x="197.414cm" svg:y="41.338cm" svg:viewBox="0 0 1059 1059" draw:points="0,0 1059,0 1059,1059 0,1059">
          <text:p/>
        </draw:polygon>
        <draw:polygon draw:style-name="gr5" draw:text-style-name="P5" draw:layer="layout" svg:width="1.058cm" svg:height="1.059cm" svg:x="195.181cm" svg:y="38.96cm" svg:viewBox="0 0 1059 1060" draw:points="0,0 1059,0 1059,1060 0,1060">
          <text:p/>
        </draw:polygon>
        <draw:polygon draw:style-name="gr3" draw:text-style-name="P3" draw:layer="layout" svg:width="1.058cm" svg:height="1.059cm" svg:x="195.181cm" svg:y="38.96cm" svg:viewBox="0 0 1059 1060" draw:points="0,0 1059,0 1059,1060 0,1060">
          <text:p/>
        </draw:polygon>
        <draw:polygon draw:style-name="gr4" draw:text-style-name="P4" draw:layer="layout" svg:width="1.058cm" svg:height="1.058cm" svg:x="222.25cm" svg:y="49.099cm" svg:viewBox="0 0 1059 1059" draw:points="0,0 1059,0 1059,1059 0,1059">
          <text:p/>
        </draw:polygon>
        <draw:polygon draw:style-name="gr3" draw:text-style-name="P3" draw:layer="layout" svg:width="1.058cm" svg:height="1.058cm" svg:x="222.25cm" svg:y="49.099cm" svg:viewBox="0 0 1059 1059" draw:points="0,0 1059,0 1059,1059 0,1059">
          <text:p/>
        </draw:polygon>
        <draw:polygon draw:style-name="gr5" draw:text-style-name="P5" draw:layer="layout" svg:width="1.058cm" svg:height="1.058cm" svg:x="224.987cm" svg:y="50.87cm" svg:viewBox="0 0 1059 1059" draw:points="0,0 1059,0 1059,1059 0,1059">
          <text:p/>
        </draw:polygon>
        <draw:polygon draw:style-name="gr3" draw:text-style-name="P3" draw:layer="layout" svg:width="1.058cm" svg:height="1.058cm" svg:x="224.987cm" svg:y="50.87cm" svg:viewBox="0 0 1059 1059" draw:points="0,0 1059,0 1059,1059 0,1059">
          <text:p/>
        </draw:polygon>
        <draw:polygon draw:style-name="gr5" draw:text-style-name="P5" draw:layer="layout" svg:width="1.059cm" svg:height="1.058cm" svg:x="224.02cm" svg:y="46.362cm" svg:viewBox="0 0 1060 1059" draw:points="0,0 1060,0 1060,1059 0,1059">
          <text:p/>
        </draw:polygon>
        <draw:polygon draw:style-name="gr3" draw:text-style-name="P3" draw:layer="layout" svg:width="1.059cm" svg:height="1.058cm" svg:x="224.02cm" svg:y="46.362cm" svg:viewBox="0 0 1060 1059" draw:points="0,0 1060,0 1060,1059 0,1059">
          <text:p/>
        </draw:polygon>
        <draw:polygon draw:style-name="gr4" draw:text-style-name="P4" draw:layer="layout" svg:width="1.059cm" svg:height="1.058cm" svg:x="221.445cm" svg:y="57.947cm" svg:viewBox="0 0 1060 1059" draw:points="0,0 1060,0 1060,1059 0,1059">
          <text:p/>
        </draw:polygon>
        <draw:polygon draw:style-name="gr3" draw:text-style-name="P3" draw:layer="layout" svg:width="1.059cm" svg:height="1.058cm" svg:x="221.445cm" svg:y="57.947cm" svg:viewBox="0 0 1060 1059" draw:points="0,0 1060,0 1060,1059 0,1059">
          <text:p/>
        </draw:polygon>
        <draw:polygon draw:style-name="gr5" draw:text-style-name="P5" draw:layer="layout" svg:width="1.059cm" svg:height="1.058cm" svg:x="222.69cm" svg:y="60.96cm" svg:viewBox="0 0 1060 1059" draw:points="0,0 1060,0 1060,1059 0,1059">
          <text:p/>
        </draw:polygon>
        <draw:polygon draw:style-name="gr3" draw:text-style-name="P3" draw:layer="layout" svg:width="1.059cm" svg:height="1.058cm" svg:x="222.69cm" svg:y="60.96cm" svg:viewBox="0 0 1060 1059" draw:points="0,0 1060,0 1060,1059 0,1059">
          <text:p/>
        </draw:polygon>
        <draw:polygon draw:style-name="gr5" draw:text-style-name="P5" draw:layer="layout" svg:width="1.058cm" svg:height="1.058cm" svg:x="224.458cm" svg:y="56.698cm" svg:viewBox="0 0 1059 1059" draw:points="0,0 1059,0 1059,1059 0,1059">
          <text:p/>
        </draw:polygon>
        <draw:polygon draw:style-name="gr3" draw:text-style-name="P3" draw:layer="layout" svg:width="1.058cm" svg:height="1.058cm" svg:x="224.458cm" svg:y="56.698cm" svg:viewBox="0 0 1059 1059" draw:points="0,0 1059,0 1059,1059 0,1059">
          <text:p/>
        </draw:polygon>
        <draw:polygon draw:style-name="gr4" draw:text-style-name="P4" draw:layer="layout" svg:width="1.058cm" svg:height="1.058cm" svg:x="215.755cm" svg:y="64.773cm" svg:viewBox="0 0 1059 1059" draw:points="0,0 1059,0 1059,1059 0,1059">
          <text:p/>
        </draw:polygon>
        <draw:polygon draw:style-name="gr3" draw:text-style-name="P3" draw:layer="layout" svg:width="1.058cm" svg:height="1.058cm" svg:x="215.755cm" svg:y="64.773cm" svg:viewBox="0 0 1059 1059" draw:points="0,0 1059,0 1059,1059 0,1059">
          <text:p/>
        </draw:polygon>
        <draw:polygon draw:style-name="gr5" draw:text-style-name="P5" draw:layer="layout" svg:width="1.059cm" svg:height="1.058cm" svg:x="215.07cm" svg:y="67.962cm" svg:viewBox="0 0 1060 1059" draw:points="0,0 1060,0 1060,1059 0,1059">
          <text:p/>
        </draw:polygon>
        <draw:polygon draw:style-name="gr3" draw:text-style-name="P3" draw:layer="layout" svg:width="1.059cm" svg:height="1.058cm" svg:x="215.07cm" svg:y="67.962cm" svg:viewBox="0 0 1060 1059" draw:points="0,0 1060,0 1060,1059 0,1059">
          <text:p/>
        </draw:polygon>
        <draw:polygon draw:style-name="gr5" draw:text-style-name="P5" draw:layer="layout" svg:width="1.058cm" svg:height="1.059cm" svg:x="218.944cm" svg:y="65.457cm" svg:viewBox="0 0 1059 1060" draw:points="0,0 1059,0 1059,1060 0,1060">
          <text:p/>
        </draw:polygon>
        <draw:polygon draw:style-name="gr3" draw:text-style-name="P3" draw:layer="layout" svg:width="1.058cm" svg:height="1.059cm" svg:x="218.944cm" svg:y="65.457cm" svg:viewBox="0 0 1059 1060" draw:points="0,0 1059,0 1059,1060 0,1060">
          <text:p/>
        </draw:polygon>
        <draw:polygon draw:style-name="gr4" draw:text-style-name="P4" draw:layer="layout" svg:width="1.059cm" svg:height="1.059cm" svg:x="207.196cm" svg:y="67.161cm" svg:viewBox="0 0 1060 1060" draw:points="0,0 1060,0 1060,1060 0,1060">
          <text:p/>
        </draw:polygon>
        <draw:polygon draw:style-name="gr3" draw:text-style-name="P3" draw:layer="layout" svg:width="1.059cm" svg:height="1.059cm" svg:x="207.196cm" svg:y="67.161cm" svg:viewBox="0 0 1060 1060" draw:points="0,0 1060,0 1060,1060 0,1060">
          <text:p/>
        </draw:polygon>
        <draw:polygon draw:style-name="gr5" draw:text-style-name="P5" draw:layer="layout" svg:width="1.058cm" svg:height="1.058cm" svg:x="204.826cm" svg:y="69.398cm" svg:viewBox="0 0 1059 1059" draw:points="0,0 1059,0 1059,1059 0,1059">
          <text:p/>
        </draw:polygon>
        <draw:polygon draw:style-name="gr3" draw:text-style-name="P3" draw:layer="layout" svg:width="1.058cm" svg:height="1.058cm" svg:x="204.826cm" svg:y="69.398cm" svg:viewBox="0 0 1059 1059" draw:points="0,0 1059,0 1059,1059 0,1059">
          <text:p/>
        </draw:polygon>
        <draw:polygon draw:style-name="gr5" draw:text-style-name="P5" draw:layer="layout" svg:width="1.058cm" svg:height="1.058cm" svg:x="209.433cm" svg:y="69.536cm" svg:viewBox="0 0 1059 1059" draw:points="0,0 1059,0 1059,1059 0,1059">
          <text:p/>
        </draw:polygon>
        <draw:polygon draw:style-name="gr3" draw:text-style-name="P3" draw:layer="layout" svg:width="1.058cm" svg:height="1.058cm" svg:x="209.433cm" svg:y="69.536cm" svg:viewBox="0 0 1059 1059" draw:points="0,0 1059,0 1059,1059 0,1059">
          <text:p/>
        </draw:polygon>
        <draw:polygon draw:style-name="gr4" draw:text-style-name="P4" draw:layer="layout" svg:width="1.059cm" svg:height="1.059cm" svg:x="173.848cm" svg:y="24.759cm" svg:viewBox="0 0 1060 1060" draw:points="0,0 1060,0 1060,1060 0,1060">
          <text:p/>
        </draw:polygon>
        <draw:polygon draw:style-name="gr3" draw:text-style-name="P3" draw:layer="layout" svg:width="1.059cm" svg:height="1.059cm" svg:x="173.848cm" svg:y="24.759cm" svg:viewBox="0 0 1060 1060" draw:points="0,0 1060,0 1060,1060 0,1060">
          <text:p/>
        </draw:polygon>
        <draw:polygon draw:style-name="gr4" draw:text-style-name="P4" draw:layer="layout" svg:width="1.059cm" svg:height="1.059cm" svg:x="175.559cm" svg:y="9.411cm" svg:viewBox="0 0 1060 1060" draw:points="0,0 1060,0 1060,1060 0,1060">
          <text:p/>
        </draw:polygon>
        <draw:polygon draw:style-name="gr3" draw:text-style-name="P3" draw:layer="layout" svg:width="1.059cm" svg:height="1.059cm" svg:x="175.559cm" svg:y="9.411cm" svg:viewBox="0 0 1060 1060" draw:points="0,0 1060,0 1060,1060 0,1060">
          <text:p/>
        </draw:polygon>
        <draw:polygon draw:style-name="gr5" draw:text-style-name="P5" draw:layer="layout" svg:width="1.058cm" svg:height="1.058cm" svg:x="177.235cm" svg:y="15.965cm" svg:viewBox="0 0 1059 1059" draw:points="0,0 1059,0 1059,1059 0,1059">
          <text:p/>
        </draw:polygon>
        <draw:polygon draw:style-name="gr3" draw:text-style-name="P3" draw:layer="layout" svg:width="1.058cm" svg:height="1.058cm" svg:x="177.235cm" svg:y="15.965cm" svg:viewBox="0 0 1059 1059" draw:points="0,0 1059,0 1059,1059 0,1059">
          <text:p/>
        </draw:polygon>
        <draw:polygon draw:style-name="gr4" draw:text-style-name="P4" draw:layer="layout" svg:width="1.058cm" svg:height="1.059cm" svg:x="182.248cm" svg:y="10.43cm" svg:viewBox="0 0 1059 1060" draw:points="0,0 1059,0 1059,1060 0,1060">
          <text:p/>
        </draw:polygon>
        <draw:polygon draw:style-name="gr3" draw:text-style-name="P3" draw:layer="layout" svg:width="1.058cm" svg:height="1.059cm" svg:x="182.248cm" svg:y="10.43cm" svg:viewBox="0 0 1059 1060" draw:points="0,0 1059,0 1059,1060 0,1060">
          <text:p/>
        </draw:polygon>
        <draw:polygon draw:style-name="gr5" draw:text-style-name="P5" draw:layer="layout" svg:width="1.059cm" svg:height="1.058cm" svg:x="185.472cm" svg:y="10.922cm" svg:viewBox="0 0 1060 1059" draw:points="0,0 1060,0 1060,1059 0,1059">
          <text:p/>
        </draw:polygon>
        <draw:polygon draw:style-name="gr3" draw:text-style-name="P3" draw:layer="layout" svg:width="1.059cm" svg:height="1.058cm" svg:x="185.472cm" svg:y="10.922cm" svg:viewBox="0 0 1060 1059" draw:points="0,0 1060,0 1060,1059 0,1059">
          <text:p/>
        </draw:polygon>
        <draw:polygon draw:style-name="gr4" draw:text-style-name="P4" draw:layer="layout" svg:width="1.058cm" svg:height="1.058cm" svg:x="178.985cm" svg:y="3.578cm" svg:viewBox="0 0 1059 1059" draw:points="0,0 1059,0 1059,1059 0,1059">
          <text:p/>
        </draw:polygon>
        <draw:polygon draw:style-name="gr3" draw:text-style-name="P3" draw:layer="layout" svg:width="1.058cm" svg:height="1.058cm" svg:x="178.985cm" svg:y="3.578cm" svg:viewBox="0 0 1059 1059" draw:points="0,0 1059,0 1059,1059 0,1059">
          <text:p/>
        </draw:polygon>
        <draw:polygon draw:style-name="gr5" draw:text-style-name="P5" draw:layer="layout" svg:width="1.058cm" svg:height="1.058cm" svg:x="180.636cm" svg:y="0.766cm" svg:viewBox="0 0 1059 1059" draw:points="0,0 1059,0 1059,1059 0,1059">
          <text:p/>
        </draw:polygon>
        <draw:polygon draw:style-name="gr3" draw:text-style-name="P3" draw:layer="layout" svg:width="1.058cm" svg:height="1.058cm" svg:x="180.636cm" svg:y="0.766cm" svg:viewBox="0 0 1059 1059" draw:points="0,0 1059,0 1059,1059 0,1059">
          <text:p/>
        </draw:polygon>
        <draw:polygon draw:style-name="gr4" draw:text-style-name="P4" draw:layer="layout" svg:width="1.058cm" svg:height="1.058cm" svg:x="171.231cm" svg:y="14.609cm" svg:viewBox="0 0 1059 1059" draw:points="0,0 1059,0 1059,1059 0,1059">
          <text:p/>
        </draw:polygon>
        <draw:polygon draw:style-name="gr3" draw:text-style-name="P3" draw:layer="layout" svg:width="1.058cm" svg:height="1.058cm" svg:x="171.231cm" svg:y="14.609cm" svg:viewBox="0 0 1059 1059" draw:points="0,0 1059,0 1059,1059 0,1059">
          <text:p/>
        </draw:polygon>
        <draw:polygon draw:style-name="gr5" draw:text-style-name="P5" draw:layer="layout" svg:width="1.059cm" svg:height="1.058cm" svg:x="167.985cm" svg:y="14.905cm" svg:viewBox="0 0 1060 1059" draw:points="0,0 1060,0 1060,1059 0,1059">
          <text:p/>
        </draw:polygon>
        <draw:polygon draw:style-name="gr3" draw:text-style-name="P3" draw:layer="layout" svg:width="1.059cm" svg:height="1.058cm" svg:x="167.985cm" svg:y="14.905cm" svg:viewBox="0 0 1060 1059" draw:points="0,0 1060,0 1060,1059 0,1059">
          <text:p/>
        </draw:polygon>
        <draw:polygon draw:style-name="gr5" draw:text-style-name="P5" draw:layer="layout" svg:width="1.058cm" svg:height="1.058cm" svg:x="171.527cm" svg:y="17.856cm" svg:viewBox="0 0 1059 1059" draw:points="0,0 1059,0 1059,1059 0,1059">
          <text:p/>
        </draw:polygon>
        <draw:polygon draw:style-name="gr3" draw:text-style-name="P3" draw:layer="layout" svg:width="1.058cm" svg:height="1.058cm" svg:x="171.527cm" svg:y="17.856cm" svg:viewBox="0 0 1059 1059" draw:points="0,0 1059,0 1059,1059 0,1059">
          <text:p/>
        </draw:polygon>
        <draw:polygon draw:style-name="gr4" draw:text-style-name="P4" draw:layer="layout" svg:width="1.059cm" svg:height="1.059cm" svg:x="169.128cm" svg:y="7.316cm" svg:viewBox="0 0 1060 1060" draw:points="0,0 1060,0 1060,1060 0,1060">
          <text:p/>
        </draw:polygon>
        <draw:polygon draw:style-name="gr3" draw:text-style-name="P3" draw:layer="layout" svg:width="1.059cm" svg:height="1.059cm" svg:x="169.128cm" svg:y="7.316cm" svg:viewBox="0 0 1060 1060" draw:points="0,0 1060,0 1060,1060 0,1060">
          <text:p/>
        </draw:polygon>
        <draw:polygon draw:style-name="gr5" draw:text-style-name="P5" draw:layer="layout" svg:width="1.058cm" svg:height="1.058cm" svg:x="167.65cm" svg:y="4.41cm" svg:viewBox="0 0 1059 1059" draw:points="0,0 1059,0 1059,1059 0,1059">
          <text:p/>
        </draw:polygon>
        <draw:polygon draw:style-name="gr3" draw:text-style-name="P3" draw:layer="layout" svg:width="1.058cm" svg:height="1.058cm" svg:x="167.65cm" svg:y="4.41cm" svg:viewBox="0 0 1059 1059" draw:points="0,0 1059,0 1059,1059 0,1059">
          <text:p/>
        </draw:polygon>
        <draw:polygon draw:style-name="gr5" draw:text-style-name="P5" draw:layer="layout" svg:width="1.059cm" svg:height="1.058cm" svg:x="166.221cm" svg:y="8.795cm" svg:viewBox="0 0 1060 1059" draw:points="0,0 1060,0 1060,1059 0,1059">
          <text:p/>
        </draw:polygon>
        <draw:polygon draw:style-name="gr3" draw:text-style-name="P3" draw:layer="layout" svg:width="1.059cm" svg:height="1.058cm" svg:x="166.221cm" svg:y="8.795cm" svg:viewBox="0 0 1060 1059" draw:points="0,0 1060,0 1060,1059 0,1059">
          <text:p/>
        </draw:polygon>
        <draw:polygon draw:style-name="gr4" draw:text-style-name="P4" draw:layer="layout" svg:width="1.058cm" svg:height="1.058cm" svg:x="175.122cm" svg:y="2.661cm" svg:viewBox="0 0 1059 1059" draw:points="0,0 1059,0 1059,1059 0,1059">
          <text:p/>
        </draw:polygon>
        <draw:polygon draw:style-name="gr3" draw:text-style-name="P3" draw:layer="layout" svg:width="1.058cm" svg:height="1.058cm" svg:x="175.122cm" svg:y="2.661cm" svg:viewBox="0 0 1059 1059" draw:points="0,0 1059,0 1059,1059 0,1059">
          <text:p/>
        </draw:polygon>
        <draw:polygon draw:style-name="gr5" draw:text-style-name="P5" draw:layer="layout" svg:width="1.058cm" svg:height="1.059cm" svg:x="177.274cm" svg:y="0.211cm" svg:viewBox="0 0 1059 1060" draw:points="0,0 1059,0 1059,1060 0,1060">
          <text:p/>
        </draw:polygon>
        <draw:polygon draw:style-name="gr3" draw:text-style-name="P3" draw:layer="layout" svg:width="1.058cm" svg:height="1.059cm" svg:x="177.274cm" svg:y="0.211cm" svg:viewBox="0 0 1059 1060" draw:points="0,0 1059,0 1059,1060 0,1060">
          <text:p/>
        </draw:polygon>
        <draw:polygon draw:style-name="gr5" draw:text-style-name="P5" draw:layer="layout" svg:width="1.058cm" svg:height="1.059cm" svg:x="172.674cm" svg:y="0.509cm" svg:viewBox="0 0 1059 1060" draw:points="0,0 1059,0 1059,1060 0,1060">
          <text:p/>
        </draw:polygon>
        <draw:polygon draw:style-name="gr3" draw:text-style-name="P3" draw:layer="layout" svg:width="1.058cm" svg:height="1.059cm" svg:x="172.674cm" svg:y="0.509cm" svg:viewBox="0 0 1059 1060" draw:points="0,0 1059,0 1059,1060 0,1060">
          <text:p/>
        </draw:polygon>
        <draw:polygon draw:style-name="gr4" draw:text-style-name="P4" draw:layer="layout" svg:width="1.059cm" svg:height="1.059cm" svg:x="181.669cm" svg:y="6.503cm" svg:viewBox="0 0 1060 1060" draw:points="0,0 1060,0 1060,1060 0,1060">
          <text:p/>
        </draw:polygon>
        <draw:polygon draw:style-name="gr3" draw:text-style-name="P3" draw:layer="layout" svg:width="1.059cm" svg:height="1.059cm" svg:x="181.669cm" svg:y="6.503cm" svg:viewBox="0 0 1060 1060" draw:points="0,0 1060,0 1060,1060 0,1060">
          <text:p/>
        </draw:polygon>
        <draw:polygon draw:style-name="gr5" draw:text-style-name="P5" draw:layer="layout" svg:width="1.059cm" svg:height="1.058cm" svg:x="184.742cm" svg:y="7.594cm" svg:viewBox="0 0 1060 1059" draw:points="0,0 1060,0 1060,1059 0,1059">
          <text:p/>
        </draw:polygon>
        <draw:polygon draw:style-name="gr3" draw:text-style-name="P3" draw:layer="layout" svg:width="1.059cm" svg:height="1.058cm" svg:x="184.742cm" svg:y="7.594cm" svg:viewBox="0 0 1060 1059" draw:points="0,0 1060,0 1060,1059 0,1059">
          <text:p/>
        </draw:polygon>
        <draw:polygon draw:style-name="gr5" draw:text-style-name="P5" draw:layer="layout" svg:width="1.058cm" svg:height="1.058cm" svg:x="182.76cm" svg:y="3.431cm" svg:viewBox="0 0 1059 1059" draw:points="0,0 1059,0 1059,1059 0,1059">
          <text:p/>
        </draw:polygon>
        <draw:polygon draw:style-name="gr3" draw:text-style-name="P3" draw:layer="layout" svg:width="1.058cm" svg:height="1.058cm" svg:x="182.76cm" svg:y="3.431cm" svg:viewBox="0 0 1059 1059" draw:points="0,0 1059,0 1059,1059 0,1059">
          <text:p/>
        </draw:polygon>
        <draw:polygon draw:style-name="gr4" draw:text-style-name="P4" draw:layer="layout" svg:width="1.058cm" svg:height="1.059cm" svg:x="180.576cm" svg:y="13.952cm" svg:viewBox="0 0 1059 1060" draw:points="0,0 1059,0 1059,1060 0,1060">
          <text:p/>
        </draw:polygon>
        <draw:polygon draw:style-name="gr3" draw:text-style-name="P3" draw:layer="layout" svg:width="1.058cm" svg:height="1.059cm" svg:x="180.576cm" svg:y="13.952cm" svg:viewBox="0 0 1059 1060" draw:points="0,0 1059,0 1059,1060 0,1060">
          <text:p/>
        </draw:polygon>
        <draw:polygon draw:style-name="gr4" draw:text-style-name="P4" draw:layer="layout" svg:width="1.059cm" svg:height="1.058cm" svg:x="184.329cm" svg:y="17.354cm" svg:viewBox="0 0 1060 1059" draw:points="0,0 1060,0 1060,1059 0,1059">
          <text:p/>
        </draw:polygon>
        <draw:polygon draw:style-name="gr3" draw:text-style-name="P3" draw:layer="layout" svg:width="1.059cm" svg:height="1.058cm" svg:x="184.329cm" svg:y="17.354cm" svg:viewBox="0 0 1060 1059" draw:points="0,0 1060,0 1060,1059 0,1059">
          <text:p/>
        </draw:polygon>
        <draw:polygon draw:style-name="gr5" draw:text-style-name="P5" draw:layer="layout" svg:width="1.059cm" svg:height="1.058cm" svg:x="181.281cm" svg:y="18.507cm" svg:viewBox="0 0 1060 1059" draw:points="0,0 1060,0 1060,1059 0,1059">
          <text:p/>
        </draw:polygon>
        <draw:polygon draw:style-name="gr3" draw:text-style-name="P3" draw:layer="layout" svg:width="1.059cm" svg:height="1.058cm" svg:x="181.281cm" svg:y="18.507cm" svg:viewBox="0 0 1060 1059" draw:points="0,0 1060,0 1060,1059 0,1059">
          <text:p/>
        </draw:polygon>
        <draw:polygon draw:style-name="gr5" draw:text-style-name="P5" draw:layer="layout" svg:width="1.058cm" svg:height="1.058cm" svg:x="185.176cm" svg:y="14.205cm" svg:viewBox="0 0 1059 1059" draw:points="0,0 1059,0 1059,1059 0,1059">
          <text:p/>
        </draw:polygon>
        <draw:polygon draw:style-name="gr3" draw:text-style-name="P3" draw:layer="layout" svg:width="1.058cm" svg:height="1.058cm" svg:x="185.176cm" svg:y="14.205cm" svg:viewBox="0 0 1059 1059" draw:points="0,0 1059,0 1059,1059 0,1059">
          <text:p/>
        </draw:polygon>
        <draw:polygon draw:style-name="gr4" draw:text-style-name="P4" draw:layer="layout" svg:width="1.058cm" svg:height="1.058cm" svg:x="186.746cm" svg:y="19.543cm" svg:viewBox="0 0 1059 1059" draw:points="0,0 1059,0 1059,1059 0,1059">
          <text:p/>
        </draw:polygon>
        <draw:polygon draw:style-name="gr3" draw:text-style-name="P3" draw:layer="layout" svg:width="1.058cm" svg:height="1.058cm" svg:x="186.746cm" svg:y="19.543cm" svg:viewBox="0 0 1059 1059" draw:points="0,0 1059,0 1059,1059 0,1059">
          <text:p/>
        </draw:polygon>
        <draw:polygon draw:style-name="gr5" draw:text-style-name="P5" draw:layer="layout" svg:width="1.059cm" svg:height="1.059cm" svg:x="186.908cm" svg:y="22.799cm" svg:viewBox="0 0 1060 1060" draw:points="0,0 1060,0 1060,1060 0,1060">
          <text:p/>
        </draw:polygon>
        <draw:polygon draw:style-name="gr3" draw:text-style-name="P3" draw:layer="layout" svg:width="1.059cm" svg:height="1.059cm" svg:x="186.908cm" svg:y="22.799cm" svg:viewBox="0 0 1060 1060" draw:points="0,0 1060,0 1060,1060 0,1060">
          <text:p/>
        </draw:polygon>
        <draw:polygon draw:style-name="gr5" draw:text-style-name="P5" draw:layer="layout" svg:width="1.058cm" svg:height="1.059cm" svg:x="190.002cm" svg:y="19.381cm" svg:viewBox="0 0 1059 1060" draw:points="0,0 1059,0 1059,1060 0,1060">
          <text:p/>
        </draw:polygon>
        <draw:polygon draw:style-name="gr3" draw:text-style-name="P3" draw:layer="layout" svg:width="1.058cm" svg:height="1.059cm" svg:x="190.002cm" svg:y="19.381cm" svg:viewBox="0 0 1059 1060" draw:points="0,0 1059,0 1059,1060 0,1060">
          <text:p/>
        </draw:polygon>
        <draw:polygon draw:style-name="gr4" draw:text-style-name="P4" draw:layer="layout" svg:width="1.058cm" svg:height="1.058cm" svg:x="171.411cm" svg:y="4.069cm" svg:viewBox="0 0 1059 1059" draw:points="0,0 1059,0 1059,1059 0,1059">
          <text:p/>
        </draw:polygon>
        <draw:polygon draw:style-name="gr3" draw:text-style-name="P3" draw:layer="layout" svg:width="1.058cm" svg:height="1.058cm" svg:x="171.411cm" svg:y="4.069cm" svg:viewBox="0 0 1059 1059" draw:points="0,0 1059,0 1059,1059 0,1059">
          <text:p/>
        </draw:polygon>
        <draw:polygon draw:style-name="gr5" draw:text-style-name="P5" draw:layer="layout" svg:width="1.059cm" svg:height="1.058cm" svg:x="169.41cm" svg:y="1.494cm" svg:viewBox="0 0 1060 1059" draw:points="0,0 1060,0 1060,1059 0,1059">
          <text:p/>
        </draw:polygon>
        <draw:polygon draw:style-name="gr3" draw:text-style-name="P3" draw:layer="layout" svg:width="1.059cm" svg:height="1.058cm" svg:x="169.41cm" svg:y="1.494cm" svg:viewBox="0 0 1060 1059" draw:points="0,0 1060,0 1060,1059 0,1059">
          <text:p/>
        </draw:polygon>
        <draw:polygon draw:style-name="gr4" draw:text-style-name="P4" draw:layer="layout" svg:width="1.059cm" svg:height="1.059cm" svg:x="169.061cm" svg:y="11.285cm" svg:viewBox="0 0 1060 1060" draw:points="0,0 1060,0 1060,1060 0,1060">
          <text:p/>
        </draw:polygon>
        <draw:polygon draw:style-name="gr3" draw:text-style-name="P3" draw:layer="layout" svg:width="1.059cm" svg:height="1.059cm" svg:x="169.061cm" svg:y="11.285cm" svg:viewBox="0 0 1060 1060" draw:points="0,0 1060,0 1060,1060 0,1060">
          <text:p/>
        </draw:polygon>
        <draw:polygon draw:style-name="gr5" draw:text-style-name="P5" draw:layer="layout" svg:width="1.058cm" svg:height="1.059cm" svg:x="165.929cm" svg:y="12.188cm" svg:viewBox="0 0 1059 1060" draw:points="0,0 1059,0 1059,1060 0,1060">
          <text:p/>
        </draw:polygon>
        <draw:polygon draw:style-name="gr3" draw:text-style-name="P3" draw:layer="layout" svg:width="1.058cm" svg:height="1.059cm" svg:x="165.929cm" svg:y="12.188cm" svg:viewBox="0 0 1059 1060" draw:points="0,0 1059,0 1059,1060 0,1060">
          <text:p/>
        </draw:polygon>
        <draw:polygon draw:style-name="gr2" draw:text-style-name="P2" draw:layer="layout" svg:width="1.059cm" svg:height="1.058cm" svg:x="195.05cm" svg:y="94.015cm" svg:viewBox="0 0 1060 1059" draw:points="0,0 1060,0 1060,1059 0,1059">
          <text:p/>
        </draw:polygon>
        <draw:polygon draw:style-name="gr3" draw:text-style-name="P3" draw:layer="layout" svg:width="1.059cm" svg:height="1.058cm" svg:x="195.05cm" svg:y="94.015cm" svg:viewBox="0 0 1060 1059" draw:points="0,0 1060,0 1060,1059 0,1059">
          <text:p/>
        </draw:polygon>
        <draw:polygon draw:style-name="gr4" draw:text-style-name="P4" draw:layer="layout" svg:width="1.058cm" svg:height="1.058cm" svg:x="198.31cm" svg:y="94.015cm" svg:viewBox="0 0 1059 1059" draw:points="0,0 1059,0 1059,1059 0,1059">
          <text:p/>
        </draw:polygon>
        <draw:polygon draw:style-name="gr3" draw:text-style-name="P3" draw:layer="layout" svg:width="1.058cm" svg:height="1.058cm" svg:x="198.31cm" svg:y="94.015cm" svg:viewBox="0 0 1059 1059" draw:points="0,0 1059,0 1059,1059 0,1059">
          <text:p/>
        </draw:polygon>
        <draw:polygon draw:style-name="gr5" draw:text-style-name="P5" draw:layer="layout" svg:width="1.059cm" svg:height="1.058cm" svg:x="201.573cm" svg:y="94.015cm" svg:viewBox="0 0 1060 1059" draw:points="0,0 1060,0 1060,1059 0,1059">
          <text:p/>
        </draw:polygon>
        <draw:polygon draw:style-name="gr3" draw:text-style-name="P3" draw:layer="layout" svg:width="1.059cm" svg:height="1.058cm" svg:x="201.573cm" svg:y="94.015cm" svg:viewBox="0 0 1060 1059" draw:points="0,0 1060,0 1060,1059 0,1059">
          <text:p/>
        </draw:polygon>
        <draw:polygon draw:style-name="gr2" draw:text-style-name="P2" draw:layer="layout" svg:width="1.058cm" svg:height="1.058cm" svg:x="180.269cm" svg:y="96.322cm" svg:viewBox="0 0 1059 1059" draw:points="0,0 1059,0 1059,1059 0,1059">
          <text:p/>
        </draw:polygon>
        <draw:polygon draw:style-name="gr3" draw:text-style-name="P3" draw:layer="layout" svg:width="1.058cm" svg:height="1.058cm" svg:x="180.269cm" svg:y="96.322cm" svg:viewBox="0 0 1059 1059" draw:points="0,0 1059,0 1059,1059 0,1059">
          <text:p/>
        </draw:polygon>
        <draw:polygon draw:style-name="gr4" draw:text-style-name="P4" draw:layer="layout" svg:width="1.058cm" svg:height="1.058cm" svg:x="183.529cm" svg:y="96.322cm" svg:viewBox="0 0 1059 1059" draw:points="0,0 1059,0 1059,1059 0,1059">
          <text:p/>
        </draw:polygon>
        <draw:polygon draw:style-name="gr3" draw:text-style-name="P3" draw:layer="layout" svg:width="1.058cm" svg:height="1.058cm" svg:x="183.529cm" svg:y="96.322cm" svg:viewBox="0 0 1059 1059" draw:points="0,0 1059,0 1059,1059 0,1059">
          <text:p/>
        </draw:polygon>
        <draw:polygon draw:style-name="gr4" draw:text-style-name="P4" draw:layer="layout" svg:width="1.058cm" svg:height="1.058cm" svg:x="186.792cm" svg:y="96.322cm" svg:viewBox="0 0 1059 1059" draw:points="0,0 1059,0 1059,1059 0,1059">
          <text:p/>
        </draw:polygon>
        <draw:polygon draw:style-name="gr3" draw:text-style-name="P3" draw:layer="layout" svg:width="1.058cm" svg:height="1.058cm" svg:x="186.792cm" svg:y="96.322cm" svg:viewBox="0 0 1059 1059" draw:points="0,0 1059,0 1059,1059 0,1059">
          <text:p/>
        </draw:polygon>
        <draw:polygon draw:style-name="gr4" draw:text-style-name="P4" draw:layer="layout" svg:width="1.059cm" svg:height="1.058cm" svg:x="190.051cm" svg:y="96.322cm" svg:viewBox="0 0 1060 1059" draw:points="0,0 1060,0 1060,1059 0,1059">
          <text:p/>
        </draw:polygon>
        <draw:polygon draw:style-name="gr3" draw:text-style-name="P3" draw:layer="layout" svg:width="1.059cm" svg:height="1.058cm" svg:x="190.051cm" svg:y="96.322cm" svg:viewBox="0 0 1060 1059" draw:points="0,0 1060,0 1060,1059 0,1059">
          <text:p/>
        </draw:polygon>
        <draw:polygon draw:style-name="gr5" draw:text-style-name="P5" draw:layer="layout" svg:width="1.058cm" svg:height="1.058cm" svg:x="192.355cm" svg:y="98.626cm" svg:viewBox="0 0 1059 1059" draw:points="0,0 1059,0 1059,1059 0,1059">
          <text:p/>
        </draw:polygon>
        <draw:polygon draw:style-name="gr3" draw:text-style-name="P3" draw:layer="layout" svg:width="1.058cm" svg:height="1.058cm" svg:x="192.355cm" svg:y="98.626cm" svg:viewBox="0 0 1059 1059" draw:points="0,0 1059,0 1059,1059 0,1059">
          <text:p/>
        </draw:polygon>
        <draw:polygon draw:style-name="gr5" draw:text-style-name="P5" draw:layer="layout" svg:width="1.058cm" svg:height="1.058cm" svg:x="192.355cm" svg:y="94.015cm" svg:viewBox="0 0 1059 1059" draw:points="0,0 1059,0 1059,1059 0,1059">
          <text:p/>
        </draw:polygon>
        <draw:polygon draw:style-name="gr3" draw:text-style-name="P3" draw:layer="layout" svg:width="1.058cm" svg:height="1.058cm" svg:x="192.355cm" svg:y="94.015cm" svg:viewBox="0 0 1059 1059" draw:points="0,0 1059,0 1059,1059 0,1059">
          <text:p/>
        </draw:polygon>
        <draw:polygon draw:style-name="gr2" draw:text-style-name="P2" draw:layer="layout" svg:width="1.058cm" svg:height="1.059cm" svg:x="159.526cm" svg:y="102.587cm" svg:viewBox="0 0 1059 1060" draw:points="0,0 1059,0 1059,1060 0,1060">
          <text:p/>
        </draw:polygon>
        <draw:polygon draw:style-name="gr3" draw:text-style-name="P3" draw:layer="layout" svg:width="1.058cm" svg:height="1.059cm" svg:x="159.526cm" svg:y="102.587cm" svg:viewBox="0 0 1059 1060" draw:points="0,0 1059,0 1059,1060 0,1060">
          <text:p/>
        </draw:polygon>
        <draw:polygon draw:style-name="gr4" draw:text-style-name="P4" draw:layer="layout" svg:width="1.059cm" svg:height="1.058cm" svg:x="170.017cm" svg:y="101.427cm" svg:viewBox="0 0 1060 1059" draw:points="0,0 1060,0 1060,1059 0,1059">
          <text:p/>
        </draw:polygon>
        <draw:polygon draw:style-name="gr3" draw:text-style-name="P3" draw:layer="layout" svg:width="1.059cm" svg:height="1.058cm" svg:x="170.017cm" svg:y="101.427cm" svg:viewBox="0 0 1060 1059" draw:points="0,0 1060,0 1060,1059 0,1059">
          <text:p/>
        </draw:polygon>
        <draw:polygon draw:style-name="gr5" draw:text-style-name="P5" draw:layer="layout" svg:width="1.058cm" svg:height="1.058cm" svg:x="165.71cm" svg:y="103.988cm" svg:viewBox="0 0 1059 1059" draw:points="0,0 1059,0 1059,1059 0,1059">
          <text:p/>
        </draw:polygon>
        <draw:polygon draw:style-name="gr3" draw:text-style-name="P3" draw:layer="layout" svg:width="1.058cm" svg:height="1.058cm" svg:x="165.71cm" svg:y="103.988cm" svg:viewBox="0 0 1059 1059" draw:points="0,0 1059,0 1059,1059 0,1059">
          <text:p/>
        </draw:polygon>
        <draw:polygon draw:style-name="gr4" draw:text-style-name="P4" draw:layer="layout" svg:width="1.058cm" svg:height="1.058cm" svg:x="174.138cm" svg:y="104.277cm" svg:viewBox="0 0 1059 1059" draw:points="0,0 1059,0 1059,1059 0,1059">
          <text:p/>
        </draw:polygon>
        <draw:polygon draw:style-name="gr3" draw:text-style-name="P3" draw:layer="layout" svg:width="1.058cm" svg:height="1.058cm" svg:x="174.138cm" svg:y="104.277cm" svg:viewBox="0 0 1059 1059" draw:points="0,0 1059,0 1059,1059 0,1059">
          <text:p/>
        </draw:polygon>
        <draw:polygon draw:style-name="gr5" draw:text-style-name="P5" draw:layer="layout" svg:width="1.058cm" svg:height="1.058cm" svg:x="176.819cm" svg:y="106.133cm" svg:viewBox="0 0 1059 1059" draw:points="0,0 1059,0 1059,1059 0,1059">
          <text:p/>
        </draw:polygon>
        <draw:polygon draw:style-name="gr3" draw:text-style-name="P3" draw:layer="layout" svg:width="1.058cm" svg:height="1.058cm" svg:x="176.819cm" svg:y="106.133cm" svg:viewBox="0 0 1059 1059" draw:points="0,0 1059,0 1059,1059 0,1059">
          <text:p/>
        </draw:polygon>
        <draw:polygon draw:style-name="gr4" draw:text-style-name="P4" draw:layer="layout" svg:width="1.058cm" svg:height="1.059cm" svg:x="173.235cm" svg:y="97.581cm" svg:viewBox="0 0 1059 1060" draw:points="0,0 1059,0 1059,1060 0,1060">
          <text:p/>
        </draw:polygon>
        <draw:polygon draw:style-name="gr3" draw:text-style-name="P3" draw:layer="layout" svg:width="1.058cm" svg:height="1.059cm" svg:x="173.235cm" svg:y="97.581cm" svg:viewBox="0 0 1059 1060" draw:points="0,0 1059,0 1059,1060 0,1060">
          <text:p/>
        </draw:polygon>
        <draw:polygon draw:style-name="gr5" draw:text-style-name="P5" draw:layer="layout" svg:width="1.058cm" svg:height="1.059cm" svg:x="175.327cm" svg:y="95.08cm" svg:viewBox="0 0 1059 1060" draw:points="0,0 1059,0 1059,1060 0,1060">
          <text:p/>
        </draw:polygon>
        <draw:polygon draw:style-name="gr3" draw:text-style-name="P3" draw:layer="layout" svg:width="1.058cm" svg:height="1.059cm" svg:x="175.327cm" svg:y="95.08cm" svg:viewBox="0 0 1059 1060" draw:points="0,0 1059,0 1059,1060 0,1060">
          <text:p/>
        </draw:polygon>
        <draw:polygon draw:style-name="gr4" draw:text-style-name="P4" draw:layer="layout" svg:width="1.058cm" svg:height="1.058cm" svg:x="165.749cm" svg:y="98.795cm" svg:viewBox="0 0 1059 1059" draw:points="0,0 1059,0 1059,1059 0,1059">
          <text:p/>
        </draw:polygon>
        <draw:polygon draw:style-name="gr3" draw:text-style-name="P3" draw:layer="layout" svg:width="1.058cm" svg:height="1.058cm" svg:x="165.749cm" svg:y="98.795cm" svg:viewBox="0 0 1059 1059" draw:points="0,0 1059,0 1059,1059 0,1059">
          <text:p/>
        </draw:polygon>
        <draw:polygon draw:style-name="gr5" draw:text-style-name="P5" draw:layer="layout" svg:width="1.058cm" svg:height="1.059cm" svg:x="164.994cm" svg:y="95.623cm" svg:viewBox="0 0 1059 1060" draw:points="0,0 1059,0 1059,1060 0,1060">
          <text:p/>
        </draw:polygon>
        <draw:polygon draw:style-name="gr3" draw:text-style-name="P3" draw:layer="layout" svg:width="1.058cm" svg:height="1.059cm" svg:x="164.994cm" svg:y="95.623cm" svg:viewBox="0 0 1059 1060" draw:points="0,0 1059,0 1059,1060 0,1060">
          <text:p/>
        </draw:polygon>
        <draw:polygon draw:style-name="gr5" draw:text-style-name="P5" draw:layer="layout" svg:width="1.058cm" svg:height="1.058cm" svg:x="162.577cm" svg:y="99.55cm" svg:viewBox="0 0 1059 1059" draw:points="0,0 1059,0 1059,1059 0,1059">
          <text:p/>
        </draw:polygon>
        <draw:polygon draw:style-name="gr3" draw:text-style-name="P3" draw:layer="layout" svg:width="1.058cm" svg:height="1.058cm" svg:x="162.577cm" svg:y="99.55cm" svg:viewBox="0 0 1059 1059" draw:points="0,0 1059,0 1059,1059 0,1059">
          <text:p/>
        </draw:polygon>
        <draw:polygon draw:style-name="gr4" draw:text-style-name="P4" draw:layer="layout" svg:width="1.058cm" svg:height="1.059cm" svg:x="169.802cm" svg:y="96.417cm" svg:viewBox="0 0 1059 1060" draw:points="0,0 1059,0 1059,1060 0,1060">
          <text:p/>
        </draw:polygon>
        <draw:polygon draw:style-name="gr3" draw:text-style-name="P3" draw:layer="layout" svg:width="1.058cm" svg:height="1.059cm" svg:x="169.802cm" svg:y="96.417cm" svg:viewBox="0 0 1059 1060" draw:points="0,0 1059,0 1059,1060 0,1060">
          <text:p/>
        </draw:polygon>
        <draw:polygon draw:style-name="gr5" draw:text-style-name="P5" draw:layer="layout" svg:width="1.058cm" svg:height="1.058cm" svg:x="172.007cm" svg:y="94.015cm" svg:viewBox="0 0 1059 1059" draw:points="0,0 1059,0 1059,1059 0,1059">
          <text:p/>
        </draw:polygon>
        <draw:polygon draw:style-name="gr3" draw:text-style-name="P3" draw:layer="layout" svg:width="1.058cm" svg:height="1.058cm" svg:x="172.007cm" svg:y="94.015cm" svg:viewBox="0 0 1059 1059" draw:points="0,0 1059,0 1059,1059 0,1059">
          <text:p/>
        </draw:polygon>
        <draw:polygon draw:style-name="gr5" draw:text-style-name="P5" draw:layer="layout" svg:width="1.058cm" svg:height="1.059cm" svg:x="167.4cm" svg:y="94.212cm" svg:viewBox="0 0 1059 1060" draw:points="0,0 1059,0 1059,1060 0,1060">
          <text:p/>
        </draw:polygon>
        <draw:polygon draw:style-name="gr3" draw:text-style-name="P3" draw:layer="layout" svg:width="1.058cm" svg:height="1.059cm" svg:x="167.4cm" svg:y="94.212cm" svg:viewBox="0 0 1059 1060" draw:points="0,0 1059,0 1059,1060 0,1060">
          <text:p/>
        </draw:polygon>
        <draw:polygon draw:style-name="gr4" draw:text-style-name="P4" draw:layer="layout" svg:width="1.059cm" svg:height="1.058cm" svg:x="174.984cm" svg:y="100.753cm" svg:viewBox="0 0 1060 1059" draw:points="0,0 1060,0 1060,1059 0,1059">
          <text:p/>
        </draw:polygon>
        <draw:polygon draw:style-name="gr3" draw:text-style-name="P3" draw:layer="layout" svg:width="1.059cm" svg:height="1.058cm" svg:x="174.984cm" svg:y="100.753cm" svg:viewBox="0 0 1060 1059" draw:points="0,0 1060,0 1060,1059 0,1059">
          <text:p/>
        </draw:polygon>
        <draw:polygon draw:style-name="gr5" draw:text-style-name="P5" draw:layer="layout" svg:width="1.059cm" svg:height="1.058cm" svg:x="177.577cm" svg:y="102.732cm" svg:viewBox="0 0 1060 1059" draw:points="0,0 1060,0 1060,1059 0,1059">
          <text:p/>
        </draw:polygon>
        <draw:polygon draw:style-name="gr3" draw:text-style-name="P3" draw:layer="layout" svg:width="1.059cm" svg:height="1.058cm" svg:x="177.577cm" svg:y="102.732cm" svg:viewBox="0 0 1060 1059" draw:points="0,0 1060,0 1060,1059 0,1059">
          <text:p/>
        </draw:polygon>
        <draw:polygon draw:style-name="gr5" draw:text-style-name="P5" draw:layer="layout" svg:width="1.058cm" svg:height="1.058cm" svg:x="176.96cm" svg:y="98.16cm" svg:viewBox="0 0 1059 1059" draw:points="0,0 1059,0 1059,1059 0,1059">
          <text:p/>
        </draw:polygon>
        <draw:polygon draw:style-name="gr3" draw:text-style-name="P3" draw:layer="layout" svg:width="1.058cm" svg:height="1.058cm" svg:x="176.96cm" svg:y="98.16cm" svg:viewBox="0 0 1059 1059" draw:points="0,0 1059,0 1059,1059 0,1059">
          <text:p/>
        </draw:polygon>
        <draw:polygon draw:style-name="gr4" draw:text-style-name="P4" draw:layer="layout" svg:width="1.058cm" svg:height="1.058cm" svg:x="169.922cm" svg:y="106.436cm" svg:viewBox="0 0 1059 1059" draw:points="0,0 1059,0 1059,1059 0,1059">
          <text:p/>
        </draw:polygon>
        <draw:polygon draw:style-name="gr3" draw:text-style-name="P3" draw:layer="layout" svg:width="1.058cm" svg:height="1.058cm" svg:x="169.922cm" svg:y="106.436cm" svg:viewBox="0 0 1059 1059" draw:points="0,0 1059,0 1059,1059 0,1059">
          <text:p/>
        </draw:polygon>
        <draw:polygon draw:style-name="gr4" draw:text-style-name="P4" draw:layer="layout" svg:width="1.058cm" svg:height="1.059cm" svg:x="167.026cm" svg:y="107.935cm" svg:viewBox="0 0 1059 1060" draw:points="0,0 1059,0 1059,1060 0,1060">
          <text:p/>
        </draw:polygon>
        <draw:polygon draw:style-name="gr3" draw:text-style-name="P3" draw:layer="layout" svg:width="1.058cm" svg:height="1.059cm" svg:x="167.026cm" svg:y="107.935cm" svg:viewBox="0 0 1059 1060" draw:points="0,0 1059,0 1059,1060 0,1060">
          <text:p/>
        </draw:polygon>
        <draw:polygon draw:style-name="gr5" draw:text-style-name="P5" draw:layer="layout" svg:width="1.059cm" svg:height="1.058cm" svg:x="164.129cm" svg:y="109.435cm" svg:viewBox="0 0 1060 1059" draw:points="0,0 1060,0 1060,1059 0,1059">
          <text:p/>
        </draw:polygon>
        <draw:polygon draw:style-name="gr3" draw:text-style-name="P3" draw:layer="layout" svg:width="1.059cm" svg:height="1.058cm" svg:x="164.129cm" svg:y="109.435cm" svg:viewBox="0 0 1060 1059" draw:points="0,0 1060,0 1060,1059 0,1059">
          <text:p/>
        </draw:polygon>
        <draw:polygon draw:style-name="gr4" draw:text-style-name="P4" draw:layer="layout" svg:width="1.059cm" svg:height="1.058cm" svg:x="172.25cm" svg:y="110.938cm" svg:viewBox="0 0 1060 1059" draw:points="0,0 1060,0 1060,1059 0,1059">
          <text:p/>
        </draw:polygon>
        <draw:polygon draw:style-name="gr3" draw:text-style-name="P3" draw:layer="layout" svg:width="1.059cm" svg:height="1.058cm" svg:x="172.25cm" svg:y="110.938cm" svg:viewBox="0 0 1060 1059" draw:points="0,0 1060,0 1060,1059 0,1059">
          <text:p/>
        </draw:polygon>
        <draw:polygon draw:style-name="gr5" draw:text-style-name="P5" draw:layer="layout" svg:width="1.058cm" svg:height="1.058cm" svg:x="168.991cm" svg:y="110.952cm" svg:viewBox="0 0 1059 1059" draw:points="0,0 1059,0 1059,1059 0,1059">
          <text:p/>
        </draw:polygon>
        <draw:polygon draw:style-name="gr3" draw:text-style-name="P3" draw:layer="layout" svg:width="1.058cm" svg:height="1.058cm" svg:x="168.991cm" svg:y="110.952cm" svg:viewBox="0 0 1059 1059" draw:points="0,0 1059,0 1059,1059 0,1059">
          <text:p/>
        </draw:polygon>
        <draw:polygon draw:style-name="gr5" draw:text-style-name="P5" draw:layer="layout" svg:width="1.058cm" svg:height="1.058cm" svg:x="174.145cm" svg:y="108.285cm" svg:viewBox="0 0 1059 1059" draw:points="0,0 1059,0 1059,1059 0,1059">
          <text:p/>
        </draw:polygon>
        <draw:polygon draw:style-name="gr3" draw:text-style-name="P3" draw:layer="layout" svg:width="1.058cm" svg:height="1.058cm" svg:x="174.145cm" svg:y="108.285cm" svg:viewBox="0 0 1059 1059" draw:points="0,0 1059,0 1059,1059 0,1059">
          <text:p/>
        </draw:polygon>
        <draw:polygon draw:style-name="gr4" draw:text-style-name="P4" draw:layer="layout" svg:width="1.058cm" svg:height="1.058cm" svg:x="173.75cm" svg:y="113.834cm" svg:viewBox="0 0 1059 1059" draw:points="0,0 1059,0 1059,1059 0,1059">
          <text:p/>
        </draw:polygon>
        <draw:polygon draw:style-name="gr3" draw:text-style-name="P3" draw:layer="layout" svg:width="1.058cm" svg:height="1.058cm" svg:x="173.75cm" svg:y="113.834cm" svg:viewBox="0 0 1059 1059" draw:points="0,0 1059,0 1059,1059 0,1059">
          <text:p/>
        </draw:polygon>
        <draw:polygon draw:style-name="gr5" draw:text-style-name="P5" draw:layer="layout" svg:width="1.058cm" svg:height="1.058cm" svg:x="172.762cm" svg:y="116.942cm" svg:viewBox="0 0 1059 1059" draw:points="0,0 1059,0 1059,1059 0,1059">
          <text:p/>
        </draw:polygon>
        <draw:polygon draw:style-name="gr3" draw:text-style-name="P3" draw:layer="layout" svg:width="1.058cm" svg:height="1.058cm" svg:x="172.762cm" svg:y="116.942cm" svg:viewBox="0 0 1059 1059" draw:points="0,0 1059,0 1059,1059 0,1059">
          <text:p/>
        </draw:polygon>
        <draw:polygon draw:style-name="gr5" draw:text-style-name="P5" draw:layer="layout" svg:width="1.058cm" svg:height="1.058cm" svg:x="176.858cm" svg:y="114.822cm" svg:viewBox="0 0 1059 1059" draw:points="0,0 1059,0 1059,1059 0,1059">
          <text:p/>
        </draw:polygon>
        <draw:polygon draw:style-name="gr3" draw:text-style-name="P3" draw:layer="layout" svg:width="1.058cm" svg:height="1.058cm" svg:x="176.858cm" svg:y="114.822cm" svg:viewBox="0 0 1059 1059" draw:points="0,0 1059,0 1059,1059 0,1059">
          <text:p/>
        </draw:polygon>
        <draw:polygon draw:style-name="gr2" draw:text-style-name="P2" draw:layer="layout" svg:width="1.059cm" svg:height="1.058cm" svg:x="156.375cm" svg:y="98.7cm" svg:viewBox="0 0 1060 1059" draw:points="0,0 1060,0 1060,1059 0,1059">
          <text:p/>
        </draw:polygon>
        <draw:polygon draw:style-name="gr3" draw:text-style-name="P3" draw:layer="layout" svg:width="1.059cm" svg:height="1.058cm" svg:x="156.375cm" svg:y="98.7cm" svg:viewBox="0 0 1060 1059" draw:points="0,0 1060,0 1060,1059 0,1059">
          <text:p/>
        </draw:polygon>
        <draw:polygon draw:style-name="gr4" draw:text-style-name="P4" draw:layer="layout" svg:width="1.058cm" svg:height="1.058cm" svg:x="154.326cm" svg:y="101.236cm" svg:viewBox="0 0 1059 1059" draw:points="0,0 1059,0 1059,1059 0,1059">
          <text:p/>
        </draw:polygon>
        <draw:polygon draw:style-name="gr3" draw:text-style-name="P3" draw:layer="layout" svg:width="1.058cm" svg:height="1.058cm" svg:x="154.326cm" svg:y="101.236cm" svg:viewBox="0 0 1059 1059" draw:points="0,0 1059,0 1059,1059 0,1059">
          <text:p/>
        </draw:polygon>
        <draw:polygon draw:style-name="gr5" draw:text-style-name="P5" draw:layer="layout" svg:width="1.058cm" svg:height="1.058cm" svg:x="156.862cm" svg:y="103.286cm" svg:viewBox="0 0 1059 1059" draw:points="0,0 1059,0 1059,1059 0,1059">
          <text:p/>
        </draw:polygon>
        <draw:polygon draw:style-name="gr3" draw:text-style-name="P3" draw:layer="layout" svg:width="1.058cm" svg:height="1.058cm" svg:x="156.862cm" svg:y="103.286cm" svg:viewBox="0 0 1059 1059" draw:points="0,0 1059,0 1059,1059 0,1059">
          <text:p/>
        </draw:polygon>
        <draw:polygon draw:style-name="gr4" draw:text-style-name="P4" draw:layer="layout" svg:width="1.058cm" svg:height="1.059cm" svg:x="147.288cm" svg:y="98.142cm" svg:viewBox="0 0 1059 1060" draw:points="0,0 1059,0 1059,1060 0,1060">
          <text:p/>
        </draw:polygon>
        <draw:polygon draw:style-name="gr3" draw:text-style-name="P3" draw:layer="layout" svg:width="1.058cm" svg:height="1.059cm" svg:x="147.288cm" svg:y="98.142cm" svg:viewBox="0 0 1059 1060" draw:points="0,0 1059,0 1059,1060 0,1060">
          <text:p/>
        </draw:polygon>
        <draw:polygon draw:style-name="gr5" draw:text-style-name="P5" draw:layer="layout" svg:width="1.059cm" svg:height="1.058cm" svg:x="145.347cm" svg:y="95.521cm" svg:viewBox="0 0 1060 1059" draw:points="0,0 1060,0 1060,1059 0,1059">
          <text:p/>
        </draw:polygon>
        <draw:polygon draw:style-name="gr3" draw:text-style-name="P3" draw:layer="layout" svg:width="1.059cm" svg:height="1.058cm" svg:x="145.347cm" svg:y="95.521cm" svg:viewBox="0 0 1060 1059" draw:points="0,0 1060,0 1060,1059 0,1059">
          <text:p/>
        </draw:polygon>
        <draw:polygon draw:style-name="gr4" draw:text-style-name="P4" draw:layer="layout" svg:width="1.058cm" svg:height="1.058cm" svg:x="145.704cm" svg:y="100.347cm" svg:viewBox="0 0 1059 1059" draw:points="0,0 1059,0 1059,1059 0,1059">
          <text:p/>
        </draw:polygon>
        <draw:polygon draw:style-name="gr3" draw:text-style-name="P3" draw:layer="layout" svg:width="1.058cm" svg:height="1.058cm" svg:x="145.704cm" svg:y="100.347cm" svg:viewBox="0 0 1059 1059" draw:points="0,0 1059,0 1059,1059 0,1059">
          <text:p/>
        </draw:polygon>
        <draw:polygon draw:style-name="gr5" draw:text-style-name="P5" draw:layer="layout" svg:width="1.058cm" svg:height="1.058cm" svg:x="142.603cm" svg:y="99.349cm" svg:viewBox="0 0 1059 1059" draw:points="0,0 1059,0 1059,1059 0,1059">
          <text:p/>
        </draw:polygon>
        <draw:polygon draw:style-name="gr3" draw:text-style-name="P3" draw:layer="layout" svg:width="1.058cm" svg:height="1.058cm" svg:x="142.603cm" svg:y="99.349cm" svg:viewBox="0 0 1059 1059" draw:points="0,0 1059,0 1059,1059 0,1059">
          <text:p/>
        </draw:polygon>
        <draw:polygon draw:style-name="gr4" draw:text-style-name="P4" draw:layer="layout" svg:width="1.058cm" svg:height="1.059cm" svg:x="149.856cm" svg:y="97.274cm" svg:viewBox="0 0 1059 1060" draw:points="0,0 1059,0 1059,1060 0,1060">
          <text:p/>
        </draw:polygon>
        <draw:polygon draw:style-name="gr3" draw:text-style-name="P3" draw:layer="layout" svg:width="1.058cm" svg:height="1.059cm" svg:x="149.856cm" svg:y="97.274cm" svg:viewBox="0 0 1059 1060" draw:points="0,0 1059,0 1059,1060 0,1060">
          <text:p/>
        </draw:polygon>
        <draw:polygon draw:style-name="gr5" draw:text-style-name="P5" draw:layer="layout" svg:width="1.058cm" svg:height="1.058cm" svg:x="149.81cm" svg:y="94.015cm" svg:viewBox="0 0 1059 1059" draw:points="0,0 1059,0 1059,1059 0,1059">
          <text:p/>
        </draw:polygon>
        <draw:polygon draw:style-name="gr3" draw:text-style-name="P3" draw:layer="layout" svg:width="1.058cm" svg:height="1.058cm" svg:x="149.81cm" svg:y="94.015cm" svg:viewBox="0 0 1059 1059" draw:points="0,0 1059,0 1059,1059 0,1059">
          <text:p/>
        </draw:polygon>
        <draw:polygon draw:style-name="gr4" draw:text-style-name="P4" draw:layer="layout" svg:width="1.058cm" svg:height="1.058cm" svg:x="142.183cm" svg:y="123.225cm" svg:viewBox="0 0 1059 1059" draw:points="0,0 1059,0 1059,1059 0,1059">
          <text:p/>
        </draw:polygon>
        <draw:polygon draw:style-name="gr3" draw:text-style-name="P3" draw:layer="layout" svg:width="1.058cm" svg:height="1.058cm" svg:x="142.183cm" svg:y="123.225cm" svg:viewBox="0 0 1059 1059" draw:points="0,0 1059,0 1059,1059 0,1059">
          <text:p/>
        </draw:polygon>
        <draw:polygon draw:style-name="gr5" draw:text-style-name="P5" draw:layer="layout" svg:width="1.058cm" svg:height="1.059cm" svg:x="141.707cm" svg:y="120cm" svg:viewBox="0 0 1059 1060" draw:points="0,0 1059,0 1059,1060 0,1060">
          <text:p/>
        </draw:polygon>
        <draw:polygon draw:style-name="gr3" draw:text-style-name="P3" draw:layer="layout" svg:width="1.058cm" svg:height="1.059cm" svg:x="141.707cm" svg:y="120cm" svg:viewBox="0 0 1059 1060" draw:points="0,0 1059,0 1059,1060 0,1060">
          <text:p/>
        </draw:polygon>
        <draw:polygon draw:style-name="gr4" draw:text-style-name="P4" draw:layer="layout" svg:width="1.058cm" svg:height="1.058cm" svg:x="140.966cm" svg:y="126.252cm" svg:viewBox="0 0 1059 1059" draw:points="0,0 1059,0 1059,1059 0,1059">
          <text:p/>
        </draw:polygon>
        <draw:polygon draw:style-name="gr3" draw:text-style-name="P3" draw:layer="layout" svg:width="1.058cm" svg:height="1.058cm" svg:x="140.966cm" svg:y="126.252cm" svg:viewBox="0 0 1059 1059" draw:points="0,0 1059,0 1059,1059 0,1059">
          <text:p/>
        </draw:polygon>
        <draw:polygon draw:style-name="gr5" draw:text-style-name="P5" draw:layer="layout" svg:width="1.059cm" svg:height="1.058cm" svg:x="139.745cm" svg:y="129.275cm" svg:viewBox="0 0 1060 1059" draw:points="0,0 1060,0 1060,1059 0,1059">
          <text:p/>
        </draw:polygon>
        <draw:polygon draw:style-name="gr3" draw:text-style-name="P3" draw:layer="layout" svg:width="1.059cm" svg:height="1.058cm" svg:x="139.745cm" svg:y="129.275cm" svg:viewBox="0 0 1060 1059" draw:points="0,0 1060,0 1060,1059 0,1059">
          <text:p/>
        </draw:polygon>
        <draw:polygon draw:style-name="gr4" draw:text-style-name="P4" draw:layer="layout" svg:width="1.059cm" svg:height="1.059cm" svg:x="145.333cm" svg:y="122.385cm" svg:viewBox="0 0 1060 1060" draw:points="0,0 1060,0 1060,1060 0,1060">
          <text:p/>
        </draw:polygon>
        <draw:polygon draw:style-name="gr3" draw:text-style-name="P3" draw:layer="layout" svg:width="1.059cm" svg:height="1.059cm" svg:x="145.333cm" svg:y="122.385cm" svg:viewBox="0 0 1060 1060" draw:points="0,0 1060,0 1060,1060 0,1060">
          <text:p/>
        </draw:polygon>
        <draw:polygon draw:style-name="gr5" draw:text-style-name="P5" draw:layer="layout" svg:width="1.058cm" svg:height="1.058cm" svg:x="148.484cm" svg:y="121.546cm" svg:viewBox="0 0 1059 1059" draw:points="0,0 1059,0 1059,1059 0,1059">
          <text:p/>
        </draw:polygon>
        <draw:polygon draw:style-name="gr3" draw:text-style-name="P3" draw:layer="layout" svg:width="1.058cm" svg:height="1.058cm" svg:x="148.484cm" svg:y="121.546cm" svg:viewBox="0 0 1059 1059" draw:points="0,0 1059,0 1059,1059 0,1059">
          <text:p/>
        </draw:polygon>
        <draw:polygon draw:style-name="gr4" draw:text-style-name="P4" draw:layer="layout" svg:width="1.058cm" svg:height="1.059cm" svg:x="138.945cm" svg:y="122.84cm" svg:viewBox="0 0 1059 1060" draw:points="0,0 1059,0 1059,1060 0,1060">
          <text:p/>
        </draw:polygon>
        <draw:polygon draw:style-name="gr3" draw:text-style-name="P3" draw:layer="layout" svg:width="1.058cm" svg:height="1.059cm" svg:x="138.945cm" svg:y="122.84cm" svg:viewBox="0 0 1059 1060" draw:points="0,0 1059,0 1059,1060 0,1060">
          <text:p/>
        </draw:polygon>
        <draw:polygon draw:style-name="gr5" draw:text-style-name="P5" draw:layer="layout" svg:width="1.058cm" svg:height="1.058cm" svg:x="136.927cm" svg:y="120.279cm" svg:viewBox="0 0 1059 1059" draw:points="0,0 1059,0 1059,1059 0,1059">
          <text:p/>
        </draw:polygon>
        <draw:polygon draw:style-name="gr3" draw:text-style-name="P3" draw:layer="layout" svg:width="1.058cm" svg:height="1.058cm" svg:x="136.927cm" svg:y="120.279cm" svg:viewBox="0 0 1059 1059" draw:points="0,0 1059,0 1059,1059 0,1059">
          <text:p/>
        </draw:polygon>
        <draw:polygon draw:style-name="gr5" draw:text-style-name="P5" draw:layer="layout" svg:width="1.059cm" svg:height="1.058cm" svg:x="136.383cm" svg:y="124.858cm" svg:viewBox="0 0 1060 1059" draw:points="0,0 1060,0 1060,1059 0,1059">
          <text:p/>
        </draw:polygon>
        <draw:polygon draw:style-name="gr3" draw:text-style-name="P3" draw:layer="layout" svg:width="1.059cm" svg:height="1.058cm" svg:x="136.383cm" svg:y="124.858cm" svg:viewBox="0 0 1060 1059" draw:points="0,0 1060,0 1060,1059 0,1059">
          <text:p/>
        </draw:polygon>
        <draw:polygon draw:style-name="gr4" draw:text-style-name="P4" draw:layer="layout" svg:width="1.058cm" svg:height="1.058cm" svg:x="144.342cm" svg:y="125.67cm" svg:viewBox="0 0 1059 1059" draw:points="0,0 1059,0 1059,1059 0,1059">
          <text:p/>
        </draw:polygon>
        <draw:polygon draw:style-name="gr3" draw:text-style-name="P3" draw:layer="layout" svg:width="1.058cm" svg:height="1.058cm" svg:x="144.342cm" svg:y="125.67cm" svg:viewBox="0 0 1059 1059" draw:points="0,0 1059,0 1059,1059 0,1059">
          <text:p/>
        </draw:polygon>
        <draw:polygon draw:style-name="gr4" draw:text-style-name="P4" draw:layer="layout" svg:width="1.058cm" svg:height="1.058cm" svg:x="146.505cm" svg:y="128.111cm" svg:viewBox="0 0 1059 1059" draw:points="0,0 1059,0 1059,1059 0,1059">
          <text:p/>
        </draw:polygon>
        <draw:polygon draw:style-name="gr3" draw:text-style-name="P3" draw:layer="layout" svg:width="1.058cm" svg:height="1.058cm" svg:x="146.505cm" svg:y="128.111cm" svg:viewBox="0 0 1059 1059" draw:points="0,0 1059,0 1059,1059 0,1059">
          <text:p/>
        </draw:polygon>
        <draw:polygon draw:style-name="gr5" draw:text-style-name="P5" draw:layer="layout" svg:width="1.058cm" svg:height="1.058cm" svg:x="148.664cm" svg:y="130.552cm" svg:viewBox="0 0 1059 1059" draw:points="0,0 1059,0 1059,1059 0,1059">
          <text:p/>
        </draw:polygon>
        <draw:polygon draw:style-name="gr3" draw:text-style-name="P3" draw:layer="layout" svg:width="1.058cm" svg:height="1.058cm" svg:x="148.664cm" svg:y="130.552cm" svg:viewBox="0 0 1059 1059" draw:points="0,0 1059,0 1059,1059 0,1059">
          <text:p/>
        </draw:polygon>
        <draw:polygon draw:style-name="gr4" draw:text-style-name="P4" draw:layer="layout" svg:width="1.058cm" svg:height="1.058cm" svg:x="150.022cm" svg:y="115.33cm" svg:viewBox="0 0 1059 1059" draw:points="0,0 1059,0 1059,1059 0,1059">
          <text:p/>
        </draw:polygon>
        <draw:polygon draw:style-name="gr3" draw:text-style-name="P3" draw:layer="layout" svg:width="1.058cm" svg:height="1.058cm" svg:x="150.022cm" svg:y="115.33cm" svg:viewBox="0 0 1059 1059" draw:points="0,0 1059,0 1059,1059 0,1059">
          <text:p/>
        </draw:polygon>
        <draw:polygon draw:style-name="gr5" draw:text-style-name="P5" draw:layer="layout" svg:width="1.059cm" svg:height="1.058cm" svg:x="152.819cm" svg:y="117.009cm" svg:viewBox="0 0 1060 1059" draw:points="0,0 1060,0 1060,1059 0,1059">
          <text:p/>
        </draw:polygon>
        <draw:polygon draw:style-name="gr3" draw:text-style-name="P3" draw:layer="layout" svg:width="1.059cm" svg:height="1.058cm" svg:x="152.819cm" svg:y="117.009cm" svg:viewBox="0 0 1060 1059" draw:points="0,0 1060,0 1060,1059 0,1059">
          <text:p/>
        </draw:polygon>
        <draw:polygon draw:style-name="gr5" draw:text-style-name="P5" draw:layer="layout" svg:width="1.058cm" svg:height="1.058cm" svg:x="151.701cm" svg:y="112.532cm" svg:viewBox="0 0 1059 1059" draw:points="0,0 1059,0 1059,1059 0,1059">
          <text:p/>
        </draw:polygon>
        <draw:polygon draw:style-name="gr3" draw:text-style-name="P3" draw:layer="layout" svg:width="1.058cm" svg:height="1.058cm" svg:x="151.701cm" svg:y="112.532cm" svg:viewBox="0 0 1059 1059" draw:points="0,0 1059,0 1059,1059 0,1059">
          <text:p/>
        </draw:polygon>
        <draw:polygon draw:style-name="gr2" draw:text-style-name="P2" draw:layer="layout" svg:width="1.058cm" svg:height="1.058cm" svg:x="34.197cm" svg:y="99.314cm" svg:viewBox="0 0 1059 1059" draw:points="0,0 1059,0 1059,1059 0,1059">
          <text:p/>
        </draw:polygon>
        <draw:polygon draw:style-name="gr3" draw:text-style-name="P3" draw:layer="layout" svg:width="1.058cm" svg:height="1.058cm" svg:x="34.197cm" svg:y="99.314cm" svg:viewBox="0 0 1059 1059" draw:points="0,0 1059,0 1059,1059 0,1059">
          <text:p/>
        </draw:polygon>
        <draw:polygon draw:style-name="gr4" draw:text-style-name="P4" draw:layer="layout" svg:width="1.056cm" svg:height="1.059cm" svg:x="34.849cm" svg:y="96.043cm" svg:viewBox="0 0 1057 1060" draw:points="0,0 1057,0 1057,1060 0,1060">
          <text:p/>
        </draw:polygon>
        <draw:polygon draw:style-name="gr3" draw:text-style-name="P3" draw:layer="layout" svg:width="1.056cm" svg:height="1.059cm" svg:x="34.849cm" svg:y="96.043cm" svg:viewBox="0 0 1057 1060" draw:points="0,0 1057,0 1057,1060 0,1060">
          <text:p/>
        </draw:polygon>
        <draw:polygon draw:style-name="gr5" draw:text-style-name="P5" draw:layer="layout" svg:width="1.058cm" svg:height="1.059cm" svg:x="37.546cm" svg:y="97.874cm" svg:viewBox="0 0 1059 1060" draw:points="0,0 1059,0 1059,1060 0,1060">
          <text:p/>
        </draw:polygon>
        <draw:polygon draw:style-name="gr3" draw:text-style-name="P3" draw:layer="layout" svg:width="1.058cm" svg:height="1.059cm" svg:x="37.546cm" svg:y="97.874cm" svg:viewBox="0 0 1059 1060" draw:points="0,0 1059,0 1059,1060 0,1060">
          <text:p/>
        </draw:polygon>
        <draw:polygon draw:style-name="gr5" draw:text-style-name="P5" draw:layer="layout" svg:width="1.058cm" svg:height="1.058cm" svg:x="36.678cm" svg:y="93.348cm" svg:viewBox="0 0 1059 1059" draw:points="0,0 1059,0 1059,1059 0,1059">
          <text:p/>
        </draw:polygon>
        <draw:polygon draw:style-name="gr3" draw:text-style-name="P3" draw:layer="layout" svg:width="1.058cm" svg:height="1.058cm" svg:x="36.678cm" svg:y="93.348cm" svg:viewBox="0 0 1059 1059" draw:points="0,0 1059,0 1059,1059 0,1059">
          <text:p/>
        </draw:polygon>
        <draw:polygon draw:style-name="gr2" draw:text-style-name="P2" draw:layer="layout" svg:width="1.058cm" svg:height="1.058cm" svg:x="204.258cm" svg:y="94.015cm" svg:viewBox="0 0 1059 1059" draw:points="0,0 1059,0 1059,1059 0,1059">
          <text:p/>
        </draw:polygon>
        <draw:polygon draw:style-name="gr3" draw:text-style-name="P3" draw:layer="layout" svg:width="1.058cm" svg:height="1.058cm" svg:x="204.258cm" svg:y="94.015cm" svg:viewBox="0 0 1059 1059" draw:points="0,0 1059,0 1059,1059 0,1059">
          <text:p/>
        </draw:polygon>
        <draw:polygon draw:style-name="gr4" draw:text-style-name="P4" draw:layer="layout" svg:width="1.058cm" svg:height="1.058cm" svg:x="207.518cm" svg:y="94.015cm" svg:viewBox="0 0 1059 1059" draw:points="0,0 1059,0 1059,1059 0,1059">
          <text:p/>
        </draw:polygon>
        <draw:polygon draw:style-name="gr3" draw:text-style-name="P3" draw:layer="layout" svg:width="1.058cm" svg:height="1.058cm" svg:x="207.518cm" svg:y="94.015cm" svg:viewBox="0 0 1059 1059" draw:points="0,0 1059,0 1059,1059 0,1059">
          <text:p/>
        </draw:polygon>
        <draw:polygon draw:style-name="gr5" draw:text-style-name="P5" draw:layer="layout" svg:width="1.058cm" svg:height="1.058cm" svg:x="210.781cm" svg:y="94.015cm" svg:viewBox="0 0 1059 1059" draw:points="0,0 1059,0 1059,1059 0,1059">
          <text:p/>
        </draw:polygon>
        <draw:polygon draw:style-name="gr3" draw:text-style-name="P3" draw:layer="layout" svg:width="1.058cm" svg:height="1.058cm" svg:x="210.781cm" svg:y="94.015cm" svg:viewBox="0 0 1059 1059" draw:points="0,0 1059,0 1059,1059 0,1059">
          <text:p/>
        </draw:polygon>
        <draw:polygon draw:style-name="gr2" draw:text-style-name="P2" draw:layer="layout" svg:width="1.058cm" svg:height="1.058cm" svg:x="33.035cm" svg:y="93.246cm" svg:viewBox="0 0 1059 1059" draw:points="0,0 1059,0 1059,1059 0,1059">
          <text:p/>
        </draw:polygon>
        <draw:polygon draw:style-name="gr3" draw:text-style-name="P3" draw:layer="layout" svg:width="1.058cm" svg:height="1.058cm" svg:x="33.035cm" svg:y="93.246cm" svg:viewBox="0 0 1059 1059" draw:points="0,0 1059,0 1059,1059 0,1059">
          <text:p/>
        </draw:polygon>
        <draw:polygon draw:style-name="gr4" draw:text-style-name="P4" draw:layer="layout" svg:width="1.058cm" svg:height="1.058cm" svg:x="29.916cm" svg:y="101.268cm" svg:viewBox="0 0 1059 1059" draw:points="0,0 1059,0 1059,1059 0,1059">
          <text:p/>
        </draw:polygon>
        <draw:polygon draw:style-name="gr3" draw:text-style-name="P3" draw:layer="layout" svg:width="1.058cm" svg:height="1.058cm" svg:x="29.916cm" svg:y="101.268cm" svg:viewBox="0 0 1059 1059" draw:points="0,0 1059,0 1059,1059 0,1059">
          <text:p/>
        </draw:polygon>
        <draw:polygon draw:style-name="gr4" draw:text-style-name="P4" draw:layer="layout" svg:width="1.058cm" svg:height="1.058cm" svg:x="27.327cm" svg:y="103.251cm" svg:viewBox="0 0 1059 1059" draw:points="0,0 1059,0 1059,1059 0,1059">
          <text:p/>
        </draw:polygon>
        <draw:polygon draw:style-name="gr3" draw:text-style-name="P3" draw:layer="layout" svg:width="1.058cm" svg:height="1.058cm" svg:x="27.327cm" svg:y="103.251cm" svg:viewBox="0 0 1059 1059" draw:points="0,0 1059,0 1059,1059 0,1059">
          <text:p/>
        </draw:polygon>
        <draw:polygon draw:style-name="gr5" draw:text-style-name="P5" draw:layer="layout" svg:width="1.058cm" svg:height="1.058cm" svg:x="24.095cm" svg:y="102.82cm" svg:viewBox="0 0 1059 1059" draw:points="0,0 1059,0 1059,1059 0,1059">
          <text:p/>
        </draw:polygon>
        <draw:polygon draw:style-name="gr3" draw:text-style-name="P3" draw:layer="layout" svg:width="1.058cm" svg:height="1.058cm" svg:x="24.095cm" svg:y="102.82cm" svg:viewBox="0 0 1059 1059" draw:points="0,0 1059,0 1059,1059 0,1059">
          <text:p/>
        </draw:polygon>
        <draw:polygon draw:style-name="gr5" draw:text-style-name="P5" draw:layer="layout" svg:width="1.058cm" svg:height="1.058cm" svg:x="26.898cm" svg:y="106.482cm" svg:viewBox="0 0 1059 1059" draw:points="0,0 1059,0 1059,1059 0,1059">
          <text:p/>
        </draw:polygon>
        <draw:polygon draw:style-name="gr3" draw:text-style-name="P3" draw:layer="layout" svg:width="1.058cm" svg:height="1.058cm" svg:x="26.898cm" svg:y="106.482cm" svg:viewBox="0 0 1059 1059" draw:points="0,0 1059,0 1059,1059 0,1059">
          <text:p/>
        </draw:polygon>
        <draw:polygon draw:style-name="gr2" draw:text-style-name="P2" draw:layer="layout" svg:width="1.058cm" svg:height="1.059cm" svg:x="28.512cm" svg:y="92.921cm" svg:viewBox="0 0 1059 1060" draw:points="0,0 1059,0 1059,1060 0,1060">
          <text:p/>
        </draw:polygon>
        <draw:polygon draw:style-name="gr3" draw:text-style-name="P3" draw:layer="layout" svg:width="1.058cm" svg:height="1.059cm" svg:x="28.512cm" svg:y="92.921cm" svg:viewBox="0 0 1059 1060" draw:points="0,0 1059,0 1059,1060 0,1060">
          <text:p/>
        </draw:polygon>
        <draw:polygon draw:style-name="gr4" draw:text-style-name="P4" draw:layer="layout" svg:width="1.059cm" svg:height="1.058cm" svg:x="24.176cm" svg:y="76.489cm" svg:viewBox="0 0 1060 1059" draw:points="0,0 1060,0 1060,1059 0,1059">
          <text:p/>
        </draw:polygon>
        <draw:polygon draw:style-name="gr3" draw:text-style-name="P3" draw:layer="layout" svg:width="1.059cm" svg:height="1.058cm" svg:x="24.176cm" svg:y="76.489cm" svg:viewBox="0 0 1060 1059" draw:points="0,0 1060,0 1060,1059 0,1059">
          <text:p/>
        </draw:polygon>
        <draw:polygon draw:style-name="gr4" draw:text-style-name="P4" draw:layer="layout" svg:width="1.058cm" svg:height="1.058cm" svg:x="20.932cm" svg:y="76.81cm" svg:viewBox="0 0 1059 1059" draw:points="0,0 1059,0 1059,1059 0,1059">
          <text:p/>
        </draw:polygon>
        <draw:polygon draw:style-name="gr3" draw:text-style-name="P3" draw:layer="layout" svg:width="1.058cm" svg:height="1.058cm" svg:x="20.932cm" svg:y="76.81cm" svg:viewBox="0 0 1059 1059" draw:points="0,0 1059,0 1059,1059 0,1059">
          <text:p/>
        </draw:polygon>
        <draw:polygon draw:style-name="gr4" draw:text-style-name="P4" draw:layer="layout" svg:width="1.058cm" svg:height="1.058cm" svg:x="17.675cm" svg:y="76.965cm" svg:viewBox="0 0 1059 1059" draw:points="0,0 1059,0 1059,1059 0,1059">
          <text:p/>
        </draw:polygon>
        <draw:polygon draw:style-name="gr3" draw:text-style-name="P3" draw:layer="layout" svg:width="1.058cm" svg:height="1.058cm" svg:x="17.675cm" svg:y="76.965cm" svg:viewBox="0 0 1059 1059" draw:points="0,0 1059,0 1059,1059 0,1059">
          <text:p/>
        </draw:polygon>
        <draw:polygon draw:style-name="gr5" draw:text-style-name="P5" draw:layer="layout" svg:width="1.059cm" svg:height="1.059cm" svg:x="15.262cm" svg:y="74.774cm" svg:viewBox="0 0 1060 1060" draw:points="0,0 1060,0 1060,1060 0,1060">
          <text:p/>
        </draw:polygon>
        <draw:polygon draw:style-name="gr3" draw:text-style-name="P3" draw:layer="layout" svg:width="1.059cm" svg:height="1.059cm" svg:x="15.262cm" svg:y="74.774cm" svg:viewBox="0 0 1060 1060" draw:points="0,0 1060,0 1060,1060 0,1060">
          <text:p/>
        </draw:polygon>
        <draw:polygon draw:style-name="gr4" draw:text-style-name="P4" draw:layer="layout" svg:width="1.058cm" svg:height="1.058cm" svg:x="15.482cm" svg:y="79.378cm" svg:viewBox="0 0 1059 1059" draw:points="0,0 1059,0 1059,1059 0,1059">
          <text:p/>
        </draw:polygon>
        <draw:polygon draw:style-name="gr3" draw:text-style-name="P3" draw:layer="layout" svg:width="1.058cm" svg:height="1.058cm" svg:x="15.482cm" svg:y="79.378cm" svg:viewBox="0 0 1059 1059" draw:points="0,0 1059,0 1059,1059 0,1059">
          <text:p/>
        </draw:polygon>
        <draw:polygon draw:style-name="gr4" draw:text-style-name="P4" draw:layer="layout" svg:width="1.059cm" svg:height="1.058cm" svg:x="13.288cm" svg:y="81.791cm" svg:viewBox="0 0 1060 1059" draw:points="0,0 1060,0 1060,1059 0,1059">
          <text:p/>
        </draw:polygon>
        <draw:polygon draw:style-name="gr3" draw:text-style-name="P3" draw:layer="layout" svg:width="1.059cm" svg:height="1.058cm" svg:x="13.288cm" svg:y="81.791cm" svg:viewBox="0 0 1060 1059" draw:points="0,0 1060,0 1060,1059 0,1059">
          <text:p/>
        </draw:polygon>
        <draw:polygon draw:style-name="gr5" draw:text-style-name="P5" draw:layer="layout" svg:width="1.058cm" svg:height="1.058cm" svg:x="11.095cm" svg:y="84.204cm" svg:viewBox="0 0 1059 1059" draw:points="0,0 1059,0 1059,1059 0,1059">
          <text:p/>
        </draw:polygon>
        <draw:polygon draw:style-name="gr3" draw:text-style-name="P3" draw:layer="layout" svg:width="1.058cm" svg:height="1.058cm" svg:x="11.095cm" svg:y="84.204cm" svg:viewBox="0 0 1059 1059" draw:points="0,0 1059,0 1059,1059 0,1059">
          <text:p/>
        </draw:polygon>
        <draw:polygon draw:style-name="gr2" draw:text-style-name="P2" draw:layer="layout" svg:width="1.058cm" svg:height="1.058cm" svg:x="26.766cm" svg:y="94.495cm" svg:viewBox="0 0 1059 1059" draw:points="0,0 1059,0 1059,1059 0,1059">
          <text:p/>
        </draw:polygon>
        <draw:polygon draw:style-name="gr3" draw:text-style-name="P3" draw:layer="layout" svg:width="1.058cm" svg:height="1.058cm" svg:x="26.766cm" svg:y="94.495cm" svg:viewBox="0 0 1059 1059" draw:points="0,0 1059,0 1059,1059 0,1059">
          <text:p/>
        </draw:polygon>
        <draw:polygon draw:style-name="gr4" draw:text-style-name="P4" draw:layer="layout" svg:width="1.058cm" svg:height="1.059cm" svg:x="31.898cm" svg:y="103.857cm" svg:viewBox="0 0 1059 1060" draw:points="0,0 1059,0 1059,1060 0,1060">
          <text:p/>
        </draw:polygon>
        <draw:polygon draw:style-name="gr3" draw:text-style-name="P3" draw:layer="layout" svg:width="1.058cm" svg:height="1.059cm" svg:x="31.898cm" svg:y="103.857cm" svg:viewBox="0 0 1059 1060" draw:points="0,0 1059,0 1059,1060 0,1060">
          <text:p/>
        </draw:polygon>
        <draw:polygon draw:style-name="gr5" draw:text-style-name="P5" draw:layer="layout" svg:width="1.058cm" svg:height="1.058cm" svg:x="31.469cm" svg:y="107.089cm" svg:viewBox="0 0 1059 1059" draw:points="0,0 1059,0 1059,1059 0,1059">
          <text:p/>
        </draw:polygon>
        <draw:polygon draw:style-name="gr3" draw:text-style-name="P3" draw:layer="layout" svg:width="1.058cm" svg:height="1.058cm" svg:x="31.469cm" svg:y="107.089cm" svg:viewBox="0 0 1059 1059" draw:points="0,0 1059,0 1059,1059 0,1059">
          <text:p/>
        </draw:polygon>
        <draw:polygon draw:style-name="gr5" draw:text-style-name="P5" draw:layer="layout" svg:width="1.057cm" svg:height="1.058cm" svg:x="35.13cm" svg:y="104.288cm" svg:viewBox="0 0 1058 1059" draw:points="0,0 1058,0 1058,1059 0,1059">
          <text:p/>
        </draw:polygon>
        <draw:polygon draw:style-name="gr3" draw:text-style-name="P3" draw:layer="layout" svg:width="1.057cm" svg:height="1.058cm" svg:x="35.13cm" svg:y="104.288cm" svg:viewBox="0 0 1058 1059" draw:points="0,0 1058,0 1058,1059 0,1059">
          <text:p/>
        </draw:polygon>
        <draw:polygon draw:style-name="gr2" draw:text-style-name="P2" draw:layer="layout" svg:width="1.059cm" svg:height="1.059cm" svg:x="15.105cm" svg:y="113.276cm" svg:viewBox="0 0 1060 1060" draw:points="0,0 1060,0 1060,1060 0,1060">
          <text:p/>
        </draw:polygon>
        <draw:polygon draw:style-name="gr3" draw:text-style-name="P3" draw:layer="layout" svg:width="1.059cm" svg:height="1.059cm" svg:x="15.105cm" svg:y="113.276cm" svg:viewBox="0 0 1060 1060" draw:points="0,0 1060,0 1060,1060 0,1060">
          <text:p/>
        </draw:polygon>
        <draw:polygon draw:style-name="gr4" draw:text-style-name="P4" draw:layer="layout" svg:width="1.058cm" svg:height="1.059cm" svg:x="17.116cm" svg:y="110.708cm" svg:viewBox="0 0 1059 1060" draw:points="0,0 1059,0 1059,1060 0,1060">
          <text:p/>
        </draw:polygon>
        <draw:polygon draw:style-name="gr3" draw:text-style-name="P3" draw:layer="layout" svg:width="1.058cm" svg:height="1.059cm" svg:x="17.116cm" svg:y="110.708cm" svg:viewBox="0 0 1059 1060" draw:points="0,0 1059,0 1059,1060 0,1060">
          <text:p/>
        </draw:polygon>
        <draw:polygon draw:style-name="gr5" draw:text-style-name="P5" draw:layer="layout" svg:width="1.058cm" svg:height="1.058cm" svg:x="20.263cm" svg:y="111.562cm" svg:viewBox="0 0 1059 1059" draw:points="0,0 1059,0 1059,1059 0,1059">
          <text:p/>
        </draw:polygon>
        <draw:polygon draw:style-name="gr3" draw:text-style-name="P3" draw:layer="layout" svg:width="1.058cm" svg:height="1.058cm" svg:x="20.263cm" svg:y="111.562cm" svg:viewBox="0 0 1059 1059" draw:points="0,0 1059,0 1059,1059 0,1059">
          <text:p/>
        </draw:polygon>
        <draw:polygon draw:style-name="gr4" draw:text-style-name="P4" draw:layer="layout" svg:width="1.06cm" svg:height="1.058cm" svg:x="34.648cm" svg:y="146.508cm" svg:viewBox="0 0 1061 1059" draw:points="0,0 1061,0 1061,1059 0,1059">
          <text:p/>
        </draw:polygon>
        <draw:polygon draw:style-name="gr3" draw:text-style-name="P3" draw:layer="layout" svg:width="1.06cm" svg:height="1.058cm" svg:x="34.648cm" svg:y="146.508cm" svg:viewBox="0 0 1061 1059" draw:points="0,0 1061,0 1061,1059 0,1059">
          <text:p/>
        </draw:polygon>
        <draw:polygon draw:style-name="gr5" draw:text-style-name="P5" draw:layer="layout" svg:width="1.057cm" svg:height="1.058cm" svg:x="34.848cm" svg:y="149.761cm" svg:viewBox="0 0 1058 1059" draw:points="0,0 1058,0 1058,1059 0,1059">
          <text:p/>
        </draw:polygon>
        <draw:polygon draw:style-name="gr3" draw:text-style-name="P3" draw:layer="layout" svg:width="1.057cm" svg:height="1.058cm" svg:x="34.848cm" svg:y="149.761cm" svg:viewBox="0 0 1058 1059" draw:points="0,0 1058,0 1058,1059 0,1059">
          <text:p/>
        </draw:polygon>
        <draw:polygon draw:style-name="gr4" draw:text-style-name="P4" draw:layer="layout" svg:width="1.059cm" svg:height="1.059cm" svg:x="13.87cm" svg:y="111.022cm" svg:viewBox="0 0 1060 1060" draw:points="0,0 1060,0 1060,1060 0,1060">
          <text:p/>
        </draw:polygon>
        <draw:polygon draw:style-name="gr3" draw:text-style-name="P3" draw:layer="layout" svg:width="1.059cm" svg:height="1.059cm" svg:x="13.87cm" svg:y="111.022cm" svg:viewBox="0 0 1060 1060" draw:points="0,0 1060,0 1060,1060 0,1060">
          <text:p/>
        </draw:polygon>
        <draw:polygon draw:style-name="gr5" draw:text-style-name="P5" draw:layer="layout" svg:width="1.059cm" svg:height="1.058cm" svg:x="10.624cm" svg:y="111.333cm" svg:viewBox="0 0 1060 1059" draw:points="0,0 1060,0 1060,1059 0,1059">
          <text:p/>
        </draw:polygon>
        <draw:polygon draw:style-name="gr3" draw:text-style-name="P3" draw:layer="layout" svg:width="1.059cm" svg:height="1.058cm" svg:x="10.624cm" svg:y="111.333cm" svg:viewBox="0 0 1060 1059" draw:points="0,0 1060,0 1060,1059 0,1059">
          <text:p/>
        </draw:polygon>
        <draw:polygon draw:style-name="gr4" draw:text-style-name="P4" draw:layer="layout" svg:width="1.058cm" svg:height="1.058cm" svg:x="17.591cm" svg:y="113.936cm" svg:viewBox="0 0 1059 1059" draw:points="0,0 1059,0 1059,1059 0,1059">
          <text:p/>
        </draw:polygon>
        <draw:polygon draw:style-name="gr3" draw:text-style-name="P3" draw:layer="layout" svg:width="1.058cm" svg:height="1.058cm" svg:x="17.591cm" svg:y="113.936cm" svg:viewBox="0 0 1059 1059" draw:points="0,0 1059,0 1059,1059 0,1059">
          <text:p/>
        </draw:polygon>
        <draw:polygon draw:style-name="gr5" draw:text-style-name="P5" draw:layer="layout" svg:width="1.058cm" svg:height="1.058cm" svg:x="18.066cm" svg:y="117.161cm" svg:viewBox="0 0 1059 1059" draw:points="0,0 1059,0 1059,1059 0,1059">
          <text:p/>
        </draw:polygon>
        <draw:polygon draw:style-name="gr3" draw:text-style-name="P3" draw:layer="layout" svg:width="1.058cm" svg:height="1.058cm" svg:x="18.066cm" svg:y="117.161cm" svg:viewBox="0 0 1059 1059" draw:points="0,0 1059,0 1059,1059 0,1059">
          <text:p/>
        </draw:polygon>
        <draw:polygon draw:style-name="gr4" draw:text-style-name="P4" draw:layer="layout" svg:width="1.058cm" svg:height="1.058cm" svg:x="20.195cm" svg:y="101.804cm" svg:viewBox="0 0 1059 1059" draw:points="0,0 1059,0 1059,1059 0,1059">
          <text:p/>
        </draw:polygon>
        <draw:polygon draw:style-name="gr3" draw:text-style-name="P3" draw:layer="layout" svg:width="1.058cm" svg:height="1.058cm" svg:x="20.195cm" svg:y="101.804cm" svg:viewBox="0 0 1059 1059" draw:points="0,0 1059,0 1059,1059 0,1059">
          <text:p/>
        </draw:polygon>
        <draw:polygon draw:style-name="gr5" draw:text-style-name="P5" draw:layer="layout" svg:width="1.058cm" svg:height="1.058cm" svg:x="21.152cm" svg:y="104.919cm" svg:viewBox="0 0 1059 1059" draw:points="0,0 1059,0 1059,1059 0,1059">
          <text:p/>
        </draw:polygon>
        <draw:polygon draw:style-name="gr3" draw:text-style-name="P3" draw:layer="layout" svg:width="1.058cm" svg:height="1.058cm" svg:x="21.152cm" svg:y="104.919cm" svg:viewBox="0 0 1059 1059" draw:points="0,0 1059,0 1059,1059 0,1059">
          <text:p/>
        </draw:polygon>
        <draw:polygon draw:style-name="gr2" draw:text-style-name="P2" draw:layer="layout" svg:width="1.058cm" svg:height="1.058cm" svg:x="30.819cm" svg:y="92.463cm" svg:viewBox="0 0 1059 1059" draw:points="0,0 1059,0 1059,1059 0,1059">
          <text:p/>
        </draw:polygon>
        <draw:polygon draw:style-name="gr3" draw:text-style-name="P3" draw:layer="layout" svg:width="1.058cm" svg:height="1.058cm" svg:x="30.819cm" svg:y="92.463cm" svg:viewBox="0 0 1059 1059" draw:points="0,0 1059,0 1059,1059 0,1059">
          <text:p/>
        </draw:polygon>
        <draw:polygon draw:style-name="gr4" draw:text-style-name="P4" draw:layer="layout" svg:width="1.058cm" svg:height="1.058cm" svg:x="28.705cm" svg:y="73.039cm" svg:viewBox="0 0 1059 1059" draw:points="0,0 1059,0 1059,1059 0,1059">
          <text:p/>
        </draw:polygon>
        <draw:polygon draw:style-name="gr3" draw:text-style-name="P3" draw:layer="layout" svg:width="1.058cm" svg:height="1.058cm" svg:x="28.705cm" svg:y="73.039cm" svg:viewBox="0 0 1059 1059" draw:points="0,0 1059,0 1059,1059 0,1059">
          <text:p/>
        </draw:polygon>
        <draw:polygon draw:style-name="gr5" draw:text-style-name="P5" draw:layer="layout" svg:width="1.059cm" svg:height="1.058cm" svg:x="31.745cm" svg:y="71.864cm" svg:viewBox="0 0 1060 1059" draw:points="0,0 1060,0 1060,1059 0,1059">
          <text:p/>
        </draw:polygon>
        <draw:polygon draw:style-name="gr3" draw:text-style-name="P3" draw:layer="layout" svg:width="1.059cm" svg:height="1.058cm" svg:x="31.745cm" svg:y="71.864cm" svg:viewBox="0 0 1060 1059" draw:points="0,0 1060,0 1060,1059 0,1059">
          <text:p/>
        </draw:polygon>
        <draw:polygon draw:style-name="gr4" draw:text-style-name="P4" draw:layer="layout" svg:width="1.059cm" svg:height="1.058cm" svg:x="27.527cm" svg:y="69.998cm" svg:viewBox="0 0 1060 1059" draw:points="0,0 1060,0 1060,1059 0,1059">
          <text:p/>
        </draw:polygon>
        <draw:polygon draw:style-name="gr3" draw:text-style-name="P3" draw:layer="layout" svg:width="1.059cm" svg:height="1.058cm" svg:x="27.527cm" svg:y="69.998cm" svg:viewBox="0 0 1060 1059" draw:points="0,0 1060,0 1060,1059 0,1059">
          <text:p/>
        </draw:polygon>
        <draw:polygon draw:style-name="gr4" draw:text-style-name="P4" draw:layer="layout" svg:width="1.058cm" svg:height="1.058cm" svg:x="26.35cm" svg:y="66.957cm" svg:viewBox="0 0 1059 1059" draw:points="0,0 1059,0 1059,1059 0,1059">
          <text:p/>
        </draw:polygon>
        <draw:polygon draw:style-name="gr3" draw:text-style-name="P3" draw:layer="layout" svg:width="1.058cm" svg:height="1.058cm" svg:x="26.35cm" svg:y="66.957cm" svg:viewBox="0 0 1059 1059" draw:points="0,0 1059,0 1059,1059 0,1059">
          <text:p/>
        </draw:polygon>
        <draw:polygon draw:style-name="gr5" draw:text-style-name="P5" draw:layer="layout" svg:width="1.058cm" svg:height="1.058cm" svg:x="27.667cm" svg:y="63.976cm" svg:viewBox="0 0 1059 1059" draw:points="0,0 1059,0 1059,1059 0,1059">
          <text:p/>
        </draw:polygon>
        <draw:polygon draw:style-name="gr3" draw:text-style-name="P3" draw:layer="layout" svg:width="1.058cm" svg:height="1.058cm" svg:x="27.667cm" svg:y="63.976cm" svg:viewBox="0 0 1059 1059" draw:points="0,0 1059,0 1059,1059 0,1059">
          <text:p/>
        </draw:polygon>
        <draw:polygon draw:style-name="gr5" draw:text-style-name="P5" draw:layer="layout" svg:width="1.058cm" svg:height="1.058cm" svg:x="23.367cm" svg:y="65.641cm" svg:viewBox="0 0 1059 1059" draw:points="0,0 1059,0 1059,1059 0,1059">
          <text:p/>
        </draw:polygon>
        <draw:polygon draw:style-name="gr3" draw:text-style-name="P3" draw:layer="layout" svg:width="1.058cm" svg:height="1.058cm" svg:x="23.367cm" svg:y="65.641cm" svg:viewBox="0 0 1059 1059" draw:points="0,0 1059,0 1059,1059 0,1059">
          <text:p/>
        </draw:polygon>
        <draw:polygon draw:style-name="gr2" draw:text-style-name="P2" draw:layer="layout" svg:width="1.058cm" svg:height="1.058cm" svg:x="54.197cm" svg:y="140.37cm" svg:viewBox="0 0 1059 1059" draw:points="0,0 1059,0 1059,1059 0,1059">
          <text:p/>
        </draw:polygon>
        <draw:polygon draw:style-name="gr3" draw:text-style-name="P3" draw:layer="layout" svg:width="1.058cm" svg:height="1.058cm" svg:x="54.197cm" svg:y="140.37cm" svg:viewBox="0 0 1059 1059" draw:points="0,0 1059,0 1059,1059 0,1059">
          <text:p/>
        </draw:polygon>
        <draw:polygon draw:style-name="gr4" draw:text-style-name="P4" draw:layer="layout" svg:width="1.058cm" svg:height="1.058cm" svg:x="51.325cm" svg:y="138.825cm" svg:viewBox="0 0 1059 1059" draw:points="0,0 1059,0 1059,1059 0,1059">
          <text:p/>
        </draw:polygon>
        <draw:polygon draw:style-name="gr3" draw:text-style-name="P3" draw:layer="layout" svg:width="1.058cm" svg:height="1.058cm" svg:x="51.325cm" svg:y="138.825cm" svg:viewBox="0 0 1059 1059" draw:points="0,0 1059,0 1059,1059 0,1059">
          <text:p/>
        </draw:polygon>
        <draw:polygon draw:style-name="gr5" draw:text-style-name="P5" draw:layer="layout" svg:width="1.058cm" svg:height="1.058cm" svg:x="48.768cm" svg:y="140.846cm" svg:viewBox="0 0 1059 1059" draw:points="0,0 1059,0 1059,1059 0,1059">
          <text:p/>
        </draw:polygon>
        <draw:polygon draw:style-name="gr3" draw:text-style-name="P3" draw:layer="layout" svg:width="1.058cm" svg:height="1.058cm" svg:x="48.768cm" svg:y="140.846cm" svg:viewBox="0 0 1059 1059" draw:points="0,0 1059,0 1059,1059 0,1059">
          <text:p/>
        </draw:polygon>
        <draw:polygon draw:style-name="gr4" draw:text-style-name="P4" draw:layer="layout" svg:width="1.058cm" svg:height="1.059cm" svg:x="45.688cm" svg:y="141.597cm" svg:viewBox="0 0 1059 1060" draw:points="0,0 1059,0 1059,1060 0,1060">
          <text:p/>
        </draw:polygon>
        <draw:polygon draw:style-name="gr3" draw:text-style-name="P3" draw:layer="layout" svg:width="1.058cm" svg:height="1.059cm" svg:x="45.688cm" svg:y="141.597cm" svg:viewBox="0 0 1059 1060" draw:points="0,0 1059,0 1059,1060 0,1060">
          <text:p/>
        </draw:polygon>
        <draw:polygon draw:style-name="gr5" draw:text-style-name="P5" draw:layer="layout" svg:width="1.059cm" svg:height="1.059cm" svg:x="47.97cm" svg:y="143.922cm" svg:viewBox="0 0 1060 1060" draw:points="0,0 1060,0 1060,1060 0,1060">
          <text:p/>
        </draw:polygon>
        <draw:polygon draw:style-name="gr3" draw:text-style-name="P3" draw:layer="layout" svg:width="1.059cm" svg:height="1.059cm" svg:x="47.97cm" svg:y="143.922cm" svg:viewBox="0 0 1060 1060" draw:points="0,0 1060,0 1060,1060 0,1060">
          <text:p/>
        </draw:polygon>
        <draw:polygon draw:style-name="gr4" draw:text-style-name="P4" draw:layer="layout" svg:width="1.059cm" svg:height="1.058cm" svg:x="50.859cm" svg:y="129.755cm" svg:viewBox="0 0 1060 1059" draw:points="0,0 1060,0 1060,1059 0,1059">
          <text:p/>
        </draw:polygon>
        <draw:polygon draw:style-name="gr3" draw:text-style-name="P3" draw:layer="layout" svg:width="1.059cm" svg:height="1.058cm" svg:x="50.859cm" svg:y="129.755cm" svg:viewBox="0 0 1060 1059" draw:points="0,0 1060,0 1060,1059 0,1059">
          <text:p/>
        </draw:polygon>
        <draw:polygon draw:style-name="gr5" draw:text-style-name="P5" draw:layer="layout" svg:width="1.058cm" svg:height="1.059cm" svg:x="54.119cm" svg:y="129.846cm" svg:viewBox="0 0 1059 1060" draw:points="0,0 1059,0 1059,1060 0,1060">
          <text:p/>
        </draw:polygon>
        <draw:polygon draw:style-name="gr3" draw:text-style-name="P3" draw:layer="layout" svg:width="1.058cm" svg:height="1.059cm" svg:x="54.119cm" svg:y="129.846cm" svg:viewBox="0 0 1059 1060" draw:points="0,0 1059,0 1059,1060 0,1060">
          <text:p/>
        </draw:polygon>
        <draw:polygon draw:style-name="gr4" draw:text-style-name="P4" draw:layer="layout" svg:width="1.058cm" svg:height="1.058cm" svg:x="50.299cm" svg:y="124.869cm" svg:viewBox="0 0 1059 1059" draw:points="0,0 1059,0 1059,1059 0,1059">
          <text:p/>
        </draw:polygon>
        <draw:polygon draw:style-name="gr3" draw:text-style-name="P3" draw:layer="layout" svg:width="1.058cm" svg:height="1.058cm" svg:x="50.299cm" svg:y="124.869cm" svg:viewBox="0 0 1059 1059" draw:points="0,0 1059,0 1059,1059 0,1059">
          <text:p/>
        </draw:polygon>
        <draw:polygon draw:style-name="gr5" draw:text-style-name="P5" draw:layer="layout" svg:width="1.058cm" svg:height="1.058cm" svg:x="53.449cm" svg:y="124.04cm" svg:viewBox="0 0 1059 1059" draw:points="0,0 1059,0 1059,1059 0,1059">
          <text:p/>
        </draw:polygon>
        <draw:polygon draw:style-name="gr3" draw:text-style-name="P3" draw:layer="layout" svg:width="1.058cm" svg:height="1.058cm" svg:x="53.449cm" svg:y="124.04cm" svg:viewBox="0 0 1059 1059" draw:points="0,0 1059,0 1059,1059 0,1059">
          <text:p/>
        </draw:polygon>
        <draw:polygon draw:style-name="gr4" draw:text-style-name="P4" draw:layer="layout" svg:width="1.058cm" svg:height="1.058cm" svg:x="51.611cm" svg:y="135.576cm" svg:viewBox="0 0 1059 1059" draw:points="0,0 1059,0 1059,1059 0,1059">
          <text:p/>
        </draw:polygon>
        <draw:polygon draw:style-name="gr3" draw:text-style-name="P3" draw:layer="layout" svg:width="1.058cm" svg:height="1.058cm" svg:x="51.611cm" svg:y="135.576cm" svg:viewBox="0 0 1059 1059" draw:points="0,0 1059,0 1059,1059 0,1059">
          <text:p/>
        </draw:polygon>
        <draw:polygon draw:style-name="gr5" draw:text-style-name="P5" draw:layer="layout" svg:width="1.058cm" svg:height="1.059cm" svg:x="51.893cm" svg:y="132.326cm" svg:viewBox="0 0 1059 1060" draw:points="0,0 1059,0 1059,1060 0,1060">
          <text:p/>
        </draw:polygon>
        <draw:polygon draw:style-name="gr3" draw:text-style-name="P3" draw:layer="layout" svg:width="1.058cm" svg:height="1.059cm" svg:x="51.893cm" svg:y="132.326cm" svg:viewBox="0 0 1059 1060" draw:points="0,0 1059,0 1059,1060 0,1060">
          <text:p/>
        </draw:polygon>
        <draw:polygon draw:style-name="gr2" draw:text-style-name="P2" draw:layer="layout" svg:width="1.059cm" svg:height="1.058cm" svg:x="14.178cm" svg:y="136.648cm" svg:viewBox="0 0 1060 1059" draw:points="0,0 1060,0 1060,1059 0,1059">
          <text:p/>
        </draw:polygon>
        <draw:polygon draw:style-name="gr3" draw:text-style-name="P3" draw:layer="layout" svg:width="1.059cm" svg:height="1.058cm" svg:x="14.178cm" svg:y="136.648cm" svg:viewBox="0 0 1060 1059" draw:points="0,0 1060,0 1060,1059 0,1059">
          <text:p/>
        </draw:polygon>
        <draw:polygon draw:style-name="gr4" draw:text-style-name="P4" draw:layer="layout" svg:width="1.059cm" svg:height="1.058cm" svg:x="10.485cm" svg:y="135.579cm" svg:viewBox="0 0 1060 1059" draw:points="0,0 1060,0 1060,1059 0,1059">
          <text:p/>
        </draw:polygon>
        <draw:polygon draw:style-name="gr3" draw:text-style-name="P3" draw:layer="layout" svg:width="1.059cm" svg:height="1.058cm" svg:x="10.485cm" svg:y="135.579cm" svg:viewBox="0 0 1060 1059" draw:points="0,0 1060,0 1060,1059 0,1059">
          <text:p/>
        </draw:polygon>
        <draw:polygon draw:style-name="gr5" draw:text-style-name="P5" draw:layer="layout" svg:width="1.058cm" svg:height="1.058cm" svg:x="13.121cm" svg:y="132.782cm" svg:viewBox="0 0 1059 1059" draw:points="0,0 1059,0 1059,1059 0,1059">
          <text:p/>
        </draw:polygon>
        <draw:polygon draw:style-name="gr3" draw:text-style-name="P3" draw:layer="layout" svg:width="1.058cm" svg:height="1.058cm" svg:x="13.121cm" svg:y="132.782cm" svg:viewBox="0 0 1059 1059" draw:points="0,0 1059,0 1059,1059 0,1059">
          <text:p/>
        </draw:polygon>
        <draw:polygon draw:style-name="gr4" draw:text-style-name="P4" draw:layer="layout" svg:width="1.058cm" svg:height="1.058cm" svg:x="48.383cm" svg:y="120.339cm" svg:viewBox="0 0 1059 1059" draw:points="0,0 1059,0 1059,1059 0,1059">
          <text:p/>
        </draw:polygon>
        <draw:polygon draw:style-name="gr3" draw:text-style-name="P3" draw:layer="layout" svg:width="1.058cm" svg:height="1.058cm" svg:x="48.383cm" svg:y="120.339cm" svg:viewBox="0 0 1059 1059" draw:points="0,0 1059,0 1059,1059 0,1059">
          <text:p/>
        </draw:polygon>
        <draw:polygon draw:style-name="gr5" draw:text-style-name="P5" draw:layer="layout" svg:width="1.059cm" svg:height="1.059cm" svg:x="51.173cm" svg:y="118.656cm" svg:viewBox="0 0 1060 1060" draw:points="0,0 1060,0 1060,1060 0,1060">
          <text:p/>
        </draw:polygon>
        <draw:polygon draw:style-name="gr3" draw:text-style-name="P3" draw:layer="layout" svg:width="1.059cm" svg:height="1.059cm" svg:x="51.173cm" svg:y="118.656cm" svg:viewBox="0 0 1060 1060" draw:points="0,0 1060,0 1060,1060 0,1060">
          <text:p/>
        </draw:polygon>
        <draw:polygon draw:style-name="gr4" draw:text-style-name="P4" draw:layer="layout" svg:width="1.058cm" svg:height="1.058cm" svg:x="45.268cm" svg:y="116.533cm" svg:viewBox="0 0 1059 1059" draw:points="0,0 1059,0 1059,1059 0,1059">
          <text:p/>
        </draw:polygon>
        <draw:polygon draw:style-name="gr3" draw:text-style-name="P3" draw:layer="layout" svg:width="1.058cm" svg:height="1.058cm" svg:x="45.268cm" svg:y="116.533cm" svg:viewBox="0 0 1059 1059" draw:points="0,0 1059,0 1059,1059 0,1059">
          <text:p/>
        </draw:polygon>
        <draw:polygon draw:style-name="gr5" draw:text-style-name="P5" draw:layer="layout" svg:width="1.058cm" svg:height="1.059cm" svg:x="47.473cm" svg:y="114.13cm" svg:viewBox="0 0 1059 1060" draw:points="0,0 1059,0 1059,1060 0,1060">
          <text:p/>
        </draw:polygon>
        <draw:polygon draw:style-name="gr3" draw:text-style-name="P3" draw:layer="layout" svg:width="1.058cm" svg:height="1.059cm" svg:x="47.473cm" svg:y="114.13cm" svg:viewBox="0 0 1059 1060" draw:points="0,0 1059,0 1059,1060 0,1060">
          <text:p/>
        </draw:polygon>
        <draw:polygon draw:style-name="gr4" draw:text-style-name="P4" draw:layer="layout" svg:width="1.059cm" svg:height="1.058cm" svg:x="46.961cm" svg:y="118.325cm" svg:viewBox="0 0 1060 1059" draw:points="0,0 1060,0 1060,1059 0,1059">
          <text:p/>
        </draw:polygon>
        <draw:polygon draw:style-name="gr3" draw:text-style-name="P3" draw:layer="layout" svg:width="1.059cm" svg:height="1.058cm" svg:x="46.961cm" svg:y="118.325cm" svg:viewBox="0 0 1060 1059" draw:points="0,0 1060,0 1060,1059 0,1059">
          <text:p/>
        </draw:polygon>
        <draw:polygon draw:style-name="gr5" draw:text-style-name="P5" draw:layer="layout" svg:width="1.058cm" svg:height="1.058cm" svg:x="49.484cm" svg:y="116.261cm" svg:viewBox="0 0 1059 1059" draw:points="0,0 1059,0 1059,1059 0,1059">
          <text:p/>
        </draw:polygon>
        <draw:polygon draw:style-name="gr3" draw:text-style-name="P3" draw:layer="layout" svg:width="1.058cm" svg:height="1.058cm" svg:x="49.484cm" svg:y="116.261cm" svg:viewBox="0 0 1059 1059" draw:points="0,0 1059,0 1059,1059 0,1059">
          <text:p/>
        </draw:polygon>
        <draw:polygon draw:style-name="gr4" draw:text-style-name="P4" draw:layer="layout" svg:width="1.059cm" svg:height="1.058cm" svg:x="6.859cm" svg:y="136.856cm" svg:viewBox="0 0 1060 1059" draw:points="0,0 1060,0 1060,1059 0,1059">
          <text:p/>
        </draw:polygon>
        <draw:polygon draw:style-name="gr3" draw:text-style-name="P3" draw:layer="layout" svg:width="1.059cm" svg:height="1.058cm" svg:x="6.859cm" svg:y="136.856cm" svg:viewBox="0 0 1060 1059" draw:points="0,0 1060,0 1060,1059 0,1059">
          <text:p/>
        </draw:polygon>
        <draw:polygon draw:style-name="gr5" draw:text-style-name="P5" draw:layer="layout" svg:width="1.058cm" svg:height="1.058cm" svg:x="3.784cm" svg:y="137.939cm" svg:viewBox="0 0 1059 1059" draw:points="0,0 1059,0 1059,1059 0,1059">
          <text:p/>
        </draw:polygon>
        <draw:polygon draw:style-name="gr3" draw:text-style-name="P3" draw:layer="layout" svg:width="1.058cm" svg:height="1.058cm" svg:x="3.784cm" svg:y="137.939cm" svg:viewBox="0 0 1059 1059" draw:points="0,0 1059,0 1059,1059 0,1059">
          <text:p/>
        </draw:polygon>
        <draw:polygon draw:style-name="gr4" draw:text-style-name="P4" draw:layer="layout" svg:width="1.059cm" svg:height="1.058cm" svg:x="9.609cm" svg:y="144.794cm" svg:viewBox="0 0 1060 1059" draw:points="0,0 1060,0 1060,1059 0,1059">
          <text:p/>
        </draw:polygon>
        <draw:polygon draw:style-name="gr3" draw:text-style-name="P3" draw:layer="layout" svg:width="1.059cm" svg:height="1.058cm" svg:x="9.609cm" svg:y="144.794cm" svg:viewBox="0 0 1060 1059" draw:points="0,0 1060,0 1060,1059 0,1059">
          <text:p/>
        </draw:polygon>
        <draw:polygon draw:style-name="gr5" draw:text-style-name="P5" draw:layer="layout" svg:width="1.059cm" svg:height="1.059cm" svg:x="7.785cm" svg:y="142.091cm" svg:viewBox="0 0 1060 1060" draw:points="0,0 1060,0 1060,1060 0,1060">
          <text:p/>
        </draw:polygon>
        <draw:polygon draw:style-name="gr3" draw:text-style-name="P3" draw:layer="layout" svg:width="1.059cm" svg:height="1.059cm" svg:x="7.785cm" svg:y="142.091cm" svg:viewBox="0 0 1060 1060" draw:points="0,0 1060,0 1060,1060 0,1060">
          <text:p/>
        </draw:polygon>
        <draw:polygon draw:style-name="gr4" draw:text-style-name="P4" draw:layer="layout" svg:width="1.059cm" svg:height="1.059cm" svg:x="9.3cm" svg:y="148.039cm" svg:viewBox="0 0 1060 1060" draw:points="0,0 1060,0 1060,1060 0,1060">
          <text:p/>
        </draw:polygon>
        <draw:polygon draw:style-name="gr3" draw:text-style-name="P3" draw:layer="layout" svg:width="1.059cm" svg:height="1.059cm" svg:x="9.3cm" svg:y="148.039cm" svg:viewBox="0 0 1060 1060" draw:points="0,0 1060,0 1060,1060 0,1060">
          <text:p/>
        </draw:polygon>
        <draw:polygon draw:style-name="gr5" draw:text-style-name="P5" draw:layer="layout" svg:width="1.058cm" svg:height="1.059cm" svg:x="8.992cm" svg:y="151.288cm" svg:viewBox="0 0 1059 1060" draw:points="0,0 1059,0 1059,1060 0,1060">
          <text:p/>
        </draw:polygon>
        <draw:polygon draw:style-name="gr3" draw:text-style-name="P3" draw:layer="layout" svg:width="1.058cm" svg:height="1.059cm" svg:x="8.992cm" svg:y="151.288cm" svg:viewBox="0 0 1059 1060" draw:points="0,0 1059,0 1059,1060 0,1060">
          <text:p/>
        </draw:polygon>
        <draw:polygon draw:style-name="gr4" draw:text-style-name="P4" draw:layer="layout" svg:width="1.058cm" svg:height="1.058cm" svg:x="11.91cm" svg:y="142.483cm" svg:viewBox="0 0 1059 1059" draw:points="0,0 1059,0 1059,1059 0,1059">
          <text:p/>
        </draw:polygon>
        <draw:polygon draw:style-name="gr3" draw:text-style-name="P3" draw:layer="layout" svg:width="1.058cm" svg:height="1.058cm" svg:x="11.91cm" svg:y="142.483cm" svg:viewBox="0 0 1059 1059" draw:points="0,0 1059,0 1059,1059 0,1059">
          <text:p/>
        </draw:polygon>
        <draw:polygon draw:style-name="gr5" draw:text-style-name="P5" draw:layer="layout" svg:width="1.059cm" svg:height="1.059cm" svg:x="14.21cm" svg:y="140.172cm" svg:viewBox="0 0 1060 1060" draw:points="0,0 1060,0 1060,1060 0,1060">
          <text:p/>
        </draw:polygon>
        <draw:polygon draw:style-name="gr3" draw:text-style-name="P3" draw:layer="layout" svg:width="1.059cm" svg:height="1.059cm" svg:x="14.21cm" svg:y="140.172cm" svg:viewBox="0 0 1060 1060" draw:points="0,0 1060,0 1060,1060 0,1060">
          <text:p/>
        </draw:polygon>
        <draw:polygon draw:style-name="gr4" draw:text-style-name="P4" draw:layer="layout" svg:width="1.058cm" svg:height="1.058cm" svg:x="12.561cm" svg:y="146.18cm" svg:viewBox="0 0 1059 1059" draw:points="0,0 1059,0 1059,1059 0,1059">
          <text:p/>
        </draw:polygon>
        <draw:polygon draw:style-name="gr3" draw:text-style-name="P3" draw:layer="layout" svg:width="1.058cm" svg:height="1.058cm" svg:x="12.561cm" svg:y="146.18cm" svg:viewBox="0 0 1059 1059" draw:points="0,0 1059,0 1059,1059 0,1059">
          <text:p/>
        </draw:polygon>
        <draw:polygon draw:style-name="gr5" draw:text-style-name="P5" draw:layer="layout" svg:width="1.058cm" svg:height="1.059cm" svg:x="13.668cm" svg:y="149.249cm" svg:viewBox="0 0 1059 1060" draw:points="0,0 1059,0 1059,1060 0,1060">
          <text:p/>
        </draw:polygon>
        <draw:polygon draw:style-name="gr3" draw:text-style-name="P3" draw:layer="layout" svg:width="1.058cm" svg:height="1.059cm" svg:x="13.668cm" svg:y="149.249cm" svg:viewBox="0 0 1059 1060" draw:points="0,0 1059,0 1059,1060 0,1060">
          <text:p/>
        </draw:polygon>
        <draw:polygon draw:style-name="gr5" draw:text-style-name="P5" draw:layer="layout" svg:width="1.058cm" svg:height="1.059cm" svg:x="15.628cm" svg:y="145.072cm" svg:viewBox="0 0 1059 1060" draw:points="0,0 1059,0 1059,1060 0,1060">
          <text:p/>
        </draw:polygon>
        <draw:polygon draw:style-name="gr3" draw:text-style-name="P3" draw:layer="layout" svg:width="1.058cm" svg:height="1.059cm" svg:x="15.628cm" svg:y="145.072cm" svg:viewBox="0 0 1059 1060" draw:points="0,0 1059,0 1059,1060 0,1060">
          <text:p/>
        </draw:polygon>
        <draw:polygon draw:style-name="gr4" draw:text-style-name="P4" draw:layer="layout" svg:width="1.059cm" svg:height="1.058cm" svg:x="6.449cm" svg:y="145.598cm" svg:viewBox="0 0 1060 1059" draw:points="0,0 1060,0 1060,1059 0,1059">
          <text:p/>
        </draw:polygon>
        <draw:polygon draw:style-name="gr3" draw:text-style-name="P3" draw:layer="layout" svg:width="1.059cm" svg:height="1.058cm" svg:x="6.449cm" svg:y="145.598cm" svg:viewBox="0 0 1060 1059" draw:points="0,0 1060,0 1060,1059 0,1059">
          <text:p/>
        </draw:polygon>
        <draw:polygon draw:style-name="gr5" draw:text-style-name="P5" draw:layer="layout" svg:width="1.058cm" svg:height="1.058cm" svg:x="3.646cm" svg:y="143.933cm" svg:viewBox="0 0 1059 1059" draw:points="0,0 1059,0 1059,1059 0,1059">
          <text:p/>
        </draw:polygon>
        <draw:polygon draw:style-name="gr3" draw:text-style-name="P3" draw:layer="layout" svg:width="1.058cm" svg:height="1.058cm" svg:x="3.646cm" svg:y="143.933cm" svg:viewBox="0 0 1059 1059" draw:points="0,0 1059,0 1059,1059 0,1059">
          <text:p/>
        </draw:polygon>
        <draw:polygon draw:style-name="gr5" draw:text-style-name="P5" draw:layer="layout" svg:width="1.059cm" svg:height="1.058cm" svg:x="4.784cm" svg:y="148.403cm" svg:viewBox="0 0 1060 1059" draw:points="0,0 1060,0 1060,1059 0,1059">
          <text:p/>
        </draw:polygon>
        <draw:polygon draw:style-name="gr3" draw:text-style-name="P3" draw:layer="layout" svg:width="1.059cm" svg:height="1.058cm" svg:x="4.784cm" svg:y="148.403cm" svg:viewBox="0 0 1060 1059" draw:points="0,0 1060,0 1060,1059 0,1059">
          <text:p/>
        </draw:polygon>
        <draw:polygon draw:style-name="gr4" draw:text-style-name="P4" draw:layer="layout" svg:width="1.058cm" svg:height="1.059cm" svg:x="6.718cm" svg:y="127.719cm" svg:viewBox="0 0 1059 1060" draw:points="0,0 1059,0 1059,1060 0,1060">
          <text:p/>
        </draw:polygon>
        <draw:polygon draw:style-name="gr3" draw:text-style-name="P3" draw:layer="layout" svg:width="1.058cm" svg:height="1.059cm" svg:x="6.718cm" svg:y="127.719cm" svg:viewBox="0 0 1059 1060" draw:points="0,0 1059,0 1059,1060 0,1060">
          <text:p/>
        </draw:polygon>
        <draw:polygon draw:style-name="gr5" draw:text-style-name="P5" draw:layer="layout" svg:width="1.059cm" svg:height="1.058cm" svg:x="9.82cm" svg:y="128.721cm" svg:viewBox="0 0 1060 1059" draw:points="0,0 1060,0 1060,1059 0,1059">
          <text:p/>
        </draw:polygon>
        <draw:polygon draw:style-name="gr3" draw:text-style-name="P3" draw:layer="layout" svg:width="1.059cm" svg:height="1.058cm" svg:x="9.82cm" svg:y="128.721cm" svg:viewBox="0 0 1060 1059" draw:points="0,0 1060,0 1060,1059 0,1059">
          <text:p/>
        </draw:polygon>
        <draw:polygon draw:style-name="gr4" draw:text-style-name="P4" draw:layer="layout" svg:width="1.059cm" svg:height="1.059cm" svg:x="3.464cm" svg:y="127.5cm" svg:viewBox="0 0 1060 1060" draw:points="0,0 1060,0 1060,1060 0,1060">
          <text:p/>
        </draw:polygon>
        <draw:polygon draw:style-name="gr3" draw:text-style-name="P3" draw:layer="layout" svg:width="1.059cm" svg:height="1.059cm" svg:x="3.464cm" svg:y="127.5cm" svg:viewBox="0 0 1060 1060" draw:points="0,0 1060,0 1060,1060 0,1060">
          <text:p/>
        </draw:polygon>
        <draw:polygon draw:style-name="gr5" draw:text-style-name="P5" draw:layer="layout" svg:width="1.059cm" svg:height="1.058cm" svg:x="0.211cm" svg:y="127.282cm" svg:viewBox="0 0 1060 1059" draw:points="0,0 1060,0 1060,1059 0,1059">
          <text:p/>
        </draw:polygon>
        <draw:polygon draw:style-name="gr3" draw:text-style-name="P3" draw:layer="layout" svg:width="1.059cm" svg:height="1.058cm" svg:x="0.211cm" svg:y="127.282cm" svg:viewBox="0 0 1060 1059" draw:points="0,0 1060,0 1060,1059 0,1059">
          <text:p/>
        </draw:polygon>
        <draw:polygon draw:style-name="gr4" draw:text-style-name="P4" draw:layer="layout" svg:width="1.058cm" svg:height="1.058cm" svg:x="5.556cm" svg:y="130.764cm" svg:viewBox="0 0 1059 1059" draw:points="0,0 1059,0 1059,1059 0,1059">
          <text:p/>
        </draw:polygon>
        <draw:polygon draw:style-name="gr3" draw:text-style-name="P3" draw:layer="layout" svg:width="1.058cm" svg:height="1.058cm" svg:x="5.556cm" svg:y="130.764cm" svg:viewBox="0 0 1059 1059" draw:points="0,0 1059,0 1059,1059 0,1059">
          <text:p/>
        </draw:polygon>
        <draw:polygon draw:style-name="gr5" draw:text-style-name="P5" draw:layer="layout" svg:width="1.058cm" svg:height="1.058cm" svg:x="4.394cm" svg:y="133.812cm" svg:viewBox="0 0 1059 1059" draw:points="0,0 1059,0 1059,1059 0,1059">
          <text:p/>
        </draw:polygon>
        <draw:polygon draw:style-name="gr3" draw:text-style-name="P3" draw:layer="layout" svg:width="1.058cm" svg:height="1.058cm" svg:x="4.394cm" svg:y="133.812cm" svg:viewBox="0 0 1059 1059" draw:points="0,0 1059,0 1059,1059 0,1059">
          <text:p/>
        </draw:polygon>
        <draw:polygon draw:style-name="gr4" draw:text-style-name="P4" draw:layer="layout" svg:width="1.058cm" svg:height="1.058cm" svg:x="7.582cm" svg:y="124.576cm" svg:viewBox="0 0 1059 1059" draw:points="0,0 1059,0 1059,1059 0,1059">
          <text:p/>
        </draw:polygon>
        <draw:polygon draw:style-name="gr3" draw:text-style-name="P3" draw:layer="layout" svg:width="1.058cm" svg:height="1.058cm" svg:x="7.582cm" svg:y="124.576cm" svg:viewBox="0 0 1059 1059" draw:points="0,0 1059,0 1059,1059 0,1059">
          <text:p/>
        </draw:polygon>
        <draw:polygon draw:style-name="gr4" draw:text-style-name="P4" draw:layer="layout" svg:width="1.058cm" svg:height="1.058cm" svg:x="10.562cm" svg:y="123.253cm" svg:viewBox="0 0 1059 1059" draw:points="0,0 1059,0 1059,1059 0,1059">
          <text:p/>
        </draw:polygon>
        <draw:polygon draw:style-name="gr3" draw:text-style-name="P3" draw:layer="layout" svg:width="1.058cm" svg:height="1.058cm" svg:x="10.562cm" svg:y="123.253cm" svg:viewBox="0 0 1059 1059" draw:points="0,0 1059,0 1059,1059 0,1059">
          <text:p/>
        </draw:polygon>
        <draw:polygon draw:style-name="gr5" draw:text-style-name="P5" draw:layer="layout" svg:width="1.058cm" svg:height="1.058cm" svg:x="13.542cm" svg:y="121.93cm" svg:viewBox="0 0 1059 1059" draw:points="0,0 1059,0 1059,1059 0,1059">
          <text:p/>
        </draw:polygon>
        <draw:polygon draw:style-name="gr3" draw:text-style-name="P3" draw:layer="layout" svg:width="1.058cm" svg:height="1.058cm" svg:x="13.542cm" svg:y="121.93cm" svg:viewBox="0 0 1059 1059" draw:points="0,0 1059,0 1059,1059 0,1059">
          <text:p/>
        </draw:polygon>
        <draw:polygon draw:style-name="gr4" draw:text-style-name="P4" draw:layer="layout" svg:width="1.058cm" svg:height="1.058cm" svg:x="6.259cm" svg:y="121.595cm" svg:viewBox="0 0 1059 1059" draw:points="0,0 1059,0 1059,1059 0,1059">
          <text:p/>
        </draw:polygon>
        <draw:polygon draw:style-name="gr3" draw:text-style-name="P3" draw:layer="layout" svg:width="1.058cm" svg:height="1.058cm" svg:x="6.259cm" svg:y="121.595cm" svg:viewBox="0 0 1059 1059" draw:points="0,0 1059,0 1059,1059 0,1059">
          <text:p/>
        </draw:polygon>
        <draw:polygon draw:style-name="gr5" draw:text-style-name="P5" draw:layer="layout" svg:width="1.058cm" svg:height="1.059cm" svg:x="7.431cm" svg:y="118.55cm" svg:viewBox="0 0 1059 1060" draw:points="0,0 1059,0 1059,1060 0,1060">
          <text:p/>
        </draw:polygon>
        <draw:polygon draw:style-name="gr3" draw:text-style-name="P3" draw:layer="layout" svg:width="1.058cm" svg:height="1.059cm" svg:x="7.431cm" svg:y="118.55cm" svg:viewBox="0 0 1059 1060" draw:points="0,0 1059,0 1059,1060 0,1060">
          <text:p/>
        </draw:polygon>
        <draw:polygon draw:style-name="gr5" draw:text-style-name="P5" draw:layer="layout" svg:width="1.058cm" svg:height="1.058cm" svg:x="3.216cm" svg:y="120.424cm" svg:viewBox="0 0 1059 1059" draw:points="0,0 1059,0 1059,1059 0,1059">
          <text:p/>
        </draw:polygon>
        <draw:polygon draw:style-name="gr3" draw:text-style-name="P3" draw:layer="layout" svg:width="1.058cm" svg:height="1.058cm" svg:x="3.216cm" svg:y="120.424cm" svg:viewBox="0 0 1059 1059" draw:points="0,0 1059,0 1059,1059 0,1059">
          <text:p/>
        </draw:polygon>
        <draw:polygon draw:style-name="gr2" draw:text-style-name="P2" draw:layer="layout" svg:width="1.059cm" svg:height="1.058cm" svg:x="213.465cm" svg:y="94.015cm" svg:viewBox="0 0 1060 1059" draw:points="0,0 1060,0 1060,1059 0,1059">
          <text:p/>
        </draw:polygon>
        <draw:polygon draw:style-name="gr3" draw:text-style-name="P3" draw:layer="layout" svg:width="1.059cm" svg:height="1.058cm" svg:x="213.465cm" svg:y="94.015cm" svg:viewBox="0 0 1060 1059" draw:points="0,0 1060,0 1060,1059 0,1059">
          <text:p/>
        </draw:polygon>
        <draw:polygon draw:style-name="gr4" draw:text-style-name="P4" draw:layer="layout" svg:width="1.058cm" svg:height="1.058cm" svg:x="216.725cm" svg:y="94.015cm" svg:viewBox="0 0 1059 1059" draw:points="0,0 1059,0 1059,1059 0,1059">
          <text:p/>
        </draw:polygon>
        <draw:polygon draw:style-name="gr3" draw:text-style-name="P3" draw:layer="layout" svg:width="1.058cm" svg:height="1.058cm" svg:x="216.725cm" svg:y="94.015cm" svg:viewBox="0 0 1059 1059" draw:points="0,0 1059,0 1059,1059 0,1059">
          <text:p/>
        </draw:polygon>
        <draw:polygon draw:style-name="gr5" draw:text-style-name="P5" draw:layer="layout" svg:width="1.059cm" svg:height="1.058cm" svg:x="219.988cm" svg:y="94.015cm" svg:viewBox="0 0 1060 1059" draw:points="0,0 1060,0 1060,1059 0,1059">
          <text:p/>
        </draw:polygon>
        <draw:polygon draw:style-name="gr3" draw:text-style-name="P3" draw:layer="layout" svg:width="1.059cm" svg:height="1.058cm" svg:x="219.988cm" svg:y="94.015cm" svg:viewBox="0 0 1060 1059" draw:points="0,0 1060,0 1060,1059 0,1059">
          <text:p/>
        </draw:polygon>
        <draw:polygon draw:style-name="gr2" draw:text-style-name="P2" draw:layer="layout" svg:width="1.058cm" svg:height="1.059cm" svg:x="39.553cm" svg:y="152.639cm" svg:viewBox="0 0 1059 1060" draw:points="0,0 1059,0 1059,1060 0,1060">
          <text:p/>
        </draw:polygon>
        <draw:polygon draw:style-name="gr3" draw:text-style-name="P3" draw:layer="layout" svg:width="1.058cm" svg:height="1.059cm" svg:x="39.553cm" svg:y="152.639cm" svg:viewBox="0 0 1059 1060" draw:points="0,0 1059,0 1059,1060 0,1060">
          <text:p/>
        </draw:polygon>
        <draw:polygon draw:style-name="gr4" draw:text-style-name="P4" draw:layer="layout" svg:width="1.058cm" svg:height="1.058cm" svg:x="40.823cm" svg:y="149.634cm" svg:viewBox="0 0 1059 1059" draw:points="0,0 1059,0 1059,1059 0,1059">
          <text:p/>
        </draw:polygon>
        <draw:polygon draw:style-name="gr3" draw:text-style-name="P3" draw:layer="layout" svg:width="1.058cm" svg:height="1.058cm" svg:x="40.823cm" svg:y="149.634cm" svg:viewBox="0 0 1059 1059" draw:points="0,0 1059,0 1059,1059 0,1059">
          <text:p/>
        </draw:polygon>
        <draw:polygon draw:style-name="gr5" draw:text-style-name="P5" draw:layer="layout" svg:width="1.058cm" svg:height="1.058cm" svg:x="37.722cm" svg:y="148.632cm" svg:viewBox="0 0 1059 1059" draw:points="0,0 1059,0 1059,1059 0,1059">
          <text:p/>
        </draw:polygon>
        <draw:polygon draw:style-name="gr3" draw:text-style-name="P3" draw:layer="layout" svg:width="1.058cm" svg:height="1.058cm" svg:x="37.722cm" svg:y="148.632cm" svg:viewBox="0 0 1059 1059" draw:points="0,0 1059,0 1059,1059 0,1059">
          <text:p/>
        </draw:polygon>
        <draw:polygon draw:style-name="gr4" draw:text-style-name="P4" draw:layer="layout" svg:width="1.059cm" svg:height="1.058cm" svg:x="49.501cm" svg:y="122.537cm" svg:viewBox="0 0 1060 1059" draw:points="0,0 1060,0 1060,1059 0,1059">
          <text:p/>
        </draw:polygon>
        <draw:polygon draw:style-name="gr3" draw:text-style-name="P3" draw:layer="layout" svg:width="1.059cm" svg:height="1.058cm" svg:x="49.501cm" svg:y="122.537cm" svg:viewBox="0 0 1060 1059" draw:points="0,0 1060,0 1060,1059 0,1059">
          <text:p/>
        </draw:polygon>
        <draw:polygon draw:style-name="gr5" draw:text-style-name="P5" draw:layer="layout" svg:width="1.059cm" svg:height="1.058cm" svg:x="52.503cm" svg:y="121.267cm" svg:viewBox="0 0 1060 1059" draw:points="0,0 1060,0 1060,1059 0,1059">
          <text:p/>
        </draw:polygon>
        <draw:polygon draw:style-name="gr3" draw:text-style-name="P3" draw:layer="layout" svg:width="1.059cm" svg:height="1.058cm" svg:x="52.503cm" svg:y="121.267cm" svg:viewBox="0 0 1060 1059" draw:points="0,0 1060,0 1060,1059 0,1059">
          <text:p/>
        </draw:polygon>
        <draw:polygon draw:style-name="gr4" draw:text-style-name="P4" draw:layer="layout" svg:width="1.058cm" svg:height="1.058cm" svg:x="43.705cm" svg:y="151.165cm" svg:viewBox="0 0 1059 1059" draw:points="0,0 1059,0 1059,1059 0,1059">
          <text:p/>
        </draw:polygon>
        <draw:polygon draw:style-name="gr3" draw:text-style-name="P3" draw:layer="layout" svg:width="1.058cm" svg:height="1.058cm" svg:x="43.705cm" svg:y="151.165cm" svg:viewBox="0 0 1059 1059" draw:points="0,0 1059,0 1059,1059 0,1059">
          <text:p/>
        </draw:polygon>
        <draw:polygon draw:style-name="gr5" draw:text-style-name="P5" draw:layer="layout" svg:width="1.058cm" svg:height="1.059cm" svg:x="46.584cm" svg:y="152.692cm" svg:viewBox="0 0 1059 1060" draw:points="0,0 1059,0 1059,1060 0,1060">
          <text:p/>
        </draw:polygon>
        <draw:polygon draw:style-name="gr3" draw:text-style-name="P3" draw:layer="layout" svg:width="1.058cm" svg:height="1.059cm" svg:x="46.584cm" svg:y="152.692cm" svg:viewBox="0 0 1059 1060" draw:points="0,0 1059,0 1059,1060 0,1060">
          <text:p/>
        </draw:polygon>
        <draw:polygon draw:style-name="gr4" draw:text-style-name="P4" draw:layer="layout" svg:width="1.059cm" svg:height="1.058cm" svg:x="42.597cm" svg:y="146.9cm" svg:viewBox="0 0 1060 1059" draw:points="0,0 1060,0 1060,1059 0,1059">
          <text:p/>
        </draw:polygon>
        <draw:polygon draw:style-name="gr3" draw:text-style-name="P3" draw:layer="layout" svg:width="1.059cm" svg:height="1.058cm" svg:x="42.597cm" svg:y="146.9cm" svg:viewBox="0 0 1060 1059" draw:points="0,0 1060,0 1060,1059 0,1059">
          <text:p/>
        </draw:polygon>
        <draw:polygon draw:style-name="gr5" draw:text-style-name="P5" draw:layer="layout" svg:width="1.058cm" svg:height="1.058cm" svg:x="44.372cm" svg:y="144.162cm" svg:viewBox="0 0 1059 1059" draw:points="0,0 1059,0 1059,1059 0,1059">
          <text:p/>
        </draw:polygon>
        <draw:polygon draw:style-name="gr3" draw:text-style-name="P3" draw:layer="layout" svg:width="1.058cm" svg:height="1.058cm" svg:x="44.372cm" svg:y="144.162cm" svg:viewBox="0 0 1059 1059" draw:points="0,0 1059,0 1059,1059 0,1059">
          <text:p/>
        </draw:polygon>
        <draw:polygon draw:style-name="gr4" draw:text-style-name="P4" draw:layer="layout" svg:width="1.058cm" svg:height="1.058cm" svg:x="10.103cm" svg:y="92.551cm" svg:viewBox="0 0 1059 1059" draw:points="0,0 1059,0 1059,1059 0,1059">
          <text:p/>
        </draw:polygon>
        <draw:polygon draw:style-name="gr3" draw:text-style-name="P3" draw:layer="layout" svg:width="1.058cm" svg:height="1.058cm" svg:x="10.103cm" svg:y="92.551cm" svg:viewBox="0 0 1059 1059" draw:points="0,0 1059,0 1059,1059 0,1059">
          <text:p/>
        </draw:polygon>
        <draw:polygon draw:style-name="gr5" draw:text-style-name="P5" draw:layer="layout" svg:width="1.058cm" svg:height="1.059cm" svg:x="12.453cm" svg:y="90.289cm" svg:viewBox="0 0 1059 1060" draw:points="0,0 1059,0 1059,1060 0,1060">
          <text:p/>
        </draw:polygon>
        <draw:polygon draw:style-name="gr3" draw:text-style-name="P3" draw:layer="layout" svg:width="1.058cm" svg:height="1.059cm" svg:x="12.453cm" svg:y="90.289cm" svg:viewBox="0 0 1059 1060" draw:points="0,0 1059,0 1059,1060 0,1060">
          <text:p/>
        </draw:polygon>
        <draw:polygon draw:style-name="gr5" draw:text-style-name="P5" draw:layer="layout" svg:width="1.058cm" svg:height="1.058cm" svg:x="10.566cm" svg:y="95.779cm" svg:viewBox="0 0 1059 1059" draw:points="0,0 1059,0 1059,1059 0,1059">
          <text:p/>
        </draw:polygon>
        <draw:polygon draw:style-name="gr3" draw:text-style-name="P3" draw:layer="layout" svg:width="1.058cm" svg:height="1.058cm" svg:x="10.566cm" svg:y="95.779cm" svg:viewBox="0 0 1059 1059" draw:points="0,0 1059,0 1059,1059 0,1059">
          <text:p/>
        </draw:polygon>
        <draw:polygon draw:style-name="gr4" draw:text-style-name="P4" draw:layer="layout" svg:width="1.059cm" svg:height="1.059cm" svg:x="7.019cm" svg:y="91.492cm" svg:viewBox="0 0 1060 1060" draw:points="0,0 1060,0 1060,1060 0,1060">
          <text:p/>
        </draw:polygon>
        <draw:polygon draw:style-name="gr3" draw:text-style-name="P3" draw:layer="layout" svg:width="1.059cm" svg:height="1.059cm" svg:x="7.019cm" svg:y="91.492cm" svg:viewBox="0 0 1060 1060" draw:points="0,0 1060,0 1060,1060 0,1060">
          <text:p/>
        </draw:polygon>
        <draw:polygon draw:style-name="gr5" draw:text-style-name="P5" draw:layer="layout" svg:width="1.058cm" svg:height="1.058cm" svg:x="5.589cm" svg:y="88.561cm" svg:viewBox="0 0 1059 1059" draw:points="0,0 1059,0 1059,1059 0,1059">
          <text:p/>
        </draw:polygon>
        <draw:polygon draw:style-name="gr3" draw:text-style-name="P3" draw:layer="layout" svg:width="1.058cm" svg:height="1.058cm" svg:x="5.589cm" svg:y="88.561cm" svg:viewBox="0 0 1059 1059" draw:points="0,0 1059,0 1059,1059 0,1059">
          <text:p/>
        </draw:polygon>
        <draw:polygon draw:style-name="gr5" draw:text-style-name="P5" draw:layer="layout" svg:width="1.058cm" svg:height="1.059cm" svg:x="4.09cm" svg:y="92.921cm" svg:viewBox="0 0 1059 1060" draw:points="0,0 1059,0 1059,1060 0,1060">
          <text:p/>
        </draw:polygon>
        <draw:polygon draw:style-name="gr3" draw:text-style-name="P3" draw:layer="layout" svg:width="1.058cm" svg:height="1.059cm" svg:x="4.09cm" svg:y="92.921cm" svg:viewBox="0 0 1059 1060" draw:points="0,0 1059,0 1059,1060 0,1060">
          <text:p/>
        </draw:polygon>
        <draw:polygon draw:style-name="gr4" draw:text-style-name="P4" draw:layer="layout" svg:width="1.059cm" svg:height="1.059cm" svg:x="23.937cm" svg:y="91.739cm" svg:viewBox="0 0 1060 1060" draw:points="0,0 1060,0 1060,1060 0,1060">
          <text:p/>
        </draw:polygon>
        <draw:polygon draw:style-name="gr3" draw:text-style-name="P3" draw:layer="layout" svg:width="1.059cm" svg:height="1.059cm" svg:x="23.937cm" svg:y="91.739cm" svg:viewBox="0 0 1060 1060" draw:points="0,0 1060,0 1060,1060 0,1060">
          <text:p/>
        </draw:polygon>
        <draw:polygon draw:style-name="gr5" draw:text-style-name="P5" draw:layer="layout" svg:width="1.059cm" svg:height="1.059cm" svg:x="26.698cm" svg:y="90.007cm" svg:viewBox="0 0 1060 1060" draw:points="0,0 1060,0 1060,1060 0,1060">
          <text:p/>
        </draw:polygon>
        <draw:polygon draw:style-name="gr3" draw:text-style-name="P3" draw:layer="layout" svg:width="1.059cm" svg:height="1.059cm" svg:x="26.698cm" svg:y="90.007cm" svg:viewBox="0 0 1060 1060" draw:points="0,0 1060,0 1060,1060 0,1060">
          <text:p/>
        </draw:polygon>
        <draw:polygon draw:style-name="gr2" draw:text-style-name="P2" draw:layer="layout" svg:width="1.058cm" svg:height="1.058cm" svg:x="22.778cm" svg:y="150.826cm" svg:viewBox="0 0 1059 1059" draw:points="0,0 1059,0 1059,1059 0,1059">
          <text:p/>
        </draw:polygon>
        <draw:polygon draw:style-name="gr3" draw:text-style-name="P3" draw:layer="layout" svg:width="1.058cm" svg:height="1.058cm" svg:x="22.778cm" svg:y="150.826cm" svg:viewBox="0 0 1059 1059" draw:points="0,0 1059,0 1059,1059 0,1059">
          <text:p/>
        </draw:polygon>
        <draw:polygon draw:style-name="gr4" draw:text-style-name="P4" draw:layer="layout" svg:width="1.059cm" svg:height="1.058cm" svg:x="25.705cm" svg:y="149.394cm" svg:viewBox="0 0 1060 1059" draw:points="0,0 1060,0 1060,1059 0,1059">
          <text:p/>
        </draw:polygon>
        <draw:polygon draw:style-name="gr3" draw:text-style-name="P3" draw:layer="layout" svg:width="1.059cm" svg:height="1.058cm" svg:x="25.705cm" svg:y="149.394cm" svg:viewBox="0 0 1060 1059" draw:points="0,0 1060,0 1060,1059 0,1059">
          <text:p/>
        </draw:polygon>
        <draw:polygon draw:style-name="gr5" draw:text-style-name="P5" draw:layer="layout" svg:width="1.058cm" svg:height="1.058cm" svg:x="24.021cm" svg:y="146.6cm" svg:viewBox="0 0 1059 1059" draw:points="0,0 1059,0 1059,1059 0,1059">
          <text:p/>
        </draw:polygon>
        <draw:polygon draw:style-name="gr3" draw:text-style-name="P3" draw:layer="layout" svg:width="1.058cm" svg:height="1.058cm" svg:x="24.021cm" svg:y="146.6cm" svg:viewBox="0 0 1059 1059" draw:points="0,0 1059,0 1059,1059 0,1059">
          <text:p/>
        </draw:polygon>
        <draw:polygon draw:style-name="gr4" draw:text-style-name="P4" draw:layer="layout" svg:width="1.058cm" svg:height="1.059cm" svg:x="50.754cm" svg:y="127.292cm" svg:viewBox="0 0 1059 1060" draw:points="0,0 1059,0 1059,1060 0,1060">
          <text:p/>
        </draw:polygon>
        <draw:polygon draw:style-name="gr3" draw:text-style-name="P3" draw:layer="layout" svg:width="1.058cm" svg:height="1.059cm" svg:x="50.754cm" svg:y="127.292cm" svg:viewBox="0 0 1059 1060" draw:points="0,0 1059,0 1059,1060 0,1060">
          <text:p/>
        </draw:polygon>
        <draw:polygon draw:style-name="gr5" draw:text-style-name="P5" draw:layer="layout" svg:width="1.058cm" svg:height="1.059cm" svg:x="53.992cm" svg:y="126.918cm" svg:viewBox="0 0 1059 1060" draw:points="0,0 1059,0 1059,1060 0,1060">
          <text:p/>
        </draw:polygon>
        <draw:polygon draw:style-name="gr3" draw:text-style-name="P3" draw:layer="layout" svg:width="1.058cm" svg:height="1.059cm" svg:x="53.992cm" svg:y="126.918cm" svg:viewBox="0 0 1059 1060" draw:points="0,0 1059,0 1059,1060 0,1060">
          <text:p/>
        </draw:polygon>
        <draw:polygon draw:style-name="gr4" draw:text-style-name="P4" draw:layer="layout" svg:width="1.058cm" svg:height="1.058cm" svg:x="26.88cm" svg:y="152.435cm" svg:viewBox="0 0 1059 1059" draw:points="0,0 1059,0 1059,1059 0,1059">
          <text:p/>
        </draw:polygon>
        <draw:polygon draw:style-name="gr3" draw:text-style-name="P3" draw:layer="layout" svg:width="1.058cm" svg:height="1.058cm" svg:x="26.88cm" svg:y="152.435cm" svg:viewBox="0 0 1059 1059" draw:points="0,0 1059,0 1059,1059 0,1059">
          <text:p/>
        </draw:polygon>
        <draw:polygon draw:style-name="gr5" draw:text-style-name="P5" draw:layer="layout" svg:width="1.058cm" svg:height="1.058cm" svg:x="28.054cm" svg:y="155.476cm" svg:viewBox="0 0 1059 1059" draw:points="0,0 1059,0 1059,1059 0,1059">
          <text:p/>
        </draw:polygon>
        <draw:polygon draw:style-name="gr3" draw:text-style-name="P3" draw:layer="layout" svg:width="1.058cm" svg:height="1.058cm" svg:x="28.054cm" svg:y="155.476cm" svg:viewBox="0 0 1059 1059" draw:points="0,0 1059,0 1059,1059 0,1059">
          <text:p/>
        </draw:polygon>
        <draw:polygon draw:style-name="gr4" draw:text-style-name="P4" draw:layer="layout" svg:width="1.058cm" svg:height="1.059cm" svg:x="28.838cm" svg:y="148.487cm" svg:viewBox="0 0 1059 1060" draw:points="0,0 1059,0 1059,1060 0,1060">
          <text:p/>
        </draw:polygon>
        <draw:polygon draw:style-name="gr3" draw:text-style-name="P3" draw:layer="layout" svg:width="1.058cm" svg:height="1.059cm" svg:x="28.838cm" svg:y="148.487cm" svg:viewBox="0 0 1059 1060" draw:points="0,0 1059,0 1059,1060 0,1060">
          <text:p/>
        </draw:polygon>
        <draw:polygon draw:style-name="gr5" draw:text-style-name="P5" draw:layer="layout" svg:width="1.059cm" svg:height="1.058cm" svg:x="31.97cm" svg:y="147.584cm" svg:viewBox="0 0 1060 1059" draw:points="0,0 1060,0 1060,1059 0,1059">
          <text:p/>
        </draw:polygon>
        <draw:polygon draw:style-name="gr3" draw:text-style-name="P3" draw:layer="layout" svg:width="1.059cm" svg:height="1.058cm" svg:x="31.97cm" svg:y="147.584cm" svg:viewBox="0 0 1060 1059" draw:points="0,0 1060,0 1060,1059 0,1059">
          <text:p/>
        </draw:polygon>
        <draw:polygon draw:style-name="gr4" draw:text-style-name="P4" draw:layer="layout" svg:width="1.059cm" svg:height="1.059cm" svg:x="12.074cm" svg:y="101.324cm" svg:viewBox="0 0 1060 1060" draw:points="0,0 1060,0 1060,1060 0,1060">
          <text:p/>
        </draw:polygon>
        <draw:polygon draw:style-name="gr3" draw:text-style-name="P3" draw:layer="layout" svg:width="1.059cm" svg:height="1.059cm" svg:x="12.074cm" svg:y="101.324cm" svg:viewBox="0 0 1060 1060" draw:points="0,0 1060,0 1060,1060 0,1060">
          <text:p/>
        </draw:polygon>
        <draw:polygon draw:style-name="gr5" draw:text-style-name="P5" draw:layer="layout" svg:width="1.058cm" svg:height="1.059cm" svg:x="11.112cm" svg:y="98.209cm" svg:viewBox="0 0 1059 1060" draw:points="0,0 1059,0 1059,1060 0,1060">
          <text:p/>
        </draw:polygon>
        <draw:polygon draw:style-name="gr3" draw:text-style-name="P3" draw:layer="layout" svg:width="1.058cm" svg:height="1.059cm" svg:x="11.112cm" svg:y="98.209cm" svg:viewBox="0 0 1059 1060" draw:points="0,0 1059,0 1059,1060 0,1060">
          <text:p/>
        </draw:polygon>
        <draw:polygon draw:style-name="gr5" draw:text-style-name="P5" draw:layer="layout" svg:width="1.058cm" svg:height="1.058cm" svg:x="15.165cm" svg:y="102.362cm" svg:viewBox="0 0 1059 1059" draw:points="0,0 1059,0 1059,1059 0,1059">
          <text:p/>
        </draw:polygon>
        <draw:polygon draw:style-name="gr3" draw:text-style-name="P3" draw:layer="layout" svg:width="1.058cm" svg:height="1.058cm" svg:x="15.165cm" svg:y="102.362cm" svg:viewBox="0 0 1059 1059" draw:points="0,0 1059,0 1059,1059 0,1059">
          <text:p/>
        </draw:polygon>
        <draw:polygon draw:style-name="gr4" draw:text-style-name="P4" draw:layer="layout" svg:width="1.058cm" svg:height="1.058cm" svg:x="9.741cm" svg:y="103.6cm" svg:viewBox="0 0 1059 1059" draw:points="0,0 1059,0 1059,1059 0,1059">
          <text:p/>
        </draw:polygon>
        <draw:polygon draw:style-name="gr3" draw:text-style-name="P3" draw:layer="layout" svg:width="1.058cm" svg:height="1.058cm" svg:x="9.741cm" svg:y="103.6cm" svg:viewBox="0 0 1059 1059" draw:points="0,0 1059,0 1059,1059 0,1059">
          <text:p/>
        </draw:polygon>
        <draw:polygon draw:style-name="gr5" draw:text-style-name="P5" draw:layer="layout" svg:width="1.059cm" svg:height="1.058cm" svg:x="6.48cm" svg:y="103.561cm" svg:viewBox="0 0 1060 1059" draw:points="0,0 1060,0 1060,1059 0,1059">
          <text:p/>
        </draw:polygon>
        <draw:polygon draw:style-name="gr3" draw:text-style-name="P3" draw:layer="layout" svg:width="1.059cm" svg:height="1.058cm" svg:x="6.48cm" svg:y="103.561cm" svg:viewBox="0 0 1060 1059" draw:points="0,0 1060,0 1060,1059 0,1059">
          <text:p/>
        </draw:polygon>
        <draw:polygon draw:style-name="gr5" draw:text-style-name="P5" draw:layer="layout" svg:width="1.058cm" svg:height="1.059cm" svg:x="9.701cm" svg:y="106.859cm" svg:viewBox="0 0 1059 1060" draw:points="0,0 1059,0 1059,1060 0,1060">
          <text:p/>
        </draw:polygon>
        <draw:polygon draw:style-name="gr3" draw:text-style-name="P3" draw:layer="layout" svg:width="1.058cm" svg:height="1.059cm" svg:x="9.701cm" svg:y="106.859cm" svg:viewBox="0 0 1059 1060" draw:points="0,0 1059,0 1059,1060 0,1060">
          <text:p/>
        </draw:polygon>
        <draw:line draw:style-name="gr3" draw:text-style-name="P3" draw:layer="layout" svg:x1="64.241cm" svg:y1="77.942cm" svg:x2="62.498cm" svg:y2="78.578cm">
          <text:p/>
        </draw:line>
        <draw:polygon draw:style-name="gr6" draw:text-style-name="P6" draw:layer="layout" svg:width="0.459cm" svg:height="0.332cm" svg:x="62.233cm" svg:y="78.362cm" svg:viewBox="0 0 460 333" draw:points="0,311 460,333 301,205 340,0">
          <text:p/>
        </draw:polygon>
        <draw:line draw:style-name="gr3" draw:text-style-name="P3" draw:layer="layout" svg:x1="61.528cm" svg:y1="78.338cm" svg:x2="60.938cm" svg:y2="76.57cm">
          <text:p/>
        </draw:line>
        <draw:polygon draw:style-name="gr6" draw:text-style-name="P6" draw:layer="layout" svg:width="0.335cm" svg:height="0.458cm" svg:x="60.815cm" svg:y="76.302cm" svg:viewBox="0 0 336 459" draw:points="35,0 0,459 134,303 336,346">
          <text:p/>
        </draw:polygon>
        <draw:line draw:style-name="gr3" draw:text-style-name="P3" draw:layer="layout" svg:x1="61.419cm" svg:y1="79.396cm" svg:x2="34.54cm" svg:y2="129.018cm">
          <text:p/>
        </draw:line>
        <draw:polygon draw:style-name="gr6" draw:text-style-name="P6" draw:layer="layout" svg:width="0.356cm" svg:height="0.455cm" svg:x="34.406cm" svg:y="128.809cm" svg:viewBox="0 0 357 456" draw:points="0,456 357,166 151,177 46,0">
          <text:p/>
        </draw:polygon>
        <draw:line draw:style-name="gr3" draw:text-style-name="P3" draw:layer="layout" svg:x1="34.254cm" svg:y1="129.265cm" svg:x2="38.196cm" svg:y2="113.859cm">
          <text:p/>
        </draw:line>
        <draw:polygon draw:style-name="gr6" draw:text-style-name="P6" draw:layer="layout" svg:width="0.342cm" svg:height="0.451cm" svg:x="37.99cm" svg:y="113.587cm" svg:viewBox="0 0 343 452" draw:points="276,0 0,368 199,308 343,452">
          <text:p/>
        </draw:polygon>
        <draw:line draw:style-name="gr3" draw:text-style-name="P3" draw:layer="layout" svg:x1="38.537cm" svg:y1="112.53cm" svg:x2="39.004cm" svg:y2="110.701cm">
          <text:p/>
        </draw:line>
        <draw:polygon draw:style-name="gr6" draw:text-style-name="P6" draw:layer="layout" svg:width="0.342cm" svg:height="0.455cm" svg:x="38.798cm" svg:y="110.426cm" svg:viewBox="0 0 343 456" draw:points="276,0 0,368 199,310 343,456">
          <text:p/>
        </draw:polygon>
        <draw:line draw:style-name="gr3" draw:text-style-name="P3" draw:layer="layout" svg:x1="33.591cm" svg:y1="129.498cm" svg:x2="19.813cm" svg:y2="121.8cm">
          <text:p/>
        </draw:line>
        <draw:polygon draw:style-name="gr6" draw:text-style-name="P6" draw:layer="layout" svg:width="0.456cm" svg:height="0.363cm" svg:x="19.566cm" svg:y="121.662cm" svg:viewBox="0 0 457 364" draw:points="0,0 285,364 279,156 457,53">
          <text:p/>
        </draw:polygon>
        <draw:line draw:style-name="gr3" draw:text-style-name="P3" draw:layer="layout" svg:x1="18.509cm" svg:y1="121.074cm" svg:x2="16.966cm" svg:y2="120.212cm">
          <text:p/>
        </draw:line>
        <draw:polygon draw:style-name="gr6" draw:text-style-name="P6" draw:layer="layout" svg:width="0.456cm" svg:height="0.36cm" svg:x="16.72cm" svg:y="120.074cm" svg:viewBox="0 0 457 361" draw:points="0,0 283,361 277,153 457,51">
          <text:p/>
        </draw:polygon>
        <draw:line draw:style-name="gr3" draw:text-style-name="P3" draw:layer="layout" svg:x1="33.715cm" svg:y1="130.323cm" svg:x2="24.195cm" svg:y2="142.759cm">
          <text:p/>
        </draw:line>
        <draw:polygon draw:style-name="gr6" draw:text-style-name="P6" draw:layer="layout" svg:width="0.397cm" svg:height="0.445cm" svg:x="24.024cm" svg:y="142.539cm" svg:viewBox="0 0 398 446" draw:points="0,446 398,217 193,191 117,0">
          <text:p/>
        </draw:polygon>
        <draw:line draw:style-name="gr3" draw:text-style-name="P3" draw:layer="layout" svg:x1="23.215cm" svg:y1="144.042cm" svg:x2="22.214cm" svg:y2="145.348cm">
          <text:p/>
        </draw:line>
        <draw:polygon draw:style-name="gr6" draw:text-style-name="P6" draw:layer="layout" svg:width="0.397cm" svg:height="0.444cm" svg:x="22.042cm" svg:y="145.129cm" svg:viewBox="0 0 398 445" draw:points="0,445 398,215 193,190 117,0">
          <text:p/>
        </draw:polygon>
        <draw:line draw:style-name="gr3" draw:text-style-name="P3" draw:layer="layout" svg:x1="62.173cm" svg:y1="79.396cm" svg:x2="63.211cm" svg:y2="80.568cm">
          <text:p/>
        </draw:line>
        <draw:polygon draw:style-name="gr6" draw:text-style-name="P6" draw:layer="layout" svg:width="0.413cm" svg:height="0.434cm" svg:x="62.984cm" svg:y="80.345cm" svg:viewBox="0 0 414 435" draw:points="414,435 266,0 205,194 0,232">
          <text:p/>
        </draw:polygon>
        <draw:line draw:style-name="gr3" draw:text-style-name="P3" draw:layer="layout" svg:x1="64.336cm" svg:y1="81.837cm" svg:x2="65.374cm" svg:y2="83.006cm">
          <text:p/>
        </draw:line>
        <draw:polygon draw:style-name="gr6" draw:text-style-name="P6" draw:layer="layout" svg:width="0.413cm" svg:height="0.434cm" svg:x="65.147cm" svg:y="82.782cm" svg:viewBox="0 0 414 435" draw:points="414,435 266,0 206,199 0,238">
          <text:p/>
        </draw:polygon>
        <draw:line draw:style-name="gr3" draw:text-style-name="P3" draw:layer="layout" svg:x1="61.961cm" svg:y1="78.338cm" svg:x2="73.064cm" svg:y2="55.329cm">
          <text:p/>
        </draw:line>
        <draw:polygon draw:style-name="gr6" draw:text-style-name="P6" draw:layer="layout" svg:width="0.346cm" svg:height="0.459cm" svg:x="72.841cm" svg:y="55.075cm" svg:viewBox="0 0 347 460" draw:points="347,0 0,308 206,287 319,460">
          <text:p/>
        </draw:polygon>
        <draw:line draw:style-name="gr3" draw:text-style-name="P3" draw:layer="layout" svg:x1="72.913cm" svg:y1="54.588cm" svg:x2="50.038cm" svg:y2="56.332cm">
          <text:p/>
        </draw:line>
        <draw:polygon draw:style-name="gr6" draw:text-style-name="P6" draw:layer="layout" svg:width="0.438cm" svg:height="0.349cm" svg:x="49.755cm" svg:y="56.148cm" svg:viewBox="0 0 439 350" draw:points="0,208 439,350 319,183 411,0">
          <text:p/>
        </draw:polygon>
        <draw:line draw:style-name="gr3" draw:text-style-name="P3" draw:layer="layout" svg:x1="73.97cm" svg:y1="54.624cm" svg:x2="118.463cm" svg:y2="61.077cm">
          <text:p/>
        </draw:line>
        <draw:polygon draw:style-name="gr6" draw:text-style-name="P6" draw:layer="layout" svg:width="0.445cm" svg:height="0.35cm" svg:x="118.296cm" svg:y="60.878cm" svg:viewBox="0 0 446 351" draw:points="446,238 54,0 132,192 0,351">
          <text:p/>
        </draw:polygon>
        <draw:line draw:style-name="gr3" draw:text-style-name="P3" draw:layer="layout" svg:x1="118.742cm" svg:y1="61.256cm" svg:x2="107.572cm" svg:y2="62.643cm">
          <text:p/>
        </draw:line>
        <draw:polygon draw:style-name="gr6" draw:text-style-name="P6" draw:layer="layout" svg:width="0.441cm" svg:height="0.349cm" svg:x="107.293cm" svg:y="62.448cm" svg:viewBox="0 0 442 350" draw:points="0,227 442,350 315,187 400,0">
          <text:p/>
        </draw:polygon>
        <draw:line draw:style-name="gr3" draw:text-style-name="P3" draw:layer="layout" svg:x1="106.236cm" svg:y1="62.808cm" svg:x2="104.337cm" svg:y2="63.042cm">
          <text:p/>
        </draw:line>
        <draw:polygon draw:style-name="gr6" draw:text-style-name="P6" draw:layer="layout" svg:width="0.444cm" svg:height="0.35cm" svg:x="104.055cm" svg:y="62.85cm" svg:viewBox="0 0 445 351" draw:points="0,227 445,351 318,188 399,0">
          <text:p/>
        </draw:polygon>
        <draw:line draw:style-name="gr3" draw:text-style-name="P3" draw:layer="layout" svg:x1="118.742cm" svg:y1="60.855cm" svg:x2="109.428cm" svg:y2="54.881cm">
          <text:p/>
        </draw:line>
        <draw:polygon draw:style-name="gr6" draw:text-style-name="P6" draw:layer="layout" svg:width="0.451cm" svg:height="0.378cm" svg:x="109.188cm" svg:y="54.729cm" svg:viewBox="0 0 452 379" draw:points="0,0 262,379 269,174 452,82">
          <text:p/>
        </draw:polygon>
        <draw:line draw:style-name="gr3" draw:text-style-name="P3" draw:layer="layout" svg:x1="108.543cm" svg:y1="53.863cm" svg:x2="108.14cm" svg:y2="52.01cm">
          <text:p/>
        </draw:line>
        <draw:polygon draw:style-name="gr6" draw:text-style-name="P6" draw:layer="layout" svg:width="0.346cm" svg:height="0.452cm" svg:x="107.995cm" svg:y="51.734cm" svg:viewBox="0 0 347 453" draw:points="82,0 0,453 152,311 347,379">
          <text:p/>
        </draw:polygon>
        <draw:line draw:style-name="gr3" draw:text-style-name="P3" draw:layer="layout" svg:x1="108.13cm" svg:y1="54.507cm" svg:x2="106.277cm" svg:y2="54.914cm">
          <text:p/>
        </draw:line>
        <draw:polygon draw:style-name="gr6" draw:text-style-name="P6" draw:layer="layout" svg:width="0.452cm" svg:height="0.346cm" svg:x="106.002cm" svg:y="54.708cm" svg:viewBox="0 0 453 347" draw:points="0,265 453,347 312,198 379,0">
          <text:p/>
        </draw:polygon>
        <draw:line draw:style-name="gr3" draw:text-style-name="P3" draw:layer="layout" svg:x1="118.985cm" svg:y1="60.664cm" svg:x2="113.672cm" svg:y2="50.895cm">
          <text:p/>
        </draw:line>
        <draw:polygon draw:style-name="gr6" draw:text-style-name="P6" draw:layer="layout" svg:width="0.356cm" svg:height="0.455cm" svg:x="113.538cm" svg:y="50.648cm" svg:viewBox="0 0 357 456" draw:points="0,0 49,456 151,280 357,290">
          <text:p/>
        </draw:polygon>
        <draw:line draw:style-name="gr3" draw:text-style-name="P3" draw:layer="layout" svg:x1="113.407cm" svg:y1="49.59cm" svg:x2="113.941cm" svg:y2="47.79cm">
          <text:p/>
        </draw:line>
        <draw:polygon draw:style-name="gr6" draw:text-style-name="P6" draw:layer="layout" svg:width="0.339cm" svg:height="0.455cm" svg:x="113.728cm" svg:y="47.522cm" svg:viewBox="0 0 340 456" draw:points="290,0 0,358 202,305 340,456">
          <text:p/>
        </draw:polygon>
        <draw:line draw:style-name="gr3" draw:text-style-name="P3" draw:layer="layout" svg:x1="112.724cm" svg:y1="49.964cm" svg:x2="110.923cm" svg:y2="49.431cm">
          <text:p/>
        </draw:line>
        <draw:polygon draw:style-name="gr6" draw:text-style-name="P6" draw:layer="layout" svg:width="0.455cm" svg:height="0.339cm" svg:x="110.652cm" svg:y="49.3cm" svg:viewBox="0 0 456 340" draw:points="0,50 357,340 308,141 456,0">
          <text:p/>
        </draw:polygon>
        <draw:line draw:style-name="gr3" draw:text-style-name="P3" draw:layer="layout" svg:x1="119.372cm" svg:y1="60.664cm" svg:x2="121.501cm" svg:y2="49.621cm">
          <text:p/>
        </draw:line>
        <draw:polygon draw:style-name="gr6" draw:text-style-name="P6" draw:layer="layout" svg:width="0.345cm" svg:height="0.451cm" svg:x="121.299cm" svg:y="49.343cm" svg:viewBox="0 0 346 452" draw:points="254,0 0,385 194,315 346,452">
          <text:p/>
        </draw:polygon>
        <draw:line draw:style-name="gr3" draw:text-style-name="P3" draw:layer="layout" svg:x1="122.184cm" svg:y1="48.458cm" svg:x2="123.593cm" svg:y2="47.505cm">
          <text:p/>
        </draw:line>
        <draw:polygon draw:style-name="gr6" draw:text-style-name="P6" draw:layer="layout" svg:width="0.452cm" svg:height="0.381cm" svg:x="123.373cm" svg:y="47.346cm" svg:viewBox="0 0 453 382" draw:points="453,0 0,93 187,177 201,382">
          <text:p/>
        </draw:polygon>
        <draw:line draw:style-name="gr3" draw:text-style-name="P3" draw:layer="layout" svg:x1="121.296cm" svg:y1="48.285cm" svg:x2="120.343cm" svg:y2="46.877cm">
          <text:p/>
        </draw:line>
        <draw:polygon draw:style-name="gr6" draw:text-style-name="P6" draw:layer="layout" svg:width="0.384cm" svg:height="0.451cm" svg:x="120.184cm" svg:y="46.644cm" svg:viewBox="0 0 385 452" draw:points="0,0 92,452 176,265 385,251">
          <text:p/>
        </draw:polygon>
        <draw:line draw:style-name="gr3" draw:text-style-name="P3" draw:layer="layout" svg:x1="118.823cm" svg:y1="61.722cm" svg:x2="107.128cm" svg:y2="75.491cm">
          <text:p/>
        </draw:line>
        <draw:polygon draw:style-name="gr6" draw:text-style-name="P6" draw:layer="layout" svg:width="0.409cm" svg:height="0.438cm" svg:x="106.944cm" svg:y="75.268cm" svg:viewBox="0 0 410 439" draw:points="0,439 410,230 206,195 139,0">
          <text:p/>
        </draw:polygon>
        <draw:line draw:style-name="gr3" draw:text-style-name="P3" draw:layer="layout" svg:x1="106.612cm" svg:y1="75.707cm" svg:x2="107.284cm" svg:y2="72.718cm">
          <text:p/>
        </draw:line>
        <draw:polygon draw:style-name="gr6" draw:text-style-name="P6" draw:layer="layout" svg:width="0.342cm" svg:height="0.452cm" svg:x="107.082cm" svg:y="72.442cm" svg:viewBox="0 0 343 453" draw:points="265,0 0,374 195,311 343,453">
          <text:p/>
        </draw:polygon>
        <draw:line draw:style-name="gr3" draw:text-style-name="P3" draw:layer="layout" svg:x1="107.583cm" svg:y1="71.385cm" svg:x2="108cm" svg:y2="69.536cm">
          <text:p/>
        </draw:line>
        <draw:polygon draw:style-name="gr6" draw:text-style-name="P6" draw:layer="layout" svg:width="0.346cm" svg:height="0.452cm" svg:x="107.794cm" svg:y="69.26cm" svg:viewBox="0 0 347 453" draw:points="266,0 0,374 199,311 347,453">
          <text:p/>
        </draw:polygon>
        <draw:line draw:style-name="gr3" draw:text-style-name="P3" draw:layer="layout" svg:x1="105.964cm" svg:y1="76.482cm" svg:x2="103.268cm" svg:y2="77.749cm">
          <text:p/>
        </draw:line>
        <draw:polygon draw:style-name="gr6" draw:text-style-name="P6" draw:layer="layout" svg:width="0.459cm" svg:height="0.342cm" svg:x="103.014cm" svg:y="77.526cm" svg:viewBox="0 0 460 343" draw:points="0,343 460,322 287,205 308,0">
          <text:p/>
        </draw:polygon>
        <draw:line draw:style-name="gr3" draw:text-style-name="P3" draw:layer="layout" svg:x1="101.957cm" svg:y1="78.362cm" svg:x2="100.319cm" svg:y2="79.132cm">
          <text:p/>
        </draw:line>
        <draw:polygon draw:style-name="gr6" draw:text-style-name="P6" draw:layer="layout" svg:width="0.459cm" svg:height="0.339cm" svg:x="100.061cm" svg:y="78.912cm" svg:viewBox="0 0 460 340" draw:points="0,340 460,319 291,206 312,0">
          <text:p/>
        </draw:polygon>
        <draw:line draw:style-name="gr3" draw:text-style-name="P3" draw:layer="layout" svg:x1="105.964cm" svg:y1="75.809cm" svg:x2="102.383cm" svg:y2="72.933cm">
          <text:p/>
        </draw:line>
        <draw:polygon draw:style-name="gr6" draw:text-style-name="P6" draw:layer="layout" svg:width="0.441cm" svg:height="0.403cm" svg:x="102.16cm" svg:y="72.756cm" svg:viewBox="0 0 442 404" draw:points="0,0 224,404 248,198 442,127">
          <text:p/>
        </draw:polygon>
        <draw:line draw:style-name="gr3" draw:text-style-name="P3" draw:layer="layout" svg:x1="102.16cm" svg:y1="72.094cm" svg:x2="103.823cm" svg:y2="71.349cm">
          <text:p/>
        </draw:line>
        <draw:polygon draw:style-name="gr6" draw:text-style-name="P6" draw:layer="layout" svg:width="0.459cm" svg:height="0.332cm" svg:x="103.621cm" svg:y="71.236cm" svg:viewBox="0 0 460 333" draw:points="460,0 0,11 170,131 146,333">
          <text:p/>
        </draw:polygon>
        <draw:line draw:style-name="gr3" draw:text-style-name="P3" draw:layer="layout" svg:x1="101.523cm" svg:y1="72.859cm" svg:x2="101.141cm" svg:y2="74.719cm">
          <text:p/>
        </draw:line>
        <draw:polygon draw:style-name="gr6" draw:text-style-name="P6" draw:layer="layout" svg:width="0.346cm" svg:height="0.448cm" svg:x="100.996cm" svg:y="74.545cm" svg:viewBox="0 0 347 449" draw:points="88,449 347,72 152,139 0,0">
          <text:p/>
        </draw:polygon>
        <draw:line draw:style-name="gr3" draw:text-style-name="P3" draw:layer="layout" svg:x1="101.103cm" svg:y1="71.907cm" svg:x2="99.839cm" svg:y2="70.89cm">
          <text:p/>
        </draw:line>
        <draw:polygon draw:style-name="gr6" draw:text-style-name="P6" draw:layer="layout" svg:width="0.438cm" svg:height="0.402cm" svg:x="99.62cm" svg:y="70.714cm" svg:viewBox="0 0 439 403" draw:points="0,0 219,403 248,197 439,127">
          <text:p/>
        </draw:polygon>
        <draw:line draw:style-name="gr3" draw:text-style-name="P3" draw:layer="layout" svg:x1="99.032cm" svg:y1="69.759cm" svg:x2="98.823cm" svg:y2="67.856cm">
          <text:p/>
        </draw:line>
        <draw:polygon draw:style-name="gr6" draw:text-style-name="P6" draw:layer="layout" svg:width="0.35cm" svg:height="0.437cm" svg:x="98.664cm" svg:y="67.578cm" svg:viewBox="0 0 351 438" draw:points="131,0 0,438 163,314 351,403">
          <text:p/>
        </draw:polygon>
        <draw:line draw:style-name="gr3" draw:text-style-name="P3" draw:layer="layout" svg:x1="98.563cm" svg:y1="70.347cm" svg:x2="96.657cm" svg:y2="70.556cm">
          <text:p/>
        </draw:line>
        <draw:polygon draw:style-name="gr6" draw:text-style-name="P6" draw:layer="layout" svg:width="0.441cm" svg:height="0.349cm" svg:x="96.378cm" svg:y="70.365cm" svg:viewBox="0 0 442 350" draw:points="0,218 442,350 315,187 404,0">
          <text:p/>
        </draw:polygon>
        <draw:line draw:style-name="gr3" draw:text-style-name="P3" draw:layer="layout" svg:x1="106.549cm" svg:y1="76.764cm" svg:x2="106.864cm" svg:y2="79.831cm">
          <text:p/>
        </draw:line>
        <draw:polygon draw:style-name="gr6" draw:text-style-name="P6" draw:layer="layout" svg:width="0.353cm" svg:height="0.441cm" svg:x="106.672cm" svg:y="79.671cm" svg:viewBox="0 0 354 442" draw:points="220,442 354,0 188,123 0,35">
          <text:p/>
        </draw:polygon>
        <draw:line draw:style-name="gr3" draw:text-style-name="P3" draw:layer="layout" svg:x1="107.001cm" svg:y1="81.17cm" svg:x2="107.199cm" svg:y2="83.073cm">
          <text:p/>
        </draw:line>
        <draw:polygon draw:style-name="gr6" draw:text-style-name="P6" draw:layer="layout" svg:width="0.349cm" svg:height="0.438cm" svg:x="107.008cm" svg:y="82.916cm" svg:viewBox="0 0 350 439" draw:points="218,439 350,0 187,124 0,36">
          <text:p/>
        </draw:polygon>
        <draw:line draw:style-name="gr3" draw:text-style-name="P3" draw:layer="layout" svg:x1="107.022cm" svg:y1="76.362cm" svg:x2="110cm" svg:y2="77.068cm">
          <text:p/>
        </draw:line>
        <draw:polygon draw:style-name="gr6" draw:text-style-name="P6" draw:layer="layout" svg:width="0.455cm" svg:height="0.342cm" svg:x="109.819cm" svg:y="76.866cm" svg:viewBox="0 0 456 343" draw:points="456,269 82,0 146,194 0,343">
          <text:p/>
        </draw:polygon>
        <draw:line draw:style-name="gr3" draw:text-style-name="P3" draw:layer="layout" svg:x1="111.333cm" svg:y1="77.385cm" svg:x2="113.172cm" svg:y2="77.827cm">
          <text:p/>
        </draw:line>
        <draw:polygon draw:style-name="gr6" draw:text-style-name="P6" draw:layer="layout" svg:width="0.455cm" svg:height="0.342cm" svg:x="112.991cm" svg:y="77.621cm" svg:viewBox="0 0 456 343" draw:points="456,269 85,0 145,195 0,343">
          <text:p/>
        </draw:polygon>
        <draw:line draw:style-name="gr3" draw:text-style-name="P3" draw:layer="layout" svg:x1="107.022cm" svg:y1="76.021cm" svg:x2="109.81cm" svg:y2="74.898cm">
          <text:p/>
        </draw:line>
        <draw:polygon draw:style-name="gr6" draw:text-style-name="P6" draw:layer="layout" svg:width="0.458cm" svg:height="0.328cm" svg:x="109.615cm" svg:y="74.785cm" svg:viewBox="0 0 459 329" draw:points="459,7 0,0 163,123 131,329">
          <text:p/>
        </draw:polygon>
        <draw:line draw:style-name="gr3" draw:text-style-name="P3" draw:layer="layout" svg:x1="111.132cm" svg:y1="74.366cm" svg:x2="112.836cm" svg:y2="73.677cm">
          <text:p/>
        </draw:line>
        <draw:polygon draw:style-name="gr6" draw:text-style-name="P6" draw:layer="layout" svg:width="0.459cm" svg:height="0.328cm" svg:x="112.638cm" svg:y="73.564cm" svg:viewBox="0 0 460 329" draw:points="460,7 0,0 162,128 130,329">
          <text:p/>
        </draw:polygon>
        <draw:line draw:style-name="gr3" draw:text-style-name="P3" draw:layer="layout" svg:x1="106.958cm" svg:y1="76.764cm" svg:x2="108.765cm" svg:y2="78.825cm">
          <text:p/>
        </draw:line>
        <draw:polygon draw:style-name="gr6" draw:text-style-name="P6" draw:layer="layout" svg:width="0.409cm" svg:height="0.434cm" svg:x="108.539cm" svg:y="78.602cm" svg:viewBox="0 0 410 435" draw:points="410,435 265,0 202,194 0,233">
          <text:p/>
        </draw:polygon>
        <draw:line draw:style-name="gr3" draw:text-style-name="P3" draw:layer="layout" svg:x1="109.876cm" svg:y1="80.094cm" svg:x2="110.914cm" svg:y2="81.277cm">
          <text:p/>
        </draw:line>
        <draw:polygon draw:style-name="gr6" draw:text-style-name="P6" draw:layer="layout" svg:width="0.413cm" svg:height="0.434cm" svg:x="110.687cm" svg:y="81.054cm" svg:viewBox="0 0 414 435" draw:points="414,435 265,0 201,195 0,234">
          <text:p/>
        </draw:polygon>
        <draw:line draw:style-name="gr3" draw:text-style-name="P3" draw:layer="layout" svg:x1="106.197cm" svg:y1="76.764cm" svg:x2="104.75cm" svg:y2="79.316cm">
          <text:p/>
        </draw:line>
        <draw:polygon draw:style-name="gr6" draw:text-style-name="P6" draw:layer="layout" svg:width="0.364cm" svg:height="0.455cm" svg:x="104.612cm" svg:y="79.103cm" svg:viewBox="0 0 365 456" draw:points="0,456 365,176 156,180 57,0">
          <text:p/>
        </draw:polygon>
        <draw:line draw:style-name="gr3" draw:text-style-name="P3" draw:layer="layout" svg:x1="104.014cm" svg:y1="80.616cm" svg:x2="103.145cm" svg:y2="82.152cm">
          <text:p/>
        </draw:line>
        <draw:polygon draw:style-name="gr6" draw:text-style-name="P6" draw:layer="layout" svg:width="0.363cm" svg:height="0.455cm" svg:x="103.007cm" svg:y="81.943cm" svg:viewBox="0 0 364 456" draw:points="0,456 364,173 155,180 57,0">
          <text:p/>
        </draw:polygon>
        <draw:line draw:style-name="gr3" draw:text-style-name="P3" draw:layer="layout" svg:x1="119.194cm" svg:y1="61.722cm" svg:x2="117.563cm" svg:y2="72.856cm">
          <text:p/>
        </draw:line>
        <draw:polygon draw:style-name="gr6" draw:text-style-name="P6" draw:layer="layout" svg:width="0.349cm" svg:height="0.445cm" svg:x="117.411cm" svg:y="72.689cm" svg:viewBox="0 0 350 446" draw:points="114,446 350,50 160,131 0,0">
          <text:p/>
        </draw:polygon>
        <draw:line draw:style-name="gr3" draw:text-style-name="P3" draw:layer="layout" svg:x1="117.37cm" svg:y1="74.192cm" svg:x2="117.094cm" svg:y2="76.081cm">
          <text:p/>
        </draw:line>
        <draw:polygon draw:style-name="gr6" draw:text-style-name="P6" draw:layer="layout" svg:width="0.35cm" svg:height="0.444cm" svg:x="116.938cm" svg:y="75.914cm" svg:viewBox="0 0 351 445" draw:points="113,445 351,53 160,130 0,0">
          <text:p/>
        </draw:polygon>
        <draw:line draw:style-name="gr3" draw:text-style-name="P3" draw:layer="layout" svg:x1="119.591cm" svg:y1="61.722cm" svg:x2="125.318cm" svg:y2="71.216cm">
          <text:p/>
        </draw:line>
        <draw:polygon draw:style-name="gr6" draw:text-style-name="P6" draw:layer="layout" svg:width="0.366cm" svg:height="0.455cm" svg:x="125.095cm" svg:y="71cm" svg:viewBox="0 0 367 456" draw:points="367,456 300,0 204,183 0,183">
          <text:p/>
        </draw:polygon>
        <draw:line draw:style-name="gr3" draw:text-style-name="P3" draw:layer="layout" svg:x1="126.1cm" svg:y1="72.513cm" svg:x2="127.004cm" svg:y2="74.006cm">
          <text:p/>
        </draw:line>
        <draw:polygon draw:style-name="gr6" draw:text-style-name="P6" draw:layer="layout" svg:width="0.371cm" svg:height="0.451cm" svg:x="126.777cm" svg:y="73.794cm" svg:viewBox="0 0 372 452" draw:points="372,452 304,0 205,179 0,179">
          <text:p/>
        </draw:polygon>
        <draw:line draw:style-name="gr3" draw:text-style-name="P3" draw:layer="layout" svg:x1="119.799cm" svg:y1="61.379cm" svg:x2="130.359cm" svg:y2="65.113cm">
          <text:p/>
        </draw:line>
        <draw:polygon draw:style-name="gr6" draw:text-style-name="P6" draw:layer="layout" svg:width="0.459cm" svg:height="0.335cm" svg:x="130.167cm" svg:y="64.897cm" svg:viewBox="0 0 460 336" draw:points="460,311 117,0 160,204 0,336">
          <text:p/>
        </draw:polygon>
        <draw:line draw:style-name="gr3" draw:text-style-name="P3" draw:layer="layout" svg:x1="131.684cm" svg:y1="65.581cm" svg:x2="133.435cm" svg:y2="66.199cm">
          <text:p/>
        </draw:line>
        <draw:polygon draw:style-name="gr6" draw:text-style-name="P6" draw:layer="layout" svg:width="0.459cm" svg:height="0.335cm" svg:x="133.24cm" svg:y="65.983cm" svg:viewBox="0 0 460 336" draw:points="460,312 120,0 159,206 0,336">
          <text:p/>
        </draw:polygon>
        <draw:line draw:style-name="gr3" draw:text-style-name="P3" draw:layer="layout" svg:x1="119.799cm" svg:y1="60.999cm" svg:x2="130.324cm" svg:y2="57.178cm">
          <text:p/>
        </draw:line>
        <draw:polygon draw:style-name="gr6" draw:text-style-name="P6" draw:layer="layout" svg:width="0.455cm" svg:height="0.332cm" svg:x="130.132cm" svg:y="57.061cm" svg:viewBox="0 0 456 333" draw:points="456,21 0,0 159,128 120,333">
          <text:p/>
        </draw:polygon>
        <draw:line draw:style-name="gr3" draw:text-style-name="P3" draw:layer="layout" svg:x1="131.646cm" svg:y1="56.699cm" svg:x2="133.389cm" svg:y2="56.063cm">
          <text:p/>
        </draw:line>
        <draw:polygon draw:style-name="gr6" draw:text-style-name="P6" draw:layer="layout" svg:width="0.459cm" svg:height="0.331cm" svg:x="133.194cm" svg:y="55.947cm" svg:viewBox="0 0 460 332" draw:points="460,21 0,0 163,130 120,332">
          <text:p/>
        </draw:polygon>
        <draw:line draw:style-name="gr3" draw:text-style-name="P3" draw:layer="layout" svg:x1="119.584cm" svg:y1="60.664cm" svg:x2="125.233cm" svg:y2="51.117cm">
          <text:p/>
        </draw:line>
        <draw:polygon draw:style-name="gr6" draw:text-style-name="P6" draw:layer="layout" svg:width="0.367cm" svg:height="0.455cm" svg:x="125.01cm" svg:y="50.874cm" svg:viewBox="0 0 368 456" draw:points="368,0 0,275 204,271 303,456">
          <text:p/>
        </draw:polygon>
        <draw:line draw:style-name="gr3" draw:text-style-name="P3" draw:layer="layout" svg:x1="126.001cm" svg:y1="49.816cm" svg:x2="126.895cm" svg:y2="48.309cm">
          <text:p/>
        </draw:line>
        <draw:polygon draw:style-name="gr6" draw:text-style-name="P6" draw:layer="layout" svg:width="0.367cm" svg:height="0.456cm" svg:x="126.668cm" svg:y="48.065cm" svg:viewBox="0 0 368 457" draw:points="368,0 0,276 209,276 304,457">
          <text:p/>
        </draw:polygon>
        <draw:line draw:style-name="gr3" draw:text-style-name="P3" draw:layer="layout" svg:x1="119.19cm" svg:y1="60.664cm" svg:x2="117.464cm" svg:y2="49.544cm">
          <text:p/>
        </draw:line>
        <draw:polygon draw:style-name="gr6" draw:text-style-name="P6" draw:layer="layout" svg:width="0.349cm" svg:height="0.448cm" svg:x="117.312cm" svg:y="49.265cm" svg:viewBox="0 0 350 449" draw:points="110,0 0,449 160,315 350,393">
          <text:p/>
        </draw:polygon>
        <draw:line draw:style-name="gr3" draw:text-style-name="P3" draw:layer="layout" svg:x1="117.257cm" svg:y1="48.208cm" svg:x2="116.963cm" svg:y2="46.323cm">
          <text:p/>
        </draw:line>
        <draw:polygon draw:style-name="gr6" draw:text-style-name="P6" draw:layer="layout" svg:width="0.35cm" svg:height="0.445cm" svg:x="116.811cm" svg:y="46.044cm" svg:viewBox="0 0 351 446" draw:points="110,0 0,446 159,314 351,393">
          <text:p/>
        </draw:polygon>
        <draw:line draw:style-name="gr3" draw:text-style-name="P3" draw:layer="layout" svg:x1="119.799cm" svg:y1="60.752cm" svg:x2="128.228cm" svg:y2="53.763cm">
          <text:p/>
        </draw:line>
        <draw:polygon draw:style-name="gr6" draw:text-style-name="P6" draw:layer="layout" svg:width="0.437cm" svg:height="0.406cm" svg:x="128.005cm" svg:y="53.583cm" svg:viewBox="0 0 438 407" draw:points="438,0 0,135 194,206 226,407">
          <text:p/>
        </draw:polygon>
        <draw:line draw:style-name="gr3" draw:text-style-name="P3" draw:layer="layout" svg:x1="129.501cm" svg:y1="53.195cm" svg:x2="131.41cm" svg:y2="53.372cm">
          <text:p/>
        </draw:line>
        <draw:polygon draw:style-name="gr6" draw:text-style-name="P6" draw:layer="layout" svg:width="0.438cm" svg:height="0.35cm" svg:x="131.25cm" svg:y="53.184cm" svg:viewBox="0 0 439 351" draw:points="439,216 36,0 125,185 0,351">
          <text:p/>
        </draw:polygon>
        <draw:line draw:style-name="gr3" draw:text-style-name="P3" draw:layer="layout" svg:x1="129.021cm" svg:y1="52.617cm" svg:x2="129.202cm" svg:y2="50.708cm">
          <text:p/>
        </draw:line>
        <draw:polygon draw:style-name="gr6" draw:text-style-name="P6" draw:layer="layout" svg:width="0.353cm" svg:height="0.438cm" svg:x="129.01cm" svg:y="50.429cm" svg:viewBox="0 0 354 439" draw:points="216,0 0,403 187,315 354,439">
          <text:p/>
        </draw:polygon>
        <draw:line draw:style-name="gr3" draw:text-style-name="P3" draw:layer="layout" svg:x1="119.799cm" svg:y1="61.19cm" svg:x2="131.065cm" svg:y2="61.139cm">
          <text:p/>
        </draw:line>
        <draw:polygon draw:style-name="gr6" draw:text-style-name="P6" draw:layer="layout" svg:width="0.424cm" svg:height="0.352cm" svg:x="130.922cm" svg:y="60.967cm" svg:viewBox="0 0 425 353" draw:points="425,173 0,0 106,173 0,353">
          <text:p/>
        </draw:polygon>
        <draw:line draw:style-name="gr3" draw:text-style-name="P3" draw:layer="layout" svg:x1="132.404cm" svg:y1="61.662cm" svg:x2="133.463cm" svg:y2="62.71cm">
          <text:p/>
        </draw:line>
        <draw:polygon draw:style-name="gr6" draw:text-style-name="P6" draw:layer="layout" svg:width="0.423cm" svg:height="0.423cm" svg:x="133.237cm" svg:y="62.484cm" svg:viewBox="0 0 424 424" draw:points="424,424 248,0 197,201 0,250">
          <text:p/>
        </draw:polygon>
        <draw:line draw:style-name="gr3" draw:text-style-name="P3" draw:layer="layout" svg:x1="132.401cm" svg:y1="60.608cm" svg:x2="133.449cm" svg:y2="59.552cm">
          <text:p/>
        </draw:line>
        <draw:polygon draw:style-name="gr6" draw:text-style-name="P6" draw:layer="layout" svg:width="0.423cm" svg:height="0.427cm" svg:x="133.223cm" svg:y="59.351cm" svg:viewBox="0 0 424 428" draw:points="424,0 0,177 201,227 251,428">
          <text:p/>
        </draw:polygon>
        <draw:line draw:style-name="gr3" draw:text-style-name="P3" draw:layer="layout" svg:x1="119.799cm" svg:y1="61.623cm" svg:x2="128.295cm" svg:y2="68.545cm">
          <text:p/>
        </draw:line>
        <draw:polygon draw:style-name="gr6" draw:text-style-name="P6" draw:layer="layout" svg:width="0.441cm" svg:height="0.406cm" svg:x="128.072cm" svg:y="68.318cm" svg:viewBox="0 0 442 407" draw:points="442,407 223,0 195,205 0,276">
          <text:p/>
        </draw:polygon>
        <draw:line draw:style-name="gr3" draw:text-style-name="P3" draw:layer="layout" svg:x1="129.095cm" svg:y1="69.684cm" svg:x2="129.29cm" svg:y2="71.59cm">
          <text:p/>
        </draw:line>
        <draw:polygon draw:style-name="gr6" draw:text-style-name="P6" draw:layer="layout" svg:width="0.352cm" svg:height="0.441cm" svg:x="129.099cm" svg:y="71.43cm" svg:viewBox="0 0 353 442" draw:points="218,442 353,0 187,124 0,35">
          <text:p/>
        </draw:polygon>
        <draw:line draw:style-name="gr3" draw:text-style-name="P3" draw:layer="layout" svg:x1="129.571cm" svg:y1="69.103cm" svg:x2="131.477cm" svg:y2="68.908cm">
          <text:p/>
        </draw:line>
        <draw:polygon draw:style-name="gr6" draw:text-style-name="P6" draw:layer="layout" svg:width="0.437cm" svg:height="0.353cm" svg:x="131.318cm" svg:y="68.745cm" svg:viewBox="0 0 438 354" draw:points="438,135 0,0 124,167 36,354">
          <text:p/>
        </draw:polygon>
        <draw:line draw:style-name="gr3" draw:text-style-name="P3" draw:layer="layout" svg:x1="119.38cm" svg:y1="61.722cm" svg:x2="121.599cm" svg:y2="72.743cm">
          <text:p/>
        </draw:line>
        <draw:polygon draw:style-name="gr6" draw:text-style-name="P6" draw:layer="layout" svg:width="0.346cm" svg:height="0.448cm" svg:x="121.397cm" svg:y="72.569cm" svg:viewBox="0 0 347 449" draw:points="259,449 347,0 194,138 0,71">
          <text:p/>
        </draw:polygon>
        <draw:line draw:style-name="gr3" draw:text-style-name="P3" draw:layer="layout" svg:x1="121.409cm" svg:y1="74.076cm" svg:x2="120.463cm" svg:y2="75.498cm">
          <text:p/>
        </draw:line>
        <draw:polygon draw:style-name="gr6" draw:text-style-name="P6" draw:layer="layout" svg:width="0.381cm" svg:height="0.452cm" svg:x="120.307cm" svg:y="75.282cm" svg:viewBox="0 0 382 453" draw:points="0,453 382,198 177,187 89,0">
          <text:p/>
        </draw:polygon>
        <draw:line draw:style-name="gr3" draw:text-style-name="P3" draw:layer="layout" svg:x1="122.29cm" svg:y1="73.899cm" svg:x2="123.713cm" svg:y2="74.846cm">
          <text:p/>
        </draw:line>
        <draw:polygon draw:style-name="gr6" draw:text-style-name="P6" draw:layer="layout" svg:width="0.448cm" svg:height="0.381cm" svg:x="123.496cm" svg:y="74.619cm" svg:viewBox="0 0 449 382" draw:points="449,382 194,0 184,205 0,294">
          <text:p/>
        </draw:polygon>
        <draw:line draw:style-name="gr3" draw:text-style-name="P3" draw:layer="layout" svg:x1="73.645cm" svg:y1="55.075cm" svg:x2="85.387cm" svg:y2="85.341cm">
          <text:p/>
        </draw:line>
        <draw:polygon draw:style-name="gr6" draw:text-style-name="P6" draw:layer="layout" svg:width="0.328cm" svg:height="0.459cm" svg:x="85.171cm" svg:y="85.146cm" svg:viewBox="0 0 329 460" draw:points="318,460 329,0 201,162 0,127">
          <text:p/>
        </draw:polygon>
        <draw:line draw:style-name="gr3" draw:text-style-name="P3" draw:layer="layout" svg:x1="85.203cm" svg:y1="85.606cm" svg:x2="81.777cm" svg:y2="81.907cm">
          <text:p/>
        </draw:line>
        <draw:polygon draw:style-name="gr6" draw:text-style-name="P6" draw:layer="layout" svg:width="0.417cm" svg:height="0.431cm" svg:x="81.586cm" svg:y="81.699cm" svg:viewBox="0 0 418 432" draw:points="0,0 160,432 217,234 418,191">
          <text:p/>
        </draw:polygon>
        <draw:line draw:style-name="gr3" draw:text-style-name="P3" draw:layer="layout" svg:x1="80.607cm" svg:y1="80.642cm" svg:x2="79.561cm" svg:y2="79.516cm">
          <text:p/>
        </draw:line>
        <draw:polygon draw:style-name="gr6" draw:text-style-name="P6" draw:layer="layout" svg:width="0.416cm" svg:height="0.431cm" svg:x="79.371cm" svg:y="79.307cm" svg:viewBox="0 0 417 432" draw:points="0,0 159,432 215,234 417,192">
          <text:p/>
        </draw:polygon>
        <draw:line draw:style-name="gr3" draw:text-style-name="P3" draw:layer="layout" svg:x1="85.574cm" svg:y1="86.663cm" svg:x2="84.37cm" svg:y2="91.924cm">
          <text:p/>
        </draw:line>
        <draw:polygon draw:style-name="gr6" draw:text-style-name="P6" draw:layer="layout" svg:width="0.345cm" svg:height="0.452cm" svg:x="84.229cm" svg:y="91.746cm" svg:viewBox="0 0 346 453" draw:points="77,453 346,79 149,143 0,0">
          <text:p/>
        </draw:polygon>
        <draw:line draw:style-name="gr3" draw:text-style-name="P3" draw:layer="layout" svg:x1="84.067cm" svg:y1="93.256cm" svg:x2="83.643cm" svg:y2="95.102cm">
          <text:p/>
        </draw:line>
        <draw:polygon draw:style-name="gr6" draw:text-style-name="P6" draw:layer="layout" svg:width="0.346cm" svg:height="0.452cm" svg:x="83.502cm" svg:y="94.925cm" svg:viewBox="0 0 347 453" draw:points="78,453 347,79 148,146 0,0">
          <text:p/>
        </draw:polygon>
        <draw:line draw:style-name="gr3" draw:text-style-name="P3" draw:layer="layout" svg:x1="86.222cm" svg:y1="86.451cm" svg:x2="90.721cm" svg:y2="89.155cm">
          <text:p/>
        </draw:line>
        <draw:polygon draw:style-name="gr6" draw:text-style-name="P6" draw:layer="layout" svg:width="0.455cm" svg:height="0.37cm" svg:x="90.508cm" svg:y="88.928cm" svg:viewBox="0 0 456 371" draw:points="456,371 184,0 184,205 0,304">
          <text:p/>
        </draw:polygon>
        <draw:line draw:style-name="gr3" draw:text-style-name="P3" draw:layer="layout" svg:x1="92.022cm" svg:y1="89.933cm" svg:x2="93.518cm" svg:y2="90.83cm">
          <text:p/>
        </draw:line>
        <draw:polygon draw:style-name="gr6" draw:text-style-name="P6" draw:layer="layout" svg:width="0.455cm" svg:height="0.367cm" svg:x="93.306cm" svg:y="90.607cm" svg:viewBox="0 0 456 368" draw:points="456,368 180,0 180,205 0,300">
          <text:p/>
        </draw:polygon>
        <draw:line draw:style-name="gr3" draw:text-style-name="P3" draw:layer="layout" svg:x1="86.222cm" svg:y1="85.676cm" svg:x2="90.061cm" svg:y2="82.345cm">
          <text:p/>
        </draw:line>
        <draw:polygon draw:style-name="gr6" draw:text-style-name="P6" draw:layer="layout" svg:width="0.434cm" svg:height="0.41cm" svg:x="89.841cm" svg:y="82.161cm" svg:viewBox="0 0 435 411" draw:points="435,0 0,145 195,209 231,411">
          <text:p/>
        </draw:polygon>
        <draw:line draw:style-name="gr3" draw:text-style-name="P3" draw:layer="layout" svg:x1="91.334cm" svg:y1="81.245cm" svg:x2="92.527cm" svg:y2="80.211cm">
          <text:p/>
        </draw:line>
        <draw:polygon draw:style-name="gr6" draw:text-style-name="P6" draw:layer="layout" svg:width="0.434cm" svg:height="0.409cm" svg:x="92.304cm" svg:y="80.027cm" svg:viewBox="0 0 435 410" draw:points="435,0 0,141 195,208 230,410">
          <text:p/>
        </draw:polygon>
        <draw:line draw:style-name="gr3" draw:text-style-name="P3" draw:layer="layout" svg:x1="85.816cm" svg:y1="85.606cm" svg:x2="87.045cm" svg:y2="80.352cm">
          <text:p/>
        </draw:line>
        <draw:polygon draw:style-name="gr6" draw:text-style-name="P6" draw:layer="layout" svg:width="0.342cm" svg:height="0.451cm" svg:x="86.839cm" svg:y="80.077cm" svg:viewBox="0 0 343 452" draw:points="269,0 0,370 194,306 343,452">
          <text:p/>
        </draw:polygon>
        <draw:line draw:style-name="gr3" draw:text-style-name="P3" draw:layer="layout" svg:x1="87.76cm" svg:y1="79.217cm" svg:x2="89.232cm" svg:y2="78.302cm">
          <text:p/>
        </draw:line>
        <draw:polygon draw:style-name="gr6" draw:text-style-name="P6" draw:layer="layout" svg:width="0.455cm" svg:height="0.374cm" svg:x="89.016cm" svg:y="78.154cm" svg:viewBox="0 0 456 375" draw:points="456,0 0,74 183,166 187,375">
          <text:p/>
        </draw:polygon>
        <draw:line draw:style-name="gr3" draw:text-style-name="P3" draw:layer="layout" svg:x1="86.9cm" svg:y1="79.019cm" svg:x2="85.986cm" svg:y2="77.547cm">
          <text:p/>
        </draw:line>
        <draw:polygon draw:style-name="gr6" draw:text-style-name="P6" draw:layer="layout" svg:width="0.374cm" svg:height="0.452cm" svg:x="85.837cm" svg:y="77.307cm" svg:viewBox="0 0 375 453" draw:points="0,0 74,453 171,269 375,266">
          <text:p/>
        </draw:polygon>
        <draw:line draw:style-name="gr3" draw:text-style-name="P3" draw:layer="layout" svg:x1="86.222cm" svg:y1="86.089cm" svg:x2="91.624cm" svg:y2="85.619cm">
          <text:p/>
        </draw:line>
        <draw:polygon draw:style-name="gr6" draw:text-style-name="P6" draw:layer="layout" svg:width="0.438cm" svg:height="0.353cm" svg:x="91.464cm" svg:y="85.453cm" svg:viewBox="0 0 439 354" draw:points="439,141 0,0 125,169 32,354">
          <text:p/>
        </draw:polygon>
        <draw:line draw:style-name="gr3" draw:text-style-name="P3" draw:layer="layout" svg:x1="92.96cm" svg:y1="85.993cm" svg:x2="94.185cm" svg:y2="87.02cm">
          <text:p/>
        </draw:line>
        <draw:polygon draw:style-name="gr6" draw:text-style-name="P6" draw:layer="layout" svg:width="0.437cm" svg:height="0.406cm" svg:x="93.962cm" svg:y="86.793cm" svg:viewBox="0 0 438 407" draw:points="438,407 227,0 194,203 0,270">
          <text:p/>
        </draw:polygon>
        <draw:line draw:style-name="gr3" draw:text-style-name="P3" draw:layer="layout" svg:x1="92.875cm" svg:y1="85.02cm" svg:x2="93.903cm" svg:y2="83.795cm">
          <text:p/>
        </draw:line>
        <draw:polygon draw:style-name="gr6" draw:text-style-name="P6" draw:layer="layout" svg:width="0.409cm" svg:height="0.437cm" svg:x="93.676cm" svg:y="83.58cm" svg:viewBox="0 0 410 438" draw:points="410,0 0,212 206,244 273,438">
          <text:p/>
        </draw:polygon>
        <draw:line draw:style-name="gr3" draw:text-style-name="P3" draw:layer="layout" svg:x1="85.919cm" svg:y1="86.663cm" svg:x2="88.008cm" svg:y2="91.568cm">
          <text:p/>
        </draw:line>
        <draw:polygon draw:style-name="gr6" draw:text-style-name="P6" draw:layer="layout" svg:width="0.328cm" svg:height="0.459cm" svg:x="87.792cm" svg:y="91.369cm" svg:viewBox="0 0 329 460" draw:points="329,460 325,0 201,167 0,139">
          <text:p/>
        </draw:polygon>
        <draw:line draw:style-name="gr3" draw:text-style-name="P3" draw:layer="layout" svg:x1="88.131cm" svg:y1="92.886cm" svg:x2="87.446cm" svg:y2="94.591cm">
          <text:p/>
        </draw:line>
        <draw:polygon draw:style-name="gr6" draw:text-style-name="P6" draw:layer="layout" svg:width="0.328cm" svg:height="0.459cm" svg:x="87.333cm" svg:y="94.392cm" svg:viewBox="0 0 329 460" draw:points="7,460 329,134 128,166 0,0">
          <text:p/>
        </draw:polygon>
        <draw:line draw:style-name="gr3" draw:text-style-name="P3" draw:layer="layout" svg:x1="88.875cm" svg:y1="92.568cm" svg:x2="90.58cm" svg:y2="93.257cm">
          <text:p/>
        </draw:line>
        <draw:polygon draw:style-name="gr6" draw:text-style-name="P6" draw:layer="layout" svg:width="0.459cm" svg:height="0.328cm" svg:x="90.381cm" svg:y="93.038cm" svg:viewBox="0 0 460 329" draw:points="460,325 132,0 167,204 0,329">
          <text:p/>
        </draw:polygon>
        <draw:line draw:style-name="gr3" draw:text-style-name="P3" draw:layer="layout" svg:x1="85.165cm" svg:y1="86.275cm" svg:x2="77.184cm" svg:y2="88.41cm">
          <text:p/>
        </draw:line>
        <draw:polygon draw:style-name="gr6" draw:text-style-name="P6" draw:layer="layout" svg:width="0.455cm" svg:height="0.342cm" svg:x="76.912cm" svg:y="88.201cm" svg:viewBox="0 0 456 343" draw:points="0,283 456,343 308,198 364,0">
          <text:p/>
        </draw:polygon>
        <draw:line draw:style-name="gr3" draw:text-style-name="P3" draw:layer="layout" svg:x1="76.461cm" svg:y1="88.096cm" svg:x2="76.737cm" svg:y2="86.204cm">
          <text:p/>
        </draw:line>
        <draw:polygon draw:style-name="gr6" draw:text-style-name="P6" draw:layer="layout" svg:width="0.349cm" svg:height="0.444cm" svg:x="76.542cm" svg:y="85.926cm" svg:viewBox="0 0 350 445" draw:points="237,0 0,395 191,314 350,445">
          <text:p/>
        </draw:polygon>
        <draw:line draw:style-name="gr3" draw:text-style-name="P3" draw:layer="layout" svg:x1="76.933cm" svg:y1="84.868cm" svg:x2="77.213cm" svg:y2="82.98cm">
          <text:p/>
        </draw:line>
        <draw:polygon draw:style-name="gr6" draw:text-style-name="P6" draw:layer="layout" svg:width="0.349cm" svg:height="0.445cm" svg:x="77.018cm" svg:y="82.701cm" svg:viewBox="0 0 350 446" draw:points="236,0 0,393 187,315 350,446">
          <text:p/>
        </draw:polygon>
        <draw:line draw:style-name="gr3" draw:text-style-name="P3" draw:layer="layout" svg:x1="76.799cm" svg:y1="89.154cm" svg:x2="77.813cm" svg:y2="90.432cm">
          <text:p/>
        </draw:line>
        <draw:polygon draw:style-name="gr6" draw:text-style-name="P6" draw:layer="layout" svg:width="0.399cm" svg:height="0.441cm" svg:x="77.586cm" svg:y="90.212cm" svg:viewBox="0 0 400 442" draw:points="400,442 276,0 201,190 0,220">
          <text:p/>
        </draw:polygon>
        <draw:line draw:style-name="gr3" draw:text-style-name="P3" draw:layer="layout" svg:x1="78.821cm" svg:y1="91.711cm" svg:x2="79.834cm" svg:y2="92.993cm">
          <text:p/>
        </draw:line>
        <draw:polygon draw:style-name="gr6" draw:text-style-name="P6" draw:layer="layout" svg:width="0.402cm" svg:height="0.441cm" svg:x="79.604cm" svg:y="92.769cm" svg:viewBox="0 0 403 442" draw:points="403,442 280,0 205,195 0,219">
          <text:p/>
        </draw:polygon>
        <draw:line draw:style-name="gr3" draw:text-style-name="P3" draw:layer="layout" svg:x1="75.855cm" svg:y1="88.765cm" svg:x2="74.033cm" svg:y2="89.253cm">
          <text:p/>
        </draw:line>
        <draw:polygon draw:style-name="gr6" draw:text-style-name="P6" draw:layer="layout" svg:width="0.455cm" svg:height="0.342cm" svg:x="73.762cm" svg:y="89.044cm" svg:viewBox="0 0 456 343" draw:points="0,280 456,343 308,199 364,0">
          <text:p/>
        </draw:polygon>
        <draw:line draw:style-name="gr3" draw:text-style-name="P3" draw:layer="layout" svg:x1="72.704cm" svg:y1="89.609cm" svg:x2="70.883cm" svg:y2="90.096cm">
          <text:p/>
        </draw:line>
        <draw:polygon draw:style-name="gr6" draw:text-style-name="P6" draw:layer="layout" svg:width="0.455cm" svg:height="0.342cm" svg:x="70.612cm" svg:y="89.887cm" svg:viewBox="0 0 456 343" draw:points="0,280 456,343 307,198 364,0">
          <text:p/>
        </draw:polygon>
        <draw:line draw:style-name="gr3" draw:text-style-name="P3" draw:layer="layout" svg:x1="73.928cm" svg:y1="54.018cm" svg:x2="94.937cm" svg:y2="31.208cm">
          <text:p/>
        </draw:line>
        <draw:polygon draw:style-name="gr6" draw:text-style-name="P6" draw:layer="layout" svg:width="0.42cm" svg:height="0.431cm" svg:x="94.71cm" svg:y="31.001cm" svg:viewBox="0 0 421 432" draw:points="421,0 0,193 205,234 262,432">
          <text:p/>
        </draw:polygon>
        <draw:line draw:style-name="gr3" draw:text-style-name="P3" draw:layer="layout" svg:x1="95.413cm" svg:y1="31.001cm" svg:x2="93.927cm" svg:y2="34.831cm">
          <text:p/>
        </draw:line>
        <draw:polygon draw:style-name="gr6" draw:text-style-name="P6" draw:layer="layout" svg:width="0.328cm" svg:height="0.458cm" svg:x="93.814cm" svg:y="34.635cm" svg:viewBox="0 0 329 459" draw:points="14,459 329,127 127,163 0,0">
          <text:p/>
        </draw:polygon>
        <draw:line draw:style-name="gr3" draw:text-style-name="P3" draw:layer="layout" svg:x1="93.416cm" svg:y1="36.152cm" svg:x2="92.752cm" svg:y2="37.871cm">
          <text:p/>
        </draw:line>
        <draw:polygon draw:style-name="gr6" draw:text-style-name="P6" draw:layer="layout" svg:width="0.328cm" svg:height="0.459cm" svg:x="92.639cm" svg:y="37.676cm" svg:viewBox="0 0 329 460" draw:points="11,460 329,128 124,163 0,0">
          <text:p/>
        </draw:polygon>
        <draw:line draw:style-name="gr3" draw:text-style-name="P3" draw:layer="layout" svg:x1="96.146cm" svg:y1="30.374cm" svg:x2="100.239cm" svg:y2="29.606cm">
          <text:p/>
        </draw:line>
        <draw:polygon draw:style-name="gr6" draw:text-style-name="P6" draw:layer="layout" svg:width="0.448cm" svg:height="0.346cm" svg:x="100.068cm" svg:y="29.459cm" svg:viewBox="0 0 449 347" draw:points="449,95 0,0 136,154 65,347">
          <text:p/>
        </draw:polygon>
        <draw:line draw:style-name="gr3" draw:text-style-name="P3" draw:layer="layout" svg:x1="101.575cm" svg:y1="29.357cm" svg:x2="103.442cm" svg:y2="29.006cm">
          <text:p/>
        </draw:line>
        <draw:polygon draw:style-name="gr6" draw:text-style-name="P6" draw:layer="layout" svg:width="0.448cm" svg:height="0.347cm" svg:x="103.272cm" svg:y="28.858cm" svg:viewBox="0 0 449 348" draw:points="449,97 0,0 137,155 63,348">
          <text:p/>
        </draw:polygon>
        <draw:line draw:style-name="gr3" draw:text-style-name="P3" draw:layer="layout" svg:x1="95.676cm" svg:y1="29.944cm" svg:x2="96.161cm" svg:y2="25.795cm">
          <text:p/>
        </draw:line>
        <draw:polygon draw:style-name="gr6" draw:text-style-name="P6" draw:layer="layout" svg:width="0.349cm" svg:height="0.44cm" svg:x="95.969cm" svg:y="25.515cm" svg:viewBox="0 0 350 441" draw:points="227,0 0,401 188,316 350,441">
          <text:p/>
        </draw:polygon>
        <draw:line draw:style-name="gr3" draw:text-style-name="P3" draw:layer="layout" svg:x1="96.315cm" svg:y1="24.457cm" svg:x2="96.538cm" svg:y2="22.556cm">
          <text:p/>
        </draw:line>
        <draw:polygon draw:style-name="gr6" draw:text-style-name="P6" draw:layer="layout" svg:width="0.349cm" svg:height="0.441cm" svg:x="96.347cm" svg:y="22.276cm" svg:viewBox="0 0 350 442" draw:points="226,0 0,401 188,315 350,442">
          <text:p/>
        </draw:polygon>
        <draw:line draw:style-name="gr3" draw:text-style-name="P3" draw:layer="layout" svg:x1="95.088cm" svg:y1="30.238cm" svg:x2="91.351cm" svg:y2="28.582cm">
          <text:p/>
        </draw:line>
        <draw:polygon draw:style-name="gr6" draw:text-style-name="P6" draw:layer="layout" svg:width="0.458cm" svg:height="0.333cm" svg:x="91.094cm" svg:y="28.468cm" svg:viewBox="0 0 459 334" draw:points="0,0 318,334 294,129 459,10">
          <text:p/>
        </draw:polygon>
        <draw:line draw:style-name="gr3" draw:text-style-name="P3" draw:layer="layout" svg:x1="90.036cm" svg:y1="28cm" svg:x2="88.37cm" svg:y2="27.261cm">
          <text:p/>
        </draw:line>
        <draw:polygon draw:style-name="gr6" draw:text-style-name="P6" draw:layer="layout" svg:width="0.458cm" svg:height="0.333cm" svg:x="88.113cm" svg:y="27.146cm" svg:viewBox="0 0 459 334" draw:points="0,0 318,334 294,129 459,11">
          <text:p/>
        </draw:polygon>
        <draw:line draw:style-name="gr3" draw:text-style-name="P3" draw:layer="layout" svg:x1="95.088cm" svg:y1="30.589cm" svg:x2="91.027cm" svg:y2="31.487cm">
          <text:p/>
        </draw:line>
        <draw:polygon draw:style-name="gr6" draw:text-style-name="P6" draw:layer="layout" svg:width="0.451cm" svg:height="0.345cm" svg:x="90.752cm" svg:y="31.283cm" svg:viewBox="0 0 452 346" draw:points="0,265 452,346 311,197 375,0">
          <text:p/>
        </draw:polygon>
        <draw:line draw:style-name="gr3" draw:text-style-name="P3" draw:layer="layout" svg:x1="89.694cm" svg:y1="31.328cm" svg:x2="88.24cm" svg:y2="30.4cm">
          <text:p/>
        </draw:line>
        <draw:polygon draw:style-name="gr6" draw:text-style-name="P6" draw:layer="layout" svg:width="0.452cm" svg:height="0.376cm" svg:x="88.003cm" svg:y="30.248cm" svg:viewBox="0 0 453 377" draw:points="0,0 263,377 270,172 453,80">
          <text:p/>
        </draw:polygon>
        <draw:line draw:style-name="gr3" draw:text-style-name="P3" draw:layer="layout" svg:x1="89.885cm" svg:y1="32.193cm" svg:x2="88.959cm" svg:y2="33.647cm">
          <text:p/>
        </draw:line>
        <draw:polygon draw:style-name="gr6" draw:text-style-name="P6" draw:layer="layout" svg:width="0.374cm" svg:height="0.452cm" svg:x="88.808cm" svg:y="33.432cm" svg:viewBox="0 0 375 453" draw:points="0,453 375,191 170,185 77,0">
          <text:p/>
        </draw:polygon>
        <draw:line draw:style-name="gr3" draw:text-style-name="P3" draw:layer="layout" svg:x1="95.314cm" svg:y1="29.944cm" svg:x2="93.32cm" svg:y2="26.449cm">
          <text:p/>
        </draw:line>
        <draw:polygon draw:style-name="gr6" draw:text-style-name="P6" draw:layer="layout" svg:width="0.363cm" svg:height="0.455cm" svg:x="93.179cm" svg:y="26.204cm" svg:viewBox="0 0 364 456" draw:points="0,0 56,456 158,276 364,280">
          <text:p/>
        </draw:polygon>
        <draw:line draw:style-name="gr3" draw:text-style-name="P3" draw:layer="layout" svg:x1="93.02cm" svg:y1="25.147cm" svg:x2="93.518cm" svg:y2="23.331cm">
          <text:p/>
        </draw:line>
        <draw:polygon draw:style-name="gr6" draw:text-style-name="P6" draw:layer="layout" svg:width="0.342cm" svg:height="0.455cm" svg:x="93.309cm" svg:y="23.059cm" svg:viewBox="0 0 343 456" draw:points="283,0 0,362 198,306 343,456">
          <text:p/>
        </draw:polygon>
        <draw:line draw:style-name="gr3" draw:text-style-name="P3" draw:layer="layout" svg:x1="92.347cm" svg:y1="25.531cm" svg:x2="90.533cm" svg:y2="25.035cm">
          <text:p/>
        </draw:line>
        <draw:polygon draw:style-name="gr6" draw:text-style-name="P6" draw:layer="layout" svg:width="0.455cm" svg:height="0.34cm" svg:x="90.261cm" svg:y="24.902cm" svg:viewBox="0 0 456 341" draw:points="0,58 361,341 308,143 456,0">
          <text:p/>
        </draw:polygon>
        <draw:line draw:style-name="gr3" draw:text-style-name="P3" draw:layer="layout" svg:x1="96.11cm" svg:y1="29.944cm" svg:x2="98.697cm" svg:y2="27.169cm">
          <text:p/>
        </draw:line>
        <draw:polygon draw:style-name="gr6" draw:text-style-name="P6" draw:layer="layout" svg:width="0.416cm" svg:height="0.429cm" svg:x="98.474cm" svg:y="26.963cm" svg:viewBox="0 0 417 430" draw:points="417,0 0,189 201,232 257,430">
          <text:p/>
        </draw:polygon>
        <draw:line draw:style-name="gr3" draw:text-style-name="P3" draw:layer="layout" svg:x1="99.913cm" svg:y1="26.416cm" svg:x2="101.833cm" svg:y2="26.349cm">
          <text:p/>
        </draw:line>
        <draw:polygon draw:style-name="gr6" draw:text-style-name="P6" draw:layer="layout" svg:width="0.431cm" svg:height="0.353cm" svg:x="101.684cm" svg:y="26.177cm" svg:viewBox="0 0 432 354" draw:points="432,163 0,0 114,174 12,354">
          <text:p/>
        </draw:polygon>
        <draw:line draw:style-name="gr3" draw:text-style-name="P3" draw:layer="layout" svg:x1="99.367cm" svg:y1="25.905cm" svg:x2="99.299cm" svg:y2="23.986cm">
          <text:p/>
        </draw:line>
        <draw:polygon draw:style-name="gr6" draw:text-style-name="P6" draw:layer="layout" svg:width="0.352cm" svg:height="0.429cm" svg:x="99.127cm" svg:y="23.704cm" svg:viewBox="0 0 353 430" draw:points="162,0 0,430 172,318 353,418">
          <text:p/>
        </draw:polygon>
        <draw:line draw:style-name="gr3" draw:text-style-name="P3" draw:layer="layout" svg:x1="96.054cm" svg:y1="31.001cm" svg:x2="101.301cm" svg:y2="37.314cm">
          <text:p/>
        </draw:line>
        <draw:polygon draw:style-name="gr6" draw:text-style-name="P6" draw:layer="layout" svg:width="0.406cm" svg:height="0.441cm" svg:x="101.074cm" svg:y="37.091cm" svg:viewBox="0 0 407 442" draw:points="407,442 272,0 204,195 0,226">
          <text:p/>
        </draw:polygon>
        <draw:line draw:style-name="gr3" draw:text-style-name="P3" draw:layer="layout" svg:x1="101.392cm" svg:y1="38.078cm" svg:x2="99.472cm" svg:y2="38.157cm">
          <text:p/>
        </draw:line>
        <draw:polygon draw:style-name="gr6" draw:text-style-name="P6" draw:layer="layout" svg:width="0.43cm" svg:height="0.352cm" svg:x="99.19cm" svg:y="37.973cm" svg:viewBox="0 0 431 353" draw:points="0,194 431,353 318,179 417,0">
          <text:p/>
        </draw:polygon>
        <draw:line draw:style-name="gr3" draw:text-style-name="P3" draw:layer="layout" svg:x1="98.133cm" svg:y1="38.205cm" svg:x2="96.216cm" svg:y2="38.28cm">
          <text:p/>
        </draw:line>
        <draw:polygon draw:style-name="gr6" draw:text-style-name="P6" draw:layer="layout" svg:width="0.43cm" svg:height="0.352cm" svg:x="95.934cm" svg:y="38.1cm" svg:viewBox="0 0 431 353" draw:points="0,195 431,353 318,180 417,0">
          <text:p/>
        </draw:polygon>
        <draw:line draw:style-name="gr3" draw:text-style-name="P3" draw:layer="layout" svg:x1="102.45cm" svg:y1="38.131cm" svg:x2="104.342cm" svg:y2="38.39cm">
          <text:p/>
        </draw:line>
        <draw:polygon draw:style-name="gr6" draw:text-style-name="P6" draw:layer="layout" svg:width="0.445cm" svg:height="0.353cm" svg:x="104.178cm" svg:y="38.195cm" svg:viewBox="0 0 446 354" draw:points="446,233 46,0 127,190 0,354">
          <text:p/>
        </draw:polygon>
        <draw:line draw:style-name="gr3" draw:text-style-name="P3" draw:layer="layout" svg:x1="105.681cm" svg:y1="38.572cm" svg:x2="107.573cm" svg:y2="38.834cm">
          <text:p/>
        </draw:line>
        <draw:polygon draw:style-name="gr6" draw:text-style-name="P6" draw:layer="layout" svg:width="0.441cm" svg:height="0.35cm" svg:x="107.41cm" svg:y="38.639cm" svg:viewBox="0 0 442 351" draw:points="442,230 46,0 127,187 0,351">
          <text:p/>
        </draw:polygon>
        <draw:line draw:style-name="gr3" draw:text-style-name="P3" draw:layer="layout" svg:x1="102.04cm" svg:y1="37.533cm" svg:x2="102.461cm" svg:y2="35.683cm">
          <text:p/>
        </draw:line>
        <draw:polygon draw:style-name="gr6" draw:text-style-name="P6" draw:layer="layout" svg:width="0.342cm" svg:height="0.45cm" svg:x="102.256cm" svg:y="35.409cm" svg:viewBox="0 0 343 451" draw:points="265,0 0,374 195,309 343,451">
          <text:p/>
        </draw:polygon>
        <draw:line draw:style-name="gr3" draw:text-style-name="P3" draw:layer="layout" svg:x1="102.76cm" svg:y1="34.352cm" svg:x2="103.181cm" svg:y2="32.504cm">
          <text:p/>
        </draw:line>
        <draw:polygon draw:style-name="gr6" draw:text-style-name="P6" draw:layer="layout" svg:width="0.346cm" svg:height="0.452cm" svg:x="102.975cm" svg:y="32.229cm" svg:viewBox="0 0 347 453" draw:points="269,0 0,375 199,311 347,453">
          <text:p/>
        </draw:polygon>
        <draw:line draw:style-name="gr3" draw:text-style-name="P3" draw:layer="layout" svg:x1="101.897cm" svg:y1="38.59cm" svg:x2="101.801cm" svg:y2="40.506cm">
          <text:p/>
        </draw:line>
        <draw:polygon draw:style-name="gr6" draw:text-style-name="P6" draw:layer="layout" svg:width="0.353cm" svg:height="0.431cm" svg:x="101.631cm" svg:y="40.357cm" svg:viewBox="0 0 354 432" draw:points="155,432 354,14 173,113 0,0">
          <text:p/>
        </draw:polygon>
        <draw:line draw:style-name="gr3" draw:text-style-name="P3" draw:layer="layout" svg:x1="101.738cm" svg:y1="41.846cm" svg:x2="101.642cm" svg:y2="43.763cm">
          <text:p/>
        </draw:line>
        <draw:polygon draw:style-name="gr6" draw:text-style-name="P6" draw:layer="layout" svg:width="0.352cm" svg:height="0.431cm" svg:x="101.473cm" svg:y="43.613cm" svg:viewBox="0 0 353 432" draw:points="156,432 353,18 173,114 0,0">
          <text:p/>
        </draw:polygon>
        <draw:line draw:style-name="gr3" draw:text-style-name="P3" draw:layer="layout" svg:x1="73.329cm" svg:y1="54.018cm" svg:x2="64.6cm" svg:y2="13.558cm">
          <text:p/>
        </draw:line>
        <draw:polygon draw:style-name="gr6" draw:text-style-name="P6" draw:layer="layout" svg:width="0.342cm" svg:height="0.451cm" svg:x="64.459cm" svg:y="13.282cm" svg:viewBox="0 0 343 452" draw:points="82,0 0,452 149,311 343,377">
          <text:p/>
        </draw:polygon>
        <draw:line draw:style-name="gr3" draw:text-style-name="P3" draw:layer="layout" svg:x1="64.724cm" svg:y1="13.282cm" svg:x2="68.446cm" svg:y2="19.916cm">
          <text:p/>
        </draw:line>
        <draw:polygon draw:style-name="gr6" draw:text-style-name="P6" draw:layer="layout" svg:width="0.36cm" svg:height="0.456cm" svg:x="68.223cm" svg:y="19.705cm" svg:viewBox="0 0 361 457" draw:points="361,457 308,0 206,180 0,174">
          <text:p/>
        </draw:polygon>
        <draw:line draw:style-name="gr3" draw:text-style-name="P3" draw:layer="layout" svg:x1="69.176cm" svg:y1="21.219cm" svg:x2="70.041cm" svg:y2="22.759cm">
          <text:p/>
        </draw:line>
        <draw:polygon draw:style-name="gr6" draw:text-style-name="P6" draw:layer="layout" svg:width="0.36cm" svg:height="0.455cm" svg:x="69.818cm" svg:y="22.549cm" svg:viewBox="0 0 361 456" draw:points="361,456 308,0 205,179 0,173">
          <text:p/>
        </draw:polygon>
        <draw:line draw:style-name="gr3" draw:text-style-name="P3" draw:layer="layout" svg:x1="64.277cm" svg:y1="13.282cm" svg:x2="62.138cm" svg:y2="20.698cm">
          <text:p/>
        </draw:line>
        <draw:polygon draw:style-name="gr6" draw:text-style-name="P6" draw:layer="layout" svg:width="0.339cm" svg:height="0.455cm" svg:x="62.007cm" svg:y="20.513cm" svg:viewBox="0 0 340 456" draw:points="54,456 340,98 142,150 0,0">
          <text:p/>
        </draw:polygon>
        <draw:line draw:style-name="gr3" draw:text-style-name="P3" draw:layer="layout" svg:x1="61.38cm" svg:y1="21.79cm" svg:x2="59.831cm" svg:y2="22.647cm">
          <text:p/>
        </draw:line>
        <draw:polygon draw:style-name="gr6" draw:text-style-name="P6" draw:layer="layout" svg:width="0.455cm" svg:height="0.359cm" svg:x="59.584cm" svg:y="22.423cm" svg:viewBox="0 0 456 360" draw:points="0,360 456,310 276,207 286,0">
          <text:p/>
        </draw:polygon>
        <draw:line draw:style-name="gr3" draw:text-style-name="P3" draw:layer="layout" svg:x1="62.201cm" svg:y1="22.027cm" svg:x2="63.056cm" svg:y2="23.576cm">
          <text:p/>
        </draw:line>
        <draw:polygon draw:style-name="gr6" draw:text-style-name="P6" draw:layer="layout" svg:width="0.36cm" svg:height="0.456cm" svg:x="62.833cm" svg:y="23.366cm" svg:viewBox="0 0 361 457" draw:points="361,457 311,0 205,179 0,172">
          <text:p/>
        </draw:polygon>
        <draw:line draw:style-name="gr3" draw:text-style-name="P3" draw:layer="layout" svg:x1="64.956cm" svg:y1="12.878cm" svg:x2="78.808cm" svg:y2="16.144cm">
          <text:p/>
        </draw:line>
        <draw:polygon draw:style-name="gr6" draw:text-style-name="P6" draw:layer="layout" svg:width="0.452cm" svg:height="0.344cm" svg:x="78.63cm" svg:y="15.938cm" svg:viewBox="0 0 453 345" draw:points="453,270 82,0 142,197 0,345">
          <text:p/>
        </draw:polygon>
        <draw:line draw:style-name="gr3" draw:text-style-name="P3" draw:layer="layout" svg:x1="79.083cm" svg:y1="16.49cm" svg:x2="76.725cm" svg:y2="17.193cm">
          <text:p/>
        </draw:line>
        <draw:polygon draw:style-name="gr6" draw:text-style-name="P6" draw:layer="layout" svg:width="0.455cm" svg:height="0.338cm" svg:x="76.457cm" svg:y="16.983cm" svg:viewBox="0 0 456 339" draw:points="0,291 456,339 304,200 354,0">
          <text:p/>
        </draw:polygon>
        <draw:line draw:style-name="gr3" draw:text-style-name="P3" draw:layer="layout" svg:x1="75.4cm" svg:y1="17.588cm" svg:x2="73.6cm" svg:y2="18.124cm">
          <text:p/>
        </draw:line>
        <draw:polygon draw:style-name="gr6" draw:text-style-name="P6" draw:layer="layout" svg:width="0.456cm" svg:height="0.338cm" svg:x="73.331cm" svg:y="17.914cm" svg:viewBox="0 0 457 339" draw:points="0,291 457,339 305,201 358,0">
          <text:p/>
        </draw:polygon>
        <draw:line draw:style-name="gr3" draw:text-style-name="P3" draw:layer="layout" svg:x1="79.587cm" svg:y1="16.861cm" svg:x2="79.382cm" svg:y2="21.167cm">
          <text:p/>
        </draw:line>
        <draw:polygon draw:style-name="gr6" draw:text-style-name="P6" draw:layer="layout" svg:width="0.353cm" svg:height="0.431cm" svg:x="79.212cm" svg:y="21.017cm" svg:viewBox="0 0 354 432" draw:points="155,432 354,16 171,114 0,0">
          <text:p/>
        </draw:polygon>
        <draw:line draw:style-name="gr3" draw:text-style-name="P3" draw:layer="layout" svg:x1="78.815cm" svg:y1="21.674cm" svg:x2="77.29cm" svg:y2="20.798cm">
          <text:p/>
        </draw:line>
        <draw:polygon draw:style-name="gr6" draw:text-style-name="P6" draw:layer="layout" svg:width="0.455cm" svg:height="0.364cm" svg:x="77.043cm" svg:y="20.658cm" svg:viewBox="0 0 456 365" draw:points="0,0 279,365 276,158 456,57">
          <text:p/>
        </draw:polygon>
        <draw:line draw:style-name="gr3" draw:text-style-name="P3" draw:layer="layout" svg:x1="79.872cm" svg:y1="21.738cm" svg:x2="81.527cm" svg:y2="20.986cm">
          <text:p/>
        </draw:line>
        <draw:polygon draw:style-name="gr6" draw:text-style-name="P6" draw:layer="layout" svg:width="0.459cm" svg:height="0.336cm" svg:x="81.325cm" svg:y="20.869cm" svg:viewBox="0 0 460 337" draw:points="460,0 0,15 170,133 145,337">
          <text:p/>
        </draw:polygon>
        <draw:line draw:style-name="gr3" draw:text-style-name="P3" draw:layer="layout" svg:x1="79.319cm" svg:y1="22.506cm" svg:x2="79.226cm" svg:y2="24.424cm">
          <text:p/>
        </draw:line>
        <draw:polygon draw:style-name="gr6" draw:text-style-name="P6" draw:layer="layout" svg:width="0.353cm" svg:height="0.432cm" svg:x="79.057cm" svg:y="24.273cm" svg:viewBox="0 0 354 433" draw:points="155,433 354,17 169,116 0,0">
          <text:p/>
        </draw:polygon>
        <draw:line draw:style-name="gr3" draw:text-style-name="P3" draw:layer="layout" svg:x1="78.659cm" svg:y1="25.715cm" svg:x2="77.512cm" svg:y2="26.757cm">
          <text:p/>
        </draw:line>
        <draw:polygon draw:style-name="gr6" draw:text-style-name="P6" draw:layer="layout" svg:width="0.434cm" svg:height="0.415cm" svg:x="77.304cm" svg:y="26.531cm" svg:viewBox="0 0 435 416" draw:points="0,416 435,262 236,202 194,0">
          <text:p/>
        </draw:polygon>
        <draw:line draw:style-name="gr3" draw:text-style-name="P3" draw:layer="layout" svg:x1="79.667cm" svg:y1="25.763cm" svg:x2="80.713cm" svg:y2="26.909cm">
          <text:p/>
        </draw:line>
        <draw:polygon draw:style-name="gr6" draw:text-style-name="P6" draw:layer="layout" svg:width="0.413cm" svg:height="0.432cm" svg:x="80.486cm" svg:y="26.685cm" svg:viewBox="0 0 414 433" draw:points="414,433 262,0 202,197 0,237">
          <text:p/>
        </draw:polygon>
        <draw:line draw:style-name="gr3" draw:text-style-name="P3" draw:layer="layout" svg:x1="80.14cm" svg:y1="16.546cm" svg:x2="82.385cm" svg:y2="17.456cm">
          <text:p/>
        </draw:line>
        <draw:polygon draw:style-name="gr6" draw:text-style-name="P6" draw:layer="layout" svg:width="0.459cm" svg:height="0.327cm" svg:x="82.186cm" svg:y="17.238cm" svg:viewBox="0 0 460 328" draw:points="460,323 135,0 167,203 0,328">
          <text:p/>
        </draw:polygon>
        <draw:line draw:style-name="gr3" draw:text-style-name="P3" draw:layer="layout" svg:x1="83.703cm" svg:y1="17.989cm" svg:x2="85.408cm" svg:y2="18.679cm">
          <text:p/>
        </draw:line>
        <draw:polygon draw:style-name="gr6" draw:text-style-name="P6" draw:layer="layout" svg:width="0.459cm" svg:height="0.327cm" svg:x="85.209cm" svg:y="18.461cm" svg:viewBox="0 0 460 328" draw:points="460,324 131,0 163,205 0,328">
          <text:p/>
        </draw:polygon>
        <draw:line draw:style-name="gr3" draw:text-style-name="P3" draw:layer="layout" svg:x1="79.95cm" svg:y1="15.804cm" svg:x2="81.192cm" svg:y2="13.859cm">
          <text:p/>
        </draw:line>
        <draw:polygon draw:style-name="gr6" draw:text-style-name="P6" draw:layer="layout" svg:width="0.377cm" svg:height="0.451cm" svg:x="80.966cm" svg:y="13.622cm" svg:viewBox="0 0 378 452" draw:points="378,0 0,262 204,268 297,452">
          <text:p/>
        </draw:polygon>
        <draw:line draw:style-name="gr3" draw:text-style-name="P3" draw:layer="layout" svg:x1="82.02cm" svg:y1="12.564cm" svg:x2="82.949cm" svg:y2="11.112cm">
          <text:p/>
        </draw:line>
        <draw:polygon draw:style-name="gr6" draw:text-style-name="P6" draw:layer="layout" svg:width="0.378cm" svg:height="0.452cm" svg:x="82.722cm" svg:y="10.874cm" svg:viewBox="0 0 379 453" draw:points="379,0 0,263 206,269 298,453">
          <text:p/>
        </draw:polygon>
        <draw:line draw:style-name="gr3" draw:text-style-name="P3" draw:layer="layout" svg:x1="79.083cm" svg:y1="15.837cm" svg:x2="77.54cm" svg:y2="14.392cm">
          <text:p/>
        </draw:line>
        <draw:polygon draw:style-name="gr6" draw:text-style-name="P6" draw:layer="layout" svg:width="0.427cm" svg:height="0.418cm" svg:x="77.335cm" svg:y="14.2cm" svg:viewBox="0 0 428 419" draw:points="0,0 187,419 230,216 428,160">
          <text:p/>
        </draw:polygon>
        <draw:line draw:style-name="gr3" draw:text-style-name="P3" draw:layer="layout" svg:x1="76.278cm" svg:y1="13.209cm" svg:x2="75.159cm" svg:y2="12.163cm">
          <text:p/>
        </draw:line>
        <draw:polygon draw:style-name="gr6" draw:text-style-name="P6" draw:layer="layout" svg:width="0.431cm" svg:height="0.418cm" svg:x="74.954cm" svg:y="11.97cm" svg:viewBox="0 0 432 419" draw:points="0,0 188,419 234,217 432,161">
          <text:p/>
        </draw:polygon>
        <draw:line draw:style-name="gr3" draw:text-style-name="P3" draw:layer="layout" svg:x1="79.545cm" svg:y1="15.804cm" svg:x2="79.233cm" svg:y2="13.326cm">
          <text:p/>
        </draw:line>
        <draw:polygon draw:style-name="gr6" draw:text-style-name="P6" draw:layer="layout" svg:width="0.352cm" svg:height="0.442cm" svg:x="79.075cm" svg:y="13.046cm" svg:viewBox="0 0 353 443" draw:points="123,0 0,443 162,315 353,399">
          <text:p/>
        </draw:polygon>
        <draw:line draw:style-name="gr3" draw:text-style-name="P3" draw:layer="layout" svg:x1="79.069cm" svg:y1="11.989cm" svg:x2="78.828cm" svg:y2="10.091cm">
          <text:p/>
        </draw:line>
        <draw:polygon draw:style-name="gr6" draw:text-style-name="P6" draw:layer="layout" svg:width="0.35cm" svg:height="0.442cm" svg:x="78.672cm" svg:y="9.811cm" svg:viewBox="0 0 351 443" draw:points="121,0 0,443 160,316 351,399">
          <text:p/>
        </draw:polygon>
        <draw:line draw:style-name="gr3" draw:text-style-name="P3" draw:layer="layout" svg:x1="80.14cm" svg:y1="16.164cm" svg:x2="82.476cm" svg:y2="15.418cm">
          <text:p/>
        </draw:line>
        <draw:polygon draw:style-name="gr6" draw:text-style-name="P6" draw:layer="layout" svg:width="0.456cm" svg:height="0.336cm" svg:x="82.288cm" svg:y="15.293cm" svg:viewBox="0 0 457 337" draw:points="457,40 0,0 152,136 106,337">
          <text:p/>
        </draw:polygon>
        <draw:line draw:style-name="gr3" draw:text-style-name="P3" draw:layer="layout" svg:x1="83.802cm" svg:y1="14.996cm" svg:x2="85.584cm" svg:y2="14.428cm">
          <text:p/>
        </draw:line>
        <draw:polygon draw:style-name="gr6" draw:text-style-name="P6" draw:layer="layout" svg:width="0.459cm" svg:height="0.335cm" svg:x="85.393cm" svg:y="14.303cm" svg:viewBox="0 0 460 336" draw:points="460,39 0,0 156,135 110,336">
          <text:p/>
        </draw:polygon>
        <draw:line draw:style-name="gr3" draw:text-style-name="P3" draw:layer="layout" svg:x1="64.956cm" svg:y1="12.5cm" svg:x2="71.847cm" svg:y2="9.191cm">
          <text:p/>
        </draw:line>
        <draw:polygon draw:style-name="gr6" draw:text-style-name="P6" draw:layer="layout" svg:width="0.455cm" svg:height="0.342cm" svg:x="71.645cm" svg:y="9.069cm" svg:viewBox="0 0 456 343" draw:points="456,0 0,24 170,137 153,343">
          <text:p/>
        </draw:polygon>
        <draw:line draw:style-name="gr3" draw:text-style-name="P3" draw:layer="layout" svg:x1="73.159cm" svg:y1="8.562cm" svg:x2="74.789cm" svg:y2="7.78cm">
          <text:p/>
        </draw:line>
        <draw:polygon draw:style-name="gr6" draw:text-style-name="P6" draw:layer="layout" svg:width="0.458cm" svg:height="0.342cm" svg:x="74.584cm" svg:y="7.658cm" svg:viewBox="0 0 459 343" draw:points="459,0 0,24 173,139 151,343">
          <text:p/>
        </draw:polygon>
        <draw:line draw:style-name="gr3" draw:text-style-name="P3" draw:layer="layout" svg:x1="64.554cm" svg:y1="12.225cm" svg:x2="66.379cm" svg:y2="4.713cm">
          <text:p/>
        </draw:line>
        <draw:polygon draw:style-name="gr6" draw:text-style-name="P6" draw:layer="layout" svg:width="0.342cm" svg:height="0.453cm" svg:x="66.174cm" svg:y="4.438cm" svg:viewBox="0 0 343 454" draw:points="269,0 0,371 195,310 343,454">
          <text:p/>
        </draw:polygon>
        <draw:line draw:style-name="gr3" draw:text-style-name="P3" draw:layer="layout" svg:x1="66.699cm" svg:y1="3.381cm" svg:x2="67.145cm" svg:y2="1.544cm">
          <text:p/>
        </draw:line>
        <draw:polygon draw:style-name="gr6" draw:text-style-name="P6" draw:layer="layout" svg:width="0.342cm" svg:height="0.452cm" svg:x="66.939cm" svg:y="1.27cm" svg:viewBox="0 0 343 453" draw:points="273,0 0,370 198,308 343,453">
          <text:p/>
        </draw:polygon>
        <draw:line draw:style-name="gr3" draw:text-style-name="P3" draw:layer="layout" svg:x1="64.026cm" svg:y1="12.225cm" svg:x2="59.51cm" svg:y2="6.249cm">
          <text:p/>
        </draw:line>
        <draw:polygon draw:style-name="gr6" draw:text-style-name="P6" draw:layer="layout" svg:width="0.398cm" svg:height="0.444cm" svg:x="59.337cm" svg:y="6.024cm" svg:viewBox="0 0 399 445" draw:points="0,0 116,445 195,254 399,231">
          <text:p/>
        </draw:polygon>
        <draw:line draw:style-name="gr3" draw:text-style-name="P3" draw:layer="layout" svg:x1="58.537cm" svg:y1="4.967cm" svg:x2="57.541cm" svg:y2="3.649cm">
          <text:p/>
        </draw:line>
        <draw:polygon draw:style-name="gr6" draw:text-style-name="P6" draw:layer="layout" svg:width="0.395cm" svg:height="0.444cm" svg:x="57.372cm" svg:y="3.424cm" svg:viewBox="0 0 396 445" draw:points="0,0 114,445 191,253 396,231">
          <text:p/>
        </draw:polygon>
        <draw:line draw:style-name="gr3" draw:text-style-name="P3" draw:layer="layout" svg:x1="63.899cm" svg:y1="12.734cm" svg:x2="56.144cm" svg:y2="12.44cm">
          <text:p/>
        </draw:line>
        <draw:polygon draw:style-name="gr6" draw:text-style-name="P6" draw:layer="layout" svg:width="0.43cm" svg:height="0.353cm" svg:x="55.862cm" svg:y="12.268cm" svg:viewBox="0 0 431 354" draw:points="0,161 417,354 318,173 431,0">
          <text:p/>
        </draw:polygon>
        <draw:line draw:style-name="gr3" draw:text-style-name="P3" draw:layer="layout" svg:x1="54.805cm" svg:y1="12.39cm" svg:x2="52.888cm" svg:y2="12.316cm">
          <text:p/>
        </draw:line>
        <draw:polygon draw:style-name="gr6" draw:text-style-name="P6" draw:layer="layout" svg:width="0.427cm" svg:height="0.353cm" svg:x="52.606cm" svg:y="12.145cm" svg:viewBox="0 0 428 354" draw:points="0,160 417,354 318,172 428,0">
          <text:p/>
        </draw:polygon>
        <draw:line draw:style-name="gr3" draw:text-style-name="P3" draw:layer="layout" svg:x1="63.963cm" svg:y1="13.282cm" svg:x2="59.058cm" svg:y2="18.835cm">
          <text:p/>
        </draw:line>
        <draw:polygon draw:style-name="gr6" draw:text-style-name="P6" draw:layer="layout" svg:width="0.413cm" svg:height="0.434cm" svg:x="58.871cm" svg:y="18.612cm" svg:viewBox="0 0 414 435" draw:points="0,435 414,235 212,196 148,0">
          <text:p/>
        </draw:polygon>
        <draw:line draw:style-name="gr3" draw:text-style-name="P3" draw:layer="layout" svg:x1="57.937cm" svg:y1="20.104cm" svg:x2="56.899cm" svg:y2="21.28cm">
          <text:p/>
        </draw:line>
        <draw:polygon draw:style-name="gr6" draw:text-style-name="P6" draw:layer="layout" svg:width="0.413cm" svg:height="0.434cm" svg:x="56.712cm" svg:y="21.056cm" svg:viewBox="0 0 414 435" draw:points="0,435 414,234 212,196 148,0">
          <text:p/>
        </draw:polygon>
        <draw:line draw:style-name="gr3" draw:text-style-name="P3" draw:layer="layout" svg:x1="63.899cm" svg:y1="12.98cm" svg:x2="56.85cm" svg:y2="16.001cm">
          <text:p/>
        </draw:line>
        <draw:polygon draw:style-name="gr6" draw:text-style-name="P6" draw:layer="layout" svg:width="0.459cm" svg:height="0.329cm" svg:x="56.592cm" svg:y="15.782cm" svg:viewBox="0 0 460 330" draw:points="0,330 460,325 293,205 318,0">
          <text:p/>
        </draw:polygon>
        <draw:line draw:style-name="gr3" draw:text-style-name="P3" draw:layer="layout" svg:x1="55.535cm" svg:y1="16.127cm" svg:x2="53.826cm" svg:y2="15.443cm">
          <text:p/>
        </draw:line>
        <draw:polygon draw:style-name="gr6" draw:text-style-name="P6" draw:layer="layout" svg:width="0.459cm" svg:height="0.327cm" svg:x="53.565cm" svg:y="15.332cm" svg:viewBox="0 0 460 328" draw:points="0,6 329,328 294,124 460,0">
          <text:p/>
        </draw:polygon>
        <draw:line draw:style-name="gr3" draw:text-style-name="P3" draw:layer="layout" svg:x1="55.852cm" svg:y1="16.867cm" svg:x2="55.167cm" svg:y2="18.575cm">
          <text:p/>
        </draw:line>
        <draw:polygon draw:style-name="gr6" draw:text-style-name="P6" draw:layer="layout" svg:width="0.328cm" svg:height="0.459cm" svg:x="55.058cm" svg:y="18.377cm" svg:viewBox="0 0 329 460" draw:points="7,460 329,131 123,164 0,0">
          <text:p/>
        </draw:polygon>
        <draw:line draw:style-name="gr3" draw:text-style-name="P3" draw:layer="layout" svg:x1="63.899cm" svg:y1="12.478cm" svg:x2="57.135cm" svg:y2="8.953cm">
          <text:p/>
        </draw:line>
        <draw:polygon draw:style-name="gr6" draw:text-style-name="P6" draw:layer="layout" svg:width="0.456cm" svg:height="0.352cm" svg:x="56.888cm" svg:y="8.822cm" svg:viewBox="0 0 457 353" draw:points="0,0 294,353 280,147 457,40">
          <text:p/>
        </draw:polygon>
        <draw:line draw:style-name="gr3" draw:text-style-name="P3" draw:layer="layout" svg:x1="56.191cm" svg:y1="8.018cm" svg:x2="55.629cm" svg:y2="6.234cm">
          <text:p/>
        </draw:line>
        <draw:polygon draw:style-name="gr6" draw:text-style-name="P6" draw:layer="layout" svg:width="0.335cm" svg:height="0.457cm" svg:x="55.506cm" svg:y="5.965cm" svg:viewBox="0 0 336 458" draw:points="38,0 0,458 134,304 336,352">
          <text:p/>
        </draw:polygon>
        <draw:line draw:style-name="gr3" draw:text-style-name="P3" draw:layer="layout" svg:x1="55.831cm" svg:y1="8.713cm" svg:x2="54.045cm" svg:y2="9.275cm">
          <text:p/>
        </draw:line>
        <draw:polygon draw:style-name="gr6" draw:text-style-name="P6" draw:layer="layout" svg:width="0.455cm" svg:height="0.337cm" svg:x="53.777cm" svg:y="9.063cm" svg:viewBox="0 0 456 338" draw:points="0,296 456,338 304,201 350,0">
          <text:p/>
        </draw:polygon>
        <draw:line draw:style-name="gr3" draw:text-style-name="P3" draw:layer="layout" svg:x1="64.319cm" svg:y1="12.225cm" svg:x2="62.745cm" svg:y2="4.649cm">
          <text:p/>
        </draw:line>
        <draw:polygon draw:style-name="gr6" draw:text-style-name="P6" draw:layer="layout" svg:width="0.346cm" svg:height="0.451cm" svg:x="62.6cm" svg:y="4.372cm" svg:viewBox="0 0 347 452" draw:points="86,0 0,452 153,311 347,380">
          <text:p/>
        </draw:polygon>
        <draw:line draw:style-name="gr3" draw:text-style-name="P3" draw:layer="layout" svg:x1="62.924cm" svg:y1="3.315cm" svg:x2="63.864cm" svg:y2="1.882cm">
          <text:p/>
        </draw:line>
        <draw:polygon draw:style-name="gr6" draw:text-style-name="P6" draw:layer="layout" svg:width="0.381cm" svg:height="0.451cm" svg:x="63.637cm" svg:y="1.646cm" svg:viewBox="0 0 382 452" draw:points="382,0 0,257 206,265 297,452">
          <text:p/>
        </draw:polygon>
        <draw:line draw:style-name="gr3" draw:text-style-name="P3" draw:layer="layout" svg:x1="62.047cm" svg:y1="3.497cm" svg:x2="60.614cm" svg:y2="2.557cm">
          <text:p/>
        </draw:line>
        <draw:polygon draw:style-name="gr6" draw:text-style-name="P6" draw:layer="layout" svg:width="0.452cm" svg:height="0.38cm" svg:x="60.377cm" svg:y="2.402cm" svg:viewBox="0 0 453 381" draw:points="0,0 258,381 269,175 453,86">
          <text:p/>
        </draw:polygon>
        <draw:line draw:style-name="gr3" draw:text-style-name="P3" draw:layer="layout" svg:x1="64.854cm" svg:y1="12.225cm" svg:x2="69.547cm" svg:y2="6.429cm">
          <text:p/>
        </draw:line>
        <draw:polygon draw:style-name="gr6" draw:text-style-name="P6" draw:layer="layout" svg:width="0.406cm" svg:height="0.44cm" svg:x="69.32cm" svg:y="6.209cm" svg:viewBox="0 0 407 441" draw:points="407,0 0,219 206,248 277,441">
          <text:p/>
        </draw:polygon>
        <draw:line draw:style-name="gr3" draw:text-style-name="P3" draw:layer="layout" svg:x1="70.682cm" svg:y1="5.626cm" svg:x2="72.588cm" svg:y2="5.424cm">
          <text:p/>
        </draw:line>
        <draw:polygon draw:style-name="gr6" draw:text-style-name="P6" draw:layer="layout" svg:width="0.438cm" svg:height="0.35cm" svg:x="72.428cm" svg:y="5.264cm" svg:viewBox="0 0 439 351" draw:points="439,131 0,0 124,165 36,351">
          <text:p/>
        </draw:polygon>
        <draw:line draw:style-name="gr3" draw:text-style-name="P3" draw:layer="layout" svg:x1="70.097cm" svg:y1="5.152cm" svg:x2="69.899cm" svg:y2="3.247cm">
          <text:p/>
        </draw:line>
        <draw:polygon draw:style-name="gr6" draw:text-style-name="P6" draw:layer="layout" svg:width="0.349cm" svg:height="0.439cm" svg:x="69.737cm" svg:y="2.967cm" svg:viewBox="0 0 350 440" draw:points="130,0 0,440 165,315 350,403">
          <text:p/>
        </draw:polygon>
        <draw:line draw:style-name="gr3" draw:text-style-name="P3" draw:layer="layout" svg:x1="72.913cm" svg:y1="54.342cm" svg:x2="39.874cm" svg:y2="41.454cm">
          <text:p/>
        </draw:line>
        <draw:polygon draw:style-name="gr6" draw:text-style-name="P6" draw:layer="layout" svg:width="0.459cm" svg:height="0.331cm" svg:x="39.613cm" svg:y="41.342cm" svg:viewBox="0 0 460 332" draw:points="0,10 329,332 297,127 460,0">
          <text:p/>
        </draw:polygon>
        <draw:line draw:style-name="gr3" draw:text-style-name="P3" draw:layer="layout" svg:x1="39.613cm" svg:y1="41.162cm" svg:x2="46.204cm" svg:y2="41.332cm">
          <text:p/>
        </draw:line>
        <draw:polygon draw:style-name="gr6" draw:text-style-name="P6" draw:layer="layout" svg:width="0.43cm" svg:height="0.353cm" svg:x="46.055cm" svg:y="41.151cm" svg:viewBox="0 0 431 354" draw:points="431,187 10,0 113,180 0,354">
          <text:p/>
        </draw:polygon>
        <draw:line draw:style-name="gr3" draw:text-style-name="P3" draw:layer="layout" svg:x1="47.543cm" svg:y1="41.366cm" svg:x2="49.463cm" svg:y2="41.417cm">
          <text:p/>
        </draw:line>
        <draw:polygon draw:style-name="gr6" draw:text-style-name="P6" draw:layer="layout" svg:width="0.427cm" svg:height="0.352cm" svg:x="49.314cm" svg:y="41.236cm" svg:viewBox="0 0 428 353" draw:points="428,188 11,0 113,181 0,353">
          <text:p/>
        </draw:polygon>
        <draw:line draw:style-name="gr3" draw:text-style-name="P3" draw:layer="layout" svg:x1="39.613cm" svg:y1="40.669cm" svg:x2="48.469cm" svg:y2="32.617cm">
          <text:p/>
        </draw:line>
        <draw:polygon draw:style-name="gr6" draw:text-style-name="P6" draw:layer="layout" svg:width="0.434cm" svg:height="0.415cm" svg:x="48.245cm" svg:y="32.427cm" svg:viewBox="0 0 435 416" draw:points="435,0 0,155 199,214 238,416">
          <text:p/>
        </draw:polygon>
        <draw:line draw:style-name="gr3" draw:text-style-name="P3" draw:layer="layout" svg:x1="49.082cm" svg:y1="32.475cm" svg:x2="48.641cm" svg:y2="34.314cm">
          <text:p/>
        </draw:line>
        <draw:polygon draw:style-name="gr6" draw:text-style-name="P6" draw:layer="layout" svg:width="0.342cm" svg:height="0.453cm" svg:x="48.503cm" svg:y="34.135cm" svg:viewBox="0 0 343 454" draw:points="70,454 343,82 145,144 0,0">
          <text:p/>
        </draw:polygon>
        <draw:line draw:style-name="gr3" draw:text-style-name="P3" draw:layer="layout" svg:x1="48.324cm" svg:y1="35.648cm" svg:x2="47.882cm" svg:y2="37.487cm">
          <text:p/>
        </draw:line>
        <draw:polygon draw:style-name="gr6" draw:text-style-name="P6" draw:layer="layout" svg:width="0.343cm" svg:height="0.451cm" svg:x="47.744cm" svg:y="37.306cm" svg:viewBox="0 0 344 452" draw:points="75,452 344,81 145,144 0,0">
          <text:p/>
        </draw:polygon>
        <draw:line draw:style-name="gr3" draw:text-style-name="P3" draw:layer="layout" svg:x1="49.738cm" svg:y1="32.004cm" svg:x2="51.64cm" svg:y2="32.215cm">
          <text:p/>
        </draw:line>
        <draw:polygon draw:style-name="gr6" draw:text-style-name="P6" draw:layer="layout" svg:width="0.441cm" svg:height="0.35cm" svg:x="51.477cm" svg:y="32.024cm" svg:viewBox="0 0 442 351" draw:points="442,222 39,0 127,188 0,351">
          <text:p/>
        </draw:polygon>
        <draw:line draw:style-name="gr3" draw:text-style-name="P3" draw:layer="layout" svg:x1="52.976cm" svg:y1="32.362cm" svg:x2="54.879cm" svg:y2="32.573cm">
          <text:p/>
        </draw:line>
        <draw:polygon draw:style-name="gr6" draw:text-style-name="P6" draw:layer="layout" svg:width="0.441cm" svg:height="0.35cm" svg:x="54.719cm" svg:y="32.382cm" svg:viewBox="0 0 442 351" draw:points="442,221 39,0 124,186 0,351">
          <text:p/>
        </draw:polygon>
        <draw:line draw:style-name="gr3" draw:text-style-name="P3" draw:layer="layout" svg:x1="49.199cm" svg:y1="31.417cm" svg:x2="49.17cm" svg:y2="29.497cm">
          <text:p/>
        </draw:line>
        <draw:polygon draw:style-name="gr6" draw:text-style-name="P6" draw:layer="layout" svg:width="0.353cm" svg:height="0.426cm" svg:x="48.997cm" svg:y="29.215cm" svg:viewBox="0 0 354 427" draw:points="170,0 0,427 177,317 354,421">
          <text:p/>
        </draw:polygon>
        <draw:line draw:style-name="gr3" draw:text-style-name="P3" draw:layer="layout" svg:x1="49.153cm" svg:y1="28.157cm" svg:x2="49.124cm" svg:y2="26.237cm">
          <text:p/>
        </draw:line>
        <draw:polygon draw:style-name="gr6" draw:text-style-name="P6" draw:layer="layout" svg:width="0.353cm" svg:height="0.426cm" svg:x="48.947cm" svg:y="25.954cm" svg:viewBox="0 0 354 427" draw:points="174,0 0,427 178,319 354,422">
          <text:p/>
        </draw:polygon>
        <draw:line draw:style-name="gr3" draw:text-style-name="P3" draw:layer="layout" svg:x1="48.68cm" svg:y1="32.02cm" svg:x2="46.785cm" svg:y2="32.286cm">
          <text:p/>
        </draw:line>
        <draw:polygon draw:style-name="gr6" draw:text-style-name="P6" draw:layer="layout" svg:width="0.445cm" svg:height="0.349cm" svg:x="46.506cm" svg:y="32.091cm" svg:viewBox="0 0 446 350" draw:points="0,234 446,350 314,189 396,0">
          <text:p/>
        </draw:polygon>
        <draw:line draw:style-name="gr3" draw:text-style-name="P3" draw:layer="layout" svg:x1="45.449cm" svg:y1="32.473cm" svg:x2="43.557cm" svg:y2="32.739cm">
          <text:p/>
        </draw:line>
        <draw:polygon draw:style-name="gr6" draw:text-style-name="P6" draw:layer="layout" svg:width="0.445cm" svg:height="0.349cm" svg:x="43.278cm" svg:y="32.544cm" svg:viewBox="0 0 446 350" draw:points="0,234 446,350 315,190 396,0">
          <text:p/>
        </draw:polygon>
        <draw:line draw:style-name="gr3" draw:text-style-name="P3" draw:layer="layout" svg:x1="48.68cm" svg:y1="31.493cm" svg:x2="47.473cm" svg:y2="30.461cm">
          <text:p/>
        </draw:line>
        <draw:polygon draw:style-name="gr6" draw:text-style-name="P6" draw:layer="layout" svg:width="0.434cm" svg:height="0.409cm" svg:x="47.261cm" svg:y="30.278cm" svg:viewBox="0 0 435 410" draw:points="0,0 206,410 241,207 435,141">
          <text:p/>
        </draw:polygon>
        <draw:line draw:style-name="gr3" draw:text-style-name="P3" draw:layer="layout" svg:x1="46.204cm" svg:y1="29.372cm" svg:x2="45cm" svg:y2="28.34cm">
          <text:p/>
        </draw:line>
        <draw:polygon draw:style-name="gr6" draw:text-style-name="P6" draw:layer="layout" svg:width="0.434cm" svg:height="0.41cm" svg:x="44.785cm" svg:y="28.156cm" svg:viewBox="0 0 435 411" draw:points="0,0 205,411 241,207 435,142">
          <text:p/>
        </draw:polygon>
        <draw:line draw:style-name="gr3" draw:text-style-name="P3" draw:layer="layout" svg:x1="49.738cm" svg:y1="31.466cm" svg:x2="50.882cm" svg:y2="30.423cm">
          <text:p/>
        </draw:line>
        <draw:polygon draw:style-name="gr6" draw:text-style-name="P6" draw:layer="layout" svg:width="0.431cm" svg:height="0.415cm" svg:x="50.658cm" svg:y="30.234cm" svg:viewBox="0 0 432 416" draw:points="432,0 0,154 198,213 237,416">
          <text:p/>
        </draw:polygon>
        <draw:line draw:style-name="gr3" draw:text-style-name="P3" draw:layer="layout" svg:x1="52.147cm" svg:y1="29.273cm" svg:x2="53.295cm" svg:y2="28.231cm">
          <text:p/>
        </draw:line>
        <draw:polygon draw:style-name="gr6" draw:text-style-name="P6" draw:layer="layout" svg:width="0.431cm" svg:height="0.415cm" svg:x="53.071cm" svg:y="28.041cm" svg:viewBox="0 0 432 416" draw:points="432,0 0,154 199,213 238,416">
          <text:p/>
        </draw:polygon>
        <draw:line draw:style-name="gr3" draw:text-style-name="P3" draw:layer="layout" svg:x1="49.579cm" svg:y1="32.475cm" svg:x2="50.55cm" svg:y2="33.854cm">
          <text:p/>
        </draw:line>
        <draw:polygon draw:style-name="gr6" draw:text-style-name="P6" draw:layer="layout" svg:width="0.388cm" svg:height="0.447cm" svg:x="50.323cm" svg:y="33.636cm" svg:viewBox="0 0 389 448" draw:points="389,448 290,0 205,189 0,204">
          <text:p/>
        </draw:polygon>
        <draw:line draw:style-name="gr3" draw:text-style-name="P3" draw:layer="layout" svg:x1="51.456cm" svg:y1="35.142cm" svg:x2="52.427cm" svg:y2="36.52cm">
          <text:p/>
        </draw:line>
        <draw:polygon draw:style-name="gr6" draw:text-style-name="P6" draw:layer="layout" svg:width="0.388cm" svg:height="0.448cm" svg:x="52.2cm" svg:y="36.304cm" svg:viewBox="0 0 389 449" draw:points="389,449 286,0 205,187 0,201">
          <text:p/>
        </draw:polygon>
        <draw:line draw:style-name="gr3" draw:text-style-name="P3" draw:layer="layout" svg:x1="39.119cm" svg:y1="40.619cm" svg:x2="39.579cm" svg:y2="34.045cm">
          <text:p/>
        </draw:line>
        <draw:polygon draw:style-name="gr6" draw:text-style-name="P6" draw:layer="layout" svg:width="0.352cm" svg:height="0.435cm" svg:x="39.391cm" svg:y="33.763cm" svg:viewBox="0 0 353 436" draw:points="204,0 0,411 183,318 353,436">
          <text:p/>
        </draw:polygon>
        <draw:line draw:style-name="gr3" draw:text-style-name="P3" draw:layer="layout" svg:x1="39.669cm" svg:y1="32.706cm" svg:x2="39.804cm" svg:y2="30.792cm">
          <text:p/>
        </draw:line>
        <draw:polygon draw:style-name="gr6" draw:text-style-name="P6" draw:layer="layout" svg:width="0.353cm" svg:height="0.434cm" svg:x="39.616cm" svg:y="30.511cm" svg:viewBox="0 0 354 435" draw:points="205,0 0,410 184,317 354,435">
          <text:p/>
        </draw:polygon>
        <draw:line draw:style-name="gr3" draw:text-style-name="P3" draw:layer="layout" svg:x1="38.556cm" svg:y1="40.831cm" svg:x2="33.045cm" svg:y2="37.539cm">
          <text:p/>
        </draw:line>
        <draw:polygon draw:style-name="gr6" draw:text-style-name="P6" draw:layer="layout" svg:width="0.453cm" svg:height="0.37cm" svg:x="32.803cm" svg:y="37.394cm" svg:viewBox="0 0 454 371" draw:points="0,0 274,371 273,163 454,67">
          <text:p/>
        </draw:polygon>
        <draw:line draw:style-name="gr3" draw:text-style-name="P3" draw:layer="layout" svg:x1="31.745cm" svg:y1="36.763cm" svg:x2="30.246cm" svg:y2="35.866cm">
          <text:p/>
        </draw:line>
        <draw:polygon draw:style-name="gr6" draw:text-style-name="P6" draw:layer="layout" svg:width="0.454cm" svg:height="0.37cm" svg:x="30.003cm" svg:y="35.722cm" svg:viewBox="0 0 455 371" draw:points="0,0 274,371 274,162 455,67">
          <text:p/>
        </draw:polygon>
        <draw:line draw:style-name="gr3" draw:text-style-name="P3" draw:layer="layout" svg:x1="38.556cm" svg:y1="41.483cm" svg:x2="33.143cm" svg:y2="44.899cm">
          <text:p/>
        </draw:line>
        <draw:polygon draw:style-name="gr6" draw:text-style-name="P6" draw:layer="layout" svg:width="0.452cm" svg:height="0.377cm" svg:x="32.905cm" svg:y="44.672cm" svg:viewBox="0 0 453 378" draw:points="0,378 453,301 268,209 264,0">
          <text:p/>
        </draw:polygon>
        <draw:line draw:style-name="gr3" draw:text-style-name="P3" draw:layer="layout" svg:x1="31.848cm" svg:y1="45.716cm" svg:x2="30.386cm" svg:y2="46.638cm">
          <text:p/>
        </draw:line>
        <draw:polygon draw:style-name="gr6" draw:text-style-name="P6" draw:layer="layout" svg:width="0.452cm" svg:height="0.374cm" svg:x="30.148cm" svg:y="46.414cm" svg:viewBox="0 0 453 375" draw:points="0,375 453,298 268,206 263,0">
          <text:p/>
        </draw:polygon>
        <draw:line draw:style-name="gr3" draw:text-style-name="P3" draw:layer="layout" svg:x1="39.133cm" svg:y1="41.677cm" svg:x2="39.752cm" svg:y2="48.236cm">
          <text:p/>
        </draw:line>
        <draw:polygon draw:style-name="gr6" draw:text-style-name="P6" draw:layer="layout" svg:width="0.349cm" svg:height="0.441cm" svg:x="39.564cm" svg:y="48.076cm" svg:viewBox="0 0 350 442" draw:points="216,442 350,0 184,125 0,35">
          <text:p/>
        </draw:polygon>
        <draw:line draw:style-name="gr3" draw:text-style-name="P3" draw:layer="layout" svg:x1="39.878cm" svg:y1="49.575cm" svg:x2="40.058cm" svg:y2="51.481cm">
          <text:p/>
        </draw:line>
        <draw:polygon draw:style-name="gr6" draw:text-style-name="P6" draw:layer="layout" svg:width="0.35cm" svg:height="0.438cm" svg:x="39.87cm" svg:y="51.325cm" svg:viewBox="0 0 351 439" draw:points="217,439 351,0 185,121 0,33">
          <text:p/>
        </draw:polygon>
        <draw:line draw:style-name="gr3" draw:text-style-name="P3" draw:layer="layout" svg:x1="39.482cm" svg:y1="41.677cm" svg:x2="43.286cm" svg:y2="46.733cm">
          <text:p/>
        </draw:line>
        <draw:polygon draw:style-name="gr6" draw:text-style-name="P6" draw:layer="layout" svg:width="0.395cm" svg:height="0.445cm" svg:x="43.06cm" svg:y="46.513cm" svg:viewBox="0 0 396 446" draw:points="396,446 279,0 205,191 0,212">
          <text:p/>
        </draw:polygon>
        <draw:line draw:style-name="gr3" draw:text-style-name="P3" draw:layer="layout" svg:x1="43.777cm" svg:y1="48.016cm" svg:x2="43.508cm" svg:y2="49.908cm">
          <text:p/>
        </draw:line>
        <draw:polygon draw:style-name="gr6" draw:text-style-name="P6" draw:layer="layout" svg:width="0.349cm" svg:height="0.445cm" svg:x="43.356cm" svg:y="49.741cm" svg:viewBox="0 0 350 446" draw:points="114,446 350,50 160,131 0,0">
          <text:p/>
        </draw:polygon>
        <draw:line draw:style-name="gr3" draw:text-style-name="P3" draw:layer="layout" svg:x1="44.379cm" svg:y1="47.561cm" svg:x2="46.271cm" svg:y2="47.83cm">
          <text:p/>
        </draw:line>
        <draw:polygon draw:style-name="gr6" draw:text-style-name="P6" draw:layer="layout" svg:width="0.444cm" svg:height="0.349cm" svg:x="46.108cm" svg:y="47.635cm" svg:viewBox="0 0 445 350" draw:points="445,234 49,0 127,188 0,350">
          <text:p/>
        </draw:polygon>
        <draw:line draw:style-name="gr3" draw:text-style-name="P3" draw:layer="layout" svg:x1="38.824cm" svg:y1="41.677cm" svg:x2="35.969cm" svg:y2="47.484cm">
          <text:p/>
        </draw:line>
        <draw:polygon draw:style-name="gr6" draw:text-style-name="P6" draw:layer="layout" svg:width="0.346cm" svg:height="0.458cm" svg:x="35.845cm" svg:y="47.279cm" svg:viewBox="0 0 347 459" draw:points="0,459 347,156 138,174 28,0">
          <text:p/>
        </draw:polygon>
        <draw:line draw:style-name="gr3" draw:text-style-name="P3" draw:layer="layout" svg:x1="35.056cm" svg:y1="48.446cm" svg:x2="33.295cm" svg:y2="49.047cm">
          <text:p/>
        </draw:line>
        <draw:polygon draw:style-name="gr6" draw:text-style-name="P6" draw:layer="layout" svg:width="0.458cm" svg:height="0.335cm" svg:x="33.027cm" svg:y="48.835cm" svg:viewBox="0 0 459 336" draw:points="0,304 459,336 302,201 345,0">
          <text:p/>
        </draw:polygon>
        <draw:line draw:style-name="gr3" draw:text-style-name="P3" draw:layer="layout" svg:x1="35.764cm" svg:y1="48.796cm" svg:x2="36.365cm" svg:y2="50.557cm">
          <text:p/>
        </draw:line>
        <draw:polygon draw:style-name="gr6" draw:text-style-name="P6" draw:layer="layout" svg:width="0.335cm" svg:height="0.458cm" svg:x="36.152cm" svg:y="50.366cm" svg:viewBox="0 0 336 459" draw:points="305,459 336,0 202,158 0,112">
          <text:p/>
        </draw:polygon>
        <draw:line draw:style-name="gr3" draw:text-style-name="P3" draw:layer="layout" svg:x1="38.556cm" svg:y1="41.155cm" svg:x2="31.963cm" svg:y2="41.237cm">
          <text:p/>
        </draw:line>
        <draw:polygon draw:style-name="gr6" draw:text-style-name="P6" draw:layer="layout" svg:width="0.426cm" svg:height="0.353cm" svg:x="31.68cm" svg:y="41.056cm" svg:viewBox="0 0 427 354" draw:points="0,183 427,354 318,180 423,0">
          <text:p/>
        </draw:polygon>
        <draw:line draw:style-name="gr3" draw:text-style-name="P3" draw:layer="layout" svg:x1="30.623cm" svg:y1="40.729cm" svg:x2="29.549cm" svg:y2="39.68cm">
          <text:p/>
        </draw:line>
        <draw:polygon draw:style-name="gr6" draw:text-style-name="P6" draw:layer="layout" svg:width="0.426cm" svg:height="0.42cm" svg:x="29.347cm" svg:y="39.486cm" svg:viewBox="0 0 427 421" draw:points="0,0 179,421 227,220 427,170">
          <text:p/>
        </draw:polygon>
        <draw:line draw:style-name="gr3" draw:text-style-name="P3" draw:layer="layout" svg:x1="30.636cm" svg:y1="41.775cm" svg:x2="29.588cm" svg:y2="42.849cm">
          <text:p/>
        </draw:line>
        <draw:polygon draw:style-name="gr6" draw:text-style-name="P6" draw:layer="layout" svg:width="0.422cm" svg:height="0.427cm" svg:x="29.39cm" svg:y="42.622cm" svg:viewBox="0 0 423 428" draw:points="0,428 423,248 222,202 170,0">
          <text:p/>
        </draw:polygon>
        <draw:line draw:style-name="gr3" draw:text-style-name="P3" draw:layer="layout" svg:x1="38.806cm" svg:y1="40.619cm" svg:x2="35.817cm" svg:y2="34.896cm">
          <text:p/>
        </draw:line>
        <draw:polygon draw:style-name="gr6" draw:text-style-name="P6" draw:layer="layout" svg:width="0.352cm" svg:height="0.457cm" svg:x="35.687cm" svg:y="34.646cm" svg:viewBox="0 0 353 458" draw:points="0,0 38,458 149,282 353,294">
          <text:p/>
        </draw:polygon>
        <draw:line draw:style-name="gr3" draw:text-style-name="P3" draw:layer="layout" svg:x1="35.577cm" svg:y1="33.588cm" svg:x2="36.136cm" svg:y2="31.804cm">
          <text:p/>
        </draw:line>
        <draw:polygon draw:style-name="gr6" draw:text-style-name="P6" draw:layer="layout" svg:width="0.336cm" svg:height="0.456cm" svg:x="35.926cm" svg:y="31.535cm" svg:viewBox="0 0 337 457" draw:points="294,0 0,352 199,303 337,457">
          <text:p/>
        </draw:polygon>
        <draw:line draw:style-name="gr3" draw:text-style-name="P3" draw:layer="layout" svg:x1="34.882cm" svg:y1="33.951cm" svg:x2="33.097cm" svg:y2="33.391cm">
          <text:p/>
        </draw:line>
        <draw:polygon draw:style-name="gr6" draw:text-style-name="P6" draw:layer="layout" svg:width="0.457cm" svg:height="0.337cm" svg:x="32.828cm" svg:y="33.265cm" svg:viewBox="0 0 458 338" draw:points="0,42 352,338 304,137 458,0">
          <text:p/>
        </draw:polygon>
        <draw:line draw:style-name="gr7" draw:text-style-name="P3" draw:layer="layout" svg:x1="151.427cm" svg:y1="107.72cm" svg:x2="149.764cm" svg:y2="108.466cm">
          <text:p/>
        </draw:line>
        <draw:polygon draw:style-name="gr8" draw:text-style-name="P7" draw:layer="layout" svg:width="0.458cm" svg:height="0.331cm" svg:x="149.507cm" svg:y="108.246cm" svg:viewBox="0 0 459 332" draw:points="0,332 459,322 290,205 315,0">
          <text:p/>
        </draw:polygon>
        <draw:line draw:style-name="gr7" draw:text-style-name="P3" draw:layer="layout" svg:x1="148.523cm" svg:y1="108.286cm" svg:x2="147.492cm" svg:y2="107.085cm">
          <text:p/>
        </draw:line>
        <draw:polygon draw:style-name="gr8" draw:text-style-name="P7" draw:layer="layout" svg:width="0.41cm" svg:height="0.433cm" svg:x="147.305cm" svg:y="106.874cm" svg:viewBox="0 0 411 434" draw:points="0,0 146,434 210,239 411,204">
          <text:p/>
        </draw:polygon>
        <draw:line draw:style-name="gr7" draw:text-style-name="P3" draw:layer="layout" svg:x1="149.098cm" svg:y1="108.286cm" svg:x2="150.27cm" svg:y2="103.035cm">
          <text:p/>
        </draw:line>
        <draw:polygon draw:style-name="gr8" draw:text-style-name="P7" draw:layer="layout" svg:width="0.342cm" svg:height="0.452cm" svg:x="150.068cm" svg:y="102.76cm" svg:viewBox="0 0 343 453" draw:points="265,0 0,379 194,312 343,453">
          <text:p/>
        </draw:polygon>
        <draw:line draw:style-name="gr7" draw:text-style-name="P3" draw:layer="layout" svg:x1="149.92cm" svg:y1="102.404cm" svg:x2="147.034cm" svg:y2="103.333cm">
          <text:p/>
        </draw:line>
        <draw:polygon draw:style-name="gr8" draw:text-style-name="P7" draw:layer="layout" svg:width="0.459cm" svg:height="0.335cm" svg:x="146.762cm" svg:y="103.12cm" svg:viewBox="0 0 460 336" draw:points="0,301 460,336 305,201 350,0">
          <text:p/>
        </draw:polygon>
        <draw:line draw:style-name="gr7" draw:text-style-name="P3" draw:layer="layout" svg:x1="145.705cm" svg:y1="103.759cm" svg:x2="143.929cm" svg:y2="104.331cm">
          <text:p/>
        </draw:line>
        <draw:polygon draw:style-name="gr8" draw:text-style-name="P7" draw:layer="layout" svg:width="0.455cm" svg:height="0.335cm" svg:x="143.661cm" svg:y="104.118cm" svg:viewBox="0 0 456 336" draw:points="0,301 456,336 300,201 346,0">
          <text:p/>
        </draw:polygon>
        <draw:line draw:style-name="gr7" draw:text-style-name="P3" draw:layer="layout" svg:x1="150.978cm" svg:y1="102.725cm" svg:x2="152.951cm" svg:y2="104.567cm">
          <text:p/>
        </draw:line>
        <draw:polygon draw:style-name="gr8" draw:text-style-name="P7" draw:layer="layout" svg:width="0.43cm" svg:height="0.416cm" svg:x="152.728cm" svg:y="104.344cm" svg:viewBox="0 0 431 417" draw:points="431,417 240,0 198,201 0,258">
          <text:p/>
        </draw:polygon>
        <draw:line draw:style-name="gr7" draw:text-style-name="P3" draw:layer="layout" svg:x1="154.216cm" svg:y1="105.748cm" svg:x2="155.336cm" svg:y2="106.793cm">
          <text:p/>
        </draw:line>
        <draw:polygon draw:style-name="gr8" draw:text-style-name="P7" draw:layer="layout" svg:width="0.427cm" svg:height="0.419cm" svg:x="155.112cm" svg:y="106.567cm" svg:viewBox="0 0 428 420" draw:points="428,420 241,0 199,202 0,262">
          <text:p/>
        </draw:polygon>
        <draw:line draw:style-name="gr7" draw:text-style-name="P3" draw:layer="layout" svg:x1="150.819cm" svg:y1="101.703cm" svg:x2="152.45cm" svg:y2="99.359cm">
          <text:p/>
        </draw:line>
        <draw:polygon draw:style-name="gr8" draw:text-style-name="P7" draw:layer="layout" svg:width="0.384cm" svg:height="0.448cm" svg:x="152.227cm" svg:y="99.127cm" svg:viewBox="0 0 385 449" draw:points="385,0 0,247 205,262 290,449">
          <text:p/>
        </draw:polygon>
        <draw:line draw:style-name="gr7" draw:text-style-name="P3" draw:layer="layout" svg:x1="153.348cm" svg:y1="98.069cm" svg:x2="154.313cm" svg:y2="96.682cm">
          <text:p/>
        </draw:line>
        <draw:polygon draw:style-name="gr8" draw:text-style-name="P7" draw:layer="layout" svg:width="0.385cm" svg:height="0.452cm" svg:x="154.089cm" svg:y="96.449cm" svg:viewBox="0 0 386 453" draw:points="386,0 0,247 206,261 291,453">
          <text:p/>
        </draw:polygon>
        <draw:line draw:style-name="gr7" draw:text-style-name="P3" draw:layer="layout" svg:x1="148.873cm" svg:y1="109.343cm" svg:x2="147.552cm" svg:y2="115.842cm">
          <text:p/>
        </draw:line>
        <draw:polygon draw:style-name="gr8" draw:text-style-name="P7" draw:layer="layout" svg:width="0.345cm" svg:height="0.448cm" svg:x="147.408cm" svg:y="115.668cm" svg:viewBox="0 0 346 449" draw:points="89,449 346,71 152,138 0,0">
          <text:p/>
        </draw:polygon>
        <draw:line draw:style-name="gr7" draw:text-style-name="P3" draw:layer="layout" svg:x1="146.918cm" svg:y1="116.117cm" svg:x2="145.88cm" svg:y2="114.952cm">
          <text:p/>
        </draw:line>
        <draw:polygon draw:style-name="gr8" draw:text-style-name="P7" draw:layer="layout" svg:width="0.413cm" svg:height="0.434cm" svg:x="145.693cm" svg:y="114.74cm" svg:viewBox="0 0 414 435" draw:points="0,0 148,435 212,238 414,198">
          <text:p/>
        </draw:polygon>
        <draw:line draw:style-name="gr7" draw:text-style-name="P3" draw:layer="layout" svg:x1="144.752cm" svg:y1="113.683cm" svg:x2="143.714cm" svg:y2="112.514cm">
          <text:p/>
        </draw:line>
        <draw:polygon draw:style-name="gr8" draw:text-style-name="P7" draw:layer="layout" svg:width="0.416cm" svg:height="0.434cm" svg:x="143.524cm" svg:y="112.303cm" svg:viewBox="0 0 417 435" draw:points="0,0 151,435 212,241 417,202">
          <text:p/>
        </draw:polygon>
        <draw:line draw:style-name="gr7" draw:text-style-name="P3" draw:layer="layout" svg:x1="27.352cm" svg:y1="98.62cm" svg:x2="30.232cm" svg:y2="97.67cm">
          <text:p/>
        </draw:line>
        <draw:polygon draw:style-name="gr8" draw:text-style-name="P7" draw:layer="layout" svg:width="0.457cm" svg:height="0.335cm" svg:x="30.042cm" svg:y="97.546cm" svg:viewBox="0 0 458 336" draw:points="458,35 0,0 156,135 110,336">
          <text:p/>
        </draw:polygon>
        <draw:line draw:style-name="gr7" draw:text-style-name="P3" draw:layer="layout" svg:x1="30.5cm" svg:y1="97.342cm" svg:x2="19.547cm" svg:y2="95.969cm">
          <text:p/>
        </draw:line>
        <draw:polygon draw:style-name="gr8" draw:text-style-name="P7" draw:layer="layout" svg:width="0.442cm" svg:height="0.35cm" svg:x="19.267cm" svg:y="95.81cm" svg:viewBox="0 0 443 351" draw:points="0,124 398,351 315,163 443,0">
          <text:p/>
        </draw:polygon>
        <draw:line draw:style-name="gr7" draw:text-style-name="P3" draw:layer="layout" svg:x1="30.5cm" svg:y1="97.092cm" svg:x2="19.548cm" svg:y2="95.719cm">
          <text:p/>
        </draw:line>
        <draw:polygon draw:style-name="gr8" draw:text-style-name="P7" draw:layer="layout" svg:width="0.442cm" svg:height="0.353cm" svg:x="19.268cm" svg:y="95.56cm" svg:viewBox="0 0 443 354" draw:points="0,124 399,354 315,163 443,0">
          <text:p/>
        </draw:polygon>
        <draw:line draw:style-name="gr7" draw:text-style-name="P3" draw:layer="layout" svg:x1="30.5cm" svg:y1="97.589cm" svg:x2="19.548cm" svg:y2="96.216cm">
          <text:p/>
        </draw:line>
        <draw:polygon draw:style-name="gr8" draw:text-style-name="P7" draw:layer="layout" svg:width="0.442cm" svg:height="0.349cm" svg:x="19.268cm" svg:y="96.061cm" svg:viewBox="0 0 443 350" draw:points="0,121 399,350 315,160 443,0">
          <text:p/>
        </draw:polygon>
        <draw:line draw:style-name="gr7" draw:text-style-name="P3" draw:layer="layout" svg:x1="18.99cm" svg:y1="95.339cm" svg:x2="27.562cm" svg:y2="77.343cm">
          <text:p/>
        </draw:line>
        <draw:polygon draw:style-name="gr8" draw:text-style-name="P7" draw:layer="layout" svg:width="0.342cm" svg:height="0.458cm" svg:x="27.34cm" svg:y="77.089cm" svg:viewBox="0 0 343 459" draw:points="343,0 0,307 206,286 320,459">
          <text:p/>
        </draw:polygon>
        <draw:line draw:style-name="gr7" draw:text-style-name="P3" draw:layer="layout" svg:x1="19.224cm" svg:y1="95.339cm" svg:x2="27.796cm" svg:y2="77.343cm">
          <text:p/>
        </draw:line>
        <draw:polygon draw:style-name="gr8" draw:text-style-name="P7" draw:layer="layout" svg:width="0.342cm" svg:height="0.458cm" svg:x="27.575cm" svg:y="77.089cm" svg:viewBox="0 0 343 459" draw:points="343,0 0,307 205,286 320,459">
          <text:p/>
        </draw:polygon>
        <draw:line draw:style-name="gr7" draw:text-style-name="P3" draw:layer="layout" svg:x1="18.756cm" svg:y1="95.339cm" svg:x2="27.327cm" svg:y2="77.343cm">
          <text:p/>
        </draw:line>
        <draw:polygon draw:style-name="gr8" draw:text-style-name="P7" draw:layer="layout" svg:width="0.341cm" svg:height="0.458cm" svg:x="27.107cm" svg:y="77.089cm" svg:viewBox="0 0 342 459" draw:points="342,0 0,307 205,286 319,459">
          <text:p/>
        </draw:polygon>
        <draw:line draw:style-name="gr7" draw:text-style-name="P3" draw:layer="layout" svg:x1="28.407cm" svg:y1="77.089cm" svg:x2="29.447cm" svg:y2="78.25cm">
          <text:p/>
        </draw:line>
        <draw:polygon draw:style-name="gr8" draw:text-style-name="P7" draw:layer="layout" svg:width="0.414cm" svg:height="0.434cm" svg:x="29.22cm" svg:y="78.027cm" svg:viewBox="0 0 415 435" draw:points="415,435 263,0 202,198 0,237">
          <text:p/>
        </draw:polygon>
        <draw:line draw:style-name="gr7" draw:text-style-name="P3" draw:layer="layout" svg:x1="30.078cm" svg:y1="79.519cm" svg:x2="29.97cm" svg:y2="81.436cm">
          <text:p/>
        </draw:line>
        <draw:polygon draw:style-name="gr8" draw:text-style-name="P7" draw:layer="layout" svg:width="0.353cm" svg:height="0.434cm" svg:x="29.801cm" svg:y="81.283cm" svg:viewBox="0 0 354 435" draw:points="153,435 354,21 171,116 0,0">
          <text:p/>
        </draw:polygon>
        <draw:line draw:style-name="gr7" draw:text-style-name="P3" draw:layer="layout" svg:x1="30.636cm" svg:y1="79.018cm" svg:x2="32.552cm" svg:y2="79.129cm">
          <text:p/>
        </draw:line>
        <draw:polygon draw:style-name="gr8" draw:text-style-name="P7" draw:layer="layout" svg:width="0.433cm" svg:height="0.353cm" svg:x="32.4cm" svg:y="78.944cm" svg:viewBox="0 0 434 354" draw:points="434,199 20,0 116,181 0,354">
          <text:p/>
        </draw:polygon>
        <draw:line draw:style-name="gr7" draw:text-style-name="P3" draw:layer="layout" svg:x1="137.442cm" svg:y1="49.957cm" svg:x2="171.426cm" svg:y2="30.567cm">
          <text:p/>
        </draw:line>
        <draw:polygon draw:style-name="gr8" draw:text-style-name="P7" draw:layer="layout" svg:width="0.455cm" svg:height="0.363cm" svg:x="171.217cm" svg:y="30.427cm" svg:viewBox="0 0 456 364" draw:points="456,0 0,57 181,158 174,364">
          <text:p/>
        </draw:polygon>
        <draw:line draw:style-name="gr7" draw:text-style-name="P3" draw:layer="layout" svg:x1="171.789cm" svg:y1="30.654cm" svg:x2="169.53cm" svg:y2="33.565cm">
          <text:p/>
        </draw:line>
        <draw:polygon draw:style-name="gr8" draw:text-style-name="P7" draw:layer="layout" svg:width="0.398cm" svg:height="0.443cm" svg:x="169.358cm" svg:y="33.344cm" svg:viewBox="0 0 399 444" draw:points="0,444 399,218 194,193 119,0">
          <text:p/>
        </draw:polygon>
        <draw:line draw:style-name="gr7" draw:text-style-name="P3" draw:layer="layout" svg:x1="171.673cm" svg:y1="30.017cm" svg:x2="167.812cm" svg:y2="29.218cm">
          <text:p/>
        </draw:line>
        <draw:polygon draw:style-name="gr8" draw:text-style-name="P7" draw:layer="layout" svg:width="0.451cm" svg:height="0.345cm" svg:x="167.534cm" svg:y="29.074cm" svg:viewBox="0 0 452 346" draw:points="0,87 382,346 311,152 452,0">
          <text:p/>
        </draw:polygon>
        <draw:line draw:style-name="gr7" draw:text-style-name="P3" draw:layer="layout" svg:x1="166.66cm" svg:y1="28.523cm" svg:x2="165.717cm" svg:y2="27.091cm">
          <text:p/>
        </draw:line>
        <draw:polygon draw:style-name="gr8" draw:text-style-name="P7" draw:layer="layout" svg:width="0.381cm" svg:height="0.451cm" svg:x="165.562cm" svg:y="26.855cm" svg:viewBox="0 0 382 452" draw:points="0,0 84,452 176,266 382,258">
          <text:p/>
        </draw:polygon>
        <draw:line draw:style-name="gr7" draw:text-style-name="P3" draw:layer="layout" svg:x1="164.868cm" svg:y1="25.798cm" svg:x2="163.925cm" svg:y2="24.367cm">
          <text:p/>
        </draw:line>
        <draw:polygon draw:style-name="gr8" draw:text-style-name="P7" draw:layer="layout" svg:width="0.378cm" svg:height="0.45cm" svg:x="163.773cm" svg:y="24.131cm" svg:viewBox="0 0 379 451" draw:points="0,0 86,451 174,265 379,257">
          <text:p/>
        </draw:polygon>
        <draw:line draw:style-name="gr7" draw:text-style-name="P3" draw:layer="layout" svg:x1="166.476cm" svg:y1="29.399cm" svg:x2="165.047cm" svg:y2="30.34cm">
          <text:p/>
        </draw:line>
        <draw:polygon draw:style-name="gr8" draw:text-style-name="P7" draw:layer="layout" svg:width="0.452cm" svg:height="0.38cm" svg:x="164.81cm" svg:y="30.114cm" svg:viewBox="0 0 453 381" draw:points="0,381 453,296 266,207 259,0">
          <text:p/>
        </draw:polygon>
        <draw:line draw:style-name="gr7" draw:text-style-name="P3" draw:layer="layout" svg:x1="163.753cm" svg:y1="31.19cm" svg:x2="162.32cm" svg:y2="32.131cm">
          <text:p/>
        </draw:line>
        <draw:polygon draw:style-name="gr8" draw:text-style-name="P7" draw:layer="layout" svg:width="0.452cm" svg:height="0.38cm" svg:x="162.083cm" svg:y="31.905cm" svg:viewBox="0 0 453 381" draw:points="0,381 453,296 269,207 259,0">
          <text:p/>
        </draw:polygon>
        <draw:line draw:style-name="gr7" draw:text-style-name="P3" draw:layer="layout" svg:x1="172.73cm" svg:y1="30.061cm" svg:x2="176.658cm" svg:y2="29.576cm">
          <text:p/>
        </draw:line>
        <draw:polygon draw:style-name="gr8" draw:text-style-name="P7" draw:layer="layout" svg:width="0.441cm" svg:height="0.35cm" svg:x="176.494cm" svg:y="29.419cm" svg:viewBox="0 0 442 351" draw:points="442,124 0,0 127,163 43,351">
          <text:p/>
        </draw:polygon>
        <draw:line draw:style-name="gr7" draw:text-style-name="P3" draw:layer="layout" svg:x1="177.994cm" svg:y1="29.412cm" svg:x2="179.892cm" svg:y2="29.178cm">
          <text:p/>
        </draw:line>
        <draw:polygon draw:style-name="gr8" draw:text-style-name="P7" draw:layer="layout" svg:width="0.441cm" svg:height="0.35cm" svg:x="179.729cm" svg:y="29.02cm" svg:viewBox="0 0 442 351" draw:points="442,123 0,0 128,162 44,351">
          <text:p/>
        </draw:polygon>
        <draw:line draw:style-name="gr7" draw:text-style-name="P3" draw:layer="layout" svg:x1="171.839cm" svg:y1="29.597cm" svg:x2="169.721cm" svg:y2="26.513cm">
          <text:p/>
        </draw:line>
        <draw:polygon draw:style-name="gr8" draw:text-style-name="P7" draw:layer="layout" svg:width="0.385cm" svg:height="0.449cm" svg:x="169.562cm" svg:y="26.28cm" svg:viewBox="0 0 386 450" draw:points="0,0 95,450 180,262 386,249">
          <text:p/>
        </draw:polygon>
        <draw:line draw:style-name="gr7" draw:text-style-name="P3" draw:layer="layout" svg:x1="168.836cm" svg:y1="25.223cm" svg:x2="167.879cm" svg:y2="23.824cm">
          <text:p/>
        </draw:line>
        <draw:polygon draw:style-name="gr8" draw:text-style-name="P7" draw:layer="layout" svg:width="0.385cm" svg:height="0.449cm" svg:x="167.717cm" svg:y="23.591cm" svg:viewBox="0 0 386 450" draw:points="0,0 95,450 180,262 386,250">
          <text:p/>
        </draw:polygon>
        <draw:line draw:style-name="gr7" draw:text-style-name="P3" draw:layer="layout" svg:x1="172.73cm" svg:y1="30.458cm" svg:x2="207.402cm" svg:y2="52.275cm">
          <text:p/>
        </draw:line>
        <draw:polygon draw:style-name="gr8" draw:text-style-name="P7" draw:layer="layout" svg:width="0.452cm" svg:height="0.374cm" svg:x="207.189cm" svg:y="52.052cm" svg:viewBox="0 0 453 375" draw:points="453,375 188,0 185,204 0,296">
          <text:p/>
        </draw:polygon>
        <draw:line draw:style-name="gr7" draw:text-style-name="P3" draw:layer="layout" svg:x1="207.642cm" svg:y1="52.593cm" svg:x2="194.726cm" svg:y2="48.503cm">
          <text:p/>
        </draw:line>
        <draw:polygon draw:style-name="gr8" draw:text-style-name="P7" draw:layer="layout" svg:width="0.459cm" svg:height="0.336cm" svg:x="194.454cm" svg:y="48.379cm" svg:viewBox="0 0 460 337" draw:points="0,40 353,337 304,136 460,0">
          <text:p/>
        </draw:polygon>
        <draw:line draw:style-name="gr7" draw:text-style-name="P3" draw:layer="layout" svg:x1="207.988cm" svg:y1="53.287cm" svg:x2="203.581cm" svg:y2="66.09cm">
          <text:p/>
        </draw:line>
        <draw:polygon draw:style-name="gr8" draw:text-style-name="P7" draw:layer="layout" svg:width="0.331cm" svg:height="0.455cm" svg:x="203.461cm" svg:y="65.898cm" svg:viewBox="0 0 332 456" draw:points="28,456 332,113 130,156 0,0">
          <text:p/>
        </draw:polygon>
        <draw:line draw:style-name="gr7" draw:text-style-name="P3" draw:layer="layout" svg:x1="203.123cm" svg:y1="67.412cm" svg:x2="202.519cm" svg:y2="69.173cm">
          <text:p/>
        </draw:line>
        <draw:polygon draw:style-name="gr8" draw:text-style-name="P7" draw:layer="layout" svg:width="0.331cm" svg:height="0.459cm" svg:x="202.399cm" svg:y="68.978cm" svg:viewBox="0 0 332 460" draw:points="29,460 332,117 131,159 0,0">
          <text:p/>
        </draw:polygon>
        <draw:line draw:style-name="gr7" draw:text-style-name="P3" draw:layer="layout" svg:x1="207.914cm" svg:y1="52.229cm" svg:x2="202.025cm" svg:y2="40.103cm">
          <text:p/>
        </draw:line>
        <draw:polygon draw:style-name="gr8" draw:text-style-name="P7" draw:layer="layout" svg:width="0.342cm" svg:height="0.455cm" svg:x="201.901cm" svg:y="39.849cm" svg:viewBox="0 0 343 456" draw:points="0,0 29,456 139,286 343,304">
          <text:p/>
        </draw:polygon>
        <draw:line draw:style-name="gr7" draw:text-style-name="P3" draw:layer="layout" svg:x1="201.827cm" svg:y1="38.792cm" svg:x2="202.439cm" svg:y2="37.034cm">
          <text:p/>
        </draw:line>
        <draw:polygon draw:style-name="gr8" draw:text-style-name="P7" draw:layer="layout" svg:width="0.335cm" svg:height="0.459cm" svg:x="202.222cm" svg:y="36.766cm" svg:viewBox="0 0 336 460" draw:points="308,0 0,343 201,301 336,460">
          <text:p/>
        </draw:polygon>
        <draw:line draw:style-name="gr7" draw:text-style-name="P3" draw:layer="layout" svg:x1="201.116cm" svg:y1="39.138cm" svg:x2="199.358cm" svg:y2="38.526cm">
          <text:p/>
        </draw:line>
        <draw:polygon draw:style-name="gr8" draw:text-style-name="P7" draw:layer="layout" svg:width="0.459cm" svg:height="0.336cm" svg:x="199.093cm" svg:y="38.406cm" svg:viewBox="0 0 460 337" draw:points="0,29 342,337 300,134 460,0">
          <text:p/>
        </draw:polygon>
        <draw:line draw:style-name="gr7" draw:text-style-name="P3" draw:layer="layout" svg:x1="208.251cm" svg:y1="52.229cm" svg:x2="210.309cm" svg:y2="38.798cm">
          <text:p/>
        </draw:line>
        <draw:polygon draw:style-name="gr8" draw:text-style-name="P7" draw:layer="layout" svg:width="0.35cm" svg:height="0.445cm" svg:x="210.11cm" svg:y="38.519cm" svg:viewBox="0 0 351 446" draw:points="241,0 0,393 192,314 351,446">
          <text:p/>
        </draw:polygon>
        <draw:line draw:style-name="gr7" draw:text-style-name="P3" draw:layer="layout" svg:x1="210.961cm" svg:y1="37.603cm" svg:x2="212.302cm" svg:y2="36.614cm">
          <text:p/>
        </draw:line>
        <draw:polygon draw:style-name="gr8" draw:text-style-name="P7" draw:layer="layout" svg:width="0.448cm" svg:height="0.391cm" svg:x="212.082cm" svg:y="36.449cm" svg:viewBox="0 0 449 392" draw:points="449,0 0,109 192,187 210,392">
          <text:p/>
        </draw:polygon>
        <draw:line draw:style-name="gr7" draw:text-style-name="P3" draw:layer="layout" svg:x1="210.044cm" svg:y1="37.462cm" svg:x2="209.056cm" svg:y2="36.12cm">
          <text:p/>
        </draw:line>
        <draw:polygon draw:style-name="gr8" draw:text-style-name="P7" draw:layer="layout" svg:width="0.391cm" svg:height="0.445cm" svg:x="208.89cm" svg:y="35.891cm" svg:viewBox="0 0 392 446" draw:points="0,0 107,446 188,258 392,236">
          <text:p/>
        </draw:polygon>
        <draw:line draw:style-name="gr7" draw:text-style-name="P3" draw:layer="layout" svg:x1="208.668cm" svg:y1="52.229cm" svg:x2="217.724cm" svg:y2="42.619cm">
          <text:p/>
        </draw:line>
        <draw:polygon draw:style-name="gr8" draw:text-style-name="P7" draw:layer="layout" svg:width="0.419cm" svg:height="0.43cm" svg:x="217.498cm" svg:y="42.414cm" svg:viewBox="0 0 420 431" draw:points="420,0 0,187 202,233 258,431">
          <text:p/>
        </draw:polygon>
        <draw:line draw:style-name="gr7" draw:text-style-name="P3" draw:layer="layout" svg:x1="218.948cm" svg:y1="41.872cm" svg:x2="220.864cm" svg:y2="41.814cm">
          <text:p/>
        </draw:line>
        <draw:polygon draw:style-name="gr8" draw:text-style-name="P7" draw:layer="layout" svg:width="0.427cm" svg:height="0.353cm" svg:x="220.718cm" svg:y="41.641cm" svg:viewBox="0 0 428 354" draw:points="428,164 0,0 110,174 11,354">
          <text:p/>
        </draw:polygon>
        <draw:line draw:style-name="gr7" draw:text-style-name="P3" draw:layer="layout" svg:x1="218.402cm" svg:y1="41.357cm" svg:x2="218.344cm" svg:y2="39.437cm">
          <text:p/>
        </draw:line>
        <draw:polygon draw:style-name="gr8" draw:text-style-name="P7" draw:layer="layout" svg:width="0.353cm" svg:height="0.431cm" svg:x="218.171cm" svg:y="39.154cm" svg:viewBox="0 0 354 432" draw:points="166,0 0,432 173,319 354,421">
          <text:p/>
        </draw:polygon>
        <draw:line draw:style-name="gr7" draw:text-style-name="P3" draw:layer="layout" svg:x1="207.642cm" svg:y1="53.082cm" svg:x2="177.059cm" svg:y2="71.713cm">
          <text:p/>
        </draw:line>
        <draw:polygon draw:style-name="gr8" draw:text-style-name="P7" draw:layer="layout" svg:width="0.451cm" svg:height="0.37cm" svg:x="176.819cm" svg:y="71.49cm" svg:viewBox="0 0 452 371" draw:points="0,371 452,301 272,206 269,0">
          <text:p/>
        </draw:polygon>
        <draw:line draw:style-name="gr7" draw:text-style-name="P3" draw:layer="layout" svg:x1="176.812cm" svg:y1="71.653cm" svg:x2="187.717cm" svg:y2="60.631cm">
          <text:p/>
        </draw:line>
        <draw:polygon draw:style-name="gr8" draw:text-style-name="P7" draw:layer="layout" svg:width="0.423cm" svg:height="0.427cm" svg:x="187.494cm" svg:y="60.43cm" svg:viewBox="0 0 424 428" draw:points="424,0 0,177 198,226 251,428">
          <text:p/>
        </draw:polygon>
        <draw:line draw:style-name="gr7" draw:text-style-name="P3" draw:layer="layout" svg:x1="188.965cm" svg:y1="59.373cm" svg:x2="190.014cm" svg:y2="58.314cm">
          <text:p/>
        </draw:line>
        <draw:polygon draw:style-name="gr8" draw:text-style-name="P7" draw:layer="layout" svg:width="0.423cm" svg:height="0.426cm" svg:x="189.787cm" svg:y="58.113cm" svg:viewBox="0 0 424 427" draw:points="424,0 0,177 201,226 250,427">
          <text:p/>
        </draw:polygon>
        <draw:line draw:style-name="gr7" draw:text-style-name="P3" draw:layer="layout" svg:x1="175.761cm" svg:y1="72.538cm" svg:x2="162.697cm" svg:y2="81.284cm">
          <text:p/>
        </draw:line>
        <draw:polygon draw:style-name="gr8" draw:text-style-name="P7" draw:layer="layout" svg:width="0.448cm" svg:height="0.385cm" svg:x="162.464cm" svg:y="81.057cm" svg:viewBox="0 0 449 386" draw:points="0,386 449,298 265,209 254,0">
          <text:p/>
        </draw:polygon>
        <draw:line draw:style-name="gr7" draw:text-style-name="P3" draw:layer="layout" svg:x1="161.407cm" svg:y1="81.693cm" svg:x2="159.543cm" svg:y2="81.322cm">
          <text:p/>
        </draw:line>
        <draw:polygon draw:style-name="gr8" draw:text-style-name="P7" draw:layer="layout" svg:width="0.451cm" svg:height="0.346cm" svg:x="159.265cm" svg:y="81.177cm" svg:viewBox="0 0 452 347" draw:points="0,93 382,347 315,153 452,0">
          <text:p/>
        </draw:polygon>
        <draw:line draw:style-name="gr7" draw:text-style-name="P3" draw:layer="layout" svg:x1="161.83cm" svg:y1="82.324cm" svg:x2="161.462cm" svg:y2="84.187cm">
          <text:p/>
        </draw:line>
        <draw:polygon draw:style-name="gr8" draw:text-style-name="P7" draw:layer="layout" svg:width="0.349cm" svg:height="0.448cm" svg:x="161.314cm" svg:y="84.017cm" svg:viewBox="0 0 350 449" draw:points="92,449 350,67 156,138 0,0">
          <text:p/>
        </draw:polygon>
        <draw:line draw:style-name="gr7" draw:text-style-name="P3" draw:layer="layout" svg:x1="176.181cm" svg:y1="72.711cm" svg:x2="173.005cm" svg:y2="88.308cm">
          <text:p/>
        </draw:line>
        <draw:polygon draw:style-name="gr8" draw:text-style-name="P7" draw:layer="layout" svg:width="0.345cm" svg:height="0.452cm" svg:x="172.861cm" svg:y="88.13cm" svg:viewBox="0 0 346 453" draw:points="88,453 346,72 151,143 0,0">
          <text:p/>
        </draw:polygon>
        <draw:line draw:style-name="gr7" draw:text-style-name="P3" draw:layer="layout" svg:x1="172.315cm" svg:y1="89.46cm" svg:x2="170.885cm" svg:y2="90.407cm">
          <text:p/>
        </draw:line>
        <draw:polygon draw:style-name="gr8" draw:text-style-name="P7" draw:layer="layout" svg:width="0.448cm" svg:height="0.381cm" svg:x="170.652cm" svg:y="90.18cm" svg:viewBox="0 0 449 382" draw:points="0,382 449,294 266,206 254,0">
          <text:p/>
        </draw:polygon>
        <draw:line draw:style-name="gr7" draw:text-style-name="P3" draw:layer="layout" svg:x1="173.192cm" svg:y1="89.64cm" svg:x2="174.135cm" svg:y2="91.067cm">
          <text:p/>
        </draw:line>
        <draw:polygon draw:style-name="gr8" draw:text-style-name="P7" draw:layer="layout" svg:width="0.381cm" svg:height="0.452cm" svg:x="173.908cm" svg:y="90.85cm" svg:viewBox="0 0 382 453" draw:points="382,453 298,0 210,188 0,195">
          <text:p/>
        </draw:polygon>
        <draw:line draw:style-name="gr7" draw:text-style-name="P3" draw:layer="layout" svg:x1="176.635cm" svg:y1="72.711cm" svg:x2="185.241cm" svg:y2="85.881cm">
          <text:p/>
        </draw:line>
        <draw:polygon draw:style-name="gr8" draw:text-style-name="P7" draw:layer="layout" svg:width="0.381cm" svg:height="0.451cm" svg:x="185.014cm" svg:y="85.665cm" svg:viewBox="0 0 382 452" draw:points="382,452 296,0 208,183 0,194">
          <text:p/>
        </draw:polygon>
        <draw:line draw:style-name="gr7" draw:text-style-name="P3" draw:layer="layout" svg:x1="185.629cm" svg:y1="87.174cm" svg:x2="185.24cm" svg:y2="89.031cm">
          <text:p/>
        </draw:line>
        <draw:polygon draw:style-name="gr8" draw:text-style-name="P7" draw:layer="layout" svg:width="0.346cm" svg:height="0.448cm" svg:x="185.095cm" svg:y="88.857cm" svg:viewBox="0 0 347 449" draw:points="88,449 347,72 152,139 0,0">
          <text:p/>
        </draw:polygon>
        <draw:line draw:style-name="gr7" draw:text-style-name="P3" draw:layer="layout" svg:x1="186.27cm" svg:y1="86.755cm" svg:x2="188.126cm" svg:y2="87.144cm">
          <text:p/>
        </draw:line>
        <draw:polygon draw:style-name="gr8" draw:text-style-name="P7" draw:layer="layout" svg:width="0.452cm" svg:height="0.345cm" svg:x="187.952cm" svg:y="86.942cm" svg:viewBox="0 0 453 346" draw:points="453,262 71,0 138,195 0,346">
          <text:p/>
        </draw:polygon>
        <draw:line draw:style-name="gr7" draw:text-style-name="P3" draw:layer="layout" svg:x1="176.819cm" svg:y1="72.298cm" svg:x2="192.374cm" svg:y2="75.647cm">
          <text:p/>
        </draw:line>
        <draw:polygon draw:style-name="gr8" draw:text-style-name="P7" draw:layer="layout" svg:width="0.452cm" svg:height="0.345cm" svg:x="192.196cm" svg:y="75.445cm" svg:viewBox="0 0 453 346" draw:points="453,261 74,0 141,194 0,346">
          <text:p/>
        </draw:polygon>
        <draw:line draw:style-name="gr7" draw:text-style-name="P3" draw:layer="layout" svg:x1="193.519cm" svg:y1="76.351cm" svg:x2="194.452cm" svg:y2="77.795cm">
          <text:p/>
        </draw:line>
        <draw:polygon draw:style-name="gr8" draw:text-style-name="P7" draw:layer="layout" svg:width="0.378cm" svg:height="0.451cm" svg:x="194.228cm" svg:y="77.579cm" svg:viewBox="0 0 379 452" draw:points="379,452 298,0 206,183 0,190">
          <text:p/>
        </draw:polygon>
        <draw:line draw:style-name="gr7" draw:text-style-name="P3" draw:layer="layout" svg:x1="193.706cm" svg:y1="75.481cm" svg:x2="195.15cm" svg:y2="74.545cm">
          <text:p/>
        </draw:line>
        <draw:polygon draw:style-name="gr8" draw:text-style-name="P7" draw:layer="layout" svg:width="0.452cm" svg:height="0.378cm" svg:x="194.937cm" svg:y="74.393cm" svg:viewBox="0 0 453 379" draw:points="453,0 0,82 185,174 192,379">
          <text:p/>
        </draw:polygon>
        <draw:line draw:style-name="gr7" draw:text-style-name="P3" draw:layer="layout" svg:x1="176.819cm" svg:y1="72.087cm" svg:x2="192.487cm" svg:y2="69.274cm">
          <text:p/>
        </draw:line>
        <draw:polygon draw:style-name="gr8" draw:text-style-name="P7" draw:layer="layout" svg:width="0.448cm" svg:height="0.346cm" svg:x="192.316cm" svg:y="69.126cm" svg:viewBox="0 0 449 347" draw:points="449,100 0,0 135,153 64,347">
          <text:p/>
        </draw:polygon>
        <draw:line draw:style-name="gr7" draw:text-style-name="P3" draw:layer="layout" svg:x1="193.823cm" svg:y1="69.497cm" svg:x2="195.21cm" svg:y2="70.461cm">
          <text:p/>
        </draw:line>
        <draw:polygon draw:style-name="gr8" draw:text-style-name="P7" draw:layer="layout" svg:width="0.448cm" svg:height="0.388cm" svg:x="194.994cm" svg:y="70.234cm" svg:viewBox="0 0 449 389" draw:points="449,389 202,0 188,209 0,294">
          <text:p/>
        </draw:polygon>
        <draw:line draw:style-name="gr7" draw:text-style-name="P3" draw:layer="layout" svg:x1="193.66cm" svg:y1="68.602cm" svg:x2="194.628cm" svg:y2="67.211cm">
          <text:p/>
        </draw:line>
        <draw:polygon draw:style-name="gr8" draw:text-style-name="P7" draw:layer="layout" svg:width="0.385cm" svg:height="0.448cm" svg:x="194.401cm" svg:y="66.981cm" svg:viewBox="0 0 386 449" draw:points="386,0 0,247 206,261 291,449">
          <text:p/>
        </draw:polygon>
        <draw:line draw:style-name="gr7" draw:text-style-name="P3" draw:layer="layout" svg:x1="176.819cm" svg:y1="72.545cm" svg:x2="189.767cm" svg:y2="81.443cm">
          <text:p/>
        </draw:line>
        <draw:polygon draw:style-name="gr8" draw:text-style-name="P7" draw:layer="layout" svg:width="0.448cm" svg:height="0.384cm" svg:x="189.551cm" svg:y="81.22cm" svg:viewBox="0 0 449 385" draw:points="449,385 198,0 188,204 0,289">
          <text:p/>
        </draw:polygon>
        <draw:line draw:style-name="gr7" draw:text-style-name="P3" draw:layer="layout" svg:x1="190.627cm" svg:y1="82.497cm" svg:x2="190.973cm" svg:y2="84.367cm">
          <text:p/>
        </draw:line>
        <draw:polygon draw:style-name="gr8" draw:text-style-name="P7" draw:layer="layout" svg:width="0.345cm" svg:height="0.452cm" svg:x="190.775cm" svg:y="84.193cm" svg:viewBox="0 0 346 453" draw:points="251,453 346,0 191,138 0,67">
          <text:p/>
        </draw:polygon>
        <draw:line draw:style-name="gr7" draw:text-style-name="P3" draw:layer="layout" svg:x1="191.057cm" svg:y1="81.87cm" svg:x2="192.928cm" svg:y2="81.523cm">
          <text:p/>
        </draw:line>
        <draw:polygon draw:style-name="gr8" draw:text-style-name="P7" draw:layer="layout" svg:width="0.448cm" svg:height="0.345cm" svg:x="192.757cm" svg:y="81.375cm" svg:viewBox="0 0 449 346" draw:points="449,95 0,0 135,151 64,346">
          <text:p/>
        </draw:polygon>
        <draw:line draw:style-name="gr7" draw:text-style-name="P3" draw:layer="layout" svg:x1="176.392cm" svg:y1="72.711cm" svg:x2="179.381cm" svg:y2="88.347cm">
          <text:p/>
        </draw:line>
        <draw:polygon draw:style-name="gr8" draw:text-style-name="P7" draw:layer="layout" svg:width="0.349cm" svg:height="0.448cm" svg:x="179.179cm" svg:y="88.173cm" svg:viewBox="0 0 350 449" draw:points="255,449 350,0 195,137 0,67">
          <text:p/>
        </draw:polygon>
        <draw:line draw:style-name="gr7" draw:text-style-name="P3" draw:layer="layout" svg:x1="179.176cm" svg:y1="89.679cm" svg:x2="178.219cm" svg:y2="91.088cm">
          <text:p/>
        </draw:line>
        <draw:polygon draw:style-name="gr8" draw:text-style-name="P7" draw:layer="layout" svg:width="0.384cm" svg:height="0.448cm" svg:x="178.061cm" svg:y="90.872cm" svg:viewBox="0 0 385 449" draw:points="0,449 385,197 179,183 91,0">
          <text:p/>
        </draw:polygon>
        <draw:line draw:style-name="gr7" draw:text-style-name="P3" draw:layer="layout" svg:x1="180.064cm" svg:y1="89.51cm" svg:x2="181.469cm" svg:y2="90.467cm">
          <text:p/>
        </draw:line>
        <draw:polygon draw:style-name="gr8" draw:text-style-name="P7" draw:layer="layout" svg:width="0.448cm" svg:height="0.385cm" svg:x="181.253cm" svg:y="90.24cm" svg:viewBox="0 0 449 386" draw:points="449,386 198,0 187,206 0,294">
          <text:p/>
        </draw:polygon>
        <draw:line draw:style-name="gr7" draw:text-style-name="P3" draw:layer="layout" svg:x1="175.934cm" svg:y1="72.711cm" svg:x2="167.177cm" svg:y2="85.768cm">
          <text:p/>
        </draw:line>
        <draw:polygon draw:style-name="gr8" draw:text-style-name="P7" draw:layer="layout" svg:width="0.381cm" svg:height="0.448cm" svg:x="167.022cm" svg:y="85.552cm" svg:viewBox="0 0 382 449" draw:points="0,449 382,194 178,187 89,0">
          <text:p/>
        </draw:polygon>
        <draw:line draw:style-name="gr7" draw:text-style-name="P3" draw:layer="layout" svg:x1="166.138cm" svg:y1="86.635cm" svg:x2="164.274cm" svg:y2="87.003cm">
          <text:p/>
        </draw:line>
        <draw:polygon draw:style-name="gr8" draw:text-style-name="P7" draw:layer="layout" svg:width="0.452cm" svg:height="0.346cm" svg:x="163.995cm" svg:y="86.8cm" svg:viewBox="0 0 453 347" draw:points="0,254 453,347 311,195 381,0">
          <text:p/>
        </draw:polygon>
        <draw:line draw:style-name="gr7" draw:text-style-name="P3" draw:layer="layout" svg:x1="166.772cm" svg:y1="87.058cm" svg:x2="167.14cm" svg:y2="88.925cm">
          <text:p/>
        </draw:line>
        <draw:polygon draw:style-name="gr8" draw:text-style-name="P7" draw:layer="layout" svg:width="0.346cm" svg:height="0.448cm" svg:x="166.937cm" svg:y="88.751cm" svg:viewBox="0 0 347 449" draw:points="255,449 347,0 195,138 0,67">
          <text:p/>
        </draw:polygon>
        <draw:line draw:style-name="gr7" draw:text-style-name="P3" draw:layer="layout" svg:x1="175.761cm" svg:y1="72.291cm" svg:x2="160.164cm" svg:y2="75.456cm">
          <text:p/>
        </draw:line>
        <draw:polygon draw:style-name="gr8" draw:text-style-name="P7" draw:layer="layout" svg:width="0.448cm" svg:height="0.346cm" svg:x="159.889cm" svg:y="75.254cm" svg:viewBox="0 0 449 347" draw:points="0,259 449,347 311,195 378,0">
          <text:p/>
        </draw:polygon>
        <draw:line draw:style-name="gr7" draw:text-style-name="P3" draw:layer="layout" svg:x1="158.832cm" svg:y1="75.269cm" svg:x2="157.405cm" svg:y2="74.323cm">
          <text:p/>
        </draw:line>
        <draw:polygon draw:style-name="gr8" draw:text-style-name="P7" draw:layer="layout" svg:width="0.452cm" svg:height="0.381cm" svg:x="157.169cm" svg:y="74.168cm" svg:viewBox="0 0 453 382" draw:points="0,0 259,382 266,177 453,88">
          <text:p/>
        </draw:polygon>
        <draw:line draw:style-name="gr7" draw:text-style-name="P3" draw:layer="layout" svg:x1="159.008cm" svg:y1="76.147cm" svg:x2="158.065cm" svg:y2="77.573cm">
          <text:p/>
        </draw:line>
        <draw:polygon draw:style-name="gr8" draw:text-style-name="P7" draw:layer="layout" svg:width="0.381cm" svg:height="0.451cm" svg:x="157.906cm" svg:y="77.357cm" svg:viewBox="0 0 382 452" draw:points="0,452 382,194 177,187 89,0">
          <text:p/>
        </draw:polygon>
        <draw:line draw:style-name="gr7" draw:text-style-name="P3" draw:layer="layout" svg:x1="176.213cm" svg:y1="71.653cm" svg:x2="173.676cm" svg:y2="54.105cm">
          <text:p/>
        </draw:line>
        <draw:polygon draw:style-name="gr8" draw:text-style-name="P7" draw:layer="layout" svg:width="0.35cm" svg:height="0.445cm" svg:x="173.52cm" svg:y="53.826cm" svg:viewBox="0 0 351 446" draw:points="118,0 0,446 164,315 351,393">
          <text:p/>
        </draw:polygon>
        <draw:line draw:style-name="gr7" draw:text-style-name="P3" draw:layer="layout" svg:x1="174.088cm" svg:y1="53.477cm" svg:x2="175.85cm" svg:y2="54.081cm">
          <text:p/>
        </draw:line>
        <draw:polygon draw:style-name="gr8" draw:text-style-name="P7" draw:layer="layout" svg:width="0.455cm" svg:height="0.331cm" svg:x="175.658cm" svg:y="53.869cm" svg:viewBox="0 0 456 332" draw:points="456,304 113,0 155,201 0,332">
          <text:p/>
        </draw:polygon>
        <draw:line draw:style-name="gr7" draw:text-style-name="P3" draw:layer="layout" svg:x1="173.031cm" svg:y1="53.671cm" svg:x2="171.658cm" svg:y2="54.646cm">
          <text:p/>
        </draw:line>
        <draw:polygon draw:style-name="gr8" draw:text-style-name="P7" draw:layer="layout" svg:width="0.448cm" svg:height="0.388cm" svg:x="171.428cm" svg:y="54.419cm" svg:viewBox="0 0 449 389" draw:points="0,389 449,290 261,206 244,0">
          <text:p/>
        </draw:polygon>
        <draw:line draw:style-name="gr7" draw:text-style-name="P3" draw:layer="layout" svg:x1="173.483cm" svg:y1="52.769cm" svg:x2="173.21cm" svg:y2="50.877cm">
          <text:p/>
        </draw:line>
        <draw:polygon draw:style-name="gr8" draw:text-style-name="P7" draw:layer="layout" svg:width="0.349cm" svg:height="0.445cm" svg:x="173.055cm" svg:y="50.598cm" svg:viewBox="0 0 350 446" draw:points="113,0 0,446 158,315 350,397">
          <text:p/>
        </draw:polygon>
        <draw:line draw:style-name="gr7" draw:text-style-name="P3" draw:layer="layout" svg:x1="173.489cm" svg:y1="49.541cm" svg:x2="174.481cm" svg:y2="48.214cm">
          <text:p/>
        </draw:line>
        <draw:polygon draw:style-name="gr8" draw:text-style-name="P7" draw:layer="layout" svg:width="0.395cm" svg:height="0.444cm" svg:x="174.254cm" svg:y="47.988cm" svg:viewBox="0 0 396 445" draw:points="396,0 0,234 206,255 283,445">
          <text:p/>
        </draw:polygon>
        <draw:line draw:style-name="gr7" draw:text-style-name="P3" draw:layer="layout" svg:x1="172.565cm" svg:y1="49.675cm" svg:x2="171.238cm" svg:y2="48.683cm">
          <text:p/>
        </draw:line>
        <draw:polygon draw:style-name="gr8" draw:text-style-name="P7" draw:layer="layout" svg:width="0.448cm" svg:height="0.395cm" svg:x="171.009cm" svg:y="48.514cm" svg:viewBox="0 0 449 396" draw:points="0,0 236,396 257,190 449,112">
          <text:p/>
        </draw:polygon>
        <draw:line draw:style-name="gr7" draw:text-style-name="P3" draw:layer="layout" svg:x1="176.378cm" svg:y1="71.653cm" svg:x2="178.982cm" svg:y2="55.947cm">
          <text:p/>
        </draw:line>
        <draw:polygon draw:style-name="gr8" draw:text-style-name="P7" draw:layer="layout" svg:width="0.349cm" svg:height="0.448cm" svg:x="178.784cm" svg:y="55.668cm" svg:viewBox="0 0 350 449" draw:points="244,0 0,392 191,315 350,449">
          <text:p/>
        </draw:polygon>
        <draw:line draw:style-name="gr7" draw:text-style-name="P3" draw:layer="layout" svg:x1="179.204cm" svg:y1="54.611cm" svg:x2="179.515cm" svg:y2="52.729cm">
          <text:p/>
        </draw:line>
        <draw:polygon draw:style-name="gr8" draw:text-style-name="P7" draw:layer="layout" svg:width="0.35cm" svg:height="0.448cm" svg:x="179.316cm" svg:y="52.451cm" svg:viewBox="0 0 351 449" draw:points="244,0 0,392 194,314 351,449">
          <text:p/>
        </draw:polygon>
        <draw:line draw:style-name="gr7" draw:text-style-name="P3" draw:layer="layout" svg:x1="176.033cm" svg:y1="71.653cm" svg:x2="169.132cm" svg:y2="57.421cm">
          <text:p/>
        </draw:line>
        <draw:polygon draw:style-name="gr8" draw:text-style-name="P7" draw:layer="layout" svg:width="0.346cm" svg:height="0.459cm" svg:x="169.008cm" svg:y="57.167cm" svg:viewBox="0 0 347 460" draw:points="0,0 29,460 138,286 347,304">
          <text:p/>
        </draw:polygon>
        <draw:line draw:style-name="gr7" draw:text-style-name="P3" draw:layer="layout" svg:x1="168.498cm" svg:y1="56.11cm" svg:x2="167.71cm" svg:y2="54.486cm">
          <text:p/>
        </draw:line>
        <draw:polygon draw:style-name="gr8" draw:text-style-name="P7" draw:layer="layout" svg:width="0.342cm" svg:height="0.459cm" svg:x="167.587cm" svg:y="54.232cm" svg:viewBox="0 0 343 460" draw:points="0,0 24,460 137,287 343,304">
          <text:p/>
        </draw:polygon>
        <draw:line draw:style-name="gr7" draw:text-style-name="P3" draw:layer="layout" svg:x1="175.761cm" svg:y1="71.83cm" svg:x2="162.711cm" svg:y2="63.062cm">
          <text:p/>
        </draw:line>
        <draw:polygon draw:style-name="gr8" draw:text-style-name="P7" draw:layer="layout" svg:width="0.448cm" svg:height="0.385cm" svg:x="162.478cm" svg:y="62.903cm" svg:viewBox="0 0 449 386" draw:points="0,0 254,386 265,180 449,92">
          <text:p/>
        </draw:polygon>
        <draw:line draw:style-name="gr7" draw:text-style-name="P3" draw:layer="layout" svg:x1="161.421cm" svg:y1="62.195cm" svg:x2="160.005cm" svg:y2="61.245cm">
          <text:p/>
        </draw:line>
        <draw:polygon draw:style-name="gr8" draw:text-style-name="P7" draw:layer="layout" svg:width="0.448cm" svg:height="0.381cm" svg:x="159.773cm" svg:y="61.087cm" svg:viewBox="0 0 449 382" draw:points="0,0 250,382 261,177 449,89">
          <text:p/>
        </draw:polygon>
        <draw:line draw:style-name="gr7" draw:text-style-name="P3" draw:layer="layout" svg:x1="175.761cm" svg:y1="72.151cm" svg:x2="159.861cm" svg:y2="71.134cm">
          <text:p/>
        </draw:line>
        <draw:polygon draw:style-name="gr8" draw:text-style-name="P7" draw:layer="layout" svg:width="0.433cm" svg:height="0.353cm" svg:x="159.579cm" svg:y="70.968cm" svg:viewBox="0 0 434 354" draw:points="0,148 409,354 317,169 434,0">
          <text:p/>
        </draw:polygon>
        <draw:line draw:style-name="gr7" draw:text-style-name="P3" draw:layer="layout" svg:x1="158.521cm" svg:y1="71.05cm" svg:x2="156.605cm" svg:y2="70.925cm">
          <text:p/>
        </draw:line>
        <draw:polygon draw:style-name="gr8" draw:text-style-name="P7" draw:layer="layout" svg:width="0.434cm" svg:height="0.352cm" svg:x="156.322cm" svg:y="70.76cm" svg:viewBox="0 0 435 353" draw:points="0,148 414,353 319,170 435,0">
          <text:p/>
        </draw:polygon>
        <draw:line draw:style-name="gr7" draw:text-style-name="P3" draw:layer="layout" svg:x1="176.558cm" svg:y1="71.653cm" svg:x2="184.57cm" svg:y2="55.968cm">
          <text:p/>
        </draw:line>
        <draw:polygon draw:style-name="gr8" draw:text-style-name="P7" draw:layer="layout" svg:width="0.349cm" svg:height="0.459cm" svg:x="184.351cm" svg:y="55.717cm" svg:viewBox="0 0 350 460" draw:points="350,0 0,297 205,282 315,460">
          <text:p/>
        </draw:polygon>
        <draw:line draw:style-name="gr7" draw:text-style-name="P3" draw:layer="layout" svg:x1="185.352cm" svg:y1="55.717cm" svg:x2="186.331cm" svg:y2="57.076cm">
          <text:p/>
        </draw:line>
        <draw:polygon draw:style-name="gr8" draw:text-style-name="P7" draw:layer="layout" svg:width="0.391cm" svg:height="0.448cm" svg:x="186.104cm" svg:y="56.857cm" svg:viewBox="0 0 392 449" draw:points="392,449 287,0 205,190 0,208">
          <text:p/>
        </draw:polygon>
        <draw:line draw:style-name="gr7" draw:text-style-name="P3" draw:layer="layout" svg:x1="184.44cm" svg:y1="55.188cm" svg:x2="182.52cm" svg:y2="55.193cm">
          <text:p/>
        </draw:line>
        <draw:polygon draw:style-name="gr8" draw:text-style-name="P7" draw:layer="layout" svg:width="0.424cm" svg:height="0.353cm" svg:x="182.237cm" svg:y="55.015cm" svg:viewBox="0 0 425 354" draw:points="0,178 425,354 319,178 425,0">
          <text:p/>
        </draw:polygon>
        <draw:line draw:style-name="gr7" draw:text-style-name="P3" draw:layer="layout" svg:x1="185.24cm" svg:y1="54.66cm" svg:x2="186.056cm" svg:y2="53.064cm">
          <text:p/>
        </draw:line>
        <draw:polygon draw:style-name="gr8" draw:text-style-name="P7" draw:layer="layout" svg:width="0.35cm" svg:height="0.458cm" svg:x="185.832cm" svg:y="52.814cm" svg:viewBox="0 0 351 459" draw:points="351,0 0,297 206,283 315,459">
          <text:p/>
        </draw:polygon>
        <draw:line draw:style-name="gr7" draw:text-style-name="P3" draw:layer="layout" svg:x1="186.982cm" svg:y1="52.113cm" svg:x2="188.758cm" svg:y2="51.537cm">
          <text:p/>
        </draw:line>
        <draw:polygon draw:style-name="gr8" draw:text-style-name="P7" draw:layer="layout" svg:width="0.459cm" svg:height="0.335cm" svg:x="188.566cm" svg:y="51.413cm" svg:viewBox="0 0 460 336" draw:points="460,40 0,0 156,139 110,336">
          <text:p/>
        </draw:polygon>
        <draw:line draw:style-name="gr7" draw:text-style-name="P3" draw:layer="layout" svg:x1="186.281cm" svg:y1="51.757cm" svg:x2="185.705cm" svg:y2="49.981cm">
          <text:p/>
        </draw:line>
        <draw:polygon draw:style-name="gr8" draw:text-style-name="P7" draw:layer="layout" svg:width="0.335cm" svg:height="0.455cm" svg:x="185.582cm" svg:y="49.713cm" svg:viewBox="0 0 336 456" draw:points="35,0 0,456 134,301 336,347">
          <text:p/>
        </draw:polygon>
        <draw:line draw:style-name="gr7" draw:text-style-name="P3" draw:layer="layout" svg:x1="175.761cm" svg:y1="72.002cm" svg:x2="160.729cm" svg:y2="66.893cm">
          <text:p/>
        </draw:line>
        <draw:polygon draw:style-name="gr8" draw:text-style-name="P7" draw:layer="layout" svg:width="0.459cm" svg:height="0.332cm" svg:x="160.46cm" svg:y="66.773cm" svg:viewBox="0 0 460 333" draw:points="0,29 347,333 305,131 460,0">
          <text:p/>
        </draw:polygon>
        <draw:line draw:style-name="gr7" draw:text-style-name="P3" draw:layer="layout" svg:x1="159.671cm" svg:y1="66.097cm" svg:x2="158.877cm" svg:y2="64.48cm">
          <text:p/>
        </draw:line>
        <draw:polygon draw:style-name="gr8" draw:text-style-name="P7" draw:layer="layout" svg:width="0.346cm" svg:height="0.459cm" svg:x="158.753cm" svg:y="64.226cm" svg:viewBox="0 0 347 460" draw:points="0,0 28,460 142,287 347,305">
          <text:p/>
        </draw:polygon>
        <draw:line draw:style-name="gr7" draw:text-style-name="P3" draw:layer="layout" svg:x1="159.403cm" svg:y1="66.883cm" svg:x2="157.79cm" svg:y2="67.681cm">
          <text:p/>
        </draw:line>
        <draw:polygon draw:style-name="gr8" draw:text-style-name="P7" draw:layer="layout" svg:width="0.459cm" svg:height="0.345cm" svg:x="157.536cm" svg:y="67.458cm" svg:viewBox="0 0 460 346" draw:points="0,346 460,317 287,204 304,0">
          <text:p/>
        </draw:polygon>
        <draw:line draw:style-name="gr7" draw:text-style-name="P3" draw:layer="layout" svg:x1="175.832cm" svg:y1="71.653cm" svg:x2="165.604cm" svg:y2="59.884cm">
          <text:p/>
        </draw:line>
        <draw:polygon draw:style-name="gr8" draw:text-style-name="P7" draw:layer="layout" svg:width="0.414cm" svg:height="0.434cm" svg:x="165.417cm" svg:y="59.672cm" svg:viewBox="0 0 415 435" draw:points="0,0 146,435 209,240 415,204">
          <text:p/>
        </draw:polygon>
        <draw:line draw:style-name="gr7" draw:text-style-name="P3" draw:layer="layout" svg:x1="164.997cm" svg:y1="58.615cm" svg:x2="165.132cm" svg:y2="56.701cm">
          <text:p/>
        </draw:line>
        <draw:polygon draw:style-name="gr8" draw:text-style-name="P7" draw:layer="layout" svg:width="0.353cm" svg:height="0.434cm" svg:x="164.944cm" svg:y="56.419cm" svg:viewBox="0 0 354 435" draw:points="205,0 0,410 184,319 354,435">
          <text:p/>
        </draw:polygon>
        <draw:line draw:style-name="gr7" draw:text-style-name="P3" draw:layer="layout" svg:x1="164.43cm" svg:y1="59.105cm" svg:x2="162.517cm" svg:y2="58.97cm">
          <text:p/>
        </draw:line>
        <draw:polygon draw:style-name="gr8" draw:text-style-name="P7" draw:layer="layout" svg:width="0.434cm" svg:height="0.353cm" svg:x="162.235cm" svg:y="58.804cm" svg:viewBox="0 0 435 354" draw:points="0,148 410,354 317,170 435,0">
          <text:p/>
        </draw:polygon>
        <draw:line draw:style-name="gr7" draw:text-style-name="P3" draw:layer="layout" svg:x1="208.318cm" svg:y1="53.287cm" svg:x2="211.964cm" svg:y2="66.347cm">
          <text:p/>
        </draw:line>
        <draw:polygon draw:style-name="gr8" draw:text-style-name="P7" draw:layer="layout" svg:width="0.343cm" svg:height="0.455cm" svg:x="211.754cm" svg:y="66.163cm" svg:viewBox="0 0 344 456" draw:points="287,456 344,0 202,149 0,96">
          <text:p/>
        </draw:polygon>
        <draw:line draw:style-name="gr7" draw:text-style-name="P3" draw:layer="layout" svg:x1="212.336cm" svg:y1="67.676cm" svg:x2="212.842cm" svg:y2="69.487cm">
          <text:p/>
        </draw:line>
        <draw:polygon draw:style-name="gr8" draw:text-style-name="P7" draw:layer="layout" svg:width="0.338cm" svg:height="0.455cm" svg:x="212.633cm" svg:y="69.303cm" svg:viewBox="0 0 339 456" draw:points="283,456 339,0 198,152 0,96">
          <text:p/>
        </draw:polygon>
        <draw:line draw:style-name="gr7" draw:text-style-name="P3" draw:layer="layout" svg:x1="208.699cm" svg:y1="53.198cm" svg:x2="218.903cm" svg:y2="61.701cm">
          <text:p/>
        </draw:line>
        <draw:polygon draw:style-name="gr8" draw:text-style-name="P7" draw:layer="layout" svg:width="0.441cm" svg:height="0.405cm" svg:x="218.679cm" svg:y="61.475cm" svg:viewBox="0 0 442 406" draw:points="442,406 227,0 194,204 0,271">
          <text:p/>
        </draw:polygon>
        <draw:line draw:style-name="gr7" draw:text-style-name="P3" draw:layer="layout" svg:x1="220.179cm" svg:y1="62.762cm" svg:x2="221.407cm" svg:y2="63.79cm">
          <text:p/>
        </draw:line>
        <draw:polygon draw:style-name="gr8" draw:text-style-name="P7" draw:layer="layout" svg:width="0.437cm" svg:height="0.406cm" svg:x="221.188cm" svg:y="63.563cm" svg:viewBox="0 0 438 407" draw:points="438,407 226,0 195,201 0,269">
          <text:p/>
        </draw:polygon>
        <draw:line draw:style-name="gr7" draw:text-style-name="P3" draw:layer="layout" svg:x1="208.699cm" svg:y1="52.807cm" svg:x2="222.24cm" svg:y2="54.039cm">
          <text:p/>
        </draw:line>
        <draw:polygon draw:style-name="gr8" draw:text-style-name="P7" draw:layer="layout" svg:width="0.437cm" svg:height="0.349cm" svg:x="222.084cm" svg:y="53.851cm" svg:viewBox="0 0 438 350" draw:points="438,213 31,0 120,184 0,350">
          <text:p/>
        </draw:polygon>
        <draw:line draw:style-name="gr7" draw:text-style-name="P3" draw:layer="layout" svg:x1="223.579cm" svg:y1="54.161cm" svg:x2="225.485cm" svg:y2="54.335cm">
          <text:p/>
        </draw:line>
        <draw:polygon draw:style-name="gr8" draw:text-style-name="P7" draw:layer="layout" svg:width="0.438cm" svg:height="0.35cm" svg:x="225.329cm" svg:y="54.147cm" svg:viewBox="0 0 439 351" draw:points="439,213 32,0 120,185 0,351">
          <text:p/>
        </draw:polygon>
        <draw:line draw:style-name="gr7" draw:text-style-name="P3" draw:layer="layout" svg:x1="208.699cm" svg:y1="52.462cm" svg:x2="220.413cm" svg:y2="45.861cm">
          <text:p/>
        </draw:line>
        <draw:polygon draw:style-name="gr8" draw:text-style-name="P7" draw:layer="layout" svg:width="0.455cm" svg:height="0.36cm" svg:x="220.203cm" svg:y="45.723cm" svg:viewBox="0 0 456 361" draw:points="456,0 0,54 177,156 173,361">
          <text:p/>
        </draw:polygon>
        <draw:line draw:style-name="gr7" draw:text-style-name="P3" draw:layer="layout" svg:x1="221.717cm" svg:y1="45.128cm" svg:x2="223.252cm" svg:y2="44.259cm">
          <text:p/>
        </draw:line>
        <draw:polygon draw:style-name="gr8" draw:text-style-name="P7" draw:layer="layout" svg:width="0.455cm" svg:height="0.364cm" svg:x="223.043cm" svg:y="44.121cm" svg:viewBox="0 0 456 365" draw:points="456,0 0,53 181,156 174,365">
          <text:p/>
        </draw:polygon>
        <draw:line draw:style-name="gr7" draw:text-style-name="P3" draw:layer="layout" svg:x1="208.428cm" svg:y1="52.229cm" svg:x2="214.338cm" svg:y2="40.114cm">
          <text:p/>
        </draw:line>
        <draw:polygon draw:style-name="gr8" draw:text-style-name="P7" draw:layer="layout" svg:width="0.342cm" svg:height="0.458cm" svg:x="214.118cm" svg:y="39.86cm" svg:viewBox="0 0 343 459" draw:points="343,0 0,304 206,287 318,459">
          <text:p/>
        </draw:polygon>
        <draw:line draw:style-name="gr7" draw:text-style-name="P3" draw:layer="layout" svg:x1="214.979cm" svg:y1="38.803cm" svg:x2="215.77cm" svg:y2="37.182cm">
          <text:p/>
        </draw:line>
        <draw:polygon draw:style-name="gr8" draw:text-style-name="P7" draw:layer="layout" svg:width="0.345cm" svg:height="0.459cm" svg:x="215.547cm" svg:y="36.928cm" svg:viewBox="0 0 346 460" draw:points="346,0 0,304 204,286 318,460">
          <text:p/>
        </draw:polygon>
        <draw:line draw:style-name="gr7" draw:text-style-name="P3" draw:layer="layout" svg:x1="208.09cm" svg:y1="52.229cm" svg:x2="206.057cm" svg:y2="38.794cm">
          <text:p/>
        </draw:line>
        <draw:polygon draw:style-name="gr8" draw:text-style-name="P7" draw:layer="layout" svg:width="0.35cm" svg:height="0.444cm" svg:x="205.905cm" svg:y="38.516cm" svg:viewBox="0 0 351 445" draw:points="113,0 0,445 159,314 351,392">
          <text:p/>
        </draw:polygon>
        <draw:line draw:style-name="gr7" draw:text-style-name="P3" draw:layer="layout" svg:x1="205.857cm" svg:y1="37.458cm" svg:x2="205.57cm" svg:y2="35.57cm">
          <text:p/>
        </draw:line>
        <draw:polygon draw:style-name="gr8" draw:text-style-name="P7" draw:layer="layout" svg:width="0.35cm" svg:height="0.445cm" svg:x="205.418cm" svg:y="35.291cm" svg:viewBox="0 0 351 446" draw:points="110,0 0,446 159,315 351,393">
          <text:p/>
        </draw:polygon>
        <draw:line draw:style-name="gr7" draw:text-style-name="P3" draw:layer="layout" svg:x1="207.674cm" svg:y1="52.229cm" svg:x2="198.635cm" svg:y2="42.601cm">
          <text:p/>
        </draw:line>
        <draw:polygon draw:style-name="gr8" draw:text-style-name="P7" draw:layer="layout" svg:width="0.419cm" svg:height="0.431cm" svg:x="198.441cm" svg:y="42.396cm" svg:viewBox="0 0 420 432" draw:points="0,0 162,432 218,233 420,187">
          <text:p/>
        </draw:polygon>
        <draw:line draw:style-name="gr7" draw:text-style-name="P3" draw:layer="layout" svg:x1="197.447cm" svg:y1="41.339cm" svg:x2="196.401cm" svg:y2="40.227cm">
          <text:p/>
        </draw:line>
        <draw:polygon draw:style-name="gr8" draw:text-style-name="P7" draw:layer="layout" svg:width="0.42cm" svg:height="0.43cm" svg:x="196.207cm" svg:y="40.019cm" svg:viewBox="0 0 421 431" draw:points="0,0 164,431 220,233 421,191">
          <text:p/>
        </draw:polygon>
        <draw:line draw:style-name="gr7" draw:text-style-name="P3" draw:layer="layout" svg:x1="208.699cm" svg:y1="52.646cm" svg:x2="221.975cm" svg:y2="49.798cm">
          <text:p/>
        </draw:line>
        <draw:polygon draw:style-name="gr8" draw:text-style-name="P7" draw:layer="layout" svg:width="0.452cm" svg:height="0.345cm" svg:x="221.798cm" svg:y="49.657cm" svg:viewBox="0 0 453 346" draw:points="453,84 0,0 141,151 74,346">
          <text:p/>
        </draw:polygon>
        <draw:line draw:style-name="gr7" draw:text-style-name="P3" draw:layer="layout" svg:x1="223.308cm" svg:y1="49.97cm" svg:x2="224.752cm" svg:y2="50.903cm">
          <text:p/>
        </draw:line>
        <draw:polygon draw:style-name="gr8" draw:text-style-name="P7" draw:layer="layout" svg:width="0.451cm" svg:height="0.381cm" svg:x="224.536cm" svg:y="50.676cm" svg:viewBox="0 0 452 382" draw:points="452,382 190,0 183,209 0,297">
          <text:p/>
        </draw:polygon>
        <draw:line draw:style-name="gr7" draw:text-style-name="P3" draw:layer="layout" svg:x1="223.121cm" svg:y1="49.1cm" svg:x2="224.057cm" svg:y2="47.656cm">
          <text:p/>
        </draw:line>
        <draw:polygon draw:style-name="gr8" draw:text-style-name="P7" draw:layer="layout" svg:width="0.377cm" svg:height="0.448cm" svg:x="223.83cm" svg:y="47.42cm" svg:viewBox="0 0 378 449" draw:points="378,0 0,257 205,264 296,449">
          <text:p/>
        </draw:polygon>
        <draw:line draw:style-name="gr7" draw:text-style-name="P3" draw:layer="layout" svg:x1="208.699cm" svg:y1="52.976cm" svg:x2="221.185cm" svg:y2="58.149cm">
          <text:p/>
        </draw:line>
        <draw:polygon draw:style-name="gr8" draw:text-style-name="P7" draw:layer="layout" svg:width="0.458cm" svg:height="0.324cm" svg:x="220.987cm" svg:y="57.933cm" svg:viewBox="0 0 459 325" draw:points="459,325 134,0 162,201 0,325">
          <text:p/>
        </draw:polygon>
        <draw:line draw:style-name="gr7" draw:text-style-name="P3" draw:layer="layout" svg:x1="222.193cm" svg:y1="59.005cm" svg:x2="222.896cm" svg:y2="60.699cm">
          <text:p/>
        </draw:line>
        <draw:polygon draw:style-name="gr8" draw:text-style-name="P7" draw:layer="layout" svg:width="0.325cm" svg:height="0.459cm" svg:x="222.676cm" svg:y="60.501cm" svg:viewBox="0 0 326 460" draw:points="326,460 326,0 206,166 0,134">
          <text:p/>
        </draw:polygon>
        <draw:line draw:style-name="gr7" draw:text-style-name="P3" draw:layer="layout" svg:x1="222.504cm" svg:y1="58.258cm" svg:x2="224.198cm" svg:y2="57.555cm">
          <text:p/>
        </draw:line>
        <draw:polygon draw:style-name="gr8" draw:text-style-name="P7" draw:layer="layout" svg:width="0.459cm" svg:height="0.328cm" svg:x="223.999cm" svg:y="57.446cm" svg:viewBox="0 0 460 329" draw:points="460,0 0,0 163,124 134,329">
          <text:p/>
        </draw:polygon>
        <draw:line draw:style-name="gr7" draw:text-style-name="P3" draw:layer="layout" svg:x1="208.512cm" svg:y1="53.287cm" svg:x2="215.791cm" svg:y2="64.538cm">
          <text:p/>
        </draw:line>
        <draw:polygon draw:style-name="gr8" draw:text-style-name="P7" draw:layer="layout" svg:width="0.378cm" svg:height="0.452cm" svg:x="215.564cm" svg:y="64.321cm" svg:viewBox="0 0 379 453" draw:points="379,453 298,0 205,184 0,191">
          <text:p/>
        </draw:polygon>
        <draw:line draw:style-name="gr7" draw:text-style-name="P3" draw:layer="layout" svg:x1="216.172cm" svg:y1="65.831cm" svg:x2="215.773cm" svg:y2="67.688cm">
          <text:p/>
        </draw:line>
        <draw:polygon draw:style-name="gr8" draw:text-style-name="P7" draw:layer="layout" svg:width="0.346cm" svg:height="0.451cm" svg:x="215.631cm" svg:y="67.511cm" svg:viewBox="0 0 347 452" draw:points="85,452 347,74 152,141 0,0">
          <text:p/>
        </draw:polygon>
        <draw:line draw:style-name="gr7" draw:text-style-name="P3" draw:layer="layout" svg:x1="216.813cm" svg:y1="65.415cm" svg:x2="218.67cm" svg:y2="65.815cm">
          <text:p/>
        </draw:line>
        <draw:polygon draw:style-name="gr8" draw:text-style-name="P7" draw:layer="layout" svg:width="0.452cm" svg:height="0.342cm" svg:x="218.492cm" svg:y="65.613cm" svg:viewBox="0 0 453 343" draw:points="453,262 76,0 143,194 0,343">
          <text:p/>
        </draw:polygon>
        <draw:line draw:style-name="gr7" draw:text-style-name="P3" draw:layer="layout" svg:x1="208.157cm" svg:y1="53.287cm" svg:x2="207.75cm" svg:y2="66.88cm">
          <text:p/>
        </draw:line>
        <draw:polygon draw:style-name="gr8" draw:text-style-name="P7" draw:layer="layout" svg:width="0.353cm" svg:height="0.427cm" svg:x="207.577cm" svg:y="66.734cm" svg:viewBox="0 0 354 428" draw:points="166,428 354,11 173,110 0,0">
          <text:p/>
        </draw:polygon>
        <draw:line draw:style-name="gr7" draw:text-style-name="P3" draw:layer="layout" svg:x1="207.197cm" svg:y1="68.191cm" svg:x2="206.089cm" svg:y2="69.237cm">
          <text:p/>
        </draw:line>
        <draw:polygon draw:style-name="gr8" draw:text-style-name="P7" draw:layer="layout" svg:width="0.427cm" svg:height="0.42cm" svg:x="205.884cm" svg:y="69.01cm" svg:viewBox="0 0 428 421" draw:points="0,421 428,257 230,201 188,0">
          <text:p/>
        </draw:polygon>
        <draw:line draw:style-name="gr7" draw:text-style-name="P3" draw:layer="layout" svg:x1="208.227cm" svg:y1="68.22cm" svg:x2="209.272cm" svg:y2="69.332cm">
          <text:p/>
        </draw:line>
        <draw:polygon draw:style-name="gr8" draw:text-style-name="P7" draw:layer="layout" svg:width="0.42cm" svg:height="0.431cm" svg:x="209.045cm" svg:y="69.105cm" svg:viewBox="0 0 421 432" draw:points="421,432 259,0 201,198 0,244">
          <text:p/>
        </draw:polygon>
        <draw:line draw:style-name="gr7" draw:text-style-name="P3" draw:layer="layout" svg:x1="172.437cm" svg:y1="29.597cm" svg:x2="174.022cm" svg:y2="26.075cm">
          <text:p/>
        </draw:line>
        <draw:polygon draw:style-name="gr8" draw:text-style-name="P7" draw:layer="layout" svg:width="0.335cm" svg:height="0.458cm" svg:x="173.803cm" svg:y="25.818cm" svg:viewBox="0 0 336 459" draw:points="336,0 0,314 204,290 325,459">
          <text:p/>
        </draw:polygon>
        <draw:line draw:style-name="gr7" draw:text-style-name="P3" draw:layer="layout" svg:x1="174.438cm" svg:y1="24.76cm" svg:x2="176.001cm" svg:y2="10.75cm">
          <text:p/>
        </draw:line>
        <draw:polygon draw:style-name="gr8" draw:text-style-name="P7" draw:layer="layout" svg:width="0.349cm" svg:height="0.44cm" svg:x="175.81cm" svg:y="10.47cm" svg:viewBox="0 0 350 441" draw:points="222,0 0,402 187,316 350,441">
          <text:p/>
        </draw:polygon>
        <draw:line draw:style-name="gr7" draw:text-style-name="P3" draw:layer="layout" svg:x1="176.226cm" svg:y1="10.47cm" svg:x2="177.561cm" svg:y2="15.693cm">
          <text:p/>
        </draw:line>
        <draw:polygon draw:style-name="gr8" draw:text-style-name="P7" draw:layer="layout" svg:width="0.339cm" svg:height="0.454cm" svg:x="177.355cm" svg:y="15.511cm" svg:viewBox="0 0 340 455" draw:points="276,455 340,0 194,148 0,88">
          <text:p/>
        </draw:polygon>
        <draw:line draw:style-name="gr7" draw:text-style-name="P3" draw:layer="layout" svg:x1="176.618cm" svg:y1="10.021cm" svg:x2="181.97cm" svg:y2="10.837cm">
          <text:p/>
        </draw:line>
        <draw:polygon draw:style-name="gr8" draw:text-style-name="P7" draw:layer="layout" svg:width="0.444cm" svg:height="0.349cm" svg:x="181.804cm" svg:y="10.641cm" svg:viewBox="0 0 445 350" draw:points="445,238 53,0 131,190 0,350">
          <text:p/>
        </draw:polygon>
        <draw:line draw:style-name="gr7" draw:text-style-name="P3" draw:layer="layout" svg:x1="183.306cm" svg:y1="11.04cm" svg:x2="185.195cm" svg:y2="11.329cm">
          <text:p/>
        </draw:line>
        <draw:polygon draw:style-name="gr8" draw:text-style-name="P7" draw:layer="layout" svg:width="0.444cm" svg:height="0.349cm" svg:x="185.028cm" svg:y="11.132cm" svg:viewBox="0 0 445 350" draw:points="445,239 53,0 130,191 0,350">
          <text:p/>
        </draw:polygon>
        <draw:line draw:style-name="gr7" draw:text-style-name="P3" draw:layer="layout" svg:x1="176.399cm" svg:y1="9.412cm" svg:x2="179.063cm" svg:y2="4.879cm">
          <text:p/>
        </draw:line>
        <draw:polygon draw:style-name="gr8" draw:text-style-name="P7" draw:layer="layout" svg:width="0.367cm" svg:height="0.454cm" svg:x="178.837cm" svg:y="4.636cm" svg:viewBox="0 0 368 455" draw:points="368,0 0,277 204,275 303,455">
          <text:p/>
        </draw:polygon>
        <draw:line draw:style-name="gr7" draw:text-style-name="P3" draw:layer="layout" svg:x1="179.824cm" svg:y1="3.579cm" svg:x2="180.711cm" svg:y2="2.068cm">
          <text:p/>
        </draw:line>
        <draw:polygon draw:style-name="gr8" draw:text-style-name="P7" draw:layer="layout" svg:width="0.367cm" svg:height="0.455cm" svg:x="180.488cm" svg:y="1.824cm" svg:viewBox="0 0 368 456" draw:points="368,0 0,277 205,275 304,456">
          <text:p/>
        </draw:polygon>
        <draw:line draw:style-name="gr7" draw:text-style-name="P3" draw:layer="layout" svg:x1="175.649cm" svg:y1="10.47cm" svg:x2="172.381cm" svg:y2="14.393cm">
          <text:p/>
        </draw:line>
        <draw:polygon draw:style-name="gr8" draw:text-style-name="P7" draw:layer="layout" svg:width="0.406cm" svg:height="0.438cm" svg:x="172.201cm" svg:y="14.171cm" svg:viewBox="0 0 407 439" draw:points="0,439 407,226 206,195 135,0">
          <text:p/>
        </draw:polygon>
        <draw:line draw:style-name="gr7" draw:text-style-name="P3" draw:layer="layout" svg:x1="171.232cm" svg:y1="15.186cm" svg:x2="169.322cm" svg:y2="15.361cm">
          <text:p/>
        </draw:line>
        <draw:polygon draw:style-name="gr8" draw:text-style-name="P7" draw:layer="layout" svg:width="0.437cm" svg:height="0.351cm" svg:x="169.044cm" svg:y="15.172cm" svg:viewBox="0 0 438 352" draw:points="0,215 438,352 315,186 406,0">
          <text:p/>
        </draw:polygon>
        <draw:line draw:style-name="gr7" draw:text-style-name="P3" draw:layer="layout" svg:x1="171.809cm" svg:y1="15.667cm" svg:x2="171.983cm" svg:y2="17.576cm">
          <text:p/>
        </draw:line>
        <draw:polygon draw:style-name="gr8" draw:text-style-name="P7" draw:layer="layout" svg:width="0.349cm" svg:height="0.438cm" svg:x="171.795cm" svg:y="17.418cm" svg:viewBox="0 0 350 439" draw:points="213,439 350,0 185,122 0,32">
          <text:p/>
        </draw:polygon>
        <draw:line draw:style-name="gr7" draw:text-style-name="P3" draw:layer="layout" svg:x1="175.56cm" svg:y1="9.769cm" svg:x2="170.455cm" svg:y2="8.105cm">
          <text:p/>
        </draw:line>
        <draw:polygon draw:style-name="gr8" draw:text-style-name="P7" draw:layer="layout" svg:width="0.458cm" svg:height="0.336cm" svg:x="170.187cm" svg:y="7.981cm" svg:viewBox="0 0 459 337" draw:points="0,37 349,337 303,135 459,0">
          <text:p/>
        </draw:polygon>
        <draw:line draw:style-name="gr7" draw:text-style-name="P3" draw:layer="layout" svg:x1="169.39cm" svg:y1="7.317cm" svg:x2="168.578cm" svg:y2="5.72cm">
          <text:p/>
        </draw:line>
        <draw:polygon draw:style-name="gr8" draw:text-style-name="P7" draw:layer="layout" svg:width="0.35cm" svg:height="0.458cm" svg:x="168.447cm" svg:y="5.468cm" svg:viewBox="0 0 351 459" draw:points="0,0 36,459 145,284 351,299">
          <text:p/>
        </draw:polygon>
        <draw:line draw:style-name="gr7" draw:text-style-name="P3" draw:layer="layout" svg:x1="169.129cm" svg:y1="8.114cm" svg:x2="167.534cm" svg:y2="8.928cm">
          <text:p/>
        </draw:line>
        <draw:polygon draw:style-name="gr8" draw:text-style-name="P7" draw:layer="layout" svg:width="0.458cm" svg:height="0.35cm" svg:x="167.28cm" svg:y="8.705cm" svg:viewBox="0 0 459 351" draw:points="0,351 459,316 286,207 301,0">
          <text:p/>
        </draw:polygon>
        <draw:line draw:style-name="gr7" draw:text-style-name="P3" draw:layer="layout" svg:x1="176.058cm" svg:y1="9.412cm" svg:x2="175.704cm" svg:y2="4.001cm">
          <text:p/>
        </draw:line>
        <draw:polygon draw:style-name="gr8" draw:text-style-name="P7" draw:layer="layout" svg:width="0.353cm" svg:height="0.434cm" svg:x="175.538cm" svg:y="3.719cm" svg:viewBox="0 0 354 435" draw:points="148,0 0,435 170,317 354,413">
          <text:p/>
        </draw:polygon>
        <draw:line draw:style-name="gr7" draw:text-style-name="P3" draw:layer="layout" svg:x1="176.117cm" svg:y1="2.662cm" svg:x2="177.155cm" svg:y2="1.482cm">
          <text:p/>
        </draw:line>
        <draw:polygon draw:style-name="gr8" draw:text-style-name="P7" draw:layer="layout" svg:width="0.409cm" svg:height="0.434cm" svg:x="176.928cm" svg:y="1.27cm" svg:viewBox="0 0 410 435" draw:points="410,0 0,201 201,238 265,435">
          <text:p/>
        </draw:polygon>
        <draw:line draw:style-name="gr7" draw:text-style-name="P3" draw:layer="layout" svg:x1="175.123cm" svg:y1="2.727cm" svg:x2="173.944cm" svg:y2="1.69cm">
          <text:p/>
        </draw:line>
        <draw:polygon draw:style-name="gr8" draw:text-style-name="P7" draw:layer="layout" svg:width="0.434cm" svg:height="0.412cm" svg:x="173.732cm" svg:y="1.503cm" svg:viewBox="0 0 435 413" draw:points="0,0 202,413 237,210 435,147">
          <text:p/>
        </draw:polygon>
        <draw:line draw:style-name="gr7" draw:text-style-name="P3" draw:layer="layout" svg:x1="176.618cm" svg:y1="9.69cm" svg:x2="181.413cm" svg:y2="7.406cm">
          <text:p/>
        </draw:line>
        <draw:polygon draw:style-name="gr8" draw:text-style-name="P7" draw:layer="layout" svg:width="0.458cm" svg:height="0.342cm" svg:x="181.211cm" svg:y="7.284cm" svg:viewBox="0 0 459 343" draw:points="459,0 0,23 169,138 152,343">
          <text:p/>
        </draw:polygon>
        <draw:line draw:style-name="gr7" draw:text-style-name="P3" draw:layer="layout" svg:x1="182.728cm" svg:y1="7.22cm" svg:x2="184.475cm" svg:y2="7.842cm">
          <text:p/>
        </draw:line>
        <draw:polygon draw:style-name="gr8" draw:text-style-name="P7" draw:layer="layout" svg:width="0.458cm" svg:height="0.332cm" svg:x="184.284cm" svg:y="7.628cm" svg:viewBox="0 0 459 333" draw:points="459,308 117,0 159,202 0,333">
          <text:p/>
        </draw:polygon>
        <draw:line draw:style-name="gr7" draw:text-style-name="P3" draw:layer="layout" svg:x1="182.386cm" svg:y1="6.504cm" svg:x2="183.008cm" svg:y2="4.755cm">
          <text:p/>
        </draw:line>
        <draw:polygon draw:style-name="gr8" draw:text-style-name="P7" draw:layer="layout" svg:width="0.332cm" svg:height="0.458cm" svg:x="182.791cm" svg:y="4.489cm" svg:viewBox="0 0 333 459" draw:points="312,0 0,341 202,299 333,459">
          <text:p/>
        </draw:polygon>
        <draw:line draw:style-name="gr7" draw:text-style-name="P3" draw:layer="layout" svg:x1="176.618cm" svg:y1="10.42cm" svg:x2="180.365cm" svg:y2="13.814cm">
          <text:p/>
        </draw:line>
        <draw:polygon draw:style-name="gr8" draw:text-style-name="P7" draw:layer="layout" svg:width="0.434cm" svg:height="0.415cm" svg:x="180.142cm" svg:y="13.587cm" svg:viewBox="0 0 435 416" draw:points="435,416 237,0 198,202 0,261">
          <text:p/>
        </draw:polygon>
        <draw:line draw:style-name="gr7" draw:text-style-name="P3" draw:layer="layout" svg:x1="181.634cm" svg:y1="14.96cm" svg:x2="184.122cm" svg:y2="17.215cm">
          <text:p/>
        </draw:line>
        <draw:polygon draw:style-name="gr8" draw:text-style-name="P7" draw:layer="layout" svg:width="0.43cm" svg:height="0.415cm" svg:x="183.899cm" svg:y="16.989cm" svg:viewBox="0 0 431 416" draw:points="431,416 236,0 198,203 0,262">
          <text:p/>
        </draw:polygon>
        <draw:line draw:style-name="gr7" draw:text-style-name="P3" draw:layer="layout" svg:x1="184.33cm" svg:y1="18.083cm" svg:x2="182.604cm" svg:y2="18.737cm">
          <text:p/>
        </draw:line>
        <draw:polygon draw:style-name="gr8" draw:text-style-name="P7" draw:layer="layout" svg:width="0.458cm" svg:height="0.33cm" svg:x="182.34cm" svg:y="18.521cm" svg:viewBox="0 0 459 331" draw:points="0,316 459,331 297,204 332,0">
          <text:p/>
        </draw:polygon>
        <draw:line draw:style-name="gr7" draw:text-style-name="P3" draw:layer="layout" svg:x1="185.003cm" svg:y1="17.355cm" svg:x2="185.491cm" svg:y2="15.536cm">
          <text:p/>
        </draw:line>
        <draw:polygon draw:style-name="gr8" draw:text-style-name="P7" draw:layer="layout" svg:width="0.342cm" svg:height="0.455cm" svg:x="185.282cm" svg:y="15.263cm" svg:viewBox="0 0 343 456" draw:points="283,0 0,363 197,307 343,456">
          <text:p/>
        </draw:polygon>
        <draw:line draw:style-name="gr7" draw:text-style-name="P3" draw:layer="layout" svg:x1="185.388cm" svg:y1="18.362cm" svg:x2="186.539cm" svg:y2="19.404cm">
          <text:p/>
        </draw:line>
        <draw:polygon draw:style-name="gr8" draw:text-style-name="P7" draw:layer="layout" svg:width="0.43cm" svg:height="0.414cm" svg:x="186.316cm" svg:y="19.178cm" svg:viewBox="0 0 431 415" draw:points="431,415 237,0 198,202 0,262">
          <text:p/>
        </draw:polygon>
        <draw:line draw:style-name="gr7" draw:text-style-name="P3" draw:layer="layout" svg:x1="187.303cm" svg:y1="20.601cm" svg:x2="187.4cm" svg:y2="22.518cm">
          <text:p/>
        </draw:line>
        <draw:polygon draw:style-name="gr8" draw:text-style-name="P7" draw:layer="layout" svg:width="0.353cm" svg:height="0.431cm" svg:x="187.215cm" svg:y="22.368cm" svg:viewBox="0 0 354 432" draw:points="198,432 354,0 180,114 0,17">
          <text:p/>
        </draw:polygon>
        <draw:line draw:style-name="gr7" draw:text-style-name="P3" draw:layer="layout" svg:x1="187.804cm" svg:y1="20.046cm" svg:x2="189.724cm" svg:y2="19.951cm">
          <text:p/>
        </draw:line>
        <draw:polygon draw:style-name="gr8" draw:text-style-name="P7" draw:layer="layout" svg:width="0.43cm" svg:height="0.352cm" svg:x="189.572cm" svg:y="19.782cm" svg:viewBox="0 0 431 353" draw:points="431,156 0,0 116,172 17,353">
          <text:p/>
        </draw:polygon>
        <draw:line draw:style-name="gr7" draw:text-style-name="P3" draw:layer="layout" svg:x1="175.68cm" svg:y1="9.412cm" svg:x2="172.525cm" svg:y2="5.35cm">
          <text:p/>
        </draw:line>
        <draw:polygon draw:style-name="gr8" draw:text-style-name="P7" draw:layer="layout" svg:width="0.398cm" svg:height="0.443cm" svg:x="172.353cm" svg:y="5.127cm" svg:viewBox="0 0 399 444" draw:points="0,0 120,444 195,251 399,226">
          <text:p/>
        </draw:polygon>
        <draw:line draw:style-name="gr7" draw:text-style-name="P3" draw:layer="layout" svg:x1="171.532cm" svg:y1="4.07cm" svg:x2="170.525cm" svg:y2="2.775cm">
          <text:p/>
        </draw:line>
        <draw:polygon draw:style-name="gr8" draw:text-style-name="P7" draw:layer="layout" svg:width="0.399cm" svg:height="0.443cm" svg:x="170.352cm" svg:y="2.552cm" svg:viewBox="0 0 400 444" draw:points="0,0 120,444 195,251 400,226">
          <text:p/>
        </draw:polygon>
        <draw:line draw:style-name="gr7" draw:text-style-name="P3" draw:layer="layout" svg:x1="175.56cm" svg:y1="10.093cm" svg:x2="170.391cm" svg:y2="11.585cm">
          <text:p/>
        </draw:line>
        <draw:polygon draw:style-name="gr8" draw:text-style-name="P7" draw:layer="layout" svg:width="0.455cm" svg:height="0.339cm" svg:x="170.12cm" svg:y="11.375cm" svg:viewBox="0 0 456 340" draw:points="0,287 456,340 304,199 357,0">
          <text:p/>
        </draw:polygon>
        <draw:line draw:style-name="gr7" draw:text-style-name="P3" draw:layer="layout" svg:x1="169.062cm" svg:y1="11.967cm" svg:x2="167.259cm" svg:y2="12.488cm">
          <text:p/>
        </draw:line>
        <draw:polygon draw:style-name="gr8" draw:text-style-name="P7" draw:layer="layout" svg:width="0.455cm" svg:height="0.339cm" svg:x="166.987cm" svg:y="12.278cm" svg:viewBox="0 0 456 340" draw:points="0,288 456,340 304,200 357,0">
          <text:p/>
        </draw:polygon>
        <draw:line draw:style-name="gr7" draw:text-style-name="P3" draw:layer="layout" svg:x1="196.109cm" svg:y1="94.544cm" svg:x2="198.028cm" svg:y2="94.544cm">
          <text:p/>
        </draw:line>
        <draw:polygon draw:style-name="gr8" draw:text-style-name="P7" draw:layer="layout" svg:width="0.423cm" svg:height="0.352cm" svg:x="197.887cm" svg:y="94.368cm" svg:viewBox="0 0 424 353" draw:points="424,177 0,0 106,177 0,353">
          <text:p/>
        </draw:polygon>
        <draw:line draw:style-name="gr7" draw:text-style-name="P3" draw:layer="layout" svg:x1="199.368cm" svg:y1="94.544cm" svg:x2="201.291cm" svg:y2="94.544cm">
          <text:p/>
        </draw:line>
        <draw:polygon draw:style-name="gr8" draw:text-style-name="P7" draw:layer="layout" svg:width="0.423cm" svg:height="0.352cm" svg:x="201.15cm" svg:y="94.368cm" svg:viewBox="0 0 424 353" draw:points="424,177 0,0 106,177 0,353">
          <text:p/>
        </draw:polygon>
        <draw:line draw:style-name="gr7" draw:text-style-name="P3" draw:layer="layout" svg:x1="181.327cm" svg:y1="96.851cm" svg:x2="183.246cm" svg:y2="96.851cm">
          <text:p/>
        </draw:line>
        <draw:polygon draw:style-name="gr8" draw:text-style-name="P7" draw:layer="layout" svg:width="0.424cm" svg:height="0.353cm" svg:x="183.105cm" svg:y="96.675cm" svg:viewBox="0 0 425 354" draw:points="425,176 0,0 106,176 0,354">
          <text:p/>
        </draw:polygon>
        <draw:line draw:style-name="gr7" draw:text-style-name="P3" draw:layer="layout" svg:x1="184.587cm" svg:y1="96.851cm" svg:x2="186.51cm" svg:y2="96.851cm">
          <text:p/>
        </draw:line>
        <draw:polygon draw:style-name="gr8" draw:text-style-name="P7" draw:layer="layout" svg:width="0.424cm" svg:height="0.353cm" svg:x="186.368cm" svg:y="96.675cm" svg:viewBox="0 0 425 354" draw:points="425,176 0,0 106,176 0,354">
          <text:p/>
        </draw:polygon>
        <draw:line draw:style-name="gr7" draw:text-style-name="P3" draw:layer="layout" svg:x1="187.85cm" svg:y1="96.851cm" svg:x2="189.769cm" svg:y2="96.851cm">
          <text:p/>
        </draw:line>
        <draw:polygon draw:style-name="gr8" draw:text-style-name="P7" draw:layer="layout" svg:width="0.423cm" svg:height="0.353cm" svg:x="189.628cm" svg:y="96.675cm" svg:viewBox="0 0 424 354" draw:points="424,176 0,0 107,176 0,354">
          <text:p/>
        </draw:polygon>
        <draw:line draw:style-name="gr7" draw:text-style-name="P3" draw:layer="layout" svg:x1="191.11cm" svg:y1="97.38cm" svg:x2="192.159cm" svg:y2="98.429cm">
          <text:p/>
        </draw:line>
        <draw:polygon draw:style-name="gr8" draw:text-style-name="P7" draw:layer="layout" svg:width="0.423cm" svg:height="0.424cm" svg:x="191.932cm" svg:y="98.202cm" svg:viewBox="0 0 424 425" draw:points="424,425 250,0 201,199 0,252">
          <text:p/>
        </draw:polygon>
        <draw:line draw:style-name="gr7" draw:text-style-name="P3" draw:layer="layout" svg:x1="191.11cm" svg:y1="96.323cm" svg:x2="192.159cm" svg:y2="95.274cm">
          <text:p/>
        </draw:line>
        <draw:polygon draw:style-name="gr8" draw:text-style-name="P7" draw:layer="layout" svg:width="0.423cm" svg:height="0.423cm" svg:x="191.932cm" svg:y="95.073cm" svg:viewBox="0 0 424 424" draw:points="424,0 0,173 201,226 250,424">
          <text:p/>
        </draw:polygon>
        <draw:line draw:style-name="gr7" draw:text-style-name="P3" draw:layer="layout" svg:x1="160.584cm" svg:y1="103.061cm" svg:x2="169.736cm" svg:y2="102.044cm">
          <text:p/>
        </draw:line>
        <draw:polygon draw:style-name="gr8" draw:text-style-name="P7" draw:layer="layout" svg:width="0.441cm" svg:height="0.35cm" svg:x="169.576cm" svg:y="101.885cm" svg:viewBox="0 0 442 351" draw:points="442,127 0,0 125,163 39,351">
          <text:p/>
        </draw:polygon>
        <draw:line draw:style-name="gr7" draw:text-style-name="P3" draw:layer="layout" svg:x1="170.018cm" svg:y1="102.27cm" svg:x2="167.012cm" svg:y2="104.059cm">
          <text:p/>
        </draw:line>
        <draw:polygon draw:style-name="gr8" draw:text-style-name="P7" draw:layer="layout" svg:width="0.452cm" svg:height="0.367cm" svg:x="166.768cm" svg:y="103.836cm" svg:viewBox="0 0 453 368" draw:points="0,368 453,305 272,205 272,0">
          <text:p/>
        </draw:polygon>
        <draw:line draw:style-name="gr7" draw:text-style-name="P3" draw:layer="layout" svg:x1="171.076cm" svg:y1="102.319cm" svg:x2="173.906cm" svg:y2="104.282cm">
          <text:p/>
        </draw:line>
        <draw:polygon draw:style-name="gr8" draw:text-style-name="P7" draw:layer="layout" svg:width="0.448cm" svg:height="0.384cm" svg:x="173.69cm" svg:y="104.055cm" svg:viewBox="0 0 449 385" draw:points="449,385 201,0 187,205 0,290">
          <text:p/>
        </draw:polygon>
        <draw:line draw:style-name="gr7" draw:text-style-name="P3" draw:layer="layout" svg:x1="175.196cm" svg:y1="105.173cm" svg:x2="176.587cm" svg:y2="106.137cm">
          <text:p/>
        </draw:line>
        <draw:polygon draw:style-name="gr8" draw:text-style-name="P7" draw:layer="layout" svg:width="0.448cm" svg:height="0.385cm" svg:x="176.371cm" svg:y="105.91cm" svg:viewBox="0 0 449 386" draw:points="449,386 201,0 187,205 0,291">
          <text:p/>
        </draw:polygon>
        <draw:line draw:style-name="gr7" draw:text-style-name="P3" draw:layer="layout" svg:x1="170.987cm" svg:y1="101.428cm" svg:x2="173.14cm" svg:y2="98.855cm">
          <text:p/>
        </draw:line>
        <draw:polygon draw:style-name="gr8" draw:text-style-name="P7" draw:layer="layout" svg:width="0.405cm" svg:height="0.437cm" svg:x="172.914cm" svg:y="98.64cm" svg:viewBox="0 0 406 438" draw:points="406,0 0,211 201,243 269,438">
          <text:p/>
        </draw:polygon>
        <draw:line draw:style-name="gr7" draw:text-style-name="P3" draw:layer="layout" svg:x1="174.205cm" svg:y1="97.582cm" svg:x2="175.232cm" svg:y2="96.354cm">
          <text:p/>
        </draw:line>
        <draw:polygon draw:style-name="gr8" draw:text-style-name="P7" draw:layer="layout" svg:width="0.405cm" svg:height="0.437cm" svg:x="175.006cm" svg:y="96.139cm" svg:viewBox="0 0 406 438" draw:points="406,0 0,211 205,244 272,438">
          <text:p/>
        </draw:polygon>
        <draw:line draw:style-name="gr7" draw:text-style-name="P3" draw:layer="layout" svg:x1="170.018cm" svg:y1="101.629cm" svg:x2="167.047cm" svg:y2="99.8cm">
          <text:p/>
        </draw:line>
        <draw:polygon draw:style-name="gr8" draw:text-style-name="P7" draw:layer="layout" svg:width="0.452cm" svg:height="0.371cm" svg:x="166.807cm" svg:y="99.652cm" svg:viewBox="0 0 453 372" draw:points="0,0 268,372 272,167 453,72">
          <text:p/>
        </draw:polygon>
        <draw:line draw:style-name="gr7" draw:text-style-name="P3" draw:layer="layout" svg:x1="166.152cm" svg:y1="98.796cm" svg:x2="165.713cm" svg:y2="96.957cm">
          <text:p/>
        </draw:line>
        <draw:polygon draw:style-name="gr8" draw:text-style-name="P7" draw:layer="layout" svg:width="0.342cm" svg:height="0.455cm" svg:x="165.576cm" svg:y="96.682cm" svg:viewBox="0 0 343 456" draw:points="74,0 0,456 149,311 343,371">
          <text:p/>
        </draw:polygon>
        <draw:line draw:style-name="gr7" draw:text-style-name="P3" draw:layer="layout" svg:x1="165.75cm" svg:y1="99.451cm" svg:x2="163.911cm" svg:y2="99.89cm">
          <text:p/>
        </draw:line>
        <draw:polygon draw:style-name="gr8" draw:text-style-name="P7" draw:layer="layout" svg:width="0.452cm" svg:height="0.342cm" svg:x="163.635cm" svg:y="99.684cm" svg:viewBox="0 0 453 343" draw:points="0,273 453,343 308,198 372,0">
          <text:p/>
        </draw:polygon>
        <draw:line draw:style-name="gr7" draw:text-style-name="P3" draw:layer="layout" svg:x1="170.523cm" svg:y1="101.428cm" svg:x2="170.366cm" svg:y2="97.758cm">
          <text:p/>
        </draw:line>
        <draw:polygon draw:style-name="gr8" draw:text-style-name="P7" draw:layer="layout" svg:width="0.352cm" svg:height="0.43cm" svg:x="170.194cm" svg:y="97.476cm" svg:viewBox="0 0 353 431" draw:points="158,0 0,431 172,317 353,417">
          <text:p/>
        </draw:polygon>
        <draw:line draw:style-name="gr7" draw:text-style-name="P3" draw:layer="layout" svg:x1="170.815cm" svg:y1="96.418cm" svg:x2="171.86cm" svg:y2="95.281cm">
          <text:p/>
        </draw:line>
        <draw:polygon draw:style-name="gr8" draw:text-style-name="P7" draw:layer="layout" svg:width="0.416cm" svg:height="0.431cm" svg:x="171.633cm" svg:y="95.073cm" svg:viewBox="0 0 417 432" draw:points="417,0 0,195 201,234 261,432">
          <text:p/>
        </draw:polygon>
        <draw:line draw:style-name="gr7" draw:text-style-name="P3" draw:layer="layout" svg:x1="169.803cm" svg:y1="96.461cm" svg:x2="168.666cm" svg:y2="95.419cm">
          <text:p/>
        </draw:line>
        <draw:polygon draw:style-name="gr8" draw:text-style-name="P7" draw:layer="layout" svg:width="0.43cm" svg:height="0.417cm" svg:x="168.458cm" svg:y="95.228cm" svg:viewBox="0 0 431 418" draw:points="0,0 190,418 233,216 431,156">
          <text:p/>
        </draw:polygon>
        <draw:line draw:style-name="gr7" draw:text-style-name="P3" draw:layer="layout" svg:x1="171.076cm" svg:y1="101.883cm" svg:x2="174.707cm" svg:y2="101.391cm">
          <text:p/>
        </draw:line>
        <draw:polygon draw:style-name="gr8" draw:text-style-name="P7" draw:layer="layout" svg:width="0.444cm" svg:height="0.349cm" svg:x="174.54cm" svg:y="101.236cm" svg:viewBox="0 0 445 350" draw:points="445,120 0,0 130,163 49,350">
          <text:p/>
        </draw:polygon>
        <draw:line draw:style-name="gr7" draw:text-style-name="P3" draw:layer="layout" svg:x1="176.043cm" svg:y1="101.688cm" svg:x2="177.352cm" svg:y2="102.687cm">
          <text:p/>
        </draw:line>
        <draw:polygon draw:style-name="gr8" draw:text-style-name="P7" draw:layer="layout" svg:width="0.444cm" svg:height="0.395cm" svg:x="177.133cm" svg:y="102.46cm" svg:viewBox="0 0 445 396" draw:points="445,396 215,0 190,206 0,280">
          <text:p/>
        </draw:polygon>
        <draw:line draw:style-name="gr7" draw:text-style-name="P3" draw:layer="layout" svg:x1="175.916cm" svg:y1="100.754cm" svg:x2="176.915cm" svg:y2="99.444cm">
          <text:p/>
        </draw:line>
        <draw:polygon draw:style-name="gr8" draw:text-style-name="P7" draw:layer="layout" svg:width="0.399cm" svg:height="0.445cm" svg:x="176.688cm" svg:y="99.218cm" svg:viewBox="0 0 400 446" draw:points="400,0 0,231 205,255 283,446">
          <text:p/>
        </draw:polygon>
        <draw:line draw:style-name="gr7" draw:text-style-name="P3" draw:layer="layout" svg:x1="170.537cm" svg:y1="102.485cm" svg:x2="170.465cm" svg:y2="106.155cm">
          <text:p/>
        </draw:line>
        <draw:polygon draw:style-name="gr8" draw:text-style-name="P7" draw:layer="layout" svg:width="0.353cm" svg:height="0.427cm" svg:x="170.292cm" svg:y="106.009cm" svg:viewBox="0 0 354 428" draw:points="170,428 354,7 177,110 0,0">
          <text:p/>
        </draw:polygon>
        <draw:line draw:style-name="gr7" draw:text-style-name="P3" draw:layer="layout" svg:x1="169.923cm" svg:y1="107.24cm" svg:x2="168.334cm" svg:y2="108.063cm">
          <text:p/>
        </draw:line>
        <draw:polygon draw:style-name="gr8" draw:text-style-name="P7" draw:layer="layout" svg:width="0.459cm" svg:height="0.349cm" svg:x="168.084cm" svg:y="107.84cm" svg:viewBox="0 0 460 350" draw:points="0,350 460,315 283,206 297,0">
          <text:p/>
        </draw:polygon>
        <draw:line draw:style-name="gr7" draw:text-style-name="P3" draw:layer="layout" svg:x1="167.027cm" svg:y1="108.736cm" svg:x2="165.438cm" svg:y2="109.559cm">
          <text:p/>
        </draw:line>
        <draw:polygon draw:style-name="gr8" draw:text-style-name="P7" draw:layer="layout" svg:width="0.458cm" svg:height="0.353cm" svg:x="165.188cm" svg:y="109.336cm" svg:viewBox="0 0 459 354" draw:points="0,354 459,315 282,208 296,0">
          <text:p/>
        </draw:polygon>
        <draw:line draw:style-name="gr7" draw:text-style-name="P3" draw:layer="layout" svg:x1="170.726cm" svg:y1="107.494cm" svg:x2="172.378cm" svg:y2="110.688cm">
          <text:p/>
        </draw:line>
        <draw:polygon draw:style-name="gr8" draw:text-style-name="P7" draw:layer="layout" svg:width="0.353cm" svg:height="0.459cm" svg:x="172.155cm" svg:y="110.479cm" svg:viewBox="0 0 354 460" draw:points="354,460 315,0 206,177 0,163">
          <text:p/>
        </draw:polygon>
        <draw:line draw:style-name="gr7" draw:text-style-name="P3" draw:layer="layout" svg:x1="172.251cm" svg:y1="111.47cm" svg:x2="170.331cm" svg:y2="111.478cm">
          <text:p/>
        </draw:line>
        <draw:polygon draw:style-name="gr8" draw:text-style-name="P7" draw:layer="layout" svg:width="0.423cm" svg:height="0.353cm" svg:x="170.049cm" svg:y="111.301cm" svg:viewBox="0 0 424 354" draw:points="0,177 424,354 318,177 424,0">
          <text:p/>
        </draw:polygon>
        <draw:line draw:style-name="gr7" draw:text-style-name="P3" draw:layer="layout" svg:x1="173.157cm" svg:y1="110.939cm" svg:x2="174.135cm" svg:y2="109.572cm">
          <text:p/>
        </draw:line>
        <draw:polygon draw:style-name="gr8" draw:text-style-name="P7" draw:layer="layout" svg:width="0.388cm" svg:height="0.444cm" svg:x="173.908cm" svg:y="109.343cm" svg:viewBox="0 0 389 445" draw:points="389,0 0,241 206,259 287,445">
          <text:p/>
        </draw:polygon>
        <draw:line draw:style-name="gr7" draw:text-style-name="P3" draw:layer="layout" svg:x1="173.055cm" svg:y1="111.996cm" svg:x2="173.874cm" svg:y2="113.584cm">
          <text:p/>
        </draw:line>
        <draw:polygon draw:style-name="gr8" draw:text-style-name="P7" draw:layer="layout" svg:width="0.35cm" svg:height="0.459cm" svg:x="173.654cm" svg:y="113.375cm" svg:viewBox="0 0 351 460" draw:points="351,460 314,0 205,177 0,163">
          <text:p/>
        </draw:polygon>
        <draw:line draw:style-name="gr7" draw:text-style-name="P3" draw:layer="layout" svg:x1="174.11cm" svg:y1="114.892cm" svg:x2="173.545cm" svg:y2="116.671cm">
          <text:p/>
        </draw:line>
        <draw:polygon draw:style-name="gr8" draw:text-style-name="P7" draw:layer="layout" svg:width="0.335cm" svg:height="0.459cm" svg:x="173.418cm" svg:y="116.483cm" svg:viewBox="0 0 336 460" draw:points="39,460 336,107 138,156 0,0">
          <text:p/>
        </draw:polygon>
        <draw:line draw:style-name="gr7" draw:text-style-name="P3" draw:layer="layout" svg:x1="174.808cm" svg:y1="114.532cm" svg:x2="176.587cm" svg:y2="115.098cm">
          <text:p/>
        </draw:line>
        <draw:polygon draw:style-name="gr8" draw:text-style-name="P7" draw:layer="layout" svg:width="0.459cm" svg:height="0.339cm" svg:x="176.399cm" svg:y="114.885cm" svg:viewBox="0 0 460 340" draw:points="460,297 106,0 155,201 0,340">
          <text:p/>
        </draw:polygon>
        <draw:line draw:style-name="gr7" draw:text-style-name="P3" draw:layer="layout" svg:x1="156.475cm" svg:y1="99.758cm" svg:x2="155.458cm" svg:y2="101.018cm">
          <text:p/>
        </draw:line>
        <draw:polygon draw:style-name="gr8" draw:text-style-name="P7" draw:layer="layout" svg:width="0.402cm" svg:height="0.441cm" svg:x="155.282cm" svg:y="100.795cm" svg:viewBox="0 0 403 442" draw:points="0,442 403,223 198,195 128,0">
          <text:p/>
        </draw:polygon>
        <draw:line draw:style-name="gr7" draw:text-style-name="P3" draw:layer="layout" svg:x1="154.327cm" svg:y1="101.822cm" svg:x2="151.26cm" svg:y2="102.147cm">
          <text:p/>
        </draw:line>
        <draw:polygon draw:style-name="gr8" draw:text-style-name="P7" draw:layer="layout" svg:width="0.441cm" svg:height="0.349cm" svg:x="150.978cm" svg:y="101.956cm" svg:viewBox="0 0 442 350" draw:points="0,220 442,350 318,188 403,0">
          <text:p/>
        </draw:polygon>
        <draw:polyline draw:style-name="gr7" draw:text-style-name="P3" draw:layer="layout" svg:width="6.565cm" svg:height="13.589cm" svg:x="147.891cm" svg:y="102.294cm" svg:viewBox="0 0 6566 13590" draw:points="6566,0 4925,2177 4703,2632 4667,3130 4784,3627 5094,4590 5200,5098 5133,5606 4893,6079 4346,6961 0,13590">
          <text:p/>
        </draw:polyline>
        <draw:polygon draw:style-name="gr8" draw:text-style-name="P7" draw:layer="layout" svg:width="0.381cm" svg:height="0.448cm" svg:x="147.736cm" svg:y="115.668cm" svg:viewBox="0 0 382 449" draw:points="0,449 382,195 173,185 84,0">
          <text:p/>
        </draw:polygon>
        <draw:line draw:style-name="gr7" draw:text-style-name="P3" draw:layer="layout" svg:x1="155.384cm" svg:y1="102.192cm" svg:x2="156.641cm" svg:y2="103.209cm">
          <text:p/>
        </draw:line>
        <draw:polygon draw:style-name="gr8" draw:text-style-name="P7" draw:layer="layout" svg:width="0.441cm" svg:height="0.406cm" svg:x="156.421cm" svg:y="102.982cm" svg:viewBox="0 0 442 407" draw:points="442,407 222,0 194,206 0,277">
          <text:p/>
        </draw:polygon>
        <draw:line draw:style-name="gr7" draw:text-style-name="P3" draw:layer="layout" svg:x1="150.058cm" svg:y1="101.703cm" svg:x2="148.374cm" svg:y2="99.43cm">
          <text:p/>
        </draw:line>
        <draw:polygon draw:style-name="gr8" draw:text-style-name="P7" draw:layer="layout" svg:width="0.391cm" svg:height="0.444cm" svg:x="148.209cm" svg:y="99.201cm" svg:viewBox="0 0 392 445" draw:points="0,0 109,445 187,258 392,237">
          <text:p/>
        </draw:polygon>
        <draw:line draw:style-name="gr7" draw:text-style-name="P3" draw:layer="layout" svg:x1="147.426cm" svg:y1="98.143cm" svg:x2="146.438cm" svg:y2="96.809cm">
          <text:p/>
        </draw:line>
        <draw:polygon draw:style-name="gr8" draw:text-style-name="P7" draw:layer="layout" svg:width="0.395cm" svg:height="0.445cm" svg:x="146.268cm" svg:y="96.579cm" svg:viewBox="0 0 396 446" draw:points="0,0 111,446 192,258 396,237">
          <text:p/>
        </draw:polygon>
        <draw:line draw:style-name="gr7" draw:text-style-name="P3" draw:layer="layout" svg:x1="149.92cm" svg:y1="102.063cm" svg:x2="147.034cm" svg:y2="101.134cm">
          <text:p/>
        </draw:line>
        <draw:polygon draw:style-name="gr8" draw:text-style-name="P7" draw:layer="layout" svg:width="0.459cm" svg:height="0.339cm" svg:x="146.762cm" svg:y="101.007cm" svg:viewBox="0 0 460 340" draw:points="0,39 350,340 305,137 460,0">
          <text:p/>
        </draw:polygon>
        <draw:line draw:style-name="gr7" draw:text-style-name="P3" draw:layer="layout" svg:x1="145.705cm" svg:y1="100.708cm" svg:x2="143.929cm" svg:y2="100.135cm">
          <text:p/>
        </draw:line>
        <draw:polygon draw:style-name="gr8" draw:text-style-name="P7" draw:layer="layout" svg:width="0.455cm" svg:height="0.336cm" svg:x="143.661cm" svg:y="100.008cm" svg:viewBox="0 0 456 337" draw:points="0,39 346,337 300,138 456,0">
          <text:p/>
        </draw:polygon>
        <draw:line draw:style-name="gr7" draw:text-style-name="P3" draw:layer="layout" svg:x1="150.443cm" svg:y1="101.703cm" svg:x2="150.399cm" svg:y2="98.615cm">
          <text:p/>
        </draw:line>
        <draw:polygon draw:style-name="gr8" draw:text-style-name="P7" draw:layer="layout" svg:width="0.353cm" svg:height="0.427cm" svg:x="150.223cm" svg:y="98.333cm" svg:viewBox="0 0 354 428" draw:points="169,0 0,428 176,318 354,421">
          <text:p/>
        </draw:polygon>
        <draw:line draw:style-name="gr7" draw:text-style-name="P3" draw:layer="layout" svg:x1="150.379cm" svg:y1="97.275cm" svg:x2="150.35cm" svg:y2="95.355cm">
          <text:p/>
        </draw:line>
        <draw:polygon draw:style-name="gr8" draw:text-style-name="P7" draw:layer="layout" svg:width="0.353cm" svg:height="0.427cm" svg:x="150.177cm" svg:y="95.073cm" svg:viewBox="0 0 354 428" draw:points="169,0 0,428 173,319 354,421">
          <text:p/>
        </draw:polygon>
        <draw:line draw:style-name="gr7" draw:text-style-name="P3" draw:layer="layout" svg:x1="147.042cm" svg:y1="117.175cm" svg:x2="143.217cm" svg:y2="122.993cm">
          <text:p/>
        </draw:line>
        <draw:polygon draw:style-name="gr8" draw:text-style-name="P7" draw:layer="layout" svg:width="0.378cm" svg:height="0.448cm" svg:x="143.061cm" svg:y="122.777cm" svg:viewBox="0 0 379 449" draw:points="0,449 379,194 174,183 86,0">
          <text:p/>
        </draw:polygon>
        <draw:line draw:style-name="gr7" draw:text-style-name="P3" draw:layer="layout" svg:x1="142.636cm" svg:y1="123.226cm" svg:x2="142.356cm" svg:y2="121.337cm">
          <text:p/>
        </draw:line>
        <draw:polygon draw:style-name="gr8" draw:text-style-name="P7" draw:layer="layout" svg:width="0.349cm" svg:height="0.444cm" svg:x="142.201cm" svg:y="121.059cm" svg:viewBox="0 0 350 445" draw:points="114,0 0,445 159,314 350,392">
          <text:p/>
        </draw:polygon>
        <draw:line draw:style-name="gr7" draw:text-style-name="P3" draw:layer="layout" svg:x1="142.502cm" svg:y1="124.283cm" svg:x2="141.813cm" svg:y2="125.992cm">
          <text:p/>
        </draw:line>
        <draw:polygon draw:style-name="gr8" draw:text-style-name="P7" draw:layer="layout" svg:width="0.328cm" svg:height="0.459cm" svg:x="141.7cm" svg:y="125.793cm" svg:viewBox="0 0 329 460" draw:points="7,460 329,131 127,162 0,0">
          <text:p/>
        </draw:polygon>
        <draw:line draw:style-name="gr7" draw:text-style-name="P3" draw:layer="layout" svg:x1="141.281cm" svg:y1="127.31cm" svg:x2="140.592cm" svg:y2="129.015cm">
          <text:p/>
        </draw:line>
        <draw:polygon draw:style-name="gr8" draw:text-style-name="P7" draw:layer="layout" svg:width="0.328cm" svg:height="0.459cm" svg:x="140.483cm" svg:y="128.816cm" svg:viewBox="0 0 329 460" draw:points="3,460 329,132 124,167 0,0">
          <text:p/>
        </draw:polygon>
        <draw:line draw:style-name="gr7" draw:text-style-name="P3" draw:layer="layout" svg:x1="143.241cm" svg:y1="123.614cm" svg:x2="145.063cm" svg:y2="123.13cm">
          <text:p/>
        </draw:line>
        <draw:polygon draw:style-name="gr8" draw:text-style-name="P7" draw:layer="layout" svg:width="0.455cm" svg:height="0.339cm" svg:x="144.878cm" svg:y="122.995cm" svg:viewBox="0 0 456 340" draw:points="456,60 0,0 149,142 93,340">
          <text:p/>
        </draw:polygon>
        <draw:line draw:style-name="gr7" draw:text-style-name="P3" draw:layer="layout" svg:x1="146.392cm" svg:y1="122.774cm" svg:x2="148.213cm" svg:y2="122.29cm">
          <text:p/>
        </draw:line>
        <draw:polygon draw:style-name="gr8" draw:text-style-name="P7" draw:layer="layout" svg:width="0.455cm" svg:height="0.339cm" svg:x="148.029cm" svg:y="122.156cm" svg:viewBox="0 0 456 340" draw:points="456,61 0,0 149,142 92,340">
          <text:p/>
        </draw:polygon>
        <draw:line draw:style-name="gr7" draw:text-style-name="P3" draw:layer="layout" svg:x1="142.184cm" svg:y1="123.695cm" svg:x2="140.285cm" svg:y2="123.468cm">
          <text:p/>
        </draw:line>
        <draw:polygon draw:style-name="gr8" draw:text-style-name="P7" draw:layer="layout" svg:width="0.441cm" svg:height="0.35cm" svg:x="140.003cm" svg:y="123.309cm" svg:viewBox="0 0 442 351" draw:points="0,125 400,351 318,164 442,0">
          <text:p/>
        </draw:polygon>
        <draw:line draw:style-name="gr7" draw:text-style-name="P3" draw:layer="layout" svg:x1="139.058cm" svg:y1="122.841cm" svg:x2="138.049cm" svg:y2="121.56cm">
          <text:p/>
        </draw:line>
        <draw:polygon draw:style-name="gr8" draw:text-style-name="P7" draw:layer="layout" svg:width="0.398cm" svg:height="0.441cm" svg:x="137.876cm" svg:y="121.337cm" svg:viewBox="0 0 399 442" draw:points="0,0 121,442 195,251 399,223">
          <text:p/>
        </draw:polygon>
        <draw:line draw:style-name="gr7" draw:text-style-name="P3" draw:layer="layout" svg:x1="138.946cm" svg:y1="123.786cm" svg:x2="137.664cm" svg:y2="124.796cm">
          <text:p/>
        </draw:line>
        <draw:polygon draw:style-name="gr8" draw:text-style-name="P7" draw:layer="layout" svg:width="0.441cm" svg:height="0.402cm" svg:x="137.442cm" svg:y="124.569cm" svg:viewBox="0 0 442 403" draw:points="0,403 442,280 251,204 223,0">
          <text:p/>
        </draw:polygon>
        <draw:line draw:style-name="gr7" draw:text-style-name="P3" draw:layer="layout" svg:x1="143.181cm" svg:y1="124.283cm" svg:x2="144.22cm" svg:y2="125.459cm">
          <text:p/>
        </draw:line>
        <draw:polygon draw:style-name="gr8" draw:text-style-name="P7" draw:layer="layout" svg:width="0.414cm" svg:height="0.434cm" svg:x="143.993cm" svg:y="125.236cm" svg:viewBox="0 0 415 435" draw:points="415,435 265,0 202,195 0,233">
          <text:p/>
        </draw:polygon>
        <draw:line draw:style-name="gr7" draw:text-style-name="P3" draw:layer="layout" svg:x1="145.34cm" svg:y1="126.728cm" svg:x2="146.379cm" svg:y2="127.9cm">
          <text:p/>
        </draw:line>
        <draw:polygon draw:style-name="gr8" draw:text-style-name="P7" draw:layer="layout" svg:width="0.413cm" svg:height="0.434cm" svg:x="146.152cm" svg:y="127.677cm" svg:viewBox="0 0 414 435" draw:points="414,435 264,0 201,197 0,233">
          <text:p/>
        </draw:polygon>
        <draw:line draw:style-name="gr7" draw:text-style-name="P3" draw:layer="layout" svg:x1="147.499cm" svg:y1="129.169cm" svg:x2="148.538cm" svg:y2="130.341cm">
          <text:p/>
        </draw:line>
        <draw:polygon draw:style-name="gr8" draw:text-style-name="P7" draw:layer="layout" svg:width="0.413cm" svg:height="0.434cm" svg:x="148.311cm" svg:y="130.118cm" svg:viewBox="0 0 414 435" draw:points="414,435 265,0 204,198 0,236">
          <text:p/>
        </draw:polygon>
        <draw:line draw:style-name="gr7" draw:text-style-name="P3" draw:layer="layout" svg:x1="147.919cm" svg:y1="116.516cm" svg:x2="149.751cm" svg:y2="116.06cm">
          <text:p/>
        </draw:line>
        <draw:polygon draw:style-name="gr8" draw:text-style-name="P7" draw:layer="layout" svg:width="0.452cm" svg:height="0.342cm" svg:x="149.57cm" svg:y="115.922cm" svg:viewBox="0 0 453 343" draw:points="453,67 0,0 145,145 85,343">
          <text:p/>
        </draw:polygon>
        <draw:line draw:style-name="gr7" draw:text-style-name="P3" draw:layer="layout" svg:x1="151.08cm" svg:y1="116.176cm" svg:x2="152.577cm" svg:y2="117.073cm">
          <text:p/>
        </draw:line>
        <draw:polygon draw:style-name="gr8" draw:text-style-name="P7" draw:layer="layout" svg:width="0.455cm" svg:height="0.371cm" svg:x="152.364cm" svg:y="116.85cm" svg:viewBox="0 0 456 372" draw:points="456,372 184,0 184,205 0,304">
          <text:p/>
        </draw:polygon>
        <draw:line draw:style-name="gr7" draw:text-style-name="P3" draw:layer="layout" svg:x1="150.872cm" svg:y1="115.331cm" svg:x2="151.769cm" svg:y2="113.834cm">
          <text:p/>
        </draw:line>
        <draw:polygon draw:style-name="gr8" draw:text-style-name="P7" draw:layer="layout" svg:width="0.367cm" svg:height="0.456cm" svg:x="151.546cm" svg:y="113.59cm" svg:viewBox="0 0 368 457" draw:points="368,0 0,276 205,276 301,457">
          <text:p/>
        </draw:polygon>
        <draw:line draw:style-name="gr7" draw:text-style-name="P3" draw:layer="layout" svg:x1="34.198cm" svg:y1="99.498cm" svg:x2="31.793cm" svg:y2="97.913cm">
          <text:p/>
        </draw:line>
        <draw:polygon draw:style-name="gr8" draw:text-style-name="P7" draw:layer="layout" svg:width="0.45cm" svg:height="0.381cm" svg:x="31.558cm" svg:y="97.754cm" svg:viewBox="0 0 451 382" draw:points="0,0 257,382 266,177 451,88">
          <text:p/>
        </draw:polygon>
        <draw:line draw:style-name="gr7" draw:text-style-name="P3" draw:layer="layout" svg:x1="31.558cm" svg:y1="97.307cm" svg:x2="34.572cm" svg:y2="96.728cm">
          <text:p/>
        </draw:line>
        <draw:polygon draw:style-name="gr8" draw:text-style-name="P7" draw:layer="layout" svg:width="0.449cm" svg:height="0.346cm" svg:x="34.4cm" svg:y="96.583cm" svg:viewBox="0 0 450 347" draw:points="450,92 0,0 137,152 66,347">
          <text:p/>
        </draw:polygon>
        <draw:line draw:style-name="gr7" draw:text-style-name="P3" draw:layer="layout" svg:x1="35.905cm" svg:y1="96.932cm" svg:x2="37.314cm" svg:y2="97.889cm">
          <text:p/>
        </draw:line>
        <draw:polygon draw:style-name="gr8" draw:text-style-name="P7" draw:layer="layout" svg:width="0.448cm" svg:height="0.384cm" svg:x="37.098cm" svg:y="97.663cm" svg:viewBox="0 0 449 385" draw:points="449,385 197,0 187,205 0,293">
          <text:p/>
        </draw:polygon>
        <draw:line draw:style-name="gr7" draw:text-style-name="P3" draw:layer="layout" svg:x1="35.736cm" svg:y1="96.044cm" svg:x2="36.693cm" svg:y2="94.639cm">
          <text:p/>
        </draw:line>
        <draw:polygon draw:style-name="gr8" draw:text-style-name="P7" draw:layer="layout" svg:width="0.385cm" svg:height="0.448cm" svg:x="36.466cm" svg:y="94.406cm" svg:viewBox="0 0 386 449" draw:points="386,0 0,251 205,261 294,449">
          <text:p/>
        </draw:polygon>
        <draw:line draw:style-name="gr7" draw:text-style-name="P3" draw:layer="layout" svg:x1="205.316cm" svg:y1="94.544cm" svg:x2="207.235cm" svg:y2="94.544cm">
          <text:p/>
        </draw:line>
        <draw:polygon draw:style-name="gr8" draw:text-style-name="P7" draw:layer="layout" svg:width="0.424cm" svg:height="0.352cm" svg:x="207.094cm" svg:y="94.368cm" svg:viewBox="0 0 425 353" draw:points="425,177 0,0 106,177 0,353">
          <text:p/>
        </draw:polygon>
        <draw:line draw:style-name="gr7" draw:text-style-name="P3" draw:layer="layout" svg:x1="208.576cm" svg:y1="94.544cm" svg:x2="210.498cm" svg:y2="94.544cm">
          <text:p/>
        </draw:line>
        <draw:polygon draw:style-name="gr8" draw:text-style-name="P7" draw:layer="layout" svg:width="0.424cm" svg:height="0.352cm" svg:x="210.357cm" svg:y="94.368cm" svg:viewBox="0 0 425 353" draw:points="425,177 0,0 107,177 0,353">
          <text:p/>
        </draw:polygon>
        <draw:line draw:style-name="gr7" draw:text-style-name="P3" draw:layer="layout" svg:x1="33.195cm" svg:y1="94.304cm" svg:x2="31.559cm" svg:y2="96.648cm">
          <text:p/>
        </draw:line>
        <draw:polygon draw:style-name="gr8" draw:text-style-name="P7" draw:layer="layout" svg:width="0.387cm" svg:height="0.448cm" svg:x="31.398cm" svg:y="96.431cm" svg:viewBox="0 0 388 449" draw:points="0,449 388,202 183,188 99,0">
          <text:p/>
        </draw:polygon>
        <draw:line draw:style-name="gr7" draw:text-style-name="P3" draw:layer="layout" svg:x1="31.119cm" svg:y1="97.938cm" svg:x2="30.713cm" svg:y2="100.99cm">
          <text:p/>
        </draw:line>
        <draw:polygon draw:style-name="gr8" draw:text-style-name="P7" draw:layer="layout" svg:width="0.349cm" svg:height="0.445cm" svg:x="30.557cm" svg:y="100.823cm" svg:viewBox="0 0 350 446" draw:points="119,446 350,50 161,131 0,0">
          <text:p/>
        </draw:polygon>
        <draw:line draw:style-name="gr7" draw:text-style-name="P3" draw:layer="layout" svg:x1="30.799cm" svg:y1="97.934cm" svg:x2="30.392cm" svg:y2="100.99cm">
          <text:p/>
        </draw:line>
        <draw:polygon draw:style-name="gr8" draw:text-style-name="P7" draw:layer="layout" svg:width="0.35cm" svg:height="0.441cm" svg:x="30.236cm" svg:y="100.827cm" svg:viewBox="0 0 351 442" draw:points="119,442 351,46 161,127 0,0">
          <text:p/>
        </draw:polygon>
        <draw:line draw:style-name="gr7" draw:text-style-name="P3" draw:layer="layout" svg:x1="29.917cm" svg:y1="102.203cm" svg:x2="28.609cm" svg:y2="103.202cm">
          <text:p/>
        </draw:line>
        <draw:polygon draw:style-name="gr8" draw:text-style-name="P7" draw:layer="layout" svg:width="0.444cm" svg:height="0.399cm" svg:x="28.385cm" svg:y="102.975cm" svg:viewBox="0 0 445 400" draw:points="0,400 445,283 253,205 230,0">
          <text:p/>
        </draw:polygon>
        <draw:line draw:style-name="gr7" draw:text-style-name="P3" draw:layer="layout" svg:x1="27.328cm" svg:y1="103.71cm" svg:x2="25.433cm" svg:y2="103.459cm">
          <text:p/>
        </draw:line>
        <draw:polygon draw:style-name="gr8" draw:text-style-name="P7" draw:layer="layout" svg:width="0.443cm" svg:height="0.349cm" svg:x="25.153cm" svg:y="103.3cm" svg:viewBox="0 0 444 350" draw:points="0,120 397,350 316,162 444,0">
          <text:p/>
        </draw:polygon>
        <draw:line draw:style-name="gr7" draw:text-style-name="P3" draw:layer="layout" svg:x1="27.787cm" svg:y1="104.309cm" svg:x2="27.534cm" svg:y2="106.204cm">
          <text:p/>
        </draw:line>
        <draw:polygon draw:style-name="gr8" draw:text-style-name="P7" draw:layer="layout" svg:width="0.35cm" svg:height="0.441cm" svg:x="27.378cm" svg:y="106.041cm" svg:viewBox="0 0 351 442" draw:points="120,442 351,46 162,127 0,0">
          <text:p/>
        </draw:polygon>
        <draw:line draw:style-name="gr7" draw:text-style-name="P3" draw:layer="layout" svg:x1="29.307cm" svg:y1="93.98cm" svg:x2="30.637cm" svg:y2="96.626cm">
          <text:p/>
        </draw:line>
        <draw:polygon draw:style-name="gr8" draw:text-style-name="P7" draw:layer="layout" svg:width="0.348cm" svg:height="0.458cm" svg:x="30.415cm" svg:y="96.421cm" svg:viewBox="0 0 349 459" draw:points="349,459 316,0 205,173 0,158">
          <text:p/>
        </draw:polygon>
        <draw:line draw:style-name="gr7" draw:text-style-name="P3" draw:layer="layout" svg:x1="27.407cm" svg:y1="76.633cm" svg:x2="25.514cm" svg:y2="76.903cm">
          <text:p/>
        </draw:line>
        <draw:polygon draw:style-name="gr8" draw:text-style-name="P7" draw:layer="layout" svg:width="0.444cm" svg:height="0.349cm" svg:x="25.235cm" svg:y="76.708cm" svg:viewBox="0 0 445 350" draw:points="0,232 445,350 315,190 395,0">
          <text:p/>
        </draw:polygon>
        <draw:line draw:style-name="gr7" draw:text-style-name="P3" draw:layer="layout" svg:x1="24.177cm" svg:y1="77.071cm" svg:x2="22.271cm" svg:y2="77.259cm">
          <text:p/>
        </draw:line>
        <draw:polygon draw:style-name="gr8" draw:text-style-name="P7" draw:layer="layout" svg:width="0.439cm" svg:height="0.349cm" svg:x="21.99cm" svg:y="77.071cm" svg:viewBox="0 0 440 350" draw:points="0,215 440,350 317,183 405,0">
          <text:p/>
        </draw:polygon>
        <draw:line draw:style-name="gr7" draw:text-style-name="P3" draw:layer="layout" svg:x1="20.933cm" svg:y1="77.367cm" svg:x2="19.015cm" svg:y2="77.456cm">
          <text:p/>
        </draw:line>
        <draw:polygon draw:style-name="gr8" draw:text-style-name="P7" draw:layer="layout" svg:width="0.432cm" svg:height="0.35cm" svg:x="18.733cm" svg:y="77.275cm" svg:viewBox="0 0 433 351" draw:points="0,196 433,351 319,181 416,0">
          <text:p/>
        </draw:polygon>
        <draw:line draw:style-name="gr7" draw:text-style-name="P3" draw:layer="layout" svg:x1="17.676cm" svg:y1="77.015cm" svg:x2="16.53cm" svg:y2="75.974cm">
          <text:p/>
        </draw:line>
        <draw:polygon draw:style-name="gr8" draw:text-style-name="P7" draw:layer="layout" svg:width="0.432cm" svg:height="0.417cm" svg:x="16.321cm" svg:y="75.783cm" svg:viewBox="0 0 433 418" draw:points="0,0 194,418 235,216 433,156">
          <text:p/>
        </draw:polygon>
        <draw:line draw:style-name="gr7" draw:text-style-name="P3" draw:layer="layout" svg:x1="17.724cm" svg:y1="78.023cm" svg:x2="16.682cm" svg:y2="79.171cm">
          <text:p/>
        </draw:line>
        <draw:polygon draw:style-name="gr8" draw:text-style-name="P7" draw:layer="layout" svg:width="0.415cm" svg:height="0.43cm" svg:x="16.492cm" svg:y="78.948cm" svg:viewBox="0 0 416 431" draw:points="0,431 416,236 214,197 154,0">
          <text:p/>
        </draw:polygon>
        <draw:line draw:style-name="gr7" draw:text-style-name="P3" draw:layer="layout" svg:x1="15.531cm" svg:y1="80.436cm" svg:x2="14.488cm" svg:y2="81.584cm">
          <text:p/>
        </draw:line>
        <draw:polygon draw:style-name="gr8" draw:text-style-name="P7" draw:layer="layout" svg:width="0.415cm" svg:height="0.43cm" svg:x="14.299cm" svg:y="81.361cm" svg:viewBox="0 0 416 431" draw:points="0,431 416,237 214,198 155,0">
          <text:p/>
        </draw:polygon>
        <draw:line draw:style-name="gr7" draw:text-style-name="P3" draw:layer="layout" svg:x1="13.338cm" svg:y1="82.849cm" svg:x2="12.295cm" svg:y2="83.997cm">
          <text:p/>
        </draw:line>
        <draw:polygon draw:style-name="gr8" draw:text-style-name="P7" draw:layer="layout" svg:width="0.416cm" svg:height="0.43cm" svg:x="12.105cm" svg:y="83.774cm" svg:viewBox="0 0 417 431" draw:points="0,431 417,236 215,194 156,0">
          <text:p/>
        </draw:polygon>
        <draw:line draw:style-name="gr7" draw:text-style-name="P3" draw:layer="layout" svg:x1="27.824cm" svg:y1="95.362cm" svg:x2="30.262cm" svg:y2="96.919cm">
          <text:p/>
        </draw:line>
        <draw:polygon draw:style-name="gr8" draw:text-style-name="P7" draw:layer="layout" svg:width="0.452cm" svg:height="0.378cm" svg:x="30.047cm" svg:y="96.692cm" svg:viewBox="0 0 453 379" draw:points="453,379 190,0 184,210 0,301">
          <text:p/>
        </draw:polygon>
        <draw:line draw:style-name="gr7" draw:text-style-name="P3" draw:layer="layout" svg:x1="30.85cm" svg:y1="102.326cm" svg:x2="31.851cm" svg:y2="103.633cm">
          <text:p/>
        </draw:line>
        <draw:polygon draw:style-name="gr8" draw:text-style-name="P7" draw:layer="layout" svg:width="0.397cm" svg:height="0.444cm" svg:x="31.625cm" svg:y="103.413cm" svg:viewBox="0 0 398 445" draw:points="398,445 280,0 204,190 0,215">
          <text:p/>
        </draw:polygon>
        <draw:line draw:style-name="gr7" draw:text-style-name="P3" draw:layer="layout" svg:x1="32.358cm" svg:y1="104.916cm" svg:x2="32.105cm" svg:y2="106.811cm">
          <text:p/>
        </draw:line>
        <draw:polygon draw:style-name="gr8" draw:text-style-name="P7" draw:layer="layout" svg:width="0.35cm" svg:height="0.441cm" svg:x="31.949cm" svg:y="106.648cm" svg:viewBox="0 0 351 442" draw:points="119,442 351,46 161,128 0,0">
          <text:p/>
        </draw:polygon>
        <draw:line draw:style-name="gr7" draw:text-style-name="P3" draw:layer="layout" svg:x1="32.956cm" svg:y1="104.457cm" svg:x2="34.851cm" svg:y2="104.708cm">
          <text:p/>
        </draw:line>
        <draw:polygon draw:style-name="gr8" draw:text-style-name="P7" draw:layer="layout" svg:width="0.443cm" svg:height="0.35cm" svg:x="34.687cm" svg:y="104.513cm" svg:viewBox="0 0 444 351" draw:points="444,234 48,0 129,192 0,351">
          <text:p/>
        </draw:polygon>
        <draw:line draw:style-name="gr7" draw:text-style-name="P3" draw:layer="layout" svg:x1="16.049cm" svg:y1="113.277cm" svg:x2="17.058cm" svg:y2="111.989cm">
          <text:p/>
        </draw:line>
        <draw:polygon draw:style-name="gr8" draw:text-style-name="P7" draw:layer="layout" svg:width="0.4cm" svg:height="0.444cm" svg:x="16.831cm" svg:y="111.767cm" svg:viewBox="0 0 401 445" draw:points="401,0 0,225 205,250 279,445">
          <text:p/>
        </draw:polygon>
        <draw:line draw:style-name="gr7" draw:text-style-name="P3" draw:layer="layout" svg:x1="18.115cm" svg:y1="111.767cm" svg:x2="33.463cm" svg:y2="129.054cm">
          <text:p/>
        </draw:line>
        <draw:polygon draw:style-name="gr8" draw:text-style-name="P7" draw:layer="layout" svg:width="0.413cm" svg:height="0.434cm" svg:x="33.236cm" svg:y="128.83cm" svg:viewBox="0 0 414 435" draw:points="414,435 265,0 203,198 0,233">
          <text:p/>
        </draw:polygon>
        <draw:line draw:style-name="gr7" draw:text-style-name="P3" draw:layer="layout" svg:x1="17.683cm" svg:y1="110.709cm" svg:x2="18.681cm" svg:y2="96.678cm">
          <text:p/>
        </draw:line>
        <draw:polygon draw:style-name="gr8" draw:text-style-name="P7" draw:layer="layout" svg:width="0.352cm" svg:height="0.434cm" svg:x="18.494cm" svg:y="96.396cm" svg:viewBox="0 0 353 435" draw:points="206,0 0,410 184,318 353,435">
          <text:p/>
        </draw:polygon>
        <draw:line draw:style-name="gr7" draw:text-style-name="P3" draw:layer="layout" svg:x1="18.174cm" svg:y1="111.382cm" svg:x2="19.991cm" svg:y2="111.877cm">
          <text:p/>
        </draw:line>
        <draw:polygon draw:style-name="gr8" draw:text-style-name="P7" draw:layer="layout" svg:width="0.455cm" svg:height="0.342cm" svg:x="19.808cm" svg:y="111.668cm" svg:viewBox="0 0 456 343" draw:points="456,282 92,0 148,197 0,343">
          <text:p/>
        </draw:polygon>
        <draw:line draw:style-name="gr7" draw:text-style-name="P3" draw:layer="layout" svg:x1="34.151cm" svg:y1="130.323cm" svg:x2="35.128cm" svg:y2="146.227cm">
          <text:p/>
        </draw:line>
        <draw:polygon draw:style-name="gr8" draw:text-style-name="P7" draw:layer="layout" svg:width="0.353cm" svg:height="0.434cm" svg:x="34.942cm" svg:y="146.074cm" svg:viewBox="0 0 354 435" draw:points="203,435 354,0 184,118 0,21">
          <text:p/>
        </draw:polygon>
        <draw:line draw:style-name="gr7" draw:text-style-name="P3" draw:layer="layout" svg:x1="35.21cm" svg:y1="147.566cm" svg:x2="35.328cm" svg:y2="149.48cm">
          <text:p/>
        </draw:line>
        <draw:polygon draw:style-name="gr8" draw:text-style-name="P7" draw:layer="layout" svg:width="0.354cm" svg:height="0.431cm" svg:x="35.142cm" svg:y="149.33cm" svg:viewBox="0 0 355 432" draw:points="202,432 355,0 183,118 0,22">
          <text:p/>
        </draw:polygon>
        <draw:line draw:style-name="gr7" draw:text-style-name="P3" draw:layer="layout" svg:x1="17.117cm" svg:y1="111.29cm" svg:x2="15.21cm" svg:y2="111.475cm">
          <text:p/>
        </draw:line>
        <draw:polygon draw:style-name="gr8" draw:text-style-name="P7" draw:layer="layout" svg:width="0.438cm" svg:height="0.353cm" svg:x="14.929cm" svg:y="111.283cm" svg:viewBox="0 0 439 354" draw:points="0,216 439,354 317,188 405,0">
          <text:p/>
        </draw:polygon>
        <draw:line draw:style-name="gr7" draw:text-style-name="P3" draw:layer="layout" svg:x1="13.871cm" svg:y1="111.601cm" svg:x2="11.964cm" svg:y2="111.785cm">
          <text:p/>
        </draw:line>
        <draw:polygon draw:style-name="gr8" draw:text-style-name="P7" draw:layer="layout" svg:width="0.438cm" svg:height="0.352cm" svg:x="11.683cm" svg:y="111.594cm" svg:viewBox="0 0 439 353" draw:points="0,219 439,353 316,188 405,0">
          <text:p/>
        </draw:polygon>
        <draw:line draw:style-name="gr7" draw:text-style-name="P3" draw:layer="layout" svg:x1="17.723cm" svg:y1="111.767cm" svg:x2="18.002cm" svg:y2="113.658cm">
          <text:p/>
        </draw:line>
        <draw:polygon draw:style-name="gr8" draw:text-style-name="P7" draw:layer="layout" svg:width="0.349cm" svg:height="0.444cm" svg:x="17.806cm" svg:y="113.492cm" svg:viewBox="0 0 350 445" draw:points="237,445 350,0 191,130 0,49">
          <text:p/>
        </draw:polygon>
        <draw:line draw:style-name="gr7" draw:text-style-name="P3" draw:layer="layout" svg:x1="18.198cm" svg:y1="114.994cm" svg:x2="18.477cm" svg:y2="116.883cm">
          <text:p/>
        </draw:line>
        <draw:polygon draw:style-name="gr8" draw:text-style-name="P7" draw:layer="layout" svg:width="0.349cm" svg:height="0.445cm" svg:x="18.281cm" svg:y="116.716cm" svg:viewBox="0 0 350 446" draw:points="236,446 350,0 190,131 0,53">
          <text:p/>
        </draw:polygon>
        <draw:line draw:style-name="gr7" draw:text-style-name="P3" draw:layer="layout" svg:x1="18.901cm" svg:y1="96.396cm" svg:x2="20.48cm" svg:y2="101.533cm">
          <text:p/>
        </draw:line>
        <draw:polygon draw:style-name="gr8" draw:text-style-name="P7" draw:layer="layout" svg:width="0.338cm" svg:height="0.458cm" svg:x="20.268cm" svg:y="101.346cm" svg:viewBox="0 0 339 459" draw:points="295,459 339,0 201,156 0,106">
          <text:p/>
        </draw:polygon>
        <draw:line draw:style-name="gr7" draw:text-style-name="P3" draw:layer="layout" svg:x1="20.886cm" svg:y1="102.862cm" svg:x2="21.437cm" svg:y2="104.652cm">
          <text:p/>
        </draw:line>
        <draw:polygon draw:style-name="gr8" draw:text-style-name="P7" draw:layer="layout" svg:width="0.337cm" svg:height="0.455cm" svg:x="21.226cm" svg:y="104.464cm" svg:viewBox="0 0 338 456" draw:points="294,456 338,0 200,152 0,102">
          <text:p/>
        </draw:polygon>
        <draw:line draw:style-name="gr7" draw:text-style-name="P3" draw:layer="layout" svg:x1="31.31cm" svg:y1="93.521cm" svg:x2="31.087cm" svg:y2="96.598cm">
          <text:p/>
        </draw:line>
        <draw:polygon draw:style-name="gr8" draw:text-style-name="P7" draw:layer="layout" svg:width="0.352cm" svg:height="0.437cm" svg:x="30.921cm" svg:y="96.442cm" svg:viewBox="0 0 353 438" draw:points="147,438 353,28 169,120 0,0">
          <text:p/>
        </draw:polygon>
        <draw:line draw:style-name="gr7" draw:text-style-name="P3" draw:layer="layout" svg:x1="28.164cm" svg:y1="76.031cm" svg:x2="28.892cm" svg:y2="74.358cm">
          <text:p/>
        </draw:line>
        <draw:polygon draw:style-name="gr8" draw:text-style-name="P7" draw:layer="layout" svg:width="0.331cm" svg:height="0.459cm" svg:x="28.673cm" svg:y="74.097cm" svg:viewBox="0 0 332 460" draw:points="332,0 0,317 205,293 325,460">
          <text:p/>
        </draw:polygon>
        <draw:line draw:style-name="gr7" draw:text-style-name="P3" draw:layer="layout" svg:x1="29.763cm" svg:y1="73.364cm" svg:x2="31.483cm" svg:y2="72.696cm">
          <text:p/>
        </draw:line>
        <draw:polygon draw:style-name="gr8" draw:text-style-name="P7" draw:layer="layout" svg:width="0.458cm" svg:height="0.331cm" svg:x="31.287cm" svg:y="72.584cm" svg:viewBox="0 0 459 332" draw:points="459,14 0,0 163,128 128,332">
          <text:p/>
        </draw:polygon>
        <draw:line draw:style-name="gr7" draw:text-style-name="P3" draw:layer="layout" svg:x1="29.03cm" svg:y1="73.04cm" svg:x2="28.363cm" svg:y2="71.321cm">
          <text:p/>
        </draw:line>
        <draw:polygon draw:style-name="gr8" draw:text-style-name="P7" draw:layer="layout" svg:width="0.329cm" svg:height="0.459cm" svg:x="28.25cm" svg:y="71.056cm" svg:viewBox="0 0 330 460" draw:points="12,0 0,460 127,297 330,333">
          <text:p/>
        </draw:polygon>
        <draw:line draw:style-name="gr7" draw:text-style-name="P3" draw:layer="layout" svg:x1="27.853cm" svg:y1="69.999cm" svg:x2="27.186cm" svg:y2="68.28cm">
          <text:p/>
        </draw:line>
        <draw:polygon draw:style-name="gr8" draw:text-style-name="P7" draw:layer="layout" svg:width="0.329cm" svg:height="0.459cm" svg:x="27.072cm" svg:y="68.015cm" svg:viewBox="0 0 330 460" draw:points="12,0 0,460 127,296 330,332">
          <text:p/>
        </draw:polygon>
        <draw:line draw:style-name="gr7" draw:text-style-name="P3" draw:layer="layout" svg:x1="27.113cm" svg:y1="66.958cm" svg:x2="27.849cm" svg:y2="65.292cm">
          <text:p/>
        </draw:line>
        <draw:polygon draw:style-name="gr8" draw:text-style-name="P7" draw:layer="layout" svg:width="0.333cm" svg:height="0.459cm" svg:x="27.63cm" svg:y="65.034cm" svg:viewBox="0 0 334 460" draw:points="334,0 0,319 205,290 324,460">
          <text:p/>
        </draw:polygon>
        <draw:line draw:style-name="gr7" draw:text-style-name="P3" draw:layer="layout" svg:x1="26.351cm" svg:y1="67.254cm" svg:x2="24.684cm" svg:y2="66.519cm">
          <text:p/>
        </draw:line>
        <draw:polygon draw:style-name="gr8" draw:text-style-name="P7" draw:layer="layout" svg:width="0.459cm" svg:height="0.335cm" svg:x="24.425cm" svg:y="66.403cm" svg:viewBox="0 0 460 336" draw:points="0,0 318,336 292,131 460,10">
          <text:p/>
        </draw:polygon>
        <draw:line draw:style-name="gr7" draw:text-style-name="P3" draw:layer="layout" svg:x1="54.198cm" svg:y1="140.618cm" svg:x2="52.634cm" svg:y2="139.774cm">
          <text:p/>
        </draw:line>
        <draw:polygon draw:style-name="gr8" draw:text-style-name="P7" draw:layer="layout" svg:width="0.459cm" svg:height="0.356cm" svg:x="52.383cm" svg:y="139.64cm" svg:viewBox="0 0 460 357" draw:points="0,0 291,357 284,149 460,45">
          <text:p/>
        </draw:polygon>
        <draw:line draw:style-name="gr7" draw:text-style-name="P3" draw:layer="layout" svg:x1="51.326cm" svg:y1="139.069cm" svg:x2="34.897cm" svg:y2="130.213cm">
          <text:p/>
        </draw:line>
        <draw:polygon draw:style-name="gr8" draw:text-style-name="P7" draw:layer="layout" svg:width="0.456cm" svg:height="0.357cm" svg:x="34.648cm" svg:y="130.079cm" svg:viewBox="0 0 457 358" draw:points="0,0 290,358 281,153 457,47">
          <text:p/>
        </draw:polygon>
        <draw:line draw:style-name="gr7" draw:text-style-name="P3" draw:layer="layout" svg:x1="51.326cm" svg:y1="139.774cm" svg:x2="50.048cm" svg:y2="140.784cm">
          <text:p/>
        </draw:line>
        <draw:polygon draw:style-name="gr8" draw:text-style-name="P7" draw:layer="layout" svg:width="0.444cm" svg:height="0.402cm" svg:x="49.826cm" svg:y="140.557cm" svg:viewBox="0 0 445 403" draw:points="0,403 445,275 251,204 227,0">
          <text:p/>
        </draw:polygon>
        <draw:line draw:style-name="gr7" draw:text-style-name="P3" draw:layer="layout" svg:x1="34.638cm" svg:y1="130.323cm" svg:x2="45.502cm" svg:y2="141.397cm">
          <text:p/>
        </draw:line>
        <draw:polygon draw:style-name="gr8" draw:text-style-name="P7" draw:layer="layout" svg:width="0.423cm" svg:height="0.426cm" svg:x="45.275cm" svg:y="141.171cm" svg:viewBox="0 0 424 427" draw:points="424,427 255,0 202,198 0,248">
          <text:p/>
        </draw:polygon>
        <draw:line draw:style-name="gr7" draw:text-style-name="P3" draw:layer="layout" svg:x1="46.736cm" svg:y1="142.656cm" svg:x2="47.784cm" svg:y2="143.722cm">
          <text:p/>
        </draw:line>
        <draw:polygon draw:style-name="gr8" draw:text-style-name="P7" draw:layer="layout" svg:width="0.42cm" svg:height="0.423cm" svg:x="47.561cm" svg:y="143.499cm" svg:viewBox="0 0 421 424" draw:points="421,424 250,0 198,198 0,248">
          <text:p/>
        </draw:polygon>
        <draw:line draw:style-name="gr7" draw:text-style-name="P3" draw:layer="layout" svg:x1="34.648cm" svg:y1="129.808cm" svg:x2="50.578cm" svg:y2="130.26cm">
          <text:p/>
        </draw:line>
        <draw:polygon draw:style-name="gr8" draw:text-style-name="P7" draw:layer="layout" svg:width="0.43cm" svg:height="0.353cm" svg:x="50.429cm" svg:y="130.079cm" svg:viewBox="0 0 431 354" draw:points="431,187 11,0 114,180 0,354">
          <text:p/>
        </draw:polygon>
        <draw:line draw:style-name="gr7" draw:text-style-name="P3" draw:layer="layout" svg:x1="51.918cm" svg:y1="130.298cm" svg:x2="53.838cm" svg:y2="130.352cm">
          <text:p/>
        </draw:line>
        <draw:polygon draw:style-name="gr8" draw:text-style-name="P7" draw:layer="layout" svg:width="0.43cm" svg:height="0.353cm" svg:x="53.689cm" svg:y="130.171cm" svg:viewBox="0 0 431 354" draw:points="431,190 10,0 113,180 0,354">
          <text:p/>
        </draw:polygon>
        <draw:line draw:style-name="gr7" draw:text-style-name="P3" draw:layer="layout" svg:x1="34.648cm" svg:y1="129.653cm" svg:x2="50.024cm" svg:y2="125.61cm">
          <text:p/>
        </draw:line>
        <draw:polygon draw:style-name="gr8" draw:text-style-name="P7" draw:layer="layout" svg:width="0.456cm" svg:height="0.338cm" svg:x="49.843cm" svg:y="125.476cm" svg:viewBox="0 0 457 339" draw:points="457,59 0,0 145,142 89,339">
          <text:p/>
        </draw:polygon>
        <draw:line draw:style-name="gr7" draw:text-style-name="P3" draw:layer="layout" svg:x1="51.357cm" svg:y1="125.261cm" svg:x2="53.178cm" svg:y2="124.781cm">
          <text:p/>
        </draw:line>
        <draw:polygon draw:style-name="gr8" draw:text-style-name="P7" draw:layer="layout" svg:width="0.452cm" svg:height="0.342cm" svg:x="52.997cm" svg:y="124.643cm" svg:viewBox="0 0 453 343" draw:points="453,64 0,0 145,146 89,343">
          <text:p/>
        </draw:polygon>
        <draw:line draw:style-name="gr7" draw:text-style-name="P3" draw:layer="layout" svg:x1="51.904cm" svg:y1="138.826cm" svg:x2="52.071cm" svg:y2="136.916cm">
          <text:p/>
        </draw:line>
        <draw:polygon draw:style-name="gr8" draw:text-style-name="P7" draw:layer="layout" svg:width="0.353cm" svg:height="0.437cm" svg:x="51.879cm" svg:y="136.634cm" svg:viewBox="0 0 354 438" draw:points="216,0 0,407 188,317 354,438">
          <text:p/>
        </draw:polygon>
        <draw:line draw:style-name="gr7" draw:text-style-name="P3" draw:layer="layout" svg:x1="52.186cm" svg:y1="135.577cm" svg:x2="52.353cm" svg:y2="133.667cm">
          <text:p/>
        </draw:line>
        <draw:polygon draw:style-name="gr8" draw:text-style-name="P7" draw:layer="layout" svg:width="0.353cm" svg:height="0.437cm" svg:x="52.165cm" svg:y="133.385cm" svg:viewBox="0 0 354 438" draw:points="212,0 0,410 184,318 354,438">
          <text:p/>
        </draw:polygon>
        <draw:line draw:style-name="gr7" draw:text-style-name="P3" draw:layer="layout" svg:x1="14.179cm" svg:y1="137.026cm" svg:x2="11.815cm" svg:y2="136.341cm">
          <text:p/>
        </draw:line>
        <draw:polygon draw:style-name="gr8" draw:text-style-name="P7" draw:layer="layout" svg:width="0.456cm" svg:height="0.338cm" svg:x="11.544cm" svg:y="136.211cm" svg:viewBox="0 0 457 339" draw:points="0,49 359,339 306,137 457,0">
          <text:p/>
        </draw:polygon>
        <draw:line draw:style-name="gr7" draw:text-style-name="P3" draw:layer="layout" svg:x1="11.544cm" svg:y1="135.965cm" svg:x2="33.319cm" svg:y2="130.012cm">
          <text:p/>
        </draw:line>
        <draw:polygon draw:style-name="gr8" draw:text-style-name="P7" draw:layer="layout" svg:width="0.455cm" svg:height="0.342cm" svg:x="33.135cm" svg:y="129.878cm" svg:viewBox="0 0 456 343" draw:points="456,60 0,0 148,145 93,343">
          <text:p/>
        </draw:polygon>
        <draw:line draw:style-name="gr7" draw:text-style-name="P3" draw:layer="layout" svg:x1="11.513cm" svg:y1="135.58cm" svg:x2="12.959cm" svg:y2="134.044cm">
          <text:p/>
        </draw:line>
        <draw:polygon draw:style-name="gr8" draw:text-style-name="P7" draw:layer="layout" svg:width="0.419cm" svg:height="0.427cm" svg:x="12.733cm" svg:y="133.84cm" svg:viewBox="0 0 420 428" draw:points="420,0 0,188 202,230 258,428">
          <text:p/>
        </draw:polygon>
        <draw:line draw:style-name="gr7" draw:text-style-name="P3" draw:layer="layout" svg:x1="34.648cm" svg:y1="129.473cm" svg:x2="48.141cm" svg:y2="121.334cm">
          <text:p/>
        </draw:line>
        <draw:polygon draw:style-name="gr8" draw:text-style-name="P7" draw:layer="layout" svg:width="0.455cm" svg:height="0.371cm" svg:x="47.928cm" svg:y="121.189cm" svg:viewBox="0 0 456 372" draw:points="456,0 0,67 184,163 184,372">
          <text:p/>
        </draw:polygon>
        <draw:line draw:style-name="gr7" draw:text-style-name="P3" draw:layer="layout" svg:x1="49.441cm" svg:y1="120.552cm" svg:x2="50.935cm" svg:y2="119.651cm">
          <text:p/>
        </draw:line>
        <draw:polygon draw:style-name="gr8" draw:text-style-name="P7" draw:layer="layout" svg:width="0.451cm" svg:height="0.37cm" svg:x="50.722cm" svg:y="119.503cm" svg:viewBox="0 0 452 371" draw:points="452,0 0,67 181,166 181,371">
          <text:p/>
        </draw:polygon>
        <draw:line draw:style-name="gr7" draw:text-style-name="P3" draw:layer="layout" svg:x1="34.604cm" svg:y1="129.265cm" svg:x2="45.121cm" svg:y2="117.799cm">
          <text:p/>
        </draw:line>
        <draw:polygon draw:style-name="gr8" draw:text-style-name="P7" draw:layer="layout" svg:width="0.416cm" svg:height="0.434cm" svg:x="44.898cm" svg:y="117.591cm" svg:viewBox="0 0 417 435" draw:points="417,0 0,194 201,236 258,435">
          <text:p/>
        </draw:polygon>
        <draw:line draw:style-name="gr7" draw:text-style-name="P3" draw:layer="layout" svg:x1="46.284cm" svg:y1="116.534cm" svg:x2="47.326cm" svg:y2="115.397cm">
          <text:p/>
        </draw:line>
        <draw:polygon draw:style-name="gr8" draw:text-style-name="P7" draw:layer="layout" svg:width="0.416cm" svg:height="0.433cm" svg:x="47.099cm" svg:y="115.189cm" svg:viewBox="0 0 417 434" draw:points="417,0 0,194 205,237 262,434">
          <text:p/>
        </draw:polygon>
        <draw:line draw:style-name="gr7" draw:text-style-name="P3" draw:layer="layout" svg:x1="34.648cm" svg:y1="129.361cm" svg:x2="46.744cm" svg:y2="119.468cm">
          <text:p/>
        </draw:line>
        <draw:polygon draw:style-name="gr8" draw:text-style-name="P7" draw:layer="layout" svg:width="0.441cm" svg:height="0.405cm" svg:x="46.52cm" svg:y="119.288cm" svg:viewBox="0 0 442 406" draw:points="442,0 0,130 194,201 226,406">
          <text:p/>
        </draw:polygon>
        <draw:line draw:style-name="gr7" draw:text-style-name="P3" draw:layer="layout" svg:x1="48.02cm" svg:y1="118.424cm" svg:x2="49.266cm" svg:y2="117.4cm">
          <text:p/>
        </draw:line>
        <draw:polygon draw:style-name="gr8" draw:text-style-name="P7" draw:layer="layout" svg:width="0.438cm" svg:height="0.402cm" svg:x="49.046cm" svg:y="117.224cm" svg:viewBox="0 0 439 403" draw:points="439,0 0,131 195,201 223,403">
          <text:p/>
        </draw:polygon>
        <draw:line draw:style-name="gr7" draw:text-style-name="P3" draw:layer="layout" svg:x1="10.486cm" svg:y1="136.295cm" svg:x2="8.184cm" svg:y2="137.108cm">
          <text:p/>
        </draw:line>
        <draw:polygon draw:style-name="gr8" draw:text-style-name="P7" draw:layer="layout" svg:width="0.458cm" svg:height="0.332cm" svg:x="7.918cm" svg:y="136.891cm" svg:viewBox="0 0 459 333" draw:points="0,307 459,333 300,201 341,0">
          <text:p/>
        </draw:polygon>
        <draw:line draw:style-name="gr7" draw:text-style-name="P3" draw:layer="layout" svg:x1="6.86cm" svg:y1="137.572cm" svg:x2="5.108cm" svg:y2="138.191cm">
          <text:p/>
        </draw:line>
        <draw:polygon draw:style-name="gr8" draw:text-style-name="P7" draw:layer="layout" svg:width="0.458cm" svg:height="0.336cm" svg:x="4.842cm" svg:y="137.974cm" svg:viewBox="0 0 459 337" draw:points="0,308 459,337 300,202 341,0">
          <text:p/>
        </draw:polygon>
        <draw:line draw:style-name="gr7" draw:text-style-name="P3" draw:layer="layout" svg:x1="10.966cm" svg:y1="136.637cm" svg:x2="10.215cm" svg:y2="144.516cm">
          <text:p/>
        </draw:line>
        <draw:polygon draw:style-name="gr8" draw:text-style-name="P7" draw:layer="layout" svg:width="0.351cm" svg:height="0.438cm" svg:x="10.053cm" svg:y="144.356cm" svg:viewBox="0 0 352 439" draw:points="136,439 352,35 166,125 0,0">
          <text:p/>
        </draw:polygon>
        <draw:line draw:style-name="gr7" draw:text-style-name="P3" draw:layer="layout" svg:x1="9.782cm" svg:y1="144.795cm" svg:x2="8.83cm" svg:y2="143.386cm">
          <text:p/>
        </draw:line>
        <draw:polygon draw:style-name="gr8" draw:text-style-name="P7" draw:layer="layout" svg:width="0.384cm" svg:height="0.451cm" svg:x="8.671cm" svg:y="143.15cm" svg:viewBox="0 0 385 452" draw:points="0,0 91,452 178,265 385,255">
          <text:p/>
        </draw:polygon>
        <draw:line draw:style-name="gr7" draw:text-style-name="P3" draw:layer="layout" svg:x1="10.089cm" svg:y1="145.852cm" svg:x2="9.907cm" svg:y2="147.761cm">
          <text:p/>
        </draw:line>
        <draw:polygon draw:style-name="gr8" draw:text-style-name="P7" draw:layer="layout" svg:width="0.352cm" svg:height="0.437cm" svg:x="9.744cm" svg:y="147.602cm" svg:viewBox="0 0 353 438" draw:points="136,438 353,35 166,123 0,0">
          <text:p/>
        </draw:polygon>
        <draw:line draw:style-name="gr7" draw:text-style-name="P3" draw:layer="layout" svg:x1="9.78cm" svg:y1="149.098cm" svg:x2="9.598cm" svg:y2="151.007cm">
          <text:p/>
        </draw:line>
        <draw:polygon draw:style-name="gr8" draw:text-style-name="P7" draw:layer="layout" svg:width="0.351cm" svg:height="0.441cm" svg:x="9.436cm" svg:y="150.847cm" svg:viewBox="0 0 352 442" draw:points="135,442 352,36 165,124 0,0">
          <text:p/>
        </draw:polygon>
        <draw:line draw:style-name="gr7" draw:text-style-name="P3" draw:layer="layout" svg:x1="10.665cm" svg:y1="144.795cm" svg:x2="11.714cm" svg:y2="143.742cm">
          <text:p/>
        </draw:line>
        <draw:polygon draw:style-name="gr8" draw:text-style-name="P7" draw:layer="layout" svg:width="0.424cm" svg:height="0.427cm" svg:x="11.488cm" svg:y="143.541cm" svg:viewBox="0 0 425 428" draw:points="425,0 0,177 201,226 251,428">
          <text:p/>
        </draw:polygon>
        <draw:line draw:style-name="gr7" draw:text-style-name="P3" draw:layer="layout" svg:x1="12.966cm" svg:y1="142.484cm" svg:x2="14.015cm" svg:y2="141.432cm">
          <text:p/>
        </draw:line>
        <draw:polygon draw:style-name="gr8" draw:text-style-name="P7" draw:layer="layout" svg:width="0.424cm" svg:height="0.426cm" svg:x="13.789cm" svg:y="141.231cm" svg:viewBox="0 0 425 427" draw:points="425,0 0,176 200,225 250,427">
          <text:p/>
        </draw:polygon>
        <draw:line draw:style-name="gr7" draw:text-style-name="P3" draw:layer="layout" svg:x1="10.668cm" svg:y1="145.573cm" svg:x2="12.306cm" svg:y2="146.343cm">
          <text:p/>
        </draw:line>
        <draw:polygon draw:style-name="gr8" draw:text-style-name="P7" draw:layer="layout" svg:width="0.459cm" svg:height="0.338cm" svg:x="12.102cm" svg:y="146.124cm" svg:viewBox="0 0 460 339" draw:points="460,339 151,0 172,205 0,318">
          <text:p/>
        </draw:polygon>
        <draw:line draw:style-name="gr7" draw:text-style-name="P3" draw:layer="layout" svg:x1="13.281cm" svg:y1="147.238cm" svg:x2="13.911cm" svg:y2="148.982cm">
          <text:p/>
        </draw:line>
        <draw:polygon draw:style-name="gr8" draw:text-style-name="P7" draw:layer="layout" svg:width="0.332cm" svg:height="0.458cm" svg:x="13.696cm" svg:y="148.791cm" svg:viewBox="0 0 333 459" draw:points="311,459 333,0 203,158 0,120">
          <text:p/>
        </draw:polygon>
        <draw:line draw:style-name="gr7" draw:text-style-name="P3" draw:layer="layout" svg:x1="13.619cm" svg:y1="146.52cm" svg:x2="15.363cm" svg:y2="145.891cm">
          <text:p/>
        </draw:line>
        <draw:polygon draw:style-name="gr8" draw:text-style-name="P7" draw:layer="layout" svg:width="0.459cm" svg:height="0.331cm" svg:x="15.169cm" svg:y="145.771cm" svg:viewBox="0 0 460 332" draw:points="460,25 0,0 160,131 120,332">
          <text:p/>
        </draw:polygon>
        <draw:line draw:style-name="gr7" draw:text-style-name="P3" draw:layer="layout" svg:x1="9.61cm" svg:y1="145.46cm" svg:x2="7.781cm" svg:y2="145.927cm">
          <text:p/>
        </draw:line>
        <draw:polygon draw:style-name="gr8" draw:text-style-name="P7" draw:layer="layout" svg:width="0.454cm" svg:height="0.342cm" svg:x="7.508cm" svg:y="145.718cm" svg:viewBox="0 0 455 343" draw:points="0,276 455,343 307,198 367,0">
          <text:p/>
        </draw:polygon>
        <draw:line draw:style-name="gr7" draw:text-style-name="P3" draw:layer="layout" svg:x1="6.45cm" svg:y1="145.814cm" svg:x2="4.947cm" svg:y2="144.921cm">
          <text:p/>
        </draw:line>
        <draw:polygon draw:style-name="gr8" draw:text-style-name="P7" draw:layer="layout" svg:width="0.455cm" svg:height="0.366cm" svg:x="4.704cm" svg:y="144.78cm" svg:viewBox="0 0 456 367" draw:points="0,0 275,367 275,162 456,63">
          <text:p/>
        </draw:polygon>
        <draw:line draw:style-name="gr7" draw:text-style-name="P3" draw:layer="layout" svg:x1="6.665cm" svg:y1="146.656cm" svg:x2="5.772cm" svg:y2="148.16cm">
          <text:p/>
        </draw:line>
        <draw:polygon draw:style-name="gr8" draw:text-style-name="P7" draw:layer="layout" svg:width="0.368cm" svg:height="0.456cm" svg:x="5.628cm" svg:y="147.947cm" svg:viewBox="0 0 369 457" draw:points="0,457 369,181 163,185 65,0">
          <text:p/>
        </draw:polygon>
        <draw:line draw:style-name="gr7" draw:text-style-name="P3" draw:layer="layout" svg:x1="10.762cm" svg:y1="135.58cm" svg:x2="7.622cm" svg:y2="129.032cm">
          <text:p/>
        </draw:line>
        <draw:polygon draw:style-name="gr8" draw:text-style-name="P7" draw:layer="layout" svg:width="0.341cm" svg:height="0.458cm" svg:x="7.501cm" svg:y="128.778cm" svg:viewBox="0 0 342 459" draw:points="0,0 23,459 137,286 342,304">
          <text:p/>
        </draw:polygon>
        <draw:line draw:style-name="gr7" draw:text-style-name="P3" draw:layer="layout" svg:x1="7.776cm" svg:y1="128.418cm" svg:x2="9.553cm" svg:y2="128.994cm">
          <text:p/>
        </draw:line>
        <draw:polygon draw:style-name="gr8" draw:text-style-name="P7" draw:layer="layout" svg:width="0.457cm" svg:height="0.335cm" svg:x="9.363cm" svg:y="128.781cm" svg:viewBox="0 0 458 336" draw:points="458,297 110,0 156,202 0,336">
          <text:p/>
        </draw:polygon>
        <draw:line draw:style-name="gr7" draw:text-style-name="P3" draw:layer="layout" svg:x1="6.719cm" svg:y1="128.214cm" svg:x2="4.804cm" svg:y2="128.083cm">
          <text:p/>
        </draw:line>
        <draw:polygon draw:style-name="gr8" draw:text-style-name="P7" draw:layer="layout" svg:width="0.434cm" svg:height="0.353cm" svg:x="4.523cm" svg:y="127.917cm" svg:viewBox="0 0 435 354" draw:points="0,149 411,354 318,170 435,0">
          <text:p/>
        </draw:polygon>
        <draw:line draw:style-name="gr7" draw:text-style-name="P3" draw:layer="layout" svg:x1="3.465cm" svg:y1="127.995cm" svg:x2="1.551cm" svg:y2="127.864cm">
          <text:p/>
        </draw:line>
        <draw:polygon draw:style-name="gr8" draw:text-style-name="P7" draw:layer="layout" svg:width="0.434cm" svg:height="0.353cm" svg:x="1.27cm" svg:y="127.698cm" svg:viewBox="0 0 435 354" draw:points="0,148 411,354 317,169 435,0">
          <text:p/>
        </draw:polygon>
        <draw:line draw:style-name="gr7" draw:text-style-name="P3" draw:layer="layout" svg:x1="7.046cm" svg:y1="128.778cm" svg:x2="6.387cm" svg:y2="130.504cm">
          <text:p/>
        </draw:line>
        <draw:polygon draw:style-name="gr8" draw:text-style-name="P7" draw:layer="layout" svg:width="0.329cm" svg:height="0.459cm" svg:x="6.273cm" svg:y="130.305cm" svg:viewBox="0 0 330 460" draw:points="14,460 330,127 127,162 0,0">
          <text:p/>
        </draw:polygon>
        <draw:line draw:style-name="gr7" draw:text-style-name="P3" draw:layer="layout" svg:x1="5.884cm" svg:y1="131.822cm" svg:x2="5.225cm" svg:y2="133.548cm">
          <text:p/>
        </draw:line>
        <draw:polygon draw:style-name="gr8" draw:text-style-name="P7" draw:layer="layout" svg:width="0.329cm" svg:height="0.459cm" svg:x="5.111cm" svg:y="133.353cm" svg:viewBox="0 0 330 460" draw:points="14,460 330,127 127,163 0,0">
          <text:p/>
        </draw:polygon>
        <draw:line draw:style-name="gr7" draw:text-style-name="P3" draw:layer="layout" svg:x1="7.392cm" svg:y1="127.72cm" svg:x2="7.892cm" svg:y2="125.906cm">
          <text:p/>
        </draw:line>
        <draw:polygon draw:style-name="gr8" draw:text-style-name="P7" draw:layer="layout" svg:width="0.34cm" svg:height="0.455cm" svg:x="7.683cm" svg:y="125.634cm" svg:viewBox="0 0 341 456" draw:points="283,0 0,361 198,305 341,456">
          <text:p/>
        </draw:polygon>
        <draw:line draw:style-name="gr7" draw:text-style-name="P3" draw:layer="layout" svg:x1="8.64cm" svg:y1="124.87cm" svg:x2="10.305cm" svg:y2="124.131cm">
          <text:p/>
        </draw:line>
        <draw:polygon draw:style-name="gr8" draw:text-style-name="P7" draw:layer="layout" svg:width="0.459cm" svg:height="0.335cm" svg:x="10.103cm" svg:y="124.015cm" svg:viewBox="0 0 460 336" draw:points="460,0 0,11 169,132 144,336">
          <text:p/>
        </draw:polygon>
        <draw:line draw:style-name="gr7" draw:text-style-name="P3" draw:layer="layout" svg:x1="11.62cm" svg:y1="123.547cm" svg:x2="13.285cm" svg:y2="122.809cm">
          <text:p/>
        </draw:line>
        <draw:polygon draw:style-name="gr8" draw:text-style-name="P7" draw:layer="layout" svg:width="0.458cm" svg:height="0.335cm" svg:x="13.084cm" svg:y="122.692cm" svg:viewBox="0 0 459 336" draw:points="459,0 0,11 168,132 143,336">
          <text:p/>
        </draw:polygon>
        <draw:line draw:style-name="gr7" draw:text-style-name="P3" draw:layer="layout" svg:x1="7.877cm" svg:y1="124.577cm" svg:x2="7.137cm" svg:y2="122.911cm">
          <text:p/>
        </draw:line>
        <draw:polygon draw:style-name="gr8" draw:text-style-name="P7" draw:layer="layout" svg:width="0.333cm" svg:height="0.459cm" svg:x="7.023cm" svg:y="122.653cm" svg:viewBox="0 0 334 460" draw:points="0,0 11,460 129,290 334,314">
          <text:p/>
        </draw:polygon>
        <draw:line draw:style-name="gr7" draw:text-style-name="P3" draw:layer="layout" svg:x1="6.992cm" svg:y1="121.596cm" svg:x2="7.655cm" svg:y2="119.873cm">
          <text:p/>
        </draw:line>
        <draw:polygon draw:style-name="gr8" draw:text-style-name="P7" draw:layer="layout" svg:width="0.329cm" svg:height="0.458cm" svg:x="7.439cm" svg:y="119.609cm" svg:viewBox="0 0 330 459" draw:points="318,0 0,332 203,297 330,459">
          <text:p/>
        </draw:polygon>
        <draw:line draw:style-name="gr7" draw:text-style-name="P3" draw:layer="layout" svg:x1="6.26cm" svg:y1="121.921cm" svg:x2="4.538cm" svg:y2="121.256cm">
          <text:p/>
        </draw:line>
        <draw:polygon draw:style-name="gr8" draw:text-style-name="P7" draw:layer="layout" svg:width="0.459cm" svg:height="0.328cm" svg:x="4.274cm" svg:y="121.143cm" svg:viewBox="0 0 460 329" draw:points="0,11 333,329 298,128 460,0">
          <text:p/>
        </draw:polygon>
        <draw:line draw:style-name="gr7" draw:text-style-name="P3" draw:layer="layout" svg:x1="214.524cm" svg:y1="94.544cm" svg:x2="216.443cm" svg:y2="94.544cm">
          <text:p/>
        </draw:line>
        <draw:polygon draw:style-name="gr8" draw:text-style-name="P7" draw:layer="layout" svg:width="0.423cm" svg:height="0.352cm" svg:x="216.302cm" svg:y="94.368cm" svg:viewBox="0 0 424 353" draw:points="424,177 0,0 107,177 0,353">
          <text:p/>
        </draw:polygon>
        <draw:line draw:style-name="gr7" draw:text-style-name="P3" draw:layer="layout" svg:x1="217.783cm" svg:y1="94.544cm" svg:x2="219.706cm" svg:y2="94.544cm">
          <text:p/>
        </draw:line>
        <draw:polygon draw:style-name="gr8" draw:text-style-name="P7" draw:layer="layout" svg:width="0.423cm" svg:height="0.352cm" svg:x="219.565cm" svg:y="94.368cm" svg:viewBox="0 0 424 353" draw:points="424,177 0,0 106,177 0,353">
          <text:p/>
        </draw:polygon>
        <draw:line draw:style-name="gr7" draw:text-style-name="P3" draw:layer="layout" svg:x1="40.304cm" svg:y1="152.64cm" svg:x2="41.022cm" svg:y2="150.953cm">
          <text:p/>
        </draw:line>
        <draw:polygon draw:style-name="gr8" draw:text-style-name="P7" draw:layer="layout" svg:width="0.328cm" svg:height="0.459cm" svg:x="40.802cm" svg:y="150.692cm" svg:viewBox="0 0 329 460" draw:points="329,0 0,322 205,294 325,460">
          <text:p/>
        </draw:polygon>
        <draw:line draw:style-name="gr7" draw:text-style-name="P3" draw:layer="layout" svg:x1="41.166cm" svg:y1="149.635cm" svg:x2="34.401cm" svg:y2="130.587cm">
          <text:p/>
        </draw:line>
        <draw:polygon draw:style-name="gr8" draw:text-style-name="P7" draw:layer="layout" svg:width="0.333cm" svg:height="0.458cm" svg:x="34.282cm" svg:y="130.323cm" svg:viewBox="0 0 334 459" draw:points="25,0 0,459 132,300 334,338">
          <text:p/>
        </draw:polygon>
        <draw:polyline draw:style-name="gr7" draw:text-style-name="P3" draw:layer="layout" svg:width="21.991cm" svg:height="52.987cm" svg:x="19.139cm" svg:y="96.647cm" svg:viewBox="0 0 21992 52988" draw:points="21992,52988 13417,32667 12562,30374 12322,29795 2694,5284 2422,4702 0,0">
          <text:p/>
        </draw:polyline>
        <draw:polygon draw:style-name="gr8" draw:text-style-name="P7" draw:layer="layout" svg:width="0.351cm" svg:height="0.455cm" svg:x="19.01cm" svg:y="96.396cm" svg:viewBox="0 0 352 456" draw:points="0,0 37,456 147,282 352,297">
          <text:p/>
        </draw:polygon>
        <draw:line draw:style-name="gr7" draw:text-style-name="P3" draw:layer="layout" svg:x1="40.824cm" svg:y1="149.995cm" svg:x2="39.048cm" svg:y2="149.419cm">
          <text:p/>
        </draw:line>
        <draw:polygon draw:style-name="gr8" draw:text-style-name="P7" draw:layer="layout" svg:width="0.459cm" svg:height="0.335cm" svg:x="38.78cm" svg:y="149.295cm" svg:viewBox="0 0 460 336" draw:points="0,35 350,336 304,134 460,0">
          <text:p/>
        </draw:polygon>
        <draw:line draw:style-name="gr7" draw:text-style-name="P3" draw:layer="layout" svg:x1="34.648cm" svg:y1="129.572cm" svg:x2="49.241cm" svg:y2="123.398cm">
          <text:p/>
        </draw:line>
        <draw:polygon draw:style-name="gr8" draw:text-style-name="P7" draw:layer="layout" svg:width="0.458cm" svg:height="0.328cm" svg:x="49.043cm" svg:y="123.288cm" svg:viewBox="0 0 459 329" draw:points="459,0 0,4 165,124 137,329">
          <text:p/>
        </draw:polygon>
        <draw:line draw:style-name="gr7" draw:text-style-name="P3" draw:layer="layout" svg:x1="50.56cm" svg:y1="122.841cm" svg:x2="52.247cm" svg:y2="122.128cm">
          <text:p/>
        </draw:line>
        <draw:polygon draw:style-name="gr8" draw:text-style-name="P7" draw:layer="layout" svg:width="0.458cm" svg:height="0.328cm" svg:x="52.045cm" svg:y="122.018cm" svg:viewBox="0 0 459 329" draw:points="459,0 0,4 166,124 137,329">
          <text:p/>
        </draw:polygon>
        <draw:line draw:style-name="gr7" draw:text-style-name="P3" draw:layer="layout" svg:x1="41.881cm" svg:y1="150.445cm" svg:x2="43.456cm" svg:y2="151.282cm">
          <text:p/>
        </draw:line>
        <draw:polygon draw:style-name="gr8" draw:text-style-name="P7" draw:layer="layout" svg:width="0.458cm" svg:height="0.353cm" svg:x="43.247cm" svg:y="151.059cm" svg:viewBox="0 0 459 354" draw:points="459,354 166,0 177,206 0,311">
          <text:p/>
        </draw:polygon>
        <draw:line draw:style-name="gr7" draw:text-style-name="P3" draw:layer="layout" svg:x1="44.763cm" svg:y1="151.973cm" svg:x2="46.334cm" svg:y2="152.81cm">
          <text:p/>
        </draw:line>
        <draw:polygon draw:style-name="gr8" draw:text-style-name="P7" draw:layer="layout" svg:width="0.455cm" svg:height="0.353cm" svg:x="46.129cm" svg:y="152.586cm" svg:viewBox="0 0 456 354" draw:points="456,354 167,0 177,206 0,312">
          <text:p/>
        </draw:polygon>
        <draw:line draw:style-name="gr7" draw:text-style-name="P3" draw:layer="layout" svg:x1="41.694cm" svg:y1="149.635cm" svg:x2="42.63cm" svg:y2="148.194cm">
          <text:p/>
        </draw:line>
        <draw:polygon draw:style-name="gr8" draw:text-style-name="P7" draw:layer="layout" svg:width="0.381cm" svg:height="0.452cm" svg:x="42.403cm" svg:y="147.958cm" svg:viewBox="0 0 382 453" draw:points="382,0 0,259 210,266 298,453">
          <text:p/>
        </draw:polygon>
        <draw:line draw:style-name="gr7" draw:text-style-name="P3" draw:layer="layout" svg:x1="43.469cm" svg:y1="146.901cm" svg:x2="44.405cm" svg:y2="145.457cm">
          <text:p/>
        </draw:line>
        <draw:polygon draw:style-name="gr8" draw:text-style-name="P7" draw:layer="layout" svg:width="0.377cm" svg:height="0.452cm" svg:x="44.178cm" svg:y="145.22cm" svg:viewBox="0 0 378 453" draw:points="378,0 0,263 205,270 297,453">
          <text:p/>
        </draw:polygon>
        <draw:line draw:style-name="gr7" draw:text-style-name="P3" draw:layer="layout" svg:x1="18.21cm" svg:y1="95.684cm" svg:x2="11.428cm" svg:y2="93.355cm">
          <text:p/>
        </draw:line>
        <draw:polygon draw:style-name="gr8" draw:text-style-name="P7" draw:layer="layout" svg:width="0.458cm" svg:height="0.335cm" svg:x="11.161cm" svg:y="93.232cm" svg:viewBox="0 0 459 336" draw:points="0,31 344,336 302,135 459,0">
          <text:p/>
        </draw:polygon>
        <draw:line draw:style-name="gr7" draw:text-style-name="P3" draw:layer="layout" svg:x1="11.161cm" svg:y1="92.573cm" svg:x2="12.25cm" svg:y2="91.524cm">
          <text:p/>
        </draw:line>
        <draw:polygon draw:style-name="gr8" draw:text-style-name="P7" draw:layer="layout" svg:width="0.428cm" svg:height="0.42cm" svg:x="12.025cm" svg:y="91.33cm" svg:viewBox="0 0 429 421" draw:points="429,0 0,166 200,219 246,421">
          <text:p/>
        </draw:polygon>
        <draw:line draw:style-name="gr7" draw:text-style-name="P3" draw:layer="layout" svg:x1="10.708cm" svg:y1="93.609cm" svg:x2="10.98cm" svg:y2="95.501cm">
          <text:p/>
        </draw:line>
        <draw:polygon draw:style-name="gr8" draw:text-style-name="P7" draw:layer="layout" svg:width="0.349cm" svg:height="0.445cm" svg:x="10.785cm" svg:y="95.334cm" svg:viewBox="0 0 350 446" draw:points="235,446 350,0 189,131 0,50">
          <text:p/>
        </draw:polygon>
        <draw:line draw:style-name="gr7" draw:text-style-name="P3" draw:layer="layout" svg:x1="10.104cm" svg:y1="92.897cm" svg:x2="8.345cm" svg:y2="92.293cm">
          <text:p/>
        </draw:line>
        <draw:polygon draw:style-name="gr8" draw:text-style-name="P7" draw:layer="layout" svg:width="0.458cm" svg:height="0.332cm" svg:x="8.078cm" svg:y="92.173cm" svg:viewBox="0 0 459 333" draw:points="0,30 343,333 300,132 459,0">
          <text:p/>
        </draw:polygon>
        <draw:line draw:style-name="gr7" draw:text-style-name="P3" draw:layer="layout" svg:x1="7.291cm" svg:y1="91.493cm" svg:x2="6.5cm" svg:y2="89.873cm">
          <text:p/>
        </draw:line>
        <draw:polygon draw:style-name="gr8" draw:text-style-name="P7" draw:layer="layout" svg:width="0.345cm" svg:height="0.459cm" svg:x="6.376cm" svg:y="89.619cm" svg:viewBox="0 0 346 460" draw:points="0,0 27,460 140,286 346,304">
          <text:p/>
        </draw:polygon>
        <draw:line draw:style-name="gr7" draw:text-style-name="P3" draw:layer="layout" svg:x1="7.02cm" svg:y1="92.279cm" svg:x2="5.402cm" svg:y2="93.07cm">
          <text:p/>
        </draw:line>
        <draw:polygon draw:style-name="gr8" draw:text-style-name="P7" draw:layer="layout" svg:width="0.458cm" svg:height="0.346cm" svg:x="5.148cm" svg:y="92.847cm" svg:viewBox="0 0 459 347" draw:points="0,347 459,319 286,206 304,0">
          <text:p/>
        </draw:polygon>
        <draw:line draw:style-name="gr7" draw:text-style-name="P3" draw:layer="layout" svg:x1="19.267cm" svg:y1="95.536cm" svg:x2="23.699cm" svg:y2="92.752cm">
          <text:p/>
        </draw:line>
        <draw:polygon draw:style-name="gr8" draw:text-style-name="P7" draw:layer="layout" svg:width="0.452cm" svg:height="0.374cm" svg:x="23.485cm" svg:y="92.6cm" svg:viewBox="0 0 453 375" draw:points="453,0 0,78 183,170 188,375">
          <text:p/>
        </draw:polygon>
        <draw:line draw:style-name="gr7" draw:text-style-name="P3" draw:layer="layout" svg:x1="24.996cm" svg:y1="91.938cm" svg:x2="26.46cm" svg:y2="91.016cm">
          <text:p/>
        </draw:line>
        <draw:polygon draw:style-name="gr8" draw:text-style-name="P7" draw:layer="layout" svg:width="0.452cm" svg:height="0.374cm" svg:x="26.246cm" svg:y="90.868cm" svg:viewBox="0 0 453 375" draw:points="453,0 0,74 184,169 188,375">
          <text:p/>
        </draw:polygon>
        <draw:line draw:style-name="gr7" draw:text-style-name="P3" draw:layer="layout" svg:x1="23.836cm" svg:y1="151.099cm" svg:x2="25.453cm" svg:y2="150.304cm">
          <text:p/>
        </draw:line>
        <draw:polygon draw:style-name="gr8" draw:text-style-name="P7" draw:layer="layout" svg:width="0.458cm" svg:height="0.345cm" svg:x="25.247cm" svg:y="150.181cm" svg:viewBox="0 0 459 346" draw:points="459,0 0,28 174,142 157,346">
          <text:p/>
        </draw:polygon>
        <draw:line draw:style-name="gr7" draw:text-style-name="P3" draw:layer="layout" svg:x1="26.442cm" svg:y1="149.395cm" svg:x2="33.81cm" svg:y2="130.584cm">
          <text:p/>
        </draw:line>
        <draw:polygon draw:style-name="gr8" draw:text-style-name="P7" draw:layer="layout" svg:width="0.329cm" svg:height="0.458cm" svg:x="33.593cm" svg:y="130.323cm" svg:viewBox="0 0 330 459" draw:points="320,0 0,328 204,296 330,459">
          <text:p/>
        </draw:polygon>
        <draw:polyline draw:style-name="gr7" draw:text-style-name="P3" draw:layer="layout" svg:width="7.351cm" svg:height="52.719cm" svg:x="18.838cm" svg:y="96.675cm" svg:viewBox="0 0 7352 52720" draw:points="7352,52720 7341,52596 7261,51912 7144,50575 3136,15458 3010,14816 1253,8174 822,6371 712,5757 0,0">
          <text:p/>
        </draw:polyline>
        <draw:polygon draw:style-name="gr8" draw:text-style-name="P7" draw:layer="layout" svg:width="0.35cm" svg:height="0.441cm" svg:x="18.68cm" svg:y="96.396cm" svg:viewBox="0 0 351 442" draw:points="124,0 0,442 162,315 351,400">
          <text:p/>
        </draw:polygon>
        <draw:line draw:style-name="gr7" draw:text-style-name="P3" draw:layer="layout" svg:x1="25.916cm" svg:y1="149.395cm" svg:x2="25.015cm" svg:y2="147.902cm">
          <text:p/>
        </draw:line>
        <draw:polygon draw:style-name="gr8" draw:text-style-name="P7" draw:layer="layout" svg:width="0.37cm" svg:height="0.455cm" svg:x="24.869cm" svg:y="147.658cm" svg:viewBox="0 0 371 456" draw:points="0,0 69,456 165,272 371,272">
          <text:p/>
        </draw:polygon>
        <draw:line draw:style-name="gr7" draw:text-style-name="P3" draw:layer="layout" svg:x1="34.648cm" svg:y1="129.735cm" svg:x2="50.472cm" svg:y2="127.913cm">
          <text:p/>
        </draw:line>
        <draw:polygon draw:style-name="gr8" draw:text-style-name="P7" draw:layer="layout" svg:width="0.441cm" svg:height="0.35cm" svg:x="50.313cm" svg:y="127.754cm" svg:viewBox="0 0 442 351" draw:points="442,127 0,0 124,164 38,351">
          <text:p/>
        </draw:polygon>
        <draw:line draw:style-name="gr7" draw:text-style-name="P3" draw:layer="layout" svg:x1="51.812cm" svg:y1="127.759cm" svg:x2="53.711cm" svg:y2="127.539cm">
          <text:p/>
        </draw:line>
        <draw:polygon draw:style-name="gr8" draw:text-style-name="P7" draw:layer="layout" svg:width="0.441cm" svg:height="0.352cm" svg:x="53.551cm" svg:y="127.381cm" svg:viewBox="0 0 442 353" draw:points="442,127 0,0 124,165 39,353">
          <text:p/>
        </draw:polygon>
        <draw:line draw:style-name="gr7" draw:text-style-name="P3" draw:layer="layout" svg:x1="26.439cm" svg:y1="150.452cm" svg:x2="27.104cm" svg:y2="152.171cm">
          <text:p/>
        </draw:line>
        <draw:polygon draw:style-name="gr8" draw:text-style-name="P7" draw:layer="layout" svg:width="0.329cm" svg:height="0.459cm" svg:x="26.888cm" svg:y="151.976cm" svg:viewBox="0 0 330 460" draw:points="318,460 330,0 202,162 0,127">
          <text:p/>
        </draw:polygon>
        <draw:line draw:style-name="gr7" draw:text-style-name="P3" draw:layer="layout" svg:x1="27.613cm" svg:y1="153.493cm" svg:x2="28.278cm" svg:y2="155.212cm">
          <text:p/>
        </draw:line>
        <draw:polygon draw:style-name="gr8" draw:text-style-name="P7" draw:layer="layout" svg:width="0.329cm" svg:height="0.459cm" svg:x="28.062cm" svg:y="155.017cm" svg:viewBox="0 0 330 460" draw:points="318,460 330,0 203,163 0,128">
          <text:p/>
        </draw:polygon>
        <draw:line draw:style-name="gr7" draw:text-style-name="P3" draw:layer="layout" svg:x1="26.764cm" svg:y1="149.769cm" svg:x2="28.568cm" svg:y2="149.249cm">
          <text:p/>
        </draw:line>
        <draw:polygon draw:style-name="gr8" draw:text-style-name="P7" draw:layer="layout" svg:width="0.456cm" svg:height="0.338cm" svg:x="28.382cm" svg:y="149.119cm" svg:viewBox="0 0 457 339" draw:points="457,49 0,0 152,138 99,339">
          <text:p/>
        </draw:polygon>
        <draw:line draw:style-name="gr7" draw:text-style-name="P3" draw:layer="layout" svg:x1="29.896cm" svg:y1="148.866cm" svg:x2="31.7cm" svg:y2="148.343cm">
          <text:p/>
        </draw:line>
        <draw:polygon draw:style-name="gr8" draw:text-style-name="P7" draw:layer="layout" svg:width="0.455cm" svg:height="0.34cm" svg:x="31.515cm" svg:y="148.212cm" svg:viewBox="0 0 456 341" draw:points="456,54 0,0 152,142 98,341">
          <text:p/>
        </draw:polygon>
        <draw:line draw:style-name="gr7" draw:text-style-name="P3" draw:layer="layout" svg:x1="18.21cm" svg:y1="96.382cm" svg:x2="13.335cm" svg:y2="101.138cm">
          <text:p/>
        </draw:line>
        <draw:polygon draw:style-name="gr8" draw:text-style-name="P7" draw:layer="layout" svg:width="0.426cm" svg:height="0.42cm" svg:x="13.133cm" svg:y="100.915cm" svg:viewBox="0 0 427 421" draw:points="0,421 427,251 227,201 180,0">
          <text:p/>
        </draw:polygon>
        <draw:line draw:style-name="gr7" draw:text-style-name="P3" draw:layer="layout" svg:x1="12.441cm" svg:y1="101.325cm" svg:x2="11.888cm" svg:y2="99.536cm">
          <text:p/>
        </draw:line>
        <draw:polygon draw:style-name="gr8" draw:text-style-name="P7" draw:layer="layout" svg:width="0.337cm" svg:height="0.455cm" svg:x="11.761cm" svg:y="99.268cm" svg:viewBox="0 0 338 456" draw:points="44,0 0,456 137,304 338,353">
          <text:p/>
        </draw:polygon>
        <draw:line draw:style-name="gr7" draw:text-style-name="P3" draw:layer="layout" svg:x1="13.133cm" svg:y1="102.03cm" svg:x2="14.899cm" svg:y2="102.624cm">
          <text:p/>
        </draw:line>
        <draw:polygon draw:style-name="gr8" draw:text-style-name="P7" draw:layer="layout" svg:width="0.457cm" svg:height="0.335cm" svg:x="14.708cm" svg:y="102.411cm" svg:viewBox="0 0 458 336" draw:points="458,304 112,0 157,201 0,336">
          <text:p/>
        </draw:polygon>
        <draw:line draw:style-name="gr7" draw:text-style-name="P3" draw:layer="layout" svg:x1="12.075cm" svg:y1="102.369cm" svg:x2="11.001cm" svg:y2="103.417cm">
          <text:p/>
        </draw:line>
        <draw:polygon draw:style-name="gr8" draw:text-style-name="P7" draw:layer="layout" svg:width="0.426cm" svg:height="0.423cm" svg:x="10.799cm" svg:y="103.191cm" svg:viewBox="0 0 427 424" draw:points="0,424 427,255 228,201 181,0">
          <text:p/>
        </draw:polygon>
        <draw:line draw:style-name="gr7" draw:text-style-name="P3" draw:layer="layout" svg:x1="9.742cm" svg:y1="104.123cm" svg:x2="7.821cm" svg:y2="104.101cm">
          <text:p/>
        </draw:line>
        <draw:polygon draw:style-name="gr8" draw:text-style-name="P7" draw:layer="layout" svg:width="0.425cm" svg:height="0.353cm" svg:x="7.539cm" svg:y="103.924cm" svg:viewBox="0 0 426 354" draw:points="0,174 422,354 317,178 426,0">
          <text:p/>
        </draw:polygon>
        <draw:line draw:style-name="gr7" draw:text-style-name="P3" draw:layer="layout" svg:x1="10.265cm" svg:y1="104.658cm" svg:x2="10.24cm" svg:y2="106.578cm">
          <text:p/>
        </draw:line>
        <draw:polygon draw:style-name="gr8" draw:text-style-name="P7" draw:layer="layout" svg:width="0.353cm" svg:height="0.423cm" svg:x="10.065cm" svg:y="106.436cm" svg:viewBox="0 0 354 424" draw:points="171,424 354,4 175,106 0,0">
          <text:p/>
        </draw:polygon>
        <draw:custom-shape draw:style-name="gr9" draw:text-style-name="P8" draw:layer="layout" svg:width="91.284cm" svg:height="134.112cm" svg:x="135.763cm" svg:y="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08.419cm" svg:height="76.892cm" draw:transform="skewX (-5.71970832685658E-017) rotate (-0.565661210571362) translate (56.125cm -8.238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8.796cm" svg:height="37.465cm" svg:x="-1.27cm" svg:y="115.5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27.178cm" svg:height="25.273cm" svg:x="8.001cm" svg:y="60.83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0.066cm" svg:height="16.51cm" svg:x="19.685cm" svg:y="91.94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27.047cm" fo:page-height="156.73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8-15T17:35:45.862521389</dc:date>
    <meta:editing-duration>PT13M50S</meta:editing-duration>
    <meta:editing-cycles>1</meta:editing-cycles>
    <meta:document-statistic meta:object-count="2190"/>
    <meta:generator>LibreOffice/5.2.7.2$Linux_X86_64 LibreOffice_project/20m0$Build-2</meta:generator>
  </office:meta>
</office:document-meta>
</file>